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4.206875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01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1</text:p>
          </table:table-cell>
          <table:table-cell table:number-columns-repeated="4" table:style-name="ce1"/>
          <table:table-cell table:style-name="ce3"/>
          <table:table-cell table:number-columns-repeated="16378" table:style-name="ce1"/>
        </table:table-row>
        <table:table-row table:style-name="ro2">
          <table:table-cell office:value-type="string" table:style-name="ce2">
            <text:p><text:s/>T_start</text:p>
          </table:table-cell>
          <table:table-cell office:value-type="string" table:style-name="ce4">
            <text:p><text:s/>T_end</text:p>
          </table:table-cell>
          <table:table-cell office:value-type="string" table:style-name="ce2">
            <text:p>T_elapsed (ms)</text:p>
          </table:table-cell>
          <table:table-cell office:value-type="string" table:style-name="ce2">
            <text:p>Voltage (W)</text:p>
          </table:table-cell>
          <table:table-cell office:value-type="string" table:style-name="ce5">
            <text:p>Current (mA)</text:p>
          </table:table-cell>
          <table:table-cell office:value-type="string" table:style-name="ce6">
            <text:p>Consumed energy (J=Ws)</text:p>
          </table:table-cell>
          <table:table-cell table:number-columns-repeated="2" table:style-name="ce2"/>
          <table:table-cell office:value-type="string" table:style-name="ce2">
            <text:p>Consumed energy without SO (J=Ws)</text:p>
          </table:table-cell>
          <table:table-cell office:value-type="string" table:style-name="ce2">
            <text:p>Base power consumption by SO (Ws)</text:p>
          </table:table-cell>
          <table:table-cell table:number-columns-repeated="16374" table:style-name="ce2"/>
        </table:table-row>
        <table:table-row table:style-name="ro1">
          <table:table-cell office:value-type="time" office:time-value="PT19H27M0S" table:style-name="ce7">
            <text:p>19:27:00</text:p>
          </table:table-cell>
          <table:table-cell office:value-type="time" office:time-value="PT19H27M1S" table:style-name="ce7">
            <text:p>19:27:01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61.13" table:style-name="ce1">
            <text:p>561,13</text:p>
          </table:table-cell>
          <table:table-cell office:value-type="float" office:value="3.1183789715999994" table:formula="of:=[.C3]/1000 * [.D3]*[.E3]/1000" table:style-name="ce3">
            <text:p>3,118378972</text:p>
          </table:table-cell>
          <table:table-cell table:number-columns-repeated="2" table:style-name="ce1"/>
          <table:table-cell office:value-type="float" office:value="0.380757525576084" table:formula="of:=[.F3]-([.$J$3]*[.C3]/1000)" table:style-name="ce1">
            <text:p>0,380757526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1">
          <table:table-cell office:value-type="time" office:time-value="PT19H27M1S" table:style-name="ce7">
            <text:p>19:27:01</text:p>
          </table:table-cell>
          <table:table-cell office:value-type="time" office:time-value="PT19H27M2S" table:style-name="ce7">
            <text:p>19:27:02</text:p>
          </table:table-cell>
          <table:table-cell office:value-type="float" office:value="1077" table:style-name="ce1">
            <text:p>1077</text:p>
          </table:table-cell>
          <table:table-cell office:value-type="float" office:value="5.17" table:style-name="ce1">
            <text:p>5,17</text:p>
          </table:table-cell>
          <table:table-cell office:value-type="float" office:value="549.87" table:style-name="ce1">
            <text:p>549,87</text:p>
          </table:table-cell>
          <table:table-cell office:value-type="float" office:value="3.0617256482999999" table:formula="of:=[.C4]/1000 * [.D4]*[.E4]/1000" table:style-name="ce3">
            <text:p>3,061725648</text:p>
          </table:table-cell>
          <table:table-cell table:number-columns-repeated="2" table:style-name="ce1"/>
          <table:table-cell office:value-type="float" office:value="0.3241042022760845" table:formula="of:=[.F4]-([.$J$3]*[.C4]/1000)" table:style-name="ce1">
            <text:p>0,324104202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2S" table:style-name="ce7">
            <text:p>19:27:02</text:p>
          </table:table-cell>
          <table:table-cell office:value-type="time" office:time-value="PT19H27M3S" table:style-name="ce7">
            <text:p>19:27:03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60.36" table:style-name="ce1">
            <text:p>560,36</text:p>
          </table:table-cell>
          <table:table-cell office:value-type="float" office:value="3.1169912928000003" table:formula="of:=[.C5]/1000 * [.D5]*[.E5]/1000" table:style-name="ce3">
            <text:p>3,116991293</text:p>
          </table:table-cell>
          <table:table-cell table:number-columns-repeated="2" table:style-name="ce1"/>
          <table:table-cell office:value-type="float" office:value="0.3768279512830266" table:formula="of:=[.F5]-([.$J$3]*[.C5]/1000)" table:style-name="ce1">
            <text:p>0,376827951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3S" table:style-name="ce7">
            <text:p>19:27:03</text:p>
          </table:table-cell>
          <table:table-cell office:value-type="time" office:time-value="PT19H27M4S" table:style-name="ce7">
            <text:p>19:27:04</text:p>
          </table:table-cell>
          <table:table-cell office:value-type="float" office:value="1083" table:style-name="ce1">
            <text:p>1083</text:p>
          </table:table-cell>
          <table:table-cell office:value-type="float" office:value="5.16" table:style-name="ce1">
            <text:p>5,16</text:p>
          </table:table-cell>
          <table:table-cell office:value-type="float" office:value="578.97" table:style-name="ce1">
            <text:p>578,97</text:p>
          </table:table-cell>
          <table:table-cell office:value-type="float" office:value="3.2354464716000004" table:formula="of:=[.C6]/1000 * [.D6]*[.E6]/1000" table:style-name="ce3">
            <text:p>3,235446472</text:p>
          </table:table-cell>
          <table:table-cell table:number-columns-repeated="2" table:style-name="ce1"/>
          <table:table-cell office:value-type="float" office:value="0.48257365261773488" table:formula="of:=[.F6]-([.$J$3]*[.C6]/1000)" table:style-name="ce1">
            <text:p>0,48257365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4S" table:style-name="ce7">
            <text:p>19:27:04</text:p>
          </table:table-cell>
          <table:table-cell office:value-type="time" office:time-value="PT19H27M5S" table:style-name="ce7">
            <text:p>19:27:05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6.47" table:style-name="ce1">
            <text:p>556,47</text:p>
          </table:table-cell>
          <table:table-cell office:value-type="float" office:value="3.0809963196000001" table:formula="of:=[.C7]/1000 * [.D7]*[.E7]/1000" table:style-name="ce3">
            <text:p>3,08099632</text:p>
          </table:table-cell>
          <table:table-cell table:number-columns-repeated="2" table:style-name="ce1"/>
          <table:table-cell office:value-type="float" office:value="0.35354245554831865" table:formula="of:=[.F7]-([.$J$3]*[.C7]/1000)" table:style-name="ce1">
            <text:p>0,35354245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5S" table:style-name="ce7">
            <text:p>19:27:05</text:p>
          </table:table-cell>
          <table:table-cell office:value-type="time" office:time-value="PT19H27M6S" table:style-name="ce7">
            <text:p>19:27:06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64.32000000000005" table:style-name="ce1">
            <text:p>564,32</text:p>
          </table:table-cell>
          <table:table-cell office:value-type="float" office:value="3.1334319456000004" table:formula="of:=[.C8]/1000 * [.D8]*[.E8]/1000" table:style-name="ce3">
            <text:p>3,133431946</text:p>
          </table:table-cell>
          <table:table-cell table:number-columns-repeated="2" table:style-name="ce1"/>
          <table:table-cell office:value-type="float" office:value="0.40343618605526066" table:formula="of:=[.F8]-([.$J$3]*[.C8]/1000)" table:style-name="ce1">
            <text:p>0,403436186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6S" table:style-name="ce7">
            <text:p>19:27:06</text:p>
          </table:table-cell>
          <table:table-cell office:value-type="time" office:time-value="PT19H27M7S" table:style-name="ce7">
            <text:p>19:27:07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65.47" table:style-name="ce1">
            <text:p>565,47</text:p>
          </table:table-cell>
          <table:table-cell office:value-type="float" office:value="3.1512512160000004" table:formula="of:=[.C9]/1000 * [.D9]*[.E9]/1000" table:style-name="ce3">
            <text:p>3,151251216</text:p>
          </table:table-cell>
          <table:table-cell table:number-columns-repeated="2" table:style-name="ce1"/>
          <table:table-cell office:value-type="float" office:value="0.40600408349691008" table:formula="of:=[.F9]-([.$J$3]*[.C9]/1000)" table:style-name="ce1">
            <text:p>0,406004083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7S" table:style-name="ce7">
            <text:p>19:27:07</text:p>
          </table:table-cell>
          <table:table-cell office:value-type="time" office:time-value="PT19H27M9S" table:style-name="ce7">
            <text:p>19:27:09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47.77" table:style-name="ce1">
            <text:p>547,77</text:p>
          </table:table-cell>
          <table:table-cell office:value-type="float" office:value="3.0415367465999998" table:formula="of:=[.C10]/1000 * [.D10]*[.E10]/1000" table:style-name="ce3">
            <text:p>3,041536747</text:p>
          </table:table-cell>
          <table:table-cell table:number-columns-repeated="2" table:style-name="ce1"/>
          <table:table-cell office:value-type="float" office:value="0.31154098705526012" table:formula="of:=[.F10]-([.$J$3]*[.C10]/1000)" table:style-name="ce1">
            <text:p>0,311540987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9S" table:style-name="ce7">
            <text:p>19:27:09</text:p>
          </table:table-cell>
          <table:table-cell office:value-type="time" office:time-value="PT19H27M10S" table:style-name="ce7">
            <text:p>19:27:10</text:p>
          </table:table-cell>
          <table:table-cell office:value-type="float" office:value="1056" table:style-name="ce1">
            <text:p>1056</text:p>
          </table:table-cell>
          <table:table-cell office:value-type="float" office:value="5.15" table:style-name="ce1">
            <text:p>5,15</text:p>
          </table:table-cell>
          <table:table-cell office:value-type="float" office:value="582.54999999999995" table:style-name="ce1">
            <text:p>582,55</text:p>
          </table:table-cell>
          <table:table-cell office:value-type="float" office:value="3.1681399200000002" table:formula="of:=[.C11]/1000 * [.D11]*[.E11]/1000" table:style-name="ce3">
            <text:p>3,16813992</text:p>
          </table:table-cell>
          <table:table-cell table:number-columns-repeated="2" table:style-name="ce1"/>
          <table:table-cell office:value-type="float" office:value="0.48389827933031171" table:formula="of:=[.F11]-([.$J$3]*[.C11]/1000)" table:style-name="ce1">
            <text:p>0,48389827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10S" table:style-name="ce7">
            <text:p>19:27:10</text:p>
          </table:table-cell>
          <table:table-cell office:value-type="time" office:time-value="PT19H27M11S" table:style-name="ce7">
            <text:p>19:27:11</text:p>
          </table:table-cell>
          <table:table-cell office:value-type="float" office:value="1082" table:style-name="ce1">
            <text:p>1082</text:p>
          </table:table-cell>
          <table:table-cell office:value-type="float" office:value="5.16" table:style-name="ce1">
            <text:p>5,16</text:p>
          </table:table-cell>
          <table:table-cell office:value-type="float" office:value="566.52" table:style-name="ce1">
            <text:p>566,52</text:p>
          </table:table-cell>
          <table:table-cell office:value-type="float" office:value="3.1629491424000005" table:formula="of:=[.C12]/1000 * [.D12]*[.E12]/1000" table:style-name="ce3">
            <text:p>3,162949142</text:p>
          </table:table-cell>
          <table:table-cell table:number-columns-repeated="2" table:style-name="ce1"/>
          <table:table-cell office:value-type="float" office:value="0.4126182189107932" table:formula="of:=[.F12]-([.$J$3]*[.C12]/1000)" table:style-name="ce1">
            <text:p>0,41261821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11S" table:style-name="ce7">
            <text:p>19:27:11</text:p>
          </table:table-cell>
          <table:table-cell office:value-type="time" office:time-value="PT19H27M12S" table:style-name="ce7">
            <text:p>19:27:12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74.20000000000005" table:style-name="ce1">
            <text:p>574,2</text:p>
          </table:table-cell>
          <table:table-cell office:value-type="float" office:value="3.1791616560000002" table:formula="of:=[.C13]/1000 * [.D13]*[.E13]/1000" table:style-name="ce3">
            <text:p>3,179161656</text:p>
          </table:table-cell>
          <table:table-cell table:number-columns-repeated="2" table:style-name="ce1"/>
          <table:table-cell office:value-type="float" office:value="0.45170779194831878" table:formula="of:=[.F13]-([.$J$3]*[.C13]/1000)" table:style-name="ce1">
            <text:p>0,451707792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12S" table:style-name="ce7">
            <text:p>19:27:12</text:p>
          </table:table-cell>
          <table:table-cell office:value-type="time" office:time-value="PT19H27M13S" table:style-name="ce7">
            <text:p>19:27:1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6.30999999999995" table:style-name="ce1">
            <text:p>546,31</text:p>
          </table:table-cell>
          <table:table-cell office:value-type="float" office:value="3.0191057315999994" table:formula="of:=[.C14]/1000 * [.D14]*[.E14]/1000" table:style-name="ce3">
            <text:p>3,019105732</text:p>
          </table:table-cell>
          <table:table-cell table:number-columns-repeated="2" table:style-name="ce1"/>
          <table:table-cell office:value-type="float" office:value="0.29673565853443495" table:formula="of:=[.F14]-([.$J$3]*[.C14]/1000)" table:style-name="ce1">
            <text:p>0,29673565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13S" table:style-name="ce7">
            <text:p>19:27:13</text:p>
          </table:table-cell>
          <table:table-cell office:value-type="time" office:time-value="PT19H27M14S" table:style-name="ce7">
            <text:p>19:27:14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3.14" table:style-name="ce1">
            <text:p>553,14</text:p>
          </table:table-cell>
          <table:table-cell office:value-type="float" office:value="3.0739759847999997" table:formula="of:=[.C15]/1000 * [.D15]*[.E15]/1000" table:style-name="ce3">
            <text:p>3,073975985</text:p>
          </table:table-cell>
          <table:table-cell table:number-columns-repeated="2" table:style-name="ce1"/>
          <table:table-cell office:value-type="float" office:value="0.33635453877608423" table:formula="of:=[.F15]-([.$J$3]*[.C15]/1000)" table:style-name="ce1">
            <text:p>0,336354539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14S" table:style-name="ce7">
            <text:p>19:27:14</text:p>
          </table:table-cell>
          <table:table-cell office:value-type="time" office:time-value="PT19H27M15S" table:style-name="ce7">
            <text:p>19:27:1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61.29" table:style-name="ce1">
            <text:p>561,29</text:p>
          </table:table-cell>
          <table:table-cell office:value-type="float" office:value="3.1079020202999996" table:formula="of:=[.C16]/1000 * [.D16]*[.E16]/1000" table:style-name="ce3">
            <text:p>3,10790202</text:p>
          </table:table-cell>
          <table:table-cell table:number-columns-repeated="2" table:style-name="ce1"/>
          <table:table-cell office:value-type="float" office:value="0.38553194723443518" table:formula="of:=[.F16]-([.$J$3]*[.C16]/1000)" table:style-name="ce1">
            <text:p>0,385531947</text:p>
          </table:table-cell>
          <table:table-cell table:number-columns-repeated="16375" table:style-name="ce1"/>
        </table:table-row>
        <table:table-row table:style-name="ro1">
          <table:table-cell office:value-type="time" office:time-value="PT19H27M15S" table:style-name="ce7">
            <text:p>19:27:15</text:p>
          </table:table-cell>
          <table:table-cell office:value-type="time" office:time-value="PT19H27M16S" table:style-name="ce7">
            <text:p>19:27:1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7.6" table:style-name="ce1">
            <text:p>557,6</text:p>
          </table:table-cell>
          <table:table-cell office:value-type="float" office:value="3.0786211200000002" table:formula="of:=[.C17]/1000 * [.D17]*[.E17]/1000" table:style-name="ce3">
            <text:p>3,07862112</text:p>
          </table:table-cell>
          <table:table-cell table:number-columns-repeated="2" table:style-name="ce1"/>
          <table:table-cell office:value-type="float" office:value="0.35879294242749404" table:formula="of:=[.F17]-([.$J$3]*[.C17]/1000)" table:style-name="ce1">
            <text:p>0,358792942</text:p>
          </table:table-cell>
          <table:table-cell table:number-columns-repeated="16375"/>
        </table:table-row>
        <table:table-row table:style-name="ro1">
          <table:table-cell office:value-type="time" office:time-value="PT19H27M16S" table:style-name="ce7">
            <text:p>19:27:16</text:p>
          </table:table-cell>
          <table:table-cell office:value-type="time" office:time-value="PT19H27M17S" table:style-name="ce7">
            <text:p>19:27:1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4.21" table:style-name="ce1">
            <text:p>554,21</text:p>
          </table:table-cell>
          <table:table-cell office:value-type="float" office:value="3.0656236992000006" table:formula="of:=[.C18]/1000 * [.D18]*[.E18]/1000" table:style-name="ce3">
            <text:p>3,065623699</text:p>
          </table:table-cell>
          <table:table-cell table:number-columns-repeated="2" table:style-name="ce1"/>
          <table:table-cell office:value-type="float" office:value="0.34071173064137783" table:formula="of:=[.F18]-([.$J$3]*[.C18]/1000)" table:style-name="ce1">
            <text:p>0,340711731</text:p>
          </table:table-cell>
          <table:table-cell table:number-columns-repeated="16375"/>
        </table:table-row>
        <table:table-row table:style-name="ro1">
          <table:table-cell office:value-type="time" office:time-value="PT19H27M17S" table:style-name="ce7">
            <text:p>19:27:17</text:p>
          </table:table-cell>
          <table:table-cell office:value-type="time" office:time-value="PT19H27M18S" table:style-name="ce7">
            <text:p>19:27:18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38.66" table:style-name="ce1">
            <text:p>538,66</text:p>
          </table:table-cell>
          <table:table-cell office:value-type="float" office:value="2.9768290775999993" table:formula="of:=[.C19]/1000 * [.D19]*[.E19]/1000" table:style-name="ce3">
            <text:p>2,976829078</text:p>
          </table:table-cell>
          <table:table-cell table:number-columns-repeated="2" table:style-name="ce1"/>
          <table:table-cell office:value-type="float" office:value="0.25445900453443482" table:formula="of:=[.F19]-([.$J$3]*[.C19]/1000)" table:style-name="ce1">
            <text:p>0,254459005</text:p>
          </table:table-cell>
          <table:table-cell table:number-columns-repeated="16375"/>
        </table:table-row>
        <table:table-row table:style-name="ro1">
          <table:table-cell office:value-type="time" office:time-value="PT19H27M18S" table:style-name="ce7">
            <text:p>19:27:18</text:p>
          </table:table-cell>
          <table:table-cell office:value-type="time" office:time-value="PT19H27M20S" table:style-name="ce7">
            <text:p>19:27:2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0.4" table:style-name="ce1">
            <text:p>560,4</text:p>
          </table:table-cell>
          <table:table-cell office:value-type="float" office:value="3.105647136" table:formula="of:=[.C20]/1000 * [.D20]*[.E20]/1000" table:style-name="ce3">
            <text:p>3,105647136</text:p>
          </table:table-cell>
          <table:table-cell table:number-columns-repeated="2" table:style-name="ce1"/>
          <table:table-cell office:value-type="float" office:value="0.37565137645526026" table:formula="of:=[.F20]-([.$J$3]*[.C20]/1000)" table:style-name="ce1">
            <text:p>0,375651376</text:p>
          </table:table-cell>
          <table:table-cell table:number-columns-repeated="16375"/>
        </table:table-row>
        <table:table-row table:style-name="ro1">
          <table:table-cell office:value-type="time" office:time-value="PT19H27M20S" table:style-name="ce7">
            <text:p>19:27:20</text:p>
          </table:table-cell>
          <table:table-cell office:value-type="time" office:time-value="PT19H27M21S" table:style-name="ce7">
            <text:p>19:27:21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72.82000000000005" table:style-name="ce1">
            <text:p>572,82</text:p>
          </table:table-cell>
          <table:table-cell office:value-type="float" office:value="3.1744767888000007" table:formula="of:=[.C21]/1000 * [.D21]*[.E21]/1000" table:style-name="ce3">
            <text:p>3,174476789</text:p>
          </table:table-cell>
          <table:table-cell table:number-columns-repeated="2" table:style-name="ce1"/>
          <table:table-cell office:value-type="float" office:value="0.44448102925526101" table:formula="of:=[.F21]-([.$J$3]*[.C21]/1000)" table:style-name="ce1">
            <text:p>0,444481029</text:p>
          </table:table-cell>
          <table:table-cell table:number-columns-repeated="16375"/>
        </table:table-row>
        <table:table-row table:style-name="ro1">
          <table:table-cell office:value-type="time" office:time-value="PT19H27M21S" table:style-name="ce7">
            <text:p>19:27:21</text:p>
          </table:table-cell>
          <table:table-cell office:value-type="time" office:time-value="PT19H27M22S" table:style-name="ce7">
            <text:p>19:27:22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9.48" table:style-name="ce1">
            <text:p>569,48</text:p>
          </table:table-cell>
          <table:table-cell office:value-type="float" office:value="3.1500900096000004" table:formula="of:=[.C22]/1000 * [.D22]*[.E22]/1000" table:style-name="ce3">
            <text:p>3,15009001</text:p>
          </table:table-cell>
          <table:table-cell table:number-columns-repeated="2" table:style-name="ce1"/>
          <table:table-cell office:value-type="float" office:value="0.42517804104137769" table:formula="of:=[.F22]-([.$J$3]*[.C22]/1000)" table:style-name="ce1">
            <text:p>0,425178041</text:p>
          </table:table-cell>
          <table:table-cell table:number-columns-repeated="16375"/>
        </table:table-row>
        <table:table-row table:style-name="ro1">
          <table:table-cell office:value-type="time" office:time-value="PT19H27M22S" table:style-name="ce7">
            <text:p>19:27:22</text:p>
          </table:table-cell>
          <table:table-cell office:value-type="time" office:time-value="PT19H27M23S" table:style-name="ce7">
            <text:p>19:27:23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73.20000000000005" table:style-name="ce1">
            <text:p>573,2</text:p>
          </table:table-cell>
          <table:table-cell office:value-type="float" office:value="3.1765826880000003" table:formula="of:=[.C23]/1000 * [.D23]*[.E23]/1000" table:style-name="ce3">
            <text:p>3,176582688</text:p>
          </table:table-cell>
          <table:table-cell table:number-columns-repeated="2" table:style-name="ce1"/>
          <table:table-cell office:value-type="float" office:value="0.4465869284552606" table:formula="of:=[.F23]-([.$J$3]*[.C23]/1000)" table:style-name="ce1">
            <text:p>0,446586928</text:p>
          </table:table-cell>
          <table:table-cell table:number-columns-repeated="16375"/>
        </table:table-row>
        <table:table-row table:style-name="ro1">
          <table:table-cell office:value-type="time" office:time-value="PT19H27M23S" table:style-name="ce7">
            <text:p>19:27:23</text:p>
          </table:table-cell>
          <table:table-cell office:value-type="time" office:time-value="PT19H27M24S" table:style-name="ce7">
            <text:p>19:27:24</text:p>
          </table:table-cell>
          <table:table-cell office:value-type="float" office:value="1080" table:style-name="ce1">
            <text:p>1080</text:p>
          </table:table-cell>
          <table:table-cell office:value-type="float" office:value="5.17" table:style-name="ce1">
            <text:p>5,17</text:p>
          </table:table-cell>
          <table:table-cell office:value-type="float" office:value="538.45000000000005" table:style-name="ce1">
            <text:p>538,45</text:p>
          </table:table-cell>
          <table:table-cell office:value-type="float" office:value="3.0064894200000003" table:formula="of:=[.C24]/1000 * [.D24]*[.E24]/1000" table:style-name="ce3">
            <text:p>3,00648942</text:p>
          </table:table-cell>
          <table:table-cell table:number-columns-repeated="2" table:style-name="ce1"/>
          <table:table-cell office:value-type="float" office:value="0.26124228749691003" table:formula="of:=[.F24]-([.$J$3]*[.C24]/1000)" table:style-name="ce1">
            <text:p>0,261242287</text:p>
          </table:table-cell>
          <table:table-cell table:number-columns-repeated="16375"/>
        </table:table-row>
        <table:table-row table:style-name="ro1">
          <table:table-cell office:value-type="time" office:time-value="PT19H27M24S" table:style-name="ce7">
            <text:p>19:27:24</text:p>
          </table:table-cell>
          <table:table-cell office:value-type="time" office:time-value="PT19H27M25S" table:style-name="ce7">
            <text:p>19:27:25</text:p>
          </table:table-cell>
          <table:table-cell office:value-type="float" office:value="1078" table:style-name="ce1">
            <text:p>1078</text:p>
          </table:table-cell>
          <table:table-cell office:value-type="float" office:value="5.17" table:style-name="ce1">
            <text:p>5,17</text:p>
          </table:table-cell>
          <table:table-cell office:value-type="float" office:value="552.29" table:style-name="ce1">
            <text:p>552,29</text:p>
          </table:table-cell>
          <table:table-cell office:value-type="float" office:value="3.0780557653999998" table:formula="of:=[.C25]/1000 * [.D25]*[.E25]/1000" table:style-name="ce3">
            <text:p>3,078055765</text:p>
          </table:table-cell>
          <table:table-cell table:number-columns-repeated="2" table:style-name="ce1"/>
          <table:table-cell office:value-type="float" office:value="0.33789242388302609" table:formula="of:=[.F25]-([.$J$3]*[.C25]/1000)" table:style-name="ce1">
            <text:p>0,337892424</text:p>
          </table:table-cell>
          <table:table-cell table:number-columns-repeated="16375"/>
        </table:table-row>
        <table:table-row table:style-name="ro1">
          <table:table-cell office:value-type="time" office:time-value="PT19H27M25S" table:style-name="ce7">
            <text:p>19:27:25</text:p>
          </table:table-cell>
          <table:table-cell office:value-type="time" office:time-value="PT19H27M26S" table:style-name="ce7">
            <text:p>19:27:26</text:p>
          </table:table-cell>
          <table:table-cell office:value-type="float" office:value="1073" table:style-name="ce1">
            <text:p>1073</text:p>
          </table:table-cell>
          <table:table-cell office:value-type="float" office:value="5.15" table:style-name="ce1">
            <text:p>5,15</text:p>
          </table:table-cell>
          <table:table-cell office:value-type="float" office:value="566.38" table:style-name="ce1">
            <text:p>566,38</text:p>
          </table:table-cell>
          <table:table-cell office:value-type="float" office:value="3.1297875610000001" table:formula="of:=[.C26]/1000 * [.D26]*[.E26]/1000" table:style-name="ce3">
            <text:p>3,129787561</text:p>
          </table:table-cell>
          <table:table-cell table:number-columns-repeated="2" table:style-name="ce1"/>
          <table:table-cell office:value-type="float" office:value="0.40233369694831866" table:formula="of:=[.F26]-([.$J$3]*[.C26]/1000)" table:style-name="ce1">
            <text:p>0,402333697</text:p>
          </table:table-cell>
          <table:table-cell table:number-columns-repeated="16375"/>
        </table:table-row>
        <table:table-row table:style-name="ro1">
          <table:table-cell office:value-type="time" office:time-value="PT19H27M26S" table:style-name="ce7">
            <text:p>19:27:26</text:p>
          </table:table-cell>
          <table:table-cell office:value-type="time" office:time-value="PT19H27M27S" table:style-name="ce7">
            <text:p>19:27:27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65.20000000000005" table:style-name="ce1">
            <text:p>565,2</text:p>
          </table:table-cell>
          <table:table-cell office:value-type="float" office:value="3.1322479680000006" table:formula="of:=[.C27]/1000 * [.D27]*[.E27]/1000" table:style-name="ce3">
            <text:p>3,132247968</text:p>
          </table:table-cell>
          <table:table-cell table:number-columns-repeated="2" table:style-name="ce1"/>
          <table:table-cell office:value-type="float" office:value="0.40225220845526088" table:formula="of:=[.F27]-([.$J$3]*[.C27]/1000)" table:style-name="ce1">
            <text:p>0,402252208</text:p>
          </table:table-cell>
          <table:table-cell table:number-columns-repeated="16375"/>
        </table:table-row>
        <table:table-row table:style-name="ro1">
          <table:table-cell office:value-type="time" office:time-value="PT19H27M27S" table:style-name="ce7">
            <text:p>19:27:27</text:p>
          </table:table-cell>
          <table:table-cell office:value-type="time" office:time-value="PT19H27M28S" table:style-name="ce7">
            <text:p>19:27:28</text:p>
          </table:table-cell>
          <table:table-cell office:value-type="float" office:value="1084" table:style-name="ce1">
            <text:p>1084</text:p>
          </table:table-cell>
          <table:table-cell office:value-type="float" office:value="5.16" table:style-name="ce1">
            <text:p>5,16</text:p>
          </table:table-cell>
          <table:table-cell office:value-type="float" office:value="572.58000000000004" table:style-name="ce1">
            <text:p>572,58</text:p>
          </table:table-cell>
          <table:table-cell office:value-type="float" office:value="3.2026918752000002" table:formula="of:=[.C28]/1000 * [.D28]*[.E28]/1000" table:style-name="ce3">
            <text:p>3,202691875</text:p>
          </table:table-cell>
          <table:table-cell table:number-columns-repeated="2" table:style-name="ce1"/>
          <table:table-cell office:value-type="float" office:value="0.44727716072467594" table:formula="of:=[.F28]-([.$J$3]*[.C28]/1000)" table:style-name="ce1">
            <text:p>0,447277161</text:p>
          </table:table-cell>
          <table:table-cell table:number-columns-repeated="16375"/>
        </table:table-row>
        <table:table-row table:style-name="ro1">
          <table:table-cell office:value-type="time" office:time-value="PT19H27M28S" table:style-name="ce7">
            <text:p>19:27:28</text:p>
          </table:table-cell>
          <table:table-cell office:value-type="time" office:time-value="PT19H27M29S" table:style-name="ce7">
            <text:p>19:27:29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37.76" table:style-name="ce1">
            <text:p>537,76</text:p>
          </table:table-cell>
          <table:table-cell office:value-type="float" office:value="2.9774050368" table:formula="of:=[.C29]/1000 * [.D29]*[.E29]/1000" table:style-name="ce3">
            <text:p>2,977405037</text:p>
          </table:table-cell>
          <table:table-cell table:number-columns-repeated="2" table:style-name="ce1"/>
          <table:table-cell office:value-type="float" office:value="0.24995117274831857" table:formula="of:=[.F29]-([.$J$3]*[.C29]/1000)" table:style-name="ce1">
            <text:p>0,249951173</text:p>
          </table:table-cell>
          <table:table-cell table:number-columns-repeated="16375"/>
        </table:table-row>
        <table:table-row table:style-name="ro1">
          <table:table-cell office:value-type="time" office:time-value="PT19H27M29S" table:style-name="ce7">
            <text:p>19:27:29</text:p>
          </table:table-cell>
          <table:table-cell office:value-type="time" office:time-value="PT19H27M31S" table:style-name="ce7">
            <text:p>19:27:3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6.86" table:style-name="ce1">
            <text:p>546,86</text:p>
          </table:table-cell>
          <table:table-cell office:value-type="float" office:value="3.0249670272000002" table:formula="of:=[.C30]/1000 * [.D30]*[.E30]/1000" table:style-name="ce3">
            <text:p>3,024967027</text:p>
          </table:table-cell>
          <table:table-cell table:number-columns-repeated="2" table:style-name="ce1"/>
          <table:table-cell office:value-type="float" office:value="0.30005505864137749" table:formula="of:=[.F30]-([.$J$3]*[.C30]/1000)" table:style-name="ce1">
            <text:p>0,300055059</text:p>
          </table:table-cell>
          <table:table-cell table:number-columns-repeated="16375"/>
        </table:table-row>
        <table:table-row table:style-name="ro1">
          <table:table-cell office:value-type="time" office:time-value="PT19H27M31S" table:style-name="ce7">
            <text:p>19:27:31</text:p>
          </table:table-cell>
          <table:table-cell office:value-type="time" office:time-value="PT19H27M32S" table:style-name="ce7">
            <text:p>19:27:32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74.70000000000005" table:style-name="ce1">
            <text:p>574,7</text:p>
          </table:table-cell>
          <table:table-cell office:value-type="float" office:value="3.2026881600000006" table:formula="of:=[.C31]/1000 * [.D31]*[.E31]/1000" table:style-name="ce3">
            <text:p>3,20268816</text:p>
          </table:table-cell>
          <table:table-cell table:number-columns-repeated="2" table:style-name="ce1"/>
          <table:table-cell office:value-type="float" office:value="0.45744102749691029" table:formula="of:=[.F31]-([.$J$3]*[.C31]/1000)" table:style-name="ce1">
            <text:p>0,457441027</text:p>
          </table:table-cell>
          <table:table-cell table:number-columns-repeated="16375"/>
        </table:table-row>
        <table:table-row table:style-name="ro1">
          <table:table-cell office:value-type="time" office:time-value="PT19H27M32S" table:style-name="ce7">
            <text:p>19:27:32</text:p>
          </table:table-cell>
          <table:table-cell office:value-type="time" office:time-value="PT19H27M33S" table:style-name="ce7">
            <text:p>19:27:33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85.38" table:style-name="ce1">
            <text:p>585,38</text:p>
          </table:table-cell>
          <table:table-cell office:value-type="float" office:value="3.24710286" table:formula="of:=[.C32]/1000 * [.D32]*[.E32]/1000" table:style-name="ce3">
            <text:p>3,24710286</text:p>
          </table:table-cell>
          <table:table-cell table:number-columns-repeated="2" table:style-name="ce1"/>
          <table:table-cell office:value-type="float" office:value="0.51456520496220159" table:formula="of:=[.F32]-([.$J$3]*[.C32]/1000)" table:style-name="ce1">
            <text:p>0,514565205</text:p>
          </table:table-cell>
          <table:table-cell table:number-columns-repeated="16375"/>
        </table:table-row>
        <table:table-row table:style-name="ro1">
          <table:table-cell office:value-type="time" office:time-value="PT19H27M33S" table:style-name="ce7">
            <text:p>19:27:33</text:p>
          </table:table-cell>
          <table:table-cell office:value-type="time" office:time-value="PT19H27M34S" table:style-name="ce7">
            <text:p>19:27:34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83.29999999999995" table:style-name="ce1">
            <text:p>583,3</text:p>
          </table:table-cell>
          <table:table-cell office:value-type="float" office:value="3.2445945840000006" table:formula="of:=[.C33]/1000 * [.D33]*[.E33]/1000" table:style-name="ce3">
            <text:p>3,244594584</text:p>
          </table:table-cell>
          <table:table-cell table:number-columns-repeated="2" table:style-name="ce1"/>
          <table:table-cell office:value-type="float" office:value="0.50443124248302684" table:formula="of:=[.F33]-([.$J$3]*[.C33]/1000)" table:style-name="ce1">
            <text:p>0,504431242</text:p>
          </table:table-cell>
          <table:table-cell table:number-columns-repeated="16375"/>
        </table:table-row>
        <table:table-row table:style-name="ro1">
          <table:table-cell office:value-type="time" office:time-value="PT19H27M34S" table:style-name="ce7">
            <text:p>19:27:34</text:p>
          </table:table-cell>
          <table:table-cell office:value-type="time" office:time-value="PT19H27M35S" table:style-name="ce7">
            <text:p>19:27:35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69.5" table:style-name="ce1">
            <text:p>569,5</text:p>
          </table:table-cell>
          <table:table-cell office:value-type="float" office:value="3.1737096000000005" table:formula="of:=[.C34]/1000 * [.D34]*[.E34]/1000" table:style-name="ce3">
            <text:p>3,1737096</text:p>
          </table:table-cell>
          <table:table-cell table:number-columns-repeated="2" table:style-name="ce1"/>
          <table:table-cell office:value-type="float" office:value="0.42846246749691019" table:formula="of:=[.F34]-([.$J$3]*[.C34]/1000)" table:style-name="ce1">
            <text:p>0,428462467</text:p>
          </table:table-cell>
          <table:table-cell table:number-columns-repeated="16375"/>
        </table:table-row>
        <table:table-row table:style-name="ro1">
          <table:table-cell office:value-type="time" office:time-value="PT19H27M35S" table:style-name="ce7">
            <text:p>19:27:35</text:p>
          </table:table-cell>
          <table:table-cell office:value-type="time" office:time-value="PT19H27M36S" table:style-name="ce7">
            <text:p>19:27:36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42.58000000000004" table:style-name="ce1">
            <text:p>542,58</text:p>
          </table:table-cell>
          <table:table-cell office:value-type="float" office:value="3.0155239950000001" table:formula="of:=[.C35]/1000 * [.D35]*[.E35]/1000" table:style-name="ce3">
            <text:p>3,015523995</text:p>
          </table:table-cell>
          <table:table-cell table:number-columns-repeated="2" table:style-name="ce1"/>
          <table:table-cell office:value-type="float" office:value="0.28298633996220168" table:formula="of:=[.F35]-([.$J$3]*[.C35]/1000)" table:style-name="ce1">
            <text:p>0,28298634</text:p>
          </table:table-cell>
          <table:table-cell table:number-columns-repeated="16375"/>
        </table:table-row>
        <table:table-row table:style-name="ro1">
          <table:table-cell office:value-type="time" office:time-value="PT19H27M36S" table:style-name="ce7">
            <text:p>19:27:36</text:p>
          </table:table-cell>
          <table:table-cell office:value-type="time" office:time-value="PT19H27M37S" table:style-name="ce7">
            <text:p>19:27:37</text:p>
          </table:table-cell>
          <table:table-cell office:value-type="float" office:value="1084" table:style-name="ce1">
            <text:p>1084</text:p>
          </table:table-cell>
          <table:table-cell office:value-type="float" office:value="5.17" table:style-name="ce1">
            <text:p>5,17</text:p>
          </table:table-cell>
          <table:table-cell office:value-type="float" office:value="549.46" table:style-name="ce1">
            <text:p>549,46</text:p>
          </table:table-cell>
          <table:table-cell office:value-type="float" office:value="3.0793276888000003" table:formula="of:=[.C36]/1000 * [.D36]*[.E36]/1000" table:style-name="ce3">
            <text:p>3,079327689</text:p>
          </table:table-cell>
          <table:table-cell table:number-columns-repeated="2" table:style-name="ce1"/>
          <table:table-cell office:value-type="float" office:value="0.32391297432467603" table:formula="of:=[.F36]-([.$J$3]*[.C36]/1000)" table:style-name="ce1">
            <text:p>0,323912974</text:p>
          </table:table-cell>
          <table:table-cell table:number-columns-repeated="16375"/>
        </table:table-row>
        <table:table-row table:style-name="ro1">
          <table:table-cell office:value-type="time" office:time-value="PT19H27M37S" table:style-name="ce7">
            <text:p>19:27:37</text:p>
          </table:table-cell>
          <table:table-cell office:value-type="time" office:time-value="PT19H27M38S" table:style-name="ce7">
            <text:p>19:27:3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0.67999999999995" table:style-name="ce1">
            <text:p>550,68</text:p>
          </table:table-cell>
          <table:table-cell office:value-type="float" office:value="3.0375729071999999" table:formula="of:=[.C37]/1000 * [.D37]*[.E37]/1000" table:style-name="ce3">
            <text:p>3,037572907</text:p>
          </table:table-cell>
          <table:table-cell table:number-columns-repeated="2" table:style-name="ce1"/>
          <table:table-cell office:value-type="float" office:value="0.3202866251205525" table:formula="of:=[.F37]-([.$J$3]*[.C37]/1000)" table:style-name="ce1">
            <text:p>0,320286625</text:p>
          </table:table-cell>
          <table:table-cell table:number-columns-repeated="16375"/>
        </table:table-row>
        <table:table-row table:style-name="ro1">
          <table:table-cell office:value-type="time" office:time-value="PT19H27M38S" table:style-name="ce7">
            <text:p>19:27:38</text:p>
          </table:table-cell>
          <table:table-cell office:value-type="time" office:time-value="PT19H27M39S" table:style-name="ce7">
            <text:p>19:27:39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7.49" table:style-name="ce1">
            <text:p>557,49</text:p>
          </table:table-cell>
          <table:table-cell office:value-type="float" office:value="3.0866437331999999" table:formula="of:=[.C38]/1000 * [.D38]*[.E38]/1000" table:style-name="ce3">
            <text:p>3,086643733</text:p>
          </table:table-cell>
          <table:table-cell table:number-columns-repeated="2" table:style-name="ce1"/>
          <table:table-cell office:value-type="float" office:value="0.35918986914831841" table:formula="of:=[.F38]-([.$J$3]*[.C38]/1000)" table:style-name="ce1">
            <text:p>0,359189869</text:p>
          </table:table-cell>
          <table:table-cell table:number-columns-repeated="16375"/>
        </table:table-row>
        <table:table-row table:style-name="ro1">
          <table:table-cell office:value-type="time" office:time-value="PT19H27M39S" table:style-name="ce7">
            <text:p>19:27:39</text:p>
          </table:table-cell>
          <table:table-cell office:value-type="time" office:time-value="PT19H27M40S" table:style-name="ce7">
            <text:p>19:27:4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7.55999999999995" table:style-name="ce1">
            <text:p>537,56</text:p>
          </table:table-cell>
          <table:table-cell office:value-type="float" office:value="2.9652024624000002" table:formula="of:=[.C39]/1000 * [.D39]*[.E39]/1000" table:style-name="ce3">
            <text:p>2,965202462</text:p>
          </table:table-cell>
          <table:table-cell table:number-columns-repeated="2" table:style-name="ce1"/>
          <table:table-cell office:value-type="float" office:value="0.24791618032055274" table:formula="of:=[.F39]-([.$J$3]*[.C39]/1000)" table:style-name="ce1">
            <text:p>0,24791618</text:p>
          </table:table-cell>
          <table:table-cell table:number-columns-repeated="16375"/>
        </table:table-row>
        <table:table-row table:style-name="ro1">
          <table:table-cell office:value-type="time" office:time-value="PT19H27M41S" table:style-name="ce7">
            <text:p>19:27:41</text:p>
          </table:table-cell>
          <table:table-cell office:value-type="time" office:time-value="PT19H27M42S" table:style-name="ce7">
            <text:p>19:27:42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47.29999999999995" table:style-name="ce1">
            <text:p>547,3</text:p>
          </table:table-cell>
          <table:table-cell office:value-type="float" office:value="3.0358730999999999" table:formula="of:=[.C40]/1000 * [.D40]*[.E40]/1000" table:style-name="ce3">
            <text:p>3,0358731</text:p>
          </table:table-cell>
          <table:table-cell table:number-columns-repeated="2" table:style-name="ce1"/>
          <table:table-cell office:value-type="float" office:value="0.30333544496220144" table:formula="of:=[.F40]-([.$J$3]*[.C40]/1000)" table:style-name="ce1">
            <text:p>0,303335445</text:p>
          </table:table-cell>
          <table:table-cell table:number-columns-repeated="16375"/>
        </table:table-row>
        <table:table-row table:style-name="ro1">
          <table:table-cell office:value-type="time" office:time-value="PT19H27M42S" table:style-name="ce7">
            <text:p>19:27:42</text:p>
          </table:table-cell>
          <table:table-cell office:value-type="time" office:time-value="PT19H27M43S" table:style-name="ce7">
            <text:p>19:27:43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2.02" table:style-name="ce1">
            <text:p>552,02</text:p>
          </table:table-cell>
          <table:table-cell office:value-type="float" office:value="3.0535096704000004" table:formula="of:=[.C41]/1000 * [.D41]*[.E41]/1000" table:style-name="ce3">
            <text:p>3,05350967</text:p>
          </table:table-cell>
          <table:table-cell table:number-columns-repeated="2" table:style-name="ce1"/>
          <table:table-cell office:value-type="float" office:value="0.32859770184137771" table:formula="of:=[.F41]-([.$J$3]*[.C41]/1000)" table:style-name="ce1">
            <text:p>0,328597702</text:p>
          </table:table-cell>
          <table:table-cell table:number-columns-repeated="16375"/>
        </table:table-row>
        <table:table-row table:style-name="ro1">
          <table:table-cell office:value-type="time" office:time-value="PT19H27M43S" table:style-name="ce7">
            <text:p>19:27:43</text:p>
          </table:table-cell>
          <table:table-cell office:value-type="time" office:time-value="PT19H27M44S" table:style-name="ce7">
            <text:p>19:27:44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72.92999999999995" table:style-name="ce1">
            <text:p>572,93</text:p>
          </table:table-cell>
          <table:table-cell office:value-type="float" office:value="3.1809990288000001" table:formula="of:=[.C42]/1000 * [.D42]*[.E42]/1000" table:style-name="ce3">
            <text:p>3,180999029</text:p>
          </table:table-cell>
          <table:table-cell table:number-columns-repeated="2" table:style-name="ce1"/>
          <table:table-cell office:value-type="float" office:value="0.44591947826914335" table:formula="of:=[.F42]-([.$J$3]*[.C42]/1000)" table:style-name="ce1">
            <text:p>0,445919478</text:p>
          </table:table-cell>
          <table:table-cell table:number-columns-repeated="16375"/>
        </table:table-row>
        <table:table-row table:style-name="ro1">
          <table:table-cell office:value-type="time" office:time-value="PT19H27M44S" table:style-name="ce7">
            <text:p>19:27:44</text:p>
          </table:table-cell>
          <table:table-cell office:value-type="time" office:time-value="PT19H27M45S" table:style-name="ce7">
            <text:p>19:27:4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8.41999999999996" table:style-name="ce1">
            <text:p>558,42</text:p>
          </table:table-cell>
          <table:table-cell office:value-type="float" office:value="3.0802670567999999" table:formula="of:=[.C43]/1000 * [.D43]*[.E43]/1000" table:style-name="ce3">
            <text:p>3,080267057</text:p>
          </table:table-cell>
          <table:table-cell table:number-columns-repeated="2" table:style-name="ce1"/>
          <table:table-cell office:value-type="float" office:value="0.36298077472055246" table:formula="of:=[.F43]-([.$J$3]*[.C43]/1000)" table:style-name="ce1">
            <text:p>0,362980775</text:p>
          </table:table-cell>
          <table:table-cell table:number-columns-repeated="16375"/>
        </table:table-row>
        <table:table-row table:style-name="ro1">
          <table:table-cell office:value-type="time" office:time-value="PT19H27M45S" table:style-name="ce7">
            <text:p>19:27:45</text:p>
          </table:table-cell>
          <table:table-cell office:value-type="time" office:time-value="PT19H27M46S" table:style-name="ce7">
            <text:p>19:27:46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48.15" table:style-name="ce1">
            <text:p>548,15</text:p>
          </table:table-cell>
          <table:table-cell office:value-type="float" office:value="3.0405880499999998" table:formula="of:=[.C44]/1000 * [.D44]*[.E44]/1000" table:style-name="ce3">
            <text:p>3,04058805</text:p>
          </table:table-cell>
          <table:table-cell table:number-columns-repeated="2" table:style-name="ce1"/>
          <table:table-cell office:value-type="float" office:value="0.30805039496220132" table:formula="of:=[.F44]-([.$J$3]*[.C44]/1000)" table:style-name="ce1">
            <text:p>0,308050395</text:p>
          </table:table-cell>
          <table:table-cell table:number-columns-repeated="16375"/>
        </table:table-row>
        <table:table-row table:style-name="ro1">
          <table:table-cell office:value-type="time" office:time-value="PT19H27M46S" table:style-name="ce7">
            <text:p>19:27:46</text:p>
          </table:table-cell>
          <table:table-cell office:value-type="time" office:time-value="PT19H27M47S" table:style-name="ce7">
            <text:p>19:27:47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0.78" table:style-name="ce1">
            <text:p>540,78</text:p>
          </table:table-cell>
          <table:table-cell office:value-type="float" office:value="2.9915408819999998" table:formula="of:=[.C45]/1000 * [.D45]*[.E45]/1000" table:style-name="ce3">
            <text:p>2,991540882</text:p>
          </table:table-cell>
          <table:table-cell table:number-columns-repeated="2" table:style-name="ce1"/>
          <table:table-cell office:value-type="float" office:value="0.27171270442749362" table:formula="of:=[.F45]-([.$J$3]*[.C45]/1000)" table:style-name="ce1">
            <text:p>0,271712704</text:p>
          </table:table-cell>
          <table:table-cell table:number-columns-repeated="16375"/>
        </table:table-row>
        <table:table-row table:style-name="ro1">
          <table:table-cell office:value-type="time" office:time-value="PT19H27M47S" table:style-name="ce7">
            <text:p>19:27:47</text:p>
          </table:table-cell>
          <table:table-cell office:value-type="time" office:time-value="PT19H27M48S" table:style-name="ce7">
            <text:p>19:27:48</text:p>
          </table:table-cell>
          <table:table-cell office:value-type="float" office:value="1054" table:style-name="ce1">
            <text:p>1054</text:p>
          </table:table-cell>
          <table:table-cell office:value-type="float" office:value="5.15" table:style-name="ce1">
            <text:p>5,15</text:p>
          </table:table-cell>
          <table:table-cell office:value-type="float" office:value="580.25" table:style-name="ce1">
            <text:p>580,25</text:p>
          </table:table-cell>
          <table:table-cell office:value-type="float" office:value="3.1496550250000004" table:formula="of:=[.C46]/1000 * [.D46]*[.E46]/1000" table:style-name="ce3">
            <text:p>3,149655025</text:p>
          </table:table-cell>
          <table:table-cell table:number-columns-repeated="2" table:style-name="ce1"/>
          <table:table-cell office:value-type="float" office:value="0.47049717531642887" table:formula="of:=[.F46]-([.$J$3]*[.C46]/1000)" table:style-name="ce1">
            <text:p>0,470497175</text:p>
          </table:table-cell>
          <table:table-cell table:number-columns-repeated="16375"/>
        </table:table-row>
        <table:table-row table:style-name="ro1">
          <table:table-cell office:value-type="time" office:time-value="PT19H27M48S" table:style-name="ce7">
            <text:p>19:27:48</text:p>
          </table:table-cell>
          <table:table-cell office:value-type="time" office:time-value="PT19H27M49S" table:style-name="ce7">
            <text:p>19:27:49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5.58000000000004" table:style-name="ce1">
            <text:p>555,58</text:p>
          </table:table-cell>
          <table:table-cell office:value-type="float" office:value="3.0760686744000001" table:formula="of:=[.C47]/1000 * [.D47]*[.E47]/1000" table:style-name="ce3">
            <text:p>3,076068674</text:p>
          </table:table-cell>
          <table:table-cell table:number-columns-repeated="2" table:style-name="ce1"/>
          <table:table-cell office:value-type="float" office:value="0.34861481034831865" table:formula="of:=[.F47]-([.$J$3]*[.C47]/1000)" table:style-name="ce1">
            <text:p>0,34861481</text:p>
          </table:table-cell>
          <table:table-cell table:number-columns-repeated="16375"/>
        </table:table-row>
        <table:table-row table:style-name="ro1">
          <table:table-cell office:value-type="time" office:time-value="PT19H27M49S" table:style-name="ce7">
            <text:p>19:27:49</text:p>
          </table:table-cell>
          <table:table-cell office:value-type="time" office:time-value="PT19H27M50S" table:style-name="ce7">
            <text:p>19:27:50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9.14" table:style-name="ce1">
            <text:p>559,14</text:p>
          </table:table-cell>
          <table:table-cell office:value-type="float" office:value="3.0871237680000001" table:formula="of:=[.C48]/1000 * [.D48]*[.E48]/1000" table:style-name="ce3">
            <text:p>3,087123768</text:p>
          </table:table-cell>
          <table:table-cell table:number-columns-repeated="2" table:style-name="ce1"/>
          <table:table-cell office:value-type="float" office:value="0.36729559042749393" table:formula="of:=[.F48]-([.$J$3]*[.C48]/1000)" table:style-name="ce1">
            <text:p>0,36729559</text:p>
          </table:table-cell>
          <table:table-cell table:number-columns-repeated="16375"/>
        </table:table-row>
        <table:table-row table:style-name="ro1">
          <table:table-cell office:value-type="time" office:time-value="PT19H27M50S" table:style-name="ce7">
            <text:p>19:27:50</text:p>
          </table:table-cell>
          <table:table-cell office:value-type="time" office:time-value="PT19H27M51S" table:style-name="ce7">
            <text:p>19:27:5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3.20000000000005" table:style-name="ce1">
            <text:p>543,2</text:p>
          </table:table-cell>
          <table:table-cell office:value-type="float" office:value="3.002119736" table:formula="of:=[.C49]/1000 * [.D49]*[.E49]/1000" table:style-name="ce3">
            <text:p>3,002119736</text:p>
          </table:table-cell>
          <table:table-cell table:number-columns-repeated="2" table:style-name="ce1"/>
          <table:table-cell office:value-type="float" office:value="0.28483345392055259" table:formula="of:=[.F49]-([.$J$3]*[.C49]/1000)" table:style-name="ce1">
            <text:p>0,284833454</text:p>
          </table:table-cell>
          <table:table-cell table:number-columns-repeated="16375"/>
        </table:table-row>
        <table:table-row table:style-name="ro1">
          <table:table-cell office:value-type="time" office:time-value="PT19H27M51S" table:style-name="ce7">
            <text:p>19:27:51</text:p>
          </table:table-cell>
          <table:table-cell office:value-type="time" office:time-value="PT19H27M53S" table:style-name="ce7">
            <text:p>19:27:53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55.14" table:style-name="ce1">
            <text:p>555,14</text:p>
          </table:table-cell>
          <table:table-cell office:value-type="float" office:value="3.0822261024000004" table:formula="of:=[.C50]/1000 * [.D50]*[.E50]/1000" table:style-name="ce3">
            <text:p>3,082226102</text:p>
          </table:table-cell>
          <table:table-cell table:number-columns-repeated="2" table:style-name="ce1"/>
          <table:table-cell office:value-type="float" office:value="0.34714655186914367" table:formula="of:=[.F50]-([.$J$3]*[.C50]/1000)" table:style-name="ce1">
            <text:p>0,347146552</text:p>
          </table:table-cell>
          <table:table-cell table:number-columns-repeated="16375"/>
        </table:table-row>
        <table:table-row table:style-name="ro1">
          <table:table-cell office:value-type="time" office:time-value="PT19H27M53S" table:style-name="ce7">
            <text:p>19:27:53</text:p>
          </table:table-cell>
          <table:table-cell office:value-type="time" office:time-value="PT19H27M54S" table:style-name="ce7">
            <text:p>19:27:54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3.41" table:style-name="ce1">
            <text:p>563,41</text:p>
          </table:table-cell>
          <table:table-cell office:value-type="float" office:value="3.1194208787999997" table:formula="of:=[.C51]/1000 * [.D51]*[.E51]/1000" table:style-name="ce3">
            <text:p>3,119420879</text:p>
          </table:table-cell>
          <table:table-cell table:number-columns-repeated="2" table:style-name="ce1"/>
          <table:table-cell office:value-type="float" office:value="0.3919670147483183" table:formula="of:=[.F51]-([.$J$3]*[.C51]/1000)" table:style-name="ce1">
            <text:p>0,391967015</text:p>
          </table:table-cell>
          <table:table-cell table:number-columns-repeated="16375"/>
        </table:table-row>
        <table:table-row table:style-name="ro1">
          <table:table-cell office:value-type="time" office:time-value="PT19H27M54S" table:style-name="ce7">
            <text:p>19:27:54</text:p>
          </table:table-cell>
          <table:table-cell office:value-type="time" office:time-value="PT19H27M55S" table:style-name="ce7">
            <text:p>19:27:5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10.7" table:style-name="ce1">
            <text:p>510,7</text:p>
          </table:table-cell>
          <table:table-cell office:value-type="float" office:value="2.8117712040000002" table:formula="of:=[.C52]/1000 * [.D52]*[.E52]/1000" table:style-name="ce3">
            <text:p>2,811771204</text:p>
          </table:table-cell>
          <table:table-cell table:number-columns-repeated="2" table:style-name="ce1"/>
          <table:table-cell office:value-type="float" office:value="9.9568712906669354E-2" table:formula="of:=[.F52]-([.$J$3]*[.C52]/1000)" table:style-name="ce1">
            <text:p>0,099568713</text:p>
          </table:table-cell>
          <table:table-cell table:number-columns-repeated="16375"/>
        </table:table-row>
        <table:table-row table:style-name="ro1">
          <table:table-cell office:value-type="time" office:time-value="PT19H27M55S" table:style-name="ce7">
            <text:p>19:27:55</text:p>
          </table:table-cell>
          <table:table-cell office:value-type="time" office:time-value="PT19H27M56S" table:style-name="ce7">
            <text:p>19:27:5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4.17999999999995" table:style-name="ce1">
            <text:p>544,18</text:p>
          </table:table-cell>
          <table:table-cell office:value-type="float" office:value="2.9961027095999997" table:formula="of:=[.C53]/1000 * [.D53]*[.E53]/1000" table:style-name="ce3">
            <text:p>2,99610271</text:p>
          </table:table-cell>
          <table:table-cell table:number-columns-repeated="2" table:style-name="ce1"/>
          <table:table-cell office:value-type="float" office:value="0.2839002185066688" table:formula="of:=[.F53]-([.$J$3]*[.C53]/1000)" table:style-name="ce1">
            <text:p>0,283900219</text:p>
          </table:table-cell>
          <table:table-cell table:number-columns-repeated="16375"/>
        </table:table-row>
        <table:table-row table:style-name="ro1">
          <table:table-cell office:value-type="time" office:time-value="PT19H27M56S" table:style-name="ce7">
            <text:p>19:27:56</text:p>
          </table:table-cell>
          <table:table-cell office:value-type="time" office:time-value="PT19H27M57S" table:style-name="ce7">
            <text:p>19:27:5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2.71" table:style-name="ce1">
            <text:p>542,71</text:p>
          </table:table-cell>
          <table:table-cell office:value-type="float" office:value="2.9852089176000005" table:formula="of:=[.C54]/1000 * [.D54]*[.E54]/1000" table:style-name="ce3">
            <text:p>2,985208918</text:p>
          </table:table-cell>
          <table:table-cell table:number-columns-repeated="2" table:style-name="ce1"/>
          <table:table-cell office:value-type="float" office:value="0.2755483219997279" table:formula="of:=[.F54]-([.$J$3]*[.C54]/1000)" table:style-name="ce1">
            <text:p>0,275548322</text:p>
          </table:table-cell>
          <table:table-cell table:number-columns-repeated="16375"/>
        </table:table-row>
        <table:table-row table:style-name="ro1">
          <table:table-cell office:value-type="time" office:time-value="PT19H27M57S" table:style-name="ce7">
            <text:p>19:27:57</text:p>
          </table:table-cell>
          <table:table-cell office:value-type="time" office:time-value="PT19H27M58S" table:style-name="ce7">
            <text:p>19:27:5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0.82000000000005" table:style-name="ce1">
            <text:p>530,82</text:p>
          </table:table-cell>
          <table:table-cell office:value-type="float" office:value="2.9309544792" table:formula="of:=[.C55]/1000 * [.D55]*[.E55]/1000" table:style-name="ce3">
            <text:p>2,930954479</text:p>
          </table:table-cell>
          <table:table-cell table:number-columns-repeated="2" table:style-name="ce1"/>
          <table:table-cell office:value-type="float" office:value="0.21621009261361079" table:formula="of:=[.F55]-([.$J$3]*[.C55]/1000)" table:style-name="ce1">
            <text:p>0,216210093</text:p>
          </table:table-cell>
          <table:table-cell table:number-columns-repeated="16375"/>
        </table:table-row>
        <table:table-row table:style-name="ro1">
          <table:table-cell office:value-type="time" office:time-value="PT19H27M58S" table:style-name="ce7">
            <text:p>19:27:58</text:p>
          </table:table-cell>
          <table:table-cell office:value-type="time" office:time-value="PT19H27M59S" table:style-name="ce7">
            <text:p>19:27:59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6.88" table:style-name="ce1">
            <text:p>546,88</text:p>
          </table:table-cell>
          <table:table-cell office:value-type="float" office:value="3.0139759935999999" table:formula="of:=[.C56]/1000 * [.D56]*[.E56]/1000" table:style-name="ce3">
            <text:p>3,013975994</text:p>
          </table:table-cell>
          <table:table-cell table:number-columns-repeated="2" table:style-name="ce1"/>
          <table:table-cell office:value-type="float" office:value="0.30431539799972729" table:formula="of:=[.F56]-([.$J$3]*[.C56]/1000)" table:style-name="ce1">
            <text:p>0,304315398</text:p>
          </table:table-cell>
          <table:table-cell table:number-columns-repeated="16375"/>
        </table:table-row>
        <table:table-row table:style-name="ro1">
          <table:table-cell office:value-type="time" office:time-value="PT19H27M59S" table:style-name="ce7">
            <text:p>19:27:59</text:p>
          </table:table-cell>
          <table:table-cell office:value-type="time" office:time-value="PT19H28M0S" table:style-name="ce7">
            <text:p>19:28:00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79.87" table:style-name="ce1">
            <text:p>579,87</text:p>
          </table:table-cell>
          <table:table-cell office:value-type="float" office:value="3.2135467608000003" table:formula="of:=[.C57]/1000 * [.D57]*[.E57]/1000" table:style-name="ce3">
            <text:p>3,213546761</text:p>
          </table:table-cell>
          <table:table-cell table:number-columns-repeated="2" table:style-name="ce1"/>
          <table:table-cell office:value-type="float" office:value="0.48355100125526063" table:formula="of:=[.F57]-([.$J$3]*[.C57]/1000)" table:style-name="ce1">
            <text:p>0,483551001</text:p>
          </table:table-cell>
          <table:table-cell table:number-columns-repeated="16375"/>
        </table:table-row>
        <table:table-row table:style-name="ro1">
          <table:table-cell office:value-type="time" office:time-value="PT19H28M0S" table:style-name="ce7">
            <text:p>19:28:00</text:p>
          </table:table-cell>
          <table:table-cell office:value-type="time" office:time-value="PT19H28M1S" table:style-name="ce7">
            <text:p>19:28:0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1.03" table:style-name="ce1">
            <text:p>561,03</text:p>
          </table:table-cell>
          <table:table-cell office:value-type="float" office:value="3.0917690063999999" table:formula="of:=[.C58]/1000 * [.D58]*[.E58]/1000" table:style-name="ce3">
            <text:p>3,091769006</text:p>
          </table:table-cell>
          <table:table-cell table:number-columns-repeated="2" table:style-name="ce1"/>
          <table:table-cell office:value-type="float" office:value="0.37702461981361068" table:formula="of:=[.F58]-([.$J$3]*[.C58]/1000)" table:style-name="ce1">
            <text:p>0,37702462</text:p>
          </table:table-cell>
          <table:table-cell table:number-columns-repeated="16375"/>
        </table:table-row>
        <table:table-row table:style-name="ro1">
          <table:table-cell office:value-type="time" office:time-value="PT19H28M1S" table:style-name="ce7">
            <text:p>19:28:01</text:p>
          </table:table-cell>
          <table:table-cell office:value-type="time" office:time-value="PT19H28M2S" table:style-name="ce7">
            <text:p>19:28:0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0.97" table:style-name="ce1">
            <text:p>540,97</text:p>
          </table:table-cell>
          <table:table-cell office:value-type="float" office:value="2.9842014983" table:formula="of:=[.C59]/1000 * [.D59]*[.E59]/1000" table:style-name="ce3">
            <text:p>2,984201498</text:p>
          </table:table-cell>
          <table:table-cell table:number-columns-repeated="2" table:style-name="ce1"/>
          <table:table-cell office:value-type="float" office:value="0.27199900720666914" table:formula="of:=[.F59]-([.$J$3]*[.C59]/1000)" table:style-name="ce1">
            <text:p>0,271999007</text:p>
          </table:table-cell>
          <table:table-cell table:number-columns-repeated="16375"/>
        </table:table-row>
        <table:table-row table:style-name="ro1">
          <table:table-cell office:value-type="time" office:time-value="PT19H28M2S" table:style-name="ce7">
            <text:p>19:28:02</text:p>
          </table:table-cell>
          <table:table-cell office:value-type="time" office:time-value="PT19H28M4S" table:style-name="ce7">
            <text:p>19:28:0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1.16999999999996" table:style-name="ce1">
            <text:p>541,17</text:p>
          </table:table-cell>
          <table:table-cell office:value-type="float" office:value="2.9881026251999998" table:formula="of:=[.C60]/1000 * [.D60]*[.E60]/1000" table:style-name="ce3">
            <text:p>2,988102625</text:p>
          </table:table-cell>
          <table:table-cell table:number-columns-repeated="2" table:style-name="ce1"/>
          <table:table-cell office:value-type="float" office:value="0.27335823861361064" table:formula="of:=[.F60]-([.$J$3]*[.C60]/1000)" table:style-name="ce1">
            <text:p>0,273358239</text:p>
          </table:table-cell>
          <table:table-cell table:number-columns-repeated="16375"/>
        </table:table-row>
        <table:table-row table:style-name="ro1">
          <table:table-cell office:value-type="time" office:time-value="PT19H28M4S" table:style-name="ce7">
            <text:p>19:28:04</text:p>
          </table:table-cell>
          <table:table-cell office:value-type="time" office:time-value="PT19H28M5S" table:style-name="ce7">
            <text:p>19:28:0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1.72" table:style-name="ce1">
            <text:p>561,72</text:p>
          </table:table-cell>
          <table:table-cell office:value-type="float" office:value="3.0926730384000001" table:formula="of:=[.C61]/1000 * [.D61]*[.E61]/1000" table:style-name="ce3">
            <text:p>3,092673038</text:p>
          </table:table-cell>
          <table:table-cell table:number-columns-repeated="2" table:style-name="ce1"/>
          <table:table-cell office:value-type="float" office:value="0.38047054730666918" table:formula="of:=[.F61]-([.$J$3]*[.C61]/1000)" table:style-name="ce1">
            <text:p>0,380470547</text:p>
          </table:table-cell>
          <table:table-cell table:number-columns-repeated="16375"/>
        </table:table-row>
        <table:table-row table:style-name="ro1">
          <table:table-cell office:value-type="time" office:time-value="PT19H28M5S" table:style-name="ce7">
            <text:p>19:28:05</text:p>
          </table:table-cell>
          <table:table-cell office:value-type="time" office:time-value="PT19H28M6S" table:style-name="ce7">
            <text:p>19:28:06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1.94000000000005" table:style-name="ce1">
            <text:p>561,94</text:p>
          </table:table-cell>
          <table:table-cell office:value-type="float" office:value="3.1083823488000006" table:formula="of:=[.C62]/1000 * [.D62]*[.E62]/1000" table:style-name="ce3">
            <text:p>3,108382349</text:p>
          </table:table-cell>
          <table:table-cell table:number-columns-repeated="2" table:style-name="ce1"/>
          <table:table-cell office:value-type="float" office:value="0.38347038024137792" table:formula="of:=[.F62]-([.$J$3]*[.C62]/1000)" table:style-name="ce1">
            <text:p>0,38347038</text:p>
          </table:table-cell>
          <table:table-cell table:number-columns-repeated="16375"/>
        </table:table-row>
        <table:table-row table:style-name="ro1">
          <table:table-cell office:value-type="time" office:time-value="PT19H28M6S" table:style-name="ce7">
            <text:p>19:28:06</text:p>
          </table:table-cell>
          <table:table-cell office:value-type="time" office:time-value="PT19H28M7S" table:style-name="ce7">
            <text:p>19:28:07</text:p>
          </table:table-cell>
          <table:table-cell office:value-type="float" office:value="1078" table:style-name="ce1">
            <text:p>1078</text:p>
          </table:table-cell>
          <table:table-cell office:value-type="float" office:value="5.16" table:style-name="ce1">
            <text:p>5,16</text:p>
          </table:table-cell>
          <table:table-cell office:value-type="float" office:value="565.12" table:style-name="ce1">
            <text:p>565,12</text:p>
          </table:table-cell>
          <table:table-cell office:value-type="float" office:value="3.1434686976000004" table:formula="of:=[.C63]/1000 * [.D63]*[.E63]/1000" table:style-name="ce3">
            <text:p>3,143468698</text:p>
          </table:table-cell>
          <table:table-cell table:number-columns-repeated="2" table:style-name="ce1"/>
          <table:table-cell office:value-type="float" office:value="0.40330535608302664" table:formula="of:=[.F63]-([.$J$3]*[.C63]/1000)" table:style-name="ce1">
            <text:p>0,403305356</text:p>
          </table:table-cell>
          <table:table-cell table:number-columns-repeated="16375"/>
        </table:table-row>
        <table:table-row table:style-name="ro1">
          <table:table-cell office:value-type="time" office:time-value="PT19H28M7S" table:style-name="ce7">
            <text:p>19:28:07</text:p>
          </table:table-cell>
          <table:table-cell office:value-type="time" office:time-value="PT19H28M8S" table:style-name="ce7">
            <text:p>19:28:0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4.34" table:style-name="ce1">
            <text:p>534,34</text:p>
          </table:table-cell>
          <table:table-cell office:value-type="float" office:value="2.9391692304000001" table:formula="of:=[.C64]/1000 * [.D64]*[.E64]/1000" table:style-name="ce3">
            <text:p>2,93916923</text:p>
          </table:table-cell>
          <table:table-cell table:number-columns-repeated="2" table:style-name="ce1"/>
          <table:table-cell office:value-type="float" office:value="0.2295086347997275" table:formula="of:=[.F64]-([.$J$3]*[.C64]/1000)" table:style-name="ce1">
            <text:p>0,229508635</text:p>
          </table:table-cell>
          <table:table-cell table:number-columns-repeated="16375"/>
        </table:table-row>
        <table:table-row table:style-name="ro1">
          <table:table-cell office:value-type="time" office:time-value="PT19H28M8S" table:style-name="ce7">
            <text:p>19:28:08</text:p>
          </table:table-cell>
          <table:table-cell office:value-type="time" office:time-value="PT19H28M9S" table:style-name="ce7">
            <text:p>19:28:09</text:p>
          </table:table-cell>
          <table:table-cell office:value-type="float" office:value="1068" table:style-name="ce1">
            <text:p>1068</text:p>
          </table:table-cell>
          <table:table-cell office:value-type="float" office:value="5.15" table:style-name="ce1">
            <text:p>5,15</text:p>
          </table:table-cell>
          <table:table-cell office:value-type="float" office:value="570.30999999999995" table:style-name="ce1">
            <text:p>570,31</text:p>
          </table:table-cell>
          <table:table-cell office:value-type="float" office:value="3.1368190619999998" table:formula="of:=[.C65]/1000 * [.D65]*[.E65]/1000" table:style-name="ce3">
            <text:p>3,136819062</text:p>
          </table:table-cell>
          <table:table-cell table:number-columns-repeated="2" table:style-name="ce1"/>
          <table:table-cell office:value-type="float" office:value="0.42207467541361066" table:formula="of:=[.F65]-([.$J$3]*[.C65]/1000)" table:style-name="ce1">
            <text:p>0,422074675</text:p>
          </table:table-cell>
          <table:table-cell table:number-columns-repeated="16375"/>
        </table:table-row>
        <table:table-row table:style-name="ro1">
          <table:table-cell office:value-type="time" office:time-value="PT19H28M9S" table:style-name="ce7">
            <text:p>19:28:09</text:p>
          </table:table-cell>
          <table:table-cell office:value-type="time" office:time-value="PT19H28M10S" table:style-name="ce7">
            <text:p>19:28:10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1.94000000000005" table:style-name="ce1">
            <text:p>541,94</text:p>
          </table:table-cell>
          <table:table-cell office:value-type="float" office:value="2.9921591280000008" table:formula="of:=[.C66]/1000 * [.D66]*[.E66]/1000" table:style-name="ce3">
            <text:p>2,992159128</text:p>
          </table:table-cell>
          <table:table-cell table:number-columns-repeated="2" table:style-name="ce1"/>
          <table:table-cell office:value-type="float" office:value="0.27233095042749467" table:formula="of:=[.F66]-([.$J$3]*[.C66]/1000)" table:style-name="ce1">
            <text:p>0,27233095</text:p>
          </table:table-cell>
          <table:table-cell table:number-columns-repeated="16375"/>
        </table:table-row>
        <table:table-row table:style-name="ro1">
          <table:table-cell office:value-type="time" office:time-value="PT19H28M10S" table:style-name="ce7">
            <text:p>19:28:10</text:p>
          </table:table-cell>
          <table:table-cell office:value-type="time" office:time-value="PT19H28M11S" table:style-name="ce7">
            <text:p>19:28:1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4.44000000000005" table:style-name="ce1">
            <text:p>534,44</text:p>
          </table:table-cell>
          <table:table-cell office:value-type="float" office:value="2.9369615760000003" table:formula="of:=[.C67]/1000 * [.D67]*[.E67]/1000" table:style-name="ce3">
            <text:p>2,936961576</text:p>
          </table:table-cell>
          <table:table-cell table:number-columns-repeated="2" table:style-name="ce1"/>
          <table:table-cell office:value-type="float" office:value="0.2298428758927864" table:formula="of:=[.F67]-([.$J$3]*[.C67]/1000)" table:style-name="ce1">
            <text:p>0,229842876</text:p>
          </table:table-cell>
          <table:table-cell table:number-columns-repeated="16375"/>
        </table:table-row>
        <table:table-row table:style-name="ro1">
          <table:table-cell office:value-type="time" office:time-value="PT19H28M11S" table:style-name="ce7">
            <text:p>19:28:11</text:p>
          </table:table-cell>
          <table:table-cell office:value-type="time" office:time-value="PT19H28M12S" table:style-name="ce7">
            <text:p>19:28:12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6.62" table:style-name="ce1">
            <text:p>566,62</text:p>
          </table:table-cell>
          <table:table-cell office:value-type="float" office:value="3.1342698624000005" table:formula="of:=[.C68]/1000 * [.D68]*[.E68]/1000" table:style-name="ce3">
            <text:p>3,134269862</text:p>
          </table:table-cell>
          <table:table-cell table:number-columns-repeated="2" table:style-name="ce1"/>
          <table:table-cell office:value-type="float" office:value="0.40935789384137777" table:formula="of:=[.F68]-([.$J$3]*[.C68]/1000)" table:style-name="ce1">
            <text:p>0,409357894</text:p>
          </table:table-cell>
          <table:table-cell table:number-columns-repeated="16375"/>
        </table:table-row>
        <table:table-row table:style-name="ro1">
          <table:table-cell office:value-type="time" office:time-value="PT19H28M12S" table:style-name="ce7">
            <text:p>19:28:12</text:p>
          </table:table-cell>
          <table:table-cell office:value-type="time" office:time-value="PT19H28M13S" table:style-name="ce7">
            <text:p>19:28:1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44.96" table:style-name="ce1">
            <text:p>544,96</text:p>
          </table:table-cell>
          <table:table-cell office:value-type="float" office:value="3.0088331520000002" table:formula="of:=[.C69]/1000 * [.D69]*[.E69]/1000" table:style-name="ce3">
            <text:p>3,008833152</text:p>
          </table:table-cell>
          <table:table-cell table:number-columns-repeated="2" table:style-name="ce1"/>
          <table:table-cell office:value-type="float" office:value="0.28900497442749407" table:formula="of:=[.F69]-([.$J$3]*[.C69]/1000)" table:style-name="ce1">
            <text:p>0,289004974</text:p>
          </table:table-cell>
          <table:table-cell table:number-columns-repeated="16375"/>
        </table:table-row>
        <table:table-row table:style-name="ro1">
          <table:table-cell office:value-type="time" office:time-value="PT19H28M13S" table:style-name="ce7">
            <text:p>19:28:13</text:p>
          </table:table-cell>
          <table:table-cell office:value-type="time" office:time-value="PT19H28M14S" table:style-name="ce7">
            <text:p>19:28:14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7.08000000000004" table:style-name="ce1">
            <text:p>567,08</text:p>
          </table:table-cell>
          <table:table-cell office:value-type="float" office:value="3.1368143616000008" table:formula="of:=[.C70]/1000 * [.D70]*[.E70]/1000" table:style-name="ce3">
            <text:p>3,136814362</text:p>
          </table:table-cell>
          <table:table-cell table:number-columns-repeated="2" table:style-name="ce1"/>
          <table:table-cell office:value-type="float" office:value="0.4119023930413781" table:formula="of:=[.F70]-([.$J$3]*[.C70]/1000)" table:style-name="ce1">
            <text:p>0,411902393</text:p>
          </table:table-cell>
          <table:table-cell table:number-columns-repeated="16375"/>
        </table:table-row>
        <table:table-row table:style-name="ro1">
          <table:table-cell office:value-type="time" office:time-value="PT19H28M14S" table:style-name="ce7">
            <text:p>19:28:14</text:p>
          </table:table-cell>
          <table:table-cell office:value-type="time" office:time-value="PT19H28M16S" table:style-name="ce7">
            <text:p>19:28:16</text:p>
          </table:table-cell>
          <table:table-cell office:value-type="float" office:value="1086" table:style-name="ce1">
            <text:p>1086</text:p>
          </table:table-cell>
          <table:table-cell office:value-type="float" office:value="5.16" table:style-name="ce1">
            <text:p>5,16</text:p>
          </table:table-cell>
          <table:table-cell office:value-type="float" office:value="552.05999999999995" table:style-name="ce1">
            <text:p>552,06</text:p>
          </table:table-cell>
          <table:table-cell office:value-type="float" office:value="3.0936117455999996" table:formula="of:=[.C71]/1000 * [.D71]*[.E71]/1000" table:style-name="ce3">
            <text:p>3,093611746</text:p>
          </table:table-cell>
          <table:table-cell table:number-columns-repeated="2" table:style-name="ce1"/>
          <table:table-cell office:value-type="float" office:value="0.33311324013855881" table:formula="of:=[.F71]-([.$J$3]*[.C71]/1000)" table:style-name="ce1">
            <text:p>0,33311324</text:p>
          </table:table-cell>
          <table:table-cell table:number-columns-repeated="16375"/>
        </table:table-row>
        <table:table-row table:style-name="ro1">
          <table:table-cell office:value-type="time" office:time-value="PT19H28M16S" table:style-name="ce7">
            <text:p>19:28:16</text:p>
          </table:table-cell>
          <table:table-cell office:value-type="time" office:time-value="PT19H28M17S" table:style-name="ce7">
            <text:p>19:28:1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7.76" table:style-name="ce1">
            <text:p>557,76</text:p>
          </table:table-cell>
          <table:table-cell office:value-type="float" office:value="3.0710544479999995" table:formula="of:=[.C72]/1000 * [.D72]*[.E72]/1000" table:style-name="ce3">
            <text:p>3,071054448</text:p>
          </table:table-cell>
          <table:table-cell table:number-columns-repeated="2" table:style-name="ce1"/>
          <table:table-cell office:value-type="float" office:value="0.3639357478927856" table:formula="of:=[.F72]-([.$J$3]*[.C72]/1000)" table:style-name="ce1">
            <text:p>0,363935748</text:p>
          </table:table-cell>
          <table:table-cell table:number-columns-repeated="16375"/>
        </table:table-row>
        <table:table-row table:style-name="ro1">
          <table:table-cell office:value-type="time" office:time-value="PT19H28M17S" table:style-name="ce7">
            <text:p>19:28:17</text:p>
          </table:table-cell>
          <table:table-cell office:value-type="time" office:time-value="PT19H28M18S" table:style-name="ce7">
            <text:p>19:28:18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77.12" table:style-name="ce1">
            <text:p>577,12</text:p>
          </table:table-cell>
          <table:table-cell office:value-type="float" office:value="3.1834170047999999" table:formula="of:=[.C73]/1000 * [.D73]*[.E73]/1000" table:style-name="ce3">
            <text:p>3,183417005</text:p>
          </table:table-cell>
          <table:table-cell table:number-columns-repeated="2" table:style-name="ce1"/>
          <table:table-cell office:value-type="float" office:value="0.46613072272055245" table:formula="of:=[.F73]-([.$J$3]*[.C73]/1000)" table:style-name="ce1">
            <text:p>0,466130723</text:p>
          </table:table-cell>
          <table:table-cell table:number-columns-repeated="16375"/>
        </table:table-row>
        <table:table-row table:style-name="ro1">
          <table:table-cell office:value-type="time" office:time-value="PT19H28M18S" table:style-name="ce7">
            <text:p>19:28:18</text:p>
          </table:table-cell>
          <table:table-cell office:value-type="time" office:time-value="PT19H28M19S" table:style-name="ce7">
            <text:p>19:28:1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1.72" table:style-name="ce1">
            <text:p>571,72</text:p>
          </table:table-cell>
          <table:table-cell office:value-type="float" office:value="3.1624806144000002" table:formula="of:=[.C74]/1000 * [.D74]*[.E74]/1000" table:style-name="ce3">
            <text:p>3,162480614</text:p>
          </table:table-cell>
          <table:table-cell table:number-columns-repeated="2" table:style-name="ce1"/>
          <table:table-cell office:value-type="float" office:value="0.43756864584137745" table:formula="of:=[.F74]-([.$J$3]*[.C74]/1000)" table:style-name="ce1">
            <text:p>0,437568646</text:p>
          </table:table-cell>
          <table:table-cell table:number-columns-repeated="16375"/>
        </table:table-row>
        <table:table-row table:style-name="ro1">
          <table:table-cell office:value-type="time" office:time-value="PT19H28M19S" table:style-name="ce7">
            <text:p>19:28:19</text:p>
          </table:table-cell>
          <table:table-cell office:value-type="time" office:time-value="PT19H28M20S" table:style-name="ce7">
            <text:p>19:28:20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7.48" table:style-name="ce1">
            <text:p>537,48</text:p>
          </table:table-cell>
          <table:table-cell office:value-type="float" office:value="2.9621705255999999" table:formula="of:=[.C75]/1000 * [.D75]*[.E75]/1000" table:style-name="ce3">
            <text:p>2,962170526</text:p>
          </table:table-cell>
          <table:table-cell table:number-columns-repeated="2" table:style-name="ce1"/>
          <table:table-cell office:value-type="float" office:value="0.25250992999972732" table:formula="of:=[.F75]-([.$J$3]*[.C75]/1000)" table:style-name="ce1">
            <text:p>0,25250993</text:p>
          </table:table-cell>
          <table:table-cell table:number-columns-repeated="16375"/>
        </table:table-row>
        <table:table-row table:style-name="ro1">
          <table:table-cell office:value-type="time" office:time-value="PT19H28M20S" table:style-name="ce7">
            <text:p>19:28:20</text:p>
          </table:table-cell>
          <table:table-cell office:value-type="time" office:time-value="PT19H28M21S" table:style-name="ce7">
            <text:p>19:28:2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9.23" table:style-name="ce1">
            <text:p>559,23</text:p>
          </table:table-cell>
          <table:table-cell office:value-type="float" office:value="3.0876206760000007" table:formula="of:=[.C76]/1000 * [.D76]*[.E76]/1000" table:style-name="ce3">
            <text:p>3,087620676</text:p>
          </table:table-cell>
          <table:table-cell table:number-columns-repeated="2" table:style-name="ce1"/>
          <table:table-cell office:value-type="float" office:value="0.36779249842749451" table:formula="of:=[.F76]-([.$J$3]*[.C76]/1000)" table:style-name="ce1">
            <text:p>0,367792498</text:p>
          </table:table-cell>
          <table:table-cell table:number-columns-repeated="16375"/>
        </table:table-row>
        <table:table-row table:style-name="ro1">
          <table:table-cell office:value-type="time" office:time-value="PT19H28M21S" table:style-name="ce7">
            <text:p>19:28:21</text:p>
          </table:table-cell>
          <table:table-cell office:value-type="time" office:time-value="PT19H28M22S" table:style-name="ce7">
            <text:p>19:28:2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3.65" table:style-name="ce1">
            <text:p>543,65</text:p>
          </table:table-cell>
          <table:table-cell office:value-type="float" office:value="2.9903794440000002" table:formula="of:=[.C77]/1000 * [.D77]*[.E77]/1000" table:style-name="ce3">
            <text:p>2,990379444</text:p>
          </table:table-cell>
          <table:table-cell table:number-columns-repeated="2" table:style-name="ce1"/>
          <table:table-cell office:value-type="float" office:value="0.28071884839972761" table:formula="of:=[.F77]-([.$J$3]*[.C77]/1000)" table:style-name="ce1">
            <text:p>0,280718848</text:p>
          </table:table-cell>
          <table:table-cell table:number-columns-repeated="16375"/>
        </table:table-row>
        <table:table-row table:style-name="ro1">
          <table:table-cell office:value-type="time" office:time-value="PT19H28M22S" table:style-name="ce7">
            <text:p>19:28:22</text:p>
          </table:table-cell>
          <table:table-cell office:value-type="time" office:time-value="PT19H28M23S" table:style-name="ce7">
            <text:p>19:28:2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5.21" table:style-name="ce1">
            <text:p>565,21</text:p>
          </table:table-cell>
          <table:table-cell office:value-type="float" office:value="3.1060550340000006" table:formula="of:=[.C78]/1000 * [.D78]*[.E78]/1000" table:style-name="ce3">
            <text:p>3,106055034</text:p>
          </table:table-cell>
          <table:table-cell table:number-columns-repeated="2" table:style-name="ce1"/>
          <table:table-cell office:value-type="float" office:value="0.39893633389278671" table:formula="of:=[.F78]-([.$J$3]*[.C78]/1000)" table:style-name="ce1">
            <text:p>0,398936334</text:p>
          </table:table-cell>
          <table:table-cell table:number-columns-repeated="16375"/>
        </table:table-row>
        <table:table-row table:style-name="ro1">
          <table:table-cell office:value-type="time" office:time-value="PT19H28M23S" table:style-name="ce7">
            <text:p>19:28:23</text:p>
          </table:table-cell>
          <table:table-cell office:value-type="time" office:time-value="PT19H28M24S" table:style-name="ce7">
            <text:p>19:28:2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63.77" table:style-name="ce1">
            <text:p>563,77</text:p>
          </table:table-cell>
          <table:table-cell office:value-type="float" office:value="3.1099751902999997" table:formula="of:=[.C79]/1000 * [.D79]*[.E79]/1000" table:style-name="ce3">
            <text:p>3,10997519</text:p>
          </table:table-cell>
          <table:table-cell table:number-columns-repeated="2" table:style-name="ce1"/>
          <table:table-cell office:value-type="float" office:value="0.3977726992066688" table:formula="of:=[.F79]-([.$J$3]*[.C79]/1000)" table:style-name="ce1">
            <text:p>0,397772699</text:p>
          </table:table-cell>
          <table:table-cell table:number-columns-repeated="16375"/>
        </table:table-row>
        <table:table-row table:style-name="ro1">
          <table:table-cell office:value-type="time" office:time-value="PT19H28M24S" table:style-name="ce7">
            <text:p>19:28:24</text:p>
          </table:table-cell>
          <table:table-cell office:value-type="time" office:time-value="PT19H28M25S" table:style-name="ce7">
            <text:p>19:28:2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9.12" table:style-name="ce1">
            <text:p>569,12</text:p>
          </table:table-cell>
          <table:table-cell office:value-type="float" office:value="3.1275420480000005" table:formula="of:=[.C80]/1000 * [.D80]*[.E80]/1000" table:style-name="ce3">
            <text:p>3,127542048</text:p>
          </table:table-cell>
          <table:table-cell table:number-columns-repeated="2" table:style-name="ce1"/>
          <table:table-cell office:value-type="float" office:value="0.42042334789278657" table:formula="of:=[.F80]-([.$J$3]*[.C80]/1000)" table:style-name="ce1">
            <text:p>0,420423348</text:p>
          </table:table-cell>
          <table:table-cell table:number-columns-repeated="16375"/>
        </table:table-row>
        <table:table-row table:style-name="ro1">
          <table:table-cell office:value-type="time" office:time-value="PT19H28M25S" table:style-name="ce7">
            <text:p>19:28:25</text:p>
          </table:table-cell>
          <table:table-cell office:value-type="time" office:time-value="PT19H28M27S" table:style-name="ce7">
            <text:p>19:28:2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6.64" table:style-name="ce1">
            <text:p>566,64</text:p>
          </table:table-cell>
          <table:table-cell office:value-type="float" office:value="3.1197611808000003" table:formula="of:=[.C81]/1000 * [.D81]*[.E81]/1000" table:style-name="ce3">
            <text:p>3,119761181</text:p>
          </table:table-cell>
          <table:table-cell table:number-columns-repeated="2" table:style-name="ce1"/>
          <table:table-cell office:value-type="float" office:value="0.40755868970666942" table:formula="of:=[.F81]-([.$J$3]*[.C81]/1000)" table:style-name="ce1">
            <text:p>0,40755869</text:p>
          </table:table-cell>
          <table:table-cell table:number-columns-repeated="16375"/>
        </table:table-row>
        <table:table-row table:style-name="ro1">
          <table:table-cell office:value-type="time" office:time-value="PT19H28M27S" table:style-name="ce7">
            <text:p>19:28:27</text:p>
          </table:table-cell>
          <table:table-cell office:value-type="time" office:time-value="PT19H28M28S" table:style-name="ce7">
            <text:p>19:28:28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2.03" table:style-name="ce1">
            <text:p>552,03</text:p>
          </table:table-cell>
          <table:table-cell office:value-type="float" office:value="3.0564134603999995" table:formula="of:=[.C82]/1000 * [.D82]*[.E82]/1000" table:style-name="ce3">
            <text:p>3,05641346</text:p>
          </table:table-cell>
          <table:table-cell table:number-columns-repeated="2" table:style-name="ce1"/>
          <table:table-cell office:value-type="float" office:value="0.32895959634831806" table:formula="of:=[.F82]-([.$J$3]*[.C82]/1000)" table:style-name="ce1">
            <text:p>0,328959596</text:p>
          </table:table-cell>
          <table:table-cell table:number-columns-repeated="16375"/>
        </table:table-row>
        <table:table-row table:style-name="ro1">
          <table:table-cell office:value-type="time" office:time-value="PT19H28M28S" table:style-name="ce7">
            <text:p>19:28:28</text:p>
          </table:table-cell>
          <table:table-cell office:value-type="time" office:time-value="PT19H28M29S" table:style-name="ce7">
            <text:p>19:28:2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8.21" table:style-name="ce1">
            <text:p>568,21</text:p>
          </table:table-cell>
          <table:table-cell office:value-type="float" office:value="3.1284051612000003" table:formula="of:=[.C83]/1000 * [.D83]*[.E83]/1000" table:style-name="ce3">
            <text:p>3,128405161</text:p>
          </table:table-cell>
          <table:table-cell table:number-columns-repeated="2" table:style-name="ce1"/>
          <table:table-cell office:value-type="float" office:value="0.41620267010666945" table:formula="of:=[.F83]-([.$J$3]*[.C83]/1000)" table:style-name="ce1">
            <text:p>0,41620267</text:p>
          </table:table-cell>
          <table:table-cell table:number-columns-repeated="16375"/>
        </table:table-row>
        <table:table-row table:style-name="ro1">
          <table:table-cell office:value-type="time" office:time-value="PT19H28M29S" table:style-name="ce7">
            <text:p>19:28:29</text:p>
          </table:table-cell>
          <table:table-cell office:value-type="time" office:time-value="PT19H28M30S" table:style-name="ce7">
            <text:p>19:28:30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85.57000000000005" table:style-name="ce1">
            <text:p>585,57</text:p>
          </table:table-cell>
          <table:table-cell office:value-type="float" office:value="3.2360706252" table:formula="of:=[.C84]/1000 * [.D84]*[.E84]/1000" table:style-name="ce3">
            <text:p>3,236070625</text:p>
          </table:table-cell>
          <table:table-cell table:number-columns-repeated="2" table:style-name="ce1"/>
          <table:table-cell office:value-type="float" office:value="0.51370055213443555" table:formula="of:=[.F84]-([.$J$3]*[.C84]/1000)" table:style-name="ce1">
            <text:p>0,513700552</text:p>
          </table:table-cell>
          <table:table-cell table:number-columns-repeated="16375"/>
        </table:table-row>
        <table:table-row table:style-name="ro1">
          <table:table-cell office:value-type="time" office:time-value="PT19H28M30S" table:style-name="ce7">
            <text:p>19:28:30</text:p>
          </table:table-cell>
          <table:table-cell office:value-type="time" office:time-value="PT19H28M31S" table:style-name="ce7">
            <text:p>19:28:3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82.96" table:style-name="ce1">
            <text:p>582,96</text:p>
          </table:table-cell>
          <table:table-cell office:value-type="float" office:value="3.2186387520000004" table:formula="of:=[.C85]/1000 * [.D85]*[.E85]/1000" table:style-name="ce3">
            <text:p>3,218638752</text:p>
          </table:table-cell>
          <table:table-cell table:number-columns-repeated="2" table:style-name="ce1"/>
          <table:table-cell office:value-type="float" office:value="0.49881057442749421" table:formula="of:=[.F85]-([.$J$3]*[.C85]/1000)" table:style-name="ce1">
            <text:p>0,498810574</text:p>
          </table:table-cell>
          <table:table-cell table:number-columns-repeated="16375"/>
        </table:table-row>
        <table:table-row table:style-name="ro1">
          <table:table-cell office:value-type="time" office:time-value="PT19H28M31S" table:style-name="ce7">
            <text:p>19:28:31</text:p>
          </table:table-cell>
          <table:table-cell office:value-type="time" office:time-value="PT19H28M32S" table:style-name="ce7">
            <text:p>19:28:32</text:p>
          </table:table-cell>
          <table:table-cell office:value-type="float" office:value="1051" table:style-name="ce1">
            <text:p>1051</text:p>
          </table:table-cell>
          <table:table-cell office:value-type="float" office:value="5.15" table:style-name="ce1">
            <text:p>5,15</text:p>
          </table:table-cell>
          <table:table-cell office:value-type="float" office:value="587.26" table:style-name="ce1">
            <text:p>587,26</text:p>
          </table:table-cell>
          <table:table-cell office:value-type="float" office:value="3.178632839" table:formula="of:=[.C86]/1000 * [.D86]*[.E86]/1000" table:style-name="ce3">
            <text:p>3,178632839</text:p>
          </table:table-cell>
          <table:table-cell table:number-columns-repeated="2" table:style-name="ce1"/>
          <table:table-cell office:value-type="float" office:value="0.50710067579560381" table:formula="of:=[.F86]-([.$J$3]*[.C86]/1000)" table:style-name="ce1">
            <text:p>0,507100676</text:p>
          </table:table-cell>
          <table:table-cell table:number-columns-repeated="16375"/>
        </table:table-row>
        <table:table-row table:style-name="ro1">
          <table:table-cell office:value-type="time" office:time-value="PT19H28M32S" table:style-name="ce7">
            <text:p>19:28:32</text:p>
          </table:table-cell>
          <table:table-cell office:value-type="time" office:time-value="PT19H28M33S" table:style-name="ce7">
            <text:p>19:28:33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6.26" table:style-name="ce1">
            <text:p>566,26</text:p>
          </table:table-cell>
          <table:table-cell office:value-type="float" office:value="3.1205909087999997" table:formula="of:=[.C87]/1000 * [.D87]*[.E87]/1000" table:style-name="ce3">
            <text:p>3,120590909</text:p>
          </table:table-cell>
          <table:table-cell table:number-columns-repeated="2" table:style-name="ce1"/>
          <table:table-cell office:value-type="float" office:value="0.40584652221361051" table:formula="of:=[.F87]-([.$J$3]*[.C87]/1000)" table:style-name="ce1">
            <text:p>0,405846522</text:p>
          </table:table-cell>
          <table:table-cell table:number-columns-repeated="16375"/>
        </table:table-row>
        <table:table-row table:style-name="ro1">
          <table:table-cell office:value-type="time" office:time-value="PT19H28M33S" table:style-name="ce7">
            <text:p>19:28:33</text:p>
          </table:table-cell>
          <table:table-cell office:value-type="time" office:time-value="PT19H28M34S" table:style-name="ce7">
            <text:p>19:28:34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4.41999999999996" table:style-name="ce1">
            <text:p>544,42</text:p>
          </table:table-cell>
          <table:table-cell office:value-type="float" office:value="3.0030424967999996" table:formula="of:=[.C88]/1000 * [.D88]*[.E88]/1000" table:style-name="ce3">
            <text:p>3,003042497</text:p>
          </table:table-cell>
          <table:table-cell table:number-columns-repeated="2" table:style-name="ce1"/>
          <table:table-cell office:value-type="float" office:value="0.28575621472055213" table:formula="of:=[.F88]-([.$J$3]*[.C88]/1000)" table:style-name="ce1">
            <text:p>0,285756215</text:p>
          </table:table-cell>
          <table:table-cell table:number-columns-repeated="16375"/>
        </table:table-row>
        <table:table-row table:style-name="ro1">
          <table:table-cell office:value-type="time" office:time-value="PT19H28M34S" table:style-name="ce7">
            <text:p>19:28:34</text:p>
          </table:table-cell>
          <table:table-cell office:value-type="time" office:time-value="PT19H28M35S" table:style-name="ce7">
            <text:p>19:28:3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19.86" table:style-name="ce1">
            <text:p>519,86</text:p>
          </table:table-cell>
          <table:table-cell office:value-type="float" office:value="2.8622035991999999" table:formula="of:=[.C89]/1000 * [.D89]*[.E89]/1000" table:style-name="ce3">
            <text:p>2,862203599</text:p>
          </table:table-cell>
          <table:table-cell table:number-columns-repeated="2" table:style-name="ce1"/>
          <table:table-cell office:value-type="float" office:value="0.150001108106669" table:formula="of:=[.F89]-([.$J$3]*[.C89]/1000)" table:style-name="ce1">
            <text:p>0,150001108</text:p>
          </table:table-cell>
          <table:table-cell table:number-columns-repeated="16375"/>
        </table:table-row>
        <table:table-row table:style-name="ro1">
          <table:table-cell office:value-type="time" office:time-value="PT19H28M35S" table:style-name="ce7">
            <text:p>19:28:35</text:p>
          </table:table-cell>
          <table:table-cell office:value-type="time" office:time-value="PT19H28M36S" table:style-name="ce7">
            <text:p>19:28:3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9.54" table:style-name="ce1">
            <text:p>529,54</text:p>
          </table:table-cell>
          <table:table-cell office:value-type="float" office:value="2.9156737169999993" table:formula="of:=[.C90]/1000 * [.D90]*[.E90]/1000" table:style-name="ce3">
            <text:p>2,915673717</text:p>
          </table:table-cell>
          <table:table-cell table:number-columns-repeated="2" table:style-name="ce1"/>
          <table:table-cell office:value-type="float" office:value="0.20855501689278544" table:formula="of:=[.F90]-([.$J$3]*[.C90]/1000)" table:style-name="ce1">
            <text:p>0,208555017</text:p>
          </table:table-cell>
          <table:table-cell table:number-columns-repeated="16375"/>
        </table:table-row>
        <table:table-row table:style-name="ro1">
          <table:table-cell office:value-type="time" office:time-value="PT19H28M36S" table:style-name="ce7">
            <text:p>19:28:36</text:p>
          </table:table-cell>
          <table:table-cell office:value-type="time" office:time-value="PT19H28M37S" table:style-name="ce7">
            <text:p>19:28:3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65.62" table:style-name="ce1">
            <text:p>565,62</text:p>
          </table:table-cell>
          <table:table-cell office:value-type="float" office:value="3.1170639456000004" table:formula="of:=[.C91]/1000 * [.D91]*[.E91]/1000" table:style-name="ce3">
            <text:p>3,117063946</text:p>
          </table:table-cell>
          <table:table-cell table:number-columns-repeated="2" table:style-name="ce1"/>
          <table:table-cell office:value-type="float" office:value="0.40231955901361127" table:formula="of:=[.F91]-([.$J$3]*[.C91]/1000)" table:style-name="ce1">
            <text:p>0,402319559</text:p>
          </table:table-cell>
          <table:table-cell table:number-columns-repeated="16375"/>
        </table:table-row>
        <table:table-row table:style-name="ro1">
          <table:table-cell office:value-type="time" office:time-value="PT19H28M37S" table:style-name="ce7">
            <text:p>19:28:37</text:p>
          </table:table-cell>
          <table:table-cell office:value-type="time" office:time-value="PT19H28M39S" table:style-name="ce7">
            <text:p>19:28:39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68.54999999999995" table:style-name="ce1">
            <text:p>568,55</text:p>
          </table:table-cell>
          <table:table-cell office:value-type="float" office:value="3.1420119779999998" table:formula="of:=[.C92]/1000 * [.D92]*[.E92]/1000" table:style-name="ce3">
            <text:p>3,142011978</text:p>
          </table:table-cell>
          <table:table-cell table:number-columns-repeated="2" table:style-name="ce1"/>
          <table:table-cell office:value-type="float" office:value="0.41964190493443532" table:formula="of:=[.F92]-([.$J$3]*[.C92]/1000)" table:style-name="ce1">
            <text:p>0,419641905</text:p>
          </table:table-cell>
          <table:table-cell table:number-columns-repeated="16375"/>
        </table:table-row>
        <table:table-row table:style-name="ro1">
          <table:table-cell office:value-type="time" office:time-value="PT19H28M39S" table:style-name="ce7">
            <text:p>19:28:39</text:p>
          </table:table-cell>
          <table:table-cell office:value-type="time" office:time-value="PT19H28M40S" table:style-name="ce7">
            <text:p>19:28:4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2.41999999999996" table:style-name="ce1">
            <text:p>552,42</text:p>
          </table:table-cell>
          <table:table-cell office:value-type="float" office:value="3.0416521409999993" table:formula="of:=[.C93]/1000 * [.D93]*[.E93]/1000" table:style-name="ce3">
            <text:p>3,041652141</text:p>
          </table:table-cell>
          <table:table-cell table:number-columns-repeated="2" table:style-name="ce1"/>
          <table:table-cell office:value-type="float" office:value="0.33453344089278536" table:formula="of:=[.F93]-([.$J$3]*[.C93]/1000)" table:style-name="ce1">
            <text:p>0,334533441</text:p>
          </table:table-cell>
          <table:table-cell table:number-columns-repeated="16375"/>
        </table:table-row>
        <table:table-row table:style-name="ro1">
          <table:table-cell office:value-type="time" office:time-value="PT19H28M40S" table:style-name="ce7">
            <text:p>19:28:40</text:p>
          </table:table-cell>
          <table:table-cell office:value-type="time" office:time-value="PT19H28M41S" table:style-name="ce7">
            <text:p>19:28:41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2.04" table:style-name="ce1">
            <text:p>542,04</text:p>
          </table:table-cell>
          <table:table-cell office:value-type="float" office:value="2.9843204688" table:formula="of:=[.C94]/1000 * [.D94]*[.E94]/1000" table:style-name="ce3">
            <text:p>2,984320469</text:p>
          </table:table-cell>
          <table:table-cell table:number-columns-repeated="2" table:style-name="ce1"/>
          <table:table-cell office:value-type="float" office:value="0.27211797770666912" table:formula="of:=[.F94]-([.$J$3]*[.C94]/1000)" table:style-name="ce1">
            <text:p>0,272117978</text:p>
          </table:table-cell>
          <table:table-cell table:number-columns-repeated="16375"/>
        </table:table-row>
        <table:table-row table:style-name="ro1">
          <table:table-cell office:value-type="time" office:time-value="PT19H28M41S" table:style-name="ce7">
            <text:p>19:28:41</text:p>
          </table:table-cell>
          <table:table-cell office:value-type="time" office:time-value="PT19H28M42S" table:style-name="ce7">
            <text:p>19:28:42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1.11" table:style-name="ce1">
            <text:p>541,11</text:p>
          </table:table-cell>
          <table:table-cell office:value-type="float" office:value="2.9903686595999996" table:formula="of:=[.C95]/1000 * [.D95]*[.E95]/1000" table:style-name="ce3">
            <text:p>2,99036866</text:p>
          </table:table-cell>
          <table:table-cell table:number-columns-repeated="2" table:style-name="ce1"/>
          <table:table-cell office:value-type="float" office:value="0.2679985865344352" table:formula="of:=[.F95]-([.$J$3]*[.C95]/1000)" table:style-name="ce1">
            <text:p>0,267998587</text:p>
          </table:table-cell>
          <table:table-cell table:number-columns-repeated="16375"/>
        </table:table-row>
        <table:table-row table:style-name="ro1">
          <table:table-cell office:value-type="time" office:time-value="PT19H28M42S" table:style-name="ce7">
            <text:p>19:28:42</text:p>
          </table:table-cell>
          <table:table-cell office:value-type="time" office:time-value="PT19H28M43S" table:style-name="ce7">
            <text:p>19:28:4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4.34" table:style-name="ce1">
            <text:p>534,34</text:p>
          </table:table-cell>
          <table:table-cell office:value-type="float" office:value="2.9393402192000004" table:formula="of:=[.C96]/1000 * [.D96]*[.E96]/1000" table:style-name="ce3">
            <text:p>2,939340219</text:p>
          </table:table-cell>
          <table:table-cell table:number-columns-repeated="2" table:style-name="ce1"/>
          <table:table-cell office:value-type="float" office:value="0.23476341458584482" table:formula="of:=[.F96]-([.$J$3]*[.C96]/1000)" table:style-name="ce1">
            <text:p>0,234763415</text:p>
          </table:table-cell>
          <table:table-cell table:number-columns-repeated="16375"/>
        </table:table-row>
        <table:table-row table:style-name="ro1">
          <table:table-cell office:value-type="time" office:time-value="PT19H28M43S" table:style-name="ce7">
            <text:p>19:28:43</text:p>
          </table:table-cell>
          <table:table-cell office:value-type="time" office:time-value="PT19H28M44S" table:style-name="ce7">
            <text:p>19:28:4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3.34" table:style-name="ce1">
            <text:p>553,34</text:p>
          </table:table-cell>
          <table:table-cell office:value-type="float" office:value="3.0438569392000003" table:formula="of:=[.C97]/1000 * [.D97]*[.E97]/1000" table:style-name="ce3">
            <text:p>3,043856939</text:p>
          </table:table-cell>
          <table:table-cell table:number-columns-repeated="2" table:style-name="ce1"/>
          <table:table-cell office:value-type="float" office:value="0.33928013458584472" table:formula="of:=[.F97]-([.$J$3]*[.C97]/1000)" table:style-name="ce1">
            <text:p>0,339280135</text:p>
          </table:table-cell>
          <table:table-cell table:number-columns-repeated="16375"/>
        </table:table-row>
        <table:table-row table:style-name="ro1">
          <table:table-cell office:value-type="time" office:time-value="PT19H28M44S" table:style-name="ce7">
            <text:p>19:28:44</text:p>
          </table:table-cell>
          <table:table-cell office:value-type="time" office:time-value="PT19H28M45S" table:style-name="ce7">
            <text:p>19:28:4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4.1" table:style-name="ce1">
            <text:p>564,1</text:p>
          </table:table-cell>
          <table:table-cell office:value-type="float" office:value="3.1028658960000004" table:formula="of:=[.C98]/1000 * [.D98]*[.E98]/1000" table:style-name="ce3">
            <text:p>3,102865896</text:p>
          </table:table-cell>
          <table:table-cell table:number-columns-repeated="2" table:style-name="ce1"/>
          <table:table-cell office:value-type="float" office:value="0.39320530039972779" table:formula="of:=[.F98]-([.$J$3]*[.C98]/1000)" table:style-name="ce1">
            <text:p>0,3932053</text:p>
          </table:table-cell>
          <table:table-cell table:number-columns-repeated="16375"/>
        </table:table-row>
        <table:table-row table:style-name="ro1">
          <table:table-cell office:value-type="time" office:time-value="PT19H28M45S" table:style-name="ce7">
            <text:p>19:28:45</text:p>
          </table:table-cell>
          <table:table-cell office:value-type="time" office:time-value="PT19H28M46S" table:style-name="ce7">
            <text:p>19:28:46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9.42999999999995" table:style-name="ce1">
            <text:p>549,43</text:p>
          </table:table-cell>
          <table:table-cell office:value-type="float" office:value="3.0221726807999998" table:formula="of:=[.C99]/1000 * [.D99]*[.E99]/1000" table:style-name="ce3">
            <text:p>3,022172681</text:p>
          </table:table-cell>
          <table:table-cell table:number-columns-repeated="2" table:style-name="ce1"/>
          <table:table-cell office:value-type="float" office:value="0.31251208519972717" table:formula="of:=[.F99]-([.$J$3]*[.C99]/1000)" table:style-name="ce1">
            <text:p>0,312512085</text:p>
          </table:table-cell>
          <table:table-cell table:number-columns-repeated="16375"/>
        </table:table-row>
        <table:table-row table:style-name="ro1">
          <table:table-cell office:value-type="time" office:time-value="PT19H28M46S" table:style-name="ce7">
            <text:p>19:28:46</text:p>
          </table:table-cell>
          <table:table-cell office:value-type="time" office:time-value="PT19H28M47S" table:style-name="ce7">
            <text:p>19:28:4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5.97" table:style-name="ce1">
            <text:p>545,97</text:p>
          </table:table-cell>
          <table:table-cell office:value-type="float" office:value="3.0033154536" table:formula="of:=[.C100]/1000 * [.D100]*[.E100]/1000" table:style-name="ce3">
            <text:p>3,003315454</text:p>
          </table:table-cell>
          <table:table-cell table:number-columns-repeated="2" table:style-name="ce1"/>
          <table:table-cell office:value-type="float" office:value="0.29873864898584435" table:formula="of:=[.F100]-([.$J$3]*[.C100]/1000)" table:style-name="ce1">
            <text:p>0,298738649</text:p>
          </table:table-cell>
          <table:table-cell table:number-columns-repeated="16375"/>
        </table:table-row>
        <table:table-row table:style-name="ro1">
          <table:table-cell office:value-type="time" office:time-value="PT19H28M47S" table:style-name="ce7">
            <text:p>19:28:47</text:p>
          </table:table-cell>
          <table:table-cell office:value-type="time" office:time-value="PT19H28M48S" table:style-name="ce7">
            <text:p>19:28:48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6.08000000000004" table:style-name="ce1">
            <text:p>546,08</text:p>
          </table:table-cell>
          <table:table-cell office:value-type="float" office:value="3.0206524416000007" table:formula="of:=[.C101]/1000 * [.D101]*[.E101]/1000" table:style-name="ce3">
            <text:p>3,020652442</text:p>
          </table:table-cell>
          <table:table-cell table:number-columns-repeated="2" table:style-name="ce1"/>
          <table:table-cell office:value-type="float" office:value="0.29574047304137796" table:formula="of:=[.F101]-([.$J$3]*[.C101]/1000)" table:style-name="ce1">
            <text:p>0,295740473</text:p>
          </table:table-cell>
          <table:table-cell table:number-columns-repeated="16375"/>
        </table:table-row>
        <table:table-row table:style-name="ro1">
          <table:table-cell office:value-type="time" office:time-value="PT19H28M48S" table:style-name="ce7">
            <text:p>19:28:48</text:p>
          </table:table-cell>
          <table:table-cell office:value-type="time" office:time-value="PT19H28M49S" table:style-name="ce7">
            <text:p>19:28:4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48.47" table:style-name="ce1">
            <text:p>548,47</text:p>
          </table:table-cell>
          <table:table-cell office:value-type="float" office:value="3.0168921432000002" table:formula="of:=[.C102]/1000 * [.D102]*[.E102]/1000" table:style-name="ce3">
            <text:p>3,016892143</text:p>
          </table:table-cell>
          <table:table-cell table:number-columns-repeated="2" table:style-name="ce1"/>
          <table:table-cell office:value-type="float" office:value="0.30723154759972759" table:formula="of:=[.F102]-([.$J$3]*[.C102]/1000)" table:style-name="ce1">
            <text:p>0,307231548</text:p>
          </table:table-cell>
          <table:table-cell table:number-columns-repeated="16375"/>
        </table:table-row>
        <table:table-row table:style-name="ro1">
          <table:table-cell office:value-type="time" office:time-value="PT19H28M49S" table:style-name="ce7">
            <text:p>19:28:49</text:p>
          </table:table-cell>
          <table:table-cell office:value-type="time" office:time-value="PT19H28M51S" table:style-name="ce7">
            <text:p>19:28:5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8.16999999999996" table:style-name="ce1">
            <text:p>548,17</text:p>
          </table:table-cell>
          <table:table-cell office:value-type="float" office:value="3.0154173896000001" table:formula="of:=[.C103]/1000 * [.D103]*[.E103]/1000" table:style-name="ce3">
            <text:p>3,01541739</text:p>
          </table:table-cell>
          <table:table-cell table:number-columns-repeated="2" table:style-name="ce1"/>
          <table:table-cell office:value-type="float" office:value="0.31084058498584444" table:formula="of:=[.F103]-([.$J$3]*[.C103]/1000)" table:style-name="ce1">
            <text:p>0,310840585</text:p>
          </table:table-cell>
          <table:table-cell table:number-columns-repeated="16375"/>
        </table:table-row>
        <table:table-row table:style-name="ro1">
          <table:table-cell office:value-type="time" office:time-value="PT19H28M51S" table:style-name="ce7">
            <text:p>19:28:51</text:p>
          </table:table-cell>
          <table:table-cell office:value-type="time" office:time-value="PT19H28M52S" table:style-name="ce7">
            <text:p>19:28:5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9.23" table:style-name="ce1">
            <text:p>529,23</text:p>
          </table:table-cell>
          <table:table-cell office:value-type="float" office:value="2.9110613688000004" table:formula="of:=[.C104]/1000 * [.D104]*[.E104]/1000" table:style-name="ce3">
            <text:p>2,911061369</text:p>
          </table:table-cell>
          <table:table-cell table:number-columns-repeated="2" table:style-name="ce1"/>
          <table:table-cell office:value-type="float" office:value="0.20140077319972782" table:formula="of:=[.F104]-([.$J$3]*[.C104]/1000)" table:style-name="ce1">
            <text:p>0,201400773</text:p>
          </table:table-cell>
          <table:table-cell table:number-columns-repeated="16375"/>
        </table:table-row>
        <table:table-row table:style-name="ro1">
          <table:table-cell office:value-type="time" office:time-value="PT19H28M52S" table:style-name="ce7">
            <text:p>19:28:52</text:p>
          </table:table-cell>
          <table:table-cell office:value-type="time" office:time-value="PT19H28M53S" table:style-name="ce7">
            <text:p>19:28:5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58.55999999999995" table:style-name="ce1">
            <text:p>558,56</text:p>
          </table:table-cell>
          <table:table-cell office:value-type="float" office:value="3.0841225535999999" table:formula="of:=[.C105]/1000 * [.D105]*[.E105]/1000" table:style-name="ce3">
            <text:p>3,084122554</text:p>
          </table:table-cell>
          <table:table-cell table:number-columns-repeated="2" table:style-name="ce1"/>
          <table:table-cell office:value-type="float" office:value="0.3693781670136107" table:formula="of:=[.F105]-([.$J$3]*[.C105]/1000)" table:style-name="ce1">
            <text:p>0,369378167</text:p>
          </table:table-cell>
          <table:table-cell table:number-columns-repeated="16375"/>
        </table:table-row>
        <table:table-row table:style-name="ro1">
          <table:table-cell table:number-columns-repeated="2" table:style-name="ce7"/>
          <table:table-cell table:number-columns-repeated="2" table:style-name="ce1"/>
          <table:table-cell office:value-type="string" table:style-name="ce2">
            <text:p>Total energy</text:p>
          </table:table-cell>
          <table:table-cell office:value-type="float" office:value="316.69630360479999" table:formula="of:=SUM([.F3:.F105])" table:style-name="ce6">
            <text:p>316,6963036</text:p>
          </table:table-cell>
          <table:table-cell table:style-name="ce1"/>
          <table:table-cell office:value-type="string" table:style-name="ce2">
            <text:p>Total energy without SO</text:p>
          </table:table-cell>
          <table:table-cell office:value-type="float" office:value="36.340482093414977" table:formula="of:=SUM([.I3:.I105])" table:style-name="ce2">
            <text:p>36,3404820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xperiment 2</text:p>
          </table:table-cell>
          <table:table-cell table:style-name="ce4"/>
          <table:table-cell table:number-columns-repeated="3" table:style-name="ce2"/>
          <table:table-cell table:style-name="ce6"/>
          <table:table-cell table:number-columns-repeated="2" table:style-name="ce2"/>
          <table:table-cell table:style-name="ce1"/>
          <table:table-cell table:number-columns-repeated="16375" table:style-name="ce2"/>
        </table:table-row>
        <table:table-row table:style-name="ro1">
          <table:table-cell office:value-type="time" office:time-value="PT19H30M0S" table:style-name="ce7">
            <text:p>19:30:00</text:p>
          </table:table-cell>
          <table:table-cell office:value-type="time" office:time-value="PT19H30M2S" table:style-name="ce7">
            <text:p>19:30:02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32.67999999999995" table:style-name="ce1">
            <text:p>532,68</text:p>
          </table:table-cell>
          <table:table-cell office:value-type="float" office:value="2.9522404031999998" table:formula="of:=[.C108]/1000 * [.D108]*[.E108]/1000" table:style-name="ce3">
            <text:p>2,952240403</text:p>
          </table:table-cell>
          <table:table-cell table:number-columns-repeated="2" table:style-name="ce1"/>
          <table:table-cell office:value-type="float" office:value="0.22732843464137709" table:formula="of:=[.F108]-([.$J$3]*[.C108]/1000)" table:style-name="ce1">
            <text:p>0,227328435</text:p>
          </table:table-cell>
          <table:table-cell table:number-columns-repeated="16375"/>
        </table:table-row>
        <table:table-row table:style-name="ro1">
          <table:table-cell office:value-type="time" office:time-value="PT19H30M2S" table:style-name="ce7">
            <text:p>19:30:02</text:p>
          </table:table-cell>
          <table:table-cell office:value-type="time" office:time-value="PT19H30M3S" table:style-name="ce7">
            <text:p>19:30:0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8.99" table:style-name="ce1">
            <text:p>558,99</text:p>
          </table:table-cell>
          <table:table-cell office:value-type="float" office:value="3.0749369112000005" table:formula="of:=[.C109]/1000 * [.D109]*[.E109]/1000" table:style-name="ce3">
            <text:p>3,074936911</text:p>
          </table:table-cell>
          <table:table-cell table:number-columns-repeated="2" table:style-name="ce1"/>
          <table:table-cell office:value-type="float" office:value="0.37036010658584484" table:formula="of:=[.F109]-([.$J$3]*[.C109]/1000)" table:style-name="ce1">
            <text:p>0,370360107</text:p>
          </table:table-cell>
          <table:table-cell table:number-columns-repeated="16375"/>
        </table:table-row>
        <table:table-row table:style-name="ro1">
          <table:table-cell office:value-type="time" office:time-value="PT19H30M3S" table:style-name="ce7">
            <text:p>19:30:03</text:p>
          </table:table-cell>
          <table:table-cell office:value-type="time" office:time-value="PT19H30M4S" table:style-name="ce7">
            <text:p>19:30:0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1.97" table:style-name="ce1">
            <text:p>521,97</text:p>
          </table:table-cell>
          <table:table-cell office:value-type="float" office:value="2.8630472076000002" table:formula="of:=[.C110]/1000 * [.D110]*[.E110]/1000" table:style-name="ce3">
            <text:p>2,863047208</text:p>
          </table:table-cell>
          <table:table-cell table:number-columns-repeated="2" table:style-name="ce1"/>
          <table:table-cell office:value-type="float" office:value="0.16101229847890286" table:formula="of:=[.F110]-([.$J$3]*[.C110]/1000)" table:style-name="ce1">
            <text:p>0,161012298</text:p>
          </table:table-cell>
          <table:table-cell table:number-columns-repeated="16375"/>
        </table:table-row>
        <table:table-row table:style-name="ro1">
          <table:table-cell office:value-type="time" office:time-value="PT19H30M4S" table:style-name="ce7">
            <text:p>19:30:04</text:p>
          </table:table-cell>
          <table:table-cell office:value-type="time" office:time-value="PT19H30M5S" table:style-name="ce7">
            <text:p>19:30:05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67.28" table:style-name="ce1">
            <text:p>567,28</text:p>
          </table:table-cell>
          <table:table-cell office:value-type="float" office:value="3.1496293248000002" table:formula="of:=[.C111]/1000 * [.D111]*[.E111]/1000" table:style-name="ce3">
            <text:p>3,149629325</text:p>
          </table:table-cell>
          <table:table-cell table:number-columns-repeated="2" table:style-name="ce1"/>
          <table:table-cell office:value-type="float" office:value="0.41454977426914352" table:formula="of:=[.F111]-([.$J$3]*[.C111]/1000)" table:style-name="ce1">
            <text:p>0,414549774</text:p>
          </table:table-cell>
          <table:table-cell table:number-columns-repeated="16375"/>
        </table:table-row>
        <table:table-row table:style-name="ro1">
          <table:table-cell office:value-type="time" office:time-value="PT19H30M5S" table:style-name="ce7">
            <text:p>19:30:05</text:p>
          </table:table-cell>
          <table:table-cell office:value-type="time" office:time-value="PT19H30M6S" table:style-name="ce7">
            <text:p>19:30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8.46" table:style-name="ce1">
            <text:p>558,46</text:p>
          </table:table-cell>
          <table:table-cell office:value-type="float" office:value="3.0660794304000003" table:formula="of:=[.C112]/1000 * [.D112]*[.E112]/1000" table:style-name="ce3">
            <text:p>3,06607943</text:p>
          </table:table-cell>
          <table:table-cell table:number-columns-repeated="2" table:style-name="ce1"/>
          <table:table-cell office:value-type="float" office:value="0.36150262578584469" table:formula="of:=[.F112]-([.$J$3]*[.C112]/1000)" table:style-name="ce1">
            <text:p>0,361502626</text:p>
          </table:table-cell>
          <table:table-cell table:number-columns-repeated="16375"/>
        </table:table-row>
        <table:table-row table:style-name="ro1">
          <table:table-cell office:value-type="time" office:time-value="PT19H30M6S" table:style-name="ce7">
            <text:p>19:30:06</text:p>
          </table:table-cell>
          <table:table-cell office:value-type="time" office:time-value="PT19H30M7S" table:style-name="ce7">
            <text:p>19:30:0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8.41999999999996" table:style-name="ce1">
            <text:p>548,42</text:p>
          </table:table-cell>
          <table:table-cell office:value-type="float" office:value="3.0109574208000001" table:formula="of:=[.C113]/1000 * [.D113]*[.E113]/1000" table:style-name="ce3">
            <text:p>3,010957421</text:p>
          </table:table-cell>
          <table:table-cell table:number-columns-repeated="2" table:style-name="ce1"/>
          <table:table-cell office:value-type="float" office:value="0.30638061618584445" table:formula="of:=[.F113]-([.$J$3]*[.C113]/1000)" table:style-name="ce1">
            <text:p>0,306380616</text:p>
          </table:table-cell>
          <table:table-cell table:number-columns-repeated="16375"/>
        </table:table-row>
        <table:table-row table:style-name="ro1">
          <table:table-cell office:value-type="time" office:time-value="PT19H30M7S" table:style-name="ce7">
            <text:p>19:30:07</text:p>
          </table:table-cell>
          <table:table-cell office:value-type="time" office:time-value="PT19H30M8S" table:style-name="ce7">
            <text:p>19:30:08</text:p>
          </table:table-cell>
          <table:table-cell office:value-type="float" office:value="1054" table:style-name="ce1">
            <text:p>1054</text:p>
          </table:table-cell>
          <table:table-cell office:value-type="float" office:value="5.16" table:style-name="ce1">
            <text:p>5,16</text:p>
          </table:table-cell>
          <table:table-cell office:value-type="float" office:value="554.30999999999995" table:style-name="ce1">
            <text:p>554,31</text:p>
          </table:table-cell>
          <table:table-cell office:value-type="float" office:value="3.0146925384000003" table:formula="of:=[.C114]/1000 * [.D114]*[.E114]/1000" table:style-name="ce3">
            <text:p>3,014692538</text:p>
          </table:table-cell>
          <table:table-cell table:number-columns-repeated="2" table:style-name="ce1"/>
          <table:table-cell office:value-type="float" office:value="0.33553468871642878" table:formula="of:=[.F114]-([.$J$3]*[.C114]/1000)" table:style-name="ce1">
            <text:p>0,335534689</text:p>
          </table:table-cell>
          <table:table-cell table:number-columns-repeated="16375"/>
        </table:table-row>
        <table:table-row table:style-name="ro1">
          <table:table-cell office:value-type="time" office:time-value="PT19H30M8S" table:style-name="ce7">
            <text:p>19:30:08</text:p>
          </table:table-cell>
          <table:table-cell office:value-type="time" office:time-value="PT19H30M9S" table:style-name="ce7">
            <text:p>19:30:0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9.1" table:style-name="ce1">
            <text:p>559,1</text:p>
          </table:table-cell>
          <table:table-cell office:value-type="float" office:value="3.066708228" table:formula="of:=[.C115]/1000 * [.D115]*[.E115]/1000" table:style-name="ce3">
            <text:p>3,066708228</text:p>
          </table:table-cell>
          <table:table-cell table:number-columns-repeated="2" table:style-name="ce1"/>
          <table:table-cell office:value-type="float" office:value="0.36467331887890264" table:formula="of:=[.F115]-([.$J$3]*[.C115]/1000)" table:style-name="ce1">
            <text:p>0,364673319</text:p>
          </table:table-cell>
          <table:table-cell table:number-columns-repeated="16375"/>
        </table:table-row>
        <table:table-row table:style-name="ro1">
          <table:table-cell office:value-type="time" office:time-value="PT19H30M9S" table:style-name="ce7">
            <text:p>19:30:09</text:p>
          </table:table-cell>
          <table:table-cell office:value-type="time" office:time-value="PT19H30M10S" table:style-name="ce7">
            <text:p>19:30:1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8.75" table:style-name="ce1">
            <text:p>548,75</text:p>
          </table:table-cell>
          <table:table-cell office:value-type="float" office:value="3.0100967874999998" table:formula="of:=[.C116]/1000 * [.D116]*[.E116]/1000" table:style-name="ce3">
            <text:p>3,010096788</text:p>
          </table:table-cell>
          <table:table-cell table:number-columns-repeated="2" table:style-name="ce1"/>
          <table:table-cell office:value-type="float" office:value="0.31314566936501942" table:formula="of:=[.F116]-([.$J$3]*[.C116]/1000)" table:style-name="ce1">
            <text:p>0,313145669</text:p>
          </table:table-cell>
          <table:table-cell table:number-columns-repeated="16375"/>
        </table:table-row>
        <table:table-row table:style-name="ro1">
          <table:table-cell office:value-type="time" office:time-value="PT19H30M10S" table:style-name="ce7">
            <text:p>19:30:10</text:p>
          </table:table-cell>
          <table:table-cell office:value-type="time" office:time-value="PT19H30M11S" table:style-name="ce7">
            <text:p>19:30:1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4.16" table:style-name="ce1">
            <text:p>534,16</text:p>
          </table:table-cell>
          <table:table-cell office:value-type="float" office:value="2.9355884535999999" table:formula="of:=[.C117]/1000 * [.D117]*[.E117]/1000" table:style-name="ce3">
            <text:p>2,935588454</text:p>
          </table:table-cell>
          <table:table-cell table:number-columns-repeated="2" table:style-name="ce1"/>
          <table:table-cell office:value-type="float" office:value="0.23355354447890253" table:formula="of:=[.F117]-([.$J$3]*[.C117]/1000)" table:style-name="ce1">
            <text:p>0,233553544</text:p>
          </table:table-cell>
          <table:table-cell table:number-columns-repeated="16375"/>
        </table:table-row>
        <table:table-row table:style-name="ro1">
          <table:table-cell office:value-type="time" office:time-value="PT19H30M11S" table:style-name="ce7">
            <text:p>19:30:11</text:p>
          </table:table-cell>
          <table:table-cell office:value-type="time" office:time-value="PT19H30M12S" table:style-name="ce7">
            <text:p>19:30:1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8.76" table:style-name="ce1">
            <text:p>528,76</text:p>
          </table:table-cell>
          <table:table-cell office:value-type="float" office:value="2.8975624992000002" table:formula="of:=[.C118]/1000 * [.D118]*[.E118]/1000" table:style-name="ce3">
            <text:p>2,897562499</text:p>
          </table:table-cell>
          <table:table-cell table:number-columns-repeated="2" table:style-name="ce1"/>
          <table:table-cell office:value-type="float" office:value="0.19806948557196113" table:formula="of:=[.F118]-([.$J$3]*[.C118]/1000)" table:style-name="ce1">
            <text:p>0,198069486</text:p>
          </table:table-cell>
          <table:table-cell table:number-columns-repeated="16375"/>
        </table:table-row>
        <table:table-row table:style-name="ro1">
          <table:table-cell office:value-type="time" office:time-value="PT19H30M12S" table:style-name="ce7">
            <text:p>19:30:12</text:p>
          </table:table-cell>
          <table:table-cell office:value-type="time" office:time-value="PT19H30M13S" table:style-name="ce7">
            <text:p>19:30:1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5.4" table:style-name="ce1">
            <text:p>565,4</text:p>
          </table:table-cell>
          <table:table-cell office:value-type="float" office:value="3.1070991599999997" table:formula="of:=[.C119]/1000 * [.D119]*[.E119]/1000" table:style-name="ce3">
            <text:p>3,10709916</text:p>
          </table:table-cell>
          <table:table-cell table:number-columns-repeated="2" table:style-name="ce1"/>
          <table:table-cell office:value-type="float" office:value="0.39998045989278586" table:formula="of:=[.F119]-([.$J$3]*[.C119]/1000)" table:style-name="ce1">
            <text:p>0,39998046</text:p>
          </table:table-cell>
          <table:table-cell table:number-columns-repeated="16375"/>
        </table:table-row>
        <table:table-row table:style-name="ro1">
          <table:table-cell office:value-type="time" office:time-value="PT19H30M14S" table:style-name="ce7">
            <text:p>19:30:14</text:p>
          </table:table-cell>
          <table:table-cell office:value-type="time" office:time-value="PT19H30M15S" table:style-name="ce7">
            <text:p>19:30:1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8.72" table:style-name="ce1">
            <text:p>538,72</text:p>
          </table:table-cell>
          <table:table-cell office:value-type="float" office:value="2.9632616832000003" table:formula="of:=[.C120]/1000 * [.D120]*[.E120]/1000" table:style-name="ce3">
            <text:p>2,963261683</text:p>
          </table:table-cell>
          <table:table-cell table:number-columns-repeated="2" table:style-name="ce1"/>
          <table:table-cell office:value-type="float" office:value="0.25360108759972766" table:formula="of:=[.F120]-([.$J$3]*[.C120]/1000)" table:style-name="ce1">
            <text:p>0,253601088</text:p>
          </table:table-cell>
          <table:table-cell table:number-columns-repeated="16375"/>
        </table:table-row>
        <table:table-row table:style-name="ro1">
          <table:table-cell office:value-type="time" office:time-value="PT19H30M15S" table:style-name="ce7">
            <text:p>19:30:15</text:p>
          </table:table-cell>
          <table:table-cell office:value-type="time" office:time-value="PT19H30M16S" table:style-name="ce7">
            <text:p>19:30:16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71.34" table:style-name="ce1">
            <text:p>571,34</text:p>
          </table:table-cell>
          <table:table-cell office:value-type="float" office:value="3.1574305223999999" table:formula="of:=[.C121]/1000 * [.D121]*[.E121]/1000" table:style-name="ce3">
            <text:p>3,157430522</text:p>
          </table:table-cell>
          <table:table-cell table:number-columns-repeated="2" table:style-name="ce1"/>
          <table:table-cell office:value-type="float" office:value="0.43506044933443544" table:formula="of:=[.F121]-([.$J$3]*[.C121]/1000)" table:style-name="ce1">
            <text:p>0,435060449</text:p>
          </table:table-cell>
          <table:table-cell table:number-columns-repeated="16375"/>
        </table:table-row>
        <table:table-row table:style-name="ro1">
          <table:table-cell office:value-type="time" office:time-value="PT19H30M16S" table:style-name="ce7">
            <text:p>19:30:16</text:p>
          </table:table-cell>
          <table:table-cell office:value-type="time" office:time-value="PT19H30M17S" table:style-name="ce7">
            <text:p>19:30:1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7" table:style-name="ce1">
            <text:p>567</text:p>
          </table:table-cell>
          <table:table-cell office:value-type="float" office:value="3.1217432400000003" table:formula="of:=[.C122]/1000 * [.D122]*[.E122]/1000" table:style-name="ce3">
            <text:p>3,12174324</text:p>
          </table:table-cell>
          <table:table-cell table:number-columns-repeated="2" table:style-name="ce1"/>
          <table:table-cell office:value-type="float" office:value="0.40954074890666936" table:formula="of:=[.F122]-([.$J$3]*[.C122]/1000)" table:style-name="ce1">
            <text:p>0,409540749</text:p>
          </table:table-cell>
          <table:table-cell table:number-columns-repeated="16375"/>
        </table:table-row>
        <table:table-row table:style-name="ro1">
          <table:table-cell office:value-type="time" office:time-value="PT19H30M17S" table:style-name="ce7">
            <text:p>19:30:17</text:p>
          </table:table-cell>
          <table:table-cell office:value-type="time" office:time-value="PT19H30M18S" table:style-name="ce7">
            <text:p>19:30:1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4.83000000000004" table:style-name="ce1">
            <text:p>564,83</text:p>
          </table:table-cell>
          <table:table-cell office:value-type="float" office:value="3.1039667820000005" table:formula="of:=[.C123]/1000 * [.D123]*[.E123]/1000" table:style-name="ce3">
            <text:p>3,103966782</text:p>
          </table:table-cell>
          <table:table-cell table:number-columns-repeated="2" table:style-name="ce1"/>
          <table:table-cell office:value-type="float" office:value="0.39684808189278664" table:formula="of:=[.F123]-([.$J$3]*[.C123]/1000)" table:style-name="ce1">
            <text:p>0,396848082</text:p>
          </table:table-cell>
          <table:table-cell table:number-columns-repeated="16375"/>
        </table:table-row>
        <table:table-row table:style-name="ro1">
          <table:table-cell office:value-type="time" office:time-value="PT19H30M18S" table:style-name="ce7">
            <text:p>19:30:18</text:p>
          </table:table-cell>
          <table:table-cell office:value-type="time" office:time-value="PT19H30M19S" table:style-name="ce7">
            <text:p>19:30:19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71.58000000000004" table:style-name="ce1">
            <text:p>571,58</text:p>
          </table:table-cell>
          <table:table-cell office:value-type="float" office:value="3.1735036128000007" table:formula="of:=[.C124]/1000 * [.D124]*[.E124]/1000" table:style-name="ce3">
            <text:p>3,173503613</text:p>
          </table:table-cell>
          <table:table-cell table:number-columns-repeated="2" table:style-name="ce1"/>
          <table:table-cell office:value-type="float" office:value="0.43842406226914399" table:formula="of:=[.F124]-([.$J$3]*[.C124]/1000)" table:style-name="ce1">
            <text:p>0,438424062</text:p>
          </table:table-cell>
          <table:table-cell table:number-columns-repeated="16375"/>
        </table:table-row>
        <table:table-row table:style-name="ro1">
          <table:table-cell office:value-type="time" office:time-value="PT19H30M19S" table:style-name="ce7">
            <text:p>19:30:19</text:p>
          </table:table-cell>
          <table:table-cell office:value-type="time" office:time-value="PT19H30M20S" table:style-name="ce7">
            <text:p>19:30:2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9.29" table:style-name="ce1">
            <text:p>529,29</text:p>
          </table:table-cell>
          <table:table-cell office:value-type="float" office:value="2.9113914024000001" table:formula="of:=[.C125]/1000 * [.D125]*[.E125]/1000" table:style-name="ce3">
            <text:p>2,911391402</text:p>
          </table:table-cell>
          <table:table-cell table:number-columns-repeated="2" table:style-name="ce1"/>
          <table:table-cell office:value-type="float" office:value="0.20173080679972744" table:formula="of:=[.F125]-([.$J$3]*[.C125]/1000)" table:style-name="ce1">
            <text:p>0,201730807</text:p>
          </table:table-cell>
          <table:table-cell table:number-columns-repeated="16375"/>
        </table:table-row>
        <table:table-row table:style-name="ro1">
          <table:table-cell office:value-type="time" office:time-value="PT19H30M20S" table:style-name="ce7">
            <text:p>19:30:20</text:p>
          </table:table-cell>
          <table:table-cell office:value-type="time" office:time-value="PT19H30M21S" table:style-name="ce7">
            <text:p>19:30:2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7.13" table:style-name="ce1">
            <text:p>537,13</text:p>
          </table:table-cell>
          <table:table-cell office:value-type="float" office:value="2.9545157927999997" table:formula="of:=[.C126]/1000 * [.D126]*[.E126]/1000" table:style-name="ce3">
            <text:p>2,954515793</text:p>
          </table:table-cell>
          <table:table-cell table:number-columns-repeated="2" table:style-name="ce1"/>
          <table:table-cell office:value-type="float" office:value="0.24485519719972704" table:formula="of:=[.F126]-([.$J$3]*[.C126]/1000)" table:style-name="ce1">
            <text:p>0,244855197</text:p>
          </table:table-cell>
          <table:table-cell table:number-columns-repeated="16375"/>
        </table:table-row>
        <table:table-row table:style-name="ro1">
          <table:table-cell office:value-type="time" office:time-value="PT19H30M21S" table:style-name="ce7">
            <text:p>19:30:21</text:p>
          </table:table-cell>
          <table:table-cell office:value-type="time" office:time-value="PT19H30M22S" table:style-name="ce7">
            <text:p>19:30:22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6.76" table:style-name="ce1">
            <text:p>546,76</text:p>
          </table:table-cell>
          <table:table-cell office:value-type="float" office:value="3.0161413963999997" table:formula="of:=[.C127]/1000 * [.D127]*[.E127]/1000" table:style-name="ce3">
            <text:p>3,016141396</text:p>
          </table:table-cell>
          <table:table-cell table:number-columns-repeated="2" table:style-name="ce1"/>
          <table:table-cell office:value-type="float" office:value="0.30393890530666878" table:formula="of:=[.F127]-([.$J$3]*[.C127]/1000)" table:style-name="ce1">
            <text:p>0,303938905</text:p>
          </table:table-cell>
          <table:table-cell table:number-columns-repeated="16375"/>
        </table:table-row>
        <table:table-row table:style-name="ro1">
          <table:table-cell office:value-type="time" office:time-value="PT19H30M22S" table:style-name="ce7">
            <text:p>19:30:22</text:p>
          </table:table-cell>
          <table:table-cell office:value-type="time" office:time-value="PT19H30M23S" table:style-name="ce7">
            <text:p>19:30:2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8.21" table:style-name="ce1">
            <text:p>548,21</text:p>
          </table:table-cell>
          <table:table-cell office:value-type="float" office:value="3.0098044704000002" table:formula="of:=[.C128]/1000 * [.D128]*[.E128]/1000" table:style-name="ce3">
            <text:p>3,00980447</text:p>
          </table:table-cell>
          <table:table-cell table:number-columns-repeated="2" table:style-name="ce1"/>
          <table:table-cell office:value-type="float" office:value="0.30522766578584459" table:formula="of:=[.F128]-([.$J$3]*[.C128]/1000)" table:style-name="ce1">
            <text:p>0,305227666</text:p>
          </table:table-cell>
          <table:table-cell table:number-columns-repeated="16375"/>
        </table:table-row>
        <table:table-row table:style-name="ro1">
          <table:table-cell office:value-type="time" office:time-value="PT19H30M23S" table:style-name="ce7">
            <text:p>19:30:23</text:p>
          </table:table-cell>
          <table:table-cell office:value-type="time" office:time-value="PT19H30M24S" table:style-name="ce7">
            <text:p>19:30:2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2.32000000000005" table:style-name="ce1">
            <text:p>532,32</text:p>
          </table:table-cell>
          <table:table-cell office:value-type="float" office:value="2.9309805359999999" table:formula="of:=[.C129]/1000 * [.D129]*[.E129]/1000" table:style-name="ce3">
            <text:p>2,930980536</text:p>
          </table:table-cell>
          <table:table-cell table:number-columns-repeated="2" table:style-name="ce1"/>
          <table:table-cell office:value-type="float" office:value="0.22386183589278597" table:formula="of:=[.F129]-([.$J$3]*[.C129]/1000)" table:style-name="ce1">
            <text:p>0,223861836</text:p>
          </table:table-cell>
          <table:table-cell table:number-columns-repeated="16375"/>
        </table:table-row>
        <table:table-row table:style-name="ro1">
          <table:table-cell office:value-type="time" office:time-value="PT19H30M24S" table:style-name="ce7">
            <text:p>19:30:24</text:p>
          </table:table-cell>
          <table:table-cell office:value-type="time" office:time-value="PT19H30M25S" table:style-name="ce7">
            <text:p>19:30:2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4.22" table:style-name="ce1">
            <text:p>554,22</text:p>
          </table:table-cell>
          <table:table-cell office:value-type="float" office:value="3.0542399136000005" table:formula="of:=[.C130]/1000 * [.D130]*[.E130]/1000" table:style-name="ce3">
            <text:p>3,054239914</text:p>
          </table:table-cell>
          <table:table-cell table:number-columns-repeated="2" table:style-name="ce1"/>
          <table:table-cell office:value-type="float" office:value="0.3394955270136113" table:formula="of:=[.F130]-([.$J$3]*[.C130]/1000)" table:style-name="ce1">
            <text:p>0,339495527</text:p>
          </table:table-cell>
          <table:table-cell table:number-columns-repeated="16375"/>
        </table:table-row>
        <table:table-row table:style-name="ro1">
          <table:table-cell office:value-type="time" office:time-value="PT19H30M26S" table:style-name="ce7">
            <text:p>19:30:26</text:p>
          </table:table-cell>
          <table:table-cell office:value-type="time" office:time-value="PT19H30M27S" table:style-name="ce7">
            <text:p>19:30:2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5.48" table:style-name="ce1">
            <text:p>545,48</text:p>
          </table:table-cell>
          <table:table-cell office:value-type="float" office:value="2.9949797592" table:formula="of:=[.C131]/1000 * [.D131]*[.E131]/1000" table:style-name="ce3">
            <text:p>2,994979759</text:p>
          </table:table-cell>
          <table:table-cell table:number-columns-repeated="2" table:style-name="ce1"/>
          <table:table-cell office:value-type="float" office:value="0.29548674557196097" table:formula="of:=[.F131]-([.$J$3]*[.C131]/1000)" table:style-name="ce1">
            <text:p>0,295486746</text:p>
          </table:table-cell>
          <table:table-cell table:number-columns-repeated="16375"/>
        </table:table-row>
        <table:table-row table:style-name="ro1">
          <table:table-cell office:value-type="time" office:time-value="PT19H30M27S" table:style-name="ce7">
            <text:p>19:30:27</text:p>
          </table:table-cell>
          <table:table-cell office:value-type="time" office:time-value="PT19H30M28S" table:style-name="ce7">
            <text:p>19:30:28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6.98" table:style-name="ce1">
            <text:p>516,98</text:p>
          </table:table-cell>
          <table:table-cell office:value-type="float" office:value="2.8330090416000009" table:formula="of:=[.C132]/1000 * [.D132]*[.E132]/1000" table:style-name="ce3">
            <text:p>2,833009042</text:p>
          </table:table-cell>
          <table:table-cell table:number-columns-repeated="2" table:style-name="ce1"/>
          <table:table-cell office:value-type="float" office:value="0.13351602797196183" table:formula="of:=[.F132]-([.$J$3]*[.C132]/1000)" table:style-name="ce1">
            <text:p>0,133516028</text:p>
          </table:table-cell>
          <table:table-cell table:number-columns-repeated="16375"/>
        </table:table-row>
        <table:table-row table:style-name="ro1">
          <table:table-cell office:value-type="time" office:time-value="PT19H30M28S" table:style-name="ce7">
            <text:p>19:30:28</text:p>
          </table:table-cell>
          <table:table-cell office:value-type="time" office:time-value="PT19H30M29S" table:style-name="ce7">
            <text:p>19:30:2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7.23" table:style-name="ce1">
            <text:p>537,23</text:p>
          </table:table-cell>
          <table:table-cell office:value-type="float" office:value="2.9550658488000003" table:formula="of:=[.C133]/1000 * [.D133]*[.E133]/1000" table:style-name="ce3">
            <text:p>2,955065849</text:p>
          </table:table-cell>
          <table:table-cell table:number-columns-repeated="2" table:style-name="ce1"/>
          <table:table-cell office:value-type="float" office:value="0.24540525319972772" table:formula="of:=[.F133]-([.$J$3]*[.C133]/1000)" table:style-name="ce1">
            <text:p>0,245405253</text:p>
          </table:table-cell>
          <table:table-cell table:number-columns-repeated="16375"/>
        </table:table-row>
        <table:table-row table:style-name="ro1">
          <table:table-cell office:value-type="time" office:time-value="PT19H30M29S" table:style-name="ce7">
            <text:p>19:30:29</text:p>
          </table:table-cell>
          <table:table-cell office:value-type="time" office:time-value="PT19H30M30S" table:style-name="ce7">
            <text:p>19:30:3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0.72" table:style-name="ce1">
            <text:p>520,72</text:p>
          </table:table-cell>
          <table:table-cell office:value-type="float" office:value="2.8561908576000001" table:formula="of:=[.C134]/1000 * [.D134]*[.E134]/1000" table:style-name="ce3">
            <text:p>2,856190858</text:p>
          </table:table-cell>
          <table:table-cell table:number-columns-repeated="2" table:style-name="ce1"/>
          <table:table-cell office:value-type="float" office:value="0.15415594847890279" table:formula="of:=[.F134]-([.$J$3]*[.C134]/1000)" table:style-name="ce1">
            <text:p>0,154155948</text:p>
          </table:table-cell>
          <table:table-cell table:number-columns-repeated="16375"/>
        </table:table-row>
        <table:table-row table:style-name="ro1">
          <table:table-cell office:value-type="time" office:time-value="PT19H30M30S" table:style-name="ce7">
            <text:p>19:30:30</text:p>
          </table:table-cell>
          <table:table-cell office:value-type="time" office:time-value="PT19H30M31S" table:style-name="ce7">
            <text:p>19:30:3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8.96" table:style-name="ce1">
            <text:p>548,96</text:p>
          </table:table-cell>
          <table:table-cell office:value-type="float" office:value="3.0197630848000006" table:formula="of:=[.C135]/1000 * [.D135]*[.E135]/1000" table:style-name="ce3">
            <text:p>3,019763085</text:p>
          </table:table-cell>
          <table:table-cell table:number-columns-repeated="2" table:style-name="ce1"/>
          <table:table-cell office:value-type="float" office:value="0.31518628018584494" table:formula="of:=[.F135]-([.$J$3]*[.C135]/1000)" table:style-name="ce1">
            <text:p>0,31518628</text:p>
          </table:table-cell>
          <table:table-cell table:number-columns-repeated="16375"/>
        </table:table-row>
        <table:table-row table:style-name="ro1">
          <table:table-cell office:value-type="time" office:time-value="PT19H30M31S" table:style-name="ce7">
            <text:p>19:30:31</text:p>
          </table:table-cell>
          <table:table-cell office:value-type="time" office:time-value="PT19H30M32S" table:style-name="ce7">
            <text:p>19:30:3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6.82000000000005" table:style-name="ce1">
            <text:p>536,82</text:p>
          </table:table-cell>
          <table:table-cell office:value-type="float" office:value="2.9529824016000008" table:formula="of:=[.C136]/1000 * [.D136]*[.E136]/1000" table:style-name="ce3">
            <text:p>2,952982402</text:p>
          </table:table-cell>
          <table:table-cell table:number-columns-repeated="2" table:style-name="ce1"/>
          <table:table-cell office:value-type="float" office:value="0.24840559698584519" table:formula="of:=[.F136]-([.$J$3]*[.C136]/1000)" table:style-name="ce1">
            <text:p>0,248405597</text:p>
          </table:table-cell>
          <table:table-cell table:number-columns-repeated="16375"/>
        </table:table-row>
        <table:table-row table:style-name="ro1">
          <table:table-cell office:value-type="time" office:time-value="PT19H30M32S" table:style-name="ce7">
            <text:p>19:30:32</text:p>
          </table:table-cell>
          <table:table-cell office:value-type="time" office:time-value="PT19H30M33S" table:style-name="ce7">
            <text:p>19:30:3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3.88" table:style-name="ce1">
            <text:p>523,88</text:p>
          </table:table-cell>
          <table:table-cell office:value-type="float" office:value="2.8763840952000002" table:formula="of:=[.C137]/1000 * [.D137]*[.E137]/1000" table:style-name="ce3">
            <text:p>2,876384095</text:p>
          </table:table-cell>
          <table:table-cell table:number-columns-repeated="2" table:style-name="ce1"/>
          <table:table-cell office:value-type="float" office:value="0.1768910815719611" table:formula="of:=[.F137]-([.$J$3]*[.C137]/1000)" table:style-name="ce1">
            <text:p>0,176891082</text:p>
          </table:table-cell>
          <table:table-cell table:number-columns-repeated="16375"/>
        </table:table-row>
        <table:table-row table:style-name="ro1">
          <table:table-cell office:value-type="time" office:time-value="PT19H30M33S" table:style-name="ce7">
            <text:p>19:30:33</text:p>
          </table:table-cell>
          <table:table-cell office:value-type="time" office:time-value="PT19H30M34S" table:style-name="ce7">
            <text:p>19:30:34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9.52" table:style-name="ce1">
            <text:p>549,52</text:p>
          </table:table-cell>
          <table:table-cell office:value-type="float" office:value="3.0200025591999999" table:formula="of:=[.C138]/1000 * [.D138]*[.E138]/1000" table:style-name="ce3">
            <text:p>3,020002559</text:p>
          </table:table-cell>
          <table:table-cell table:number-columns-repeated="2" table:style-name="ce1"/>
          <table:table-cell office:value-type="float" office:value="0.3179676500789026" table:formula="of:=[.F138]-([.$J$3]*[.C138]/1000)" table:style-name="ce1">
            <text:p>0,31796765</text:p>
          </table:table-cell>
          <table:table-cell table:number-columns-repeated="16375"/>
        </table:table-row>
        <table:table-row table:style-name="ro1">
          <table:table-cell office:value-type="time" office:time-value="PT19H30M34S" table:style-name="ce7">
            <text:p>19:30:34</text:p>
          </table:table-cell>
          <table:table-cell office:value-type="time" office:time-value="PT19H30M35S" table:style-name="ce7">
            <text:p>19:30:3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2.67999999999995" table:style-name="ce1">
            <text:p>512,68</text:p>
          </table:table-cell>
          <table:table-cell office:value-type="float" office:value="2.8147362431999996" table:formula="of:=[.C139]/1000 * [.D139]*[.E139]/1000" table:style-name="ce3">
            <text:p>2,814736243</text:p>
          </table:table-cell>
          <table:table-cell table:number-columns-repeated="2" table:style-name="ce1"/>
          <table:table-cell office:value-type="float" office:value="0.11015943858584398" table:formula="of:=[.F139]-([.$J$3]*[.C139]/1000)" table:style-name="ce1">
            <text:p>0,110159439</text:p>
          </table:table-cell>
          <table:table-cell table:number-columns-repeated="16375"/>
        </table:table-row>
        <table:table-row table:style-name="ro1">
          <table:table-cell office:value-type="time" office:time-value="PT19H30M35S" table:style-name="ce7">
            <text:p>19:30:35</text:p>
          </table:table-cell>
          <table:table-cell office:value-type="time" office:time-value="PT19H30M36S" table:style-name="ce7">
            <text:p>19:30:36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39.48" table:style-name="ce1">
            <text:p>539,48</text:p>
          </table:table-cell>
          <table:table-cell office:value-type="float" office:value="2.9899276352000004" table:formula="of:=[.C140]/1000 * [.D140]*[.E140]/1000" table:style-name="ce3">
            <text:p>2,989927635</text:p>
          </table:table-cell>
          <table:table-cell table:number-columns-repeated="2" table:style-name="ce1"/>
          <table:table-cell office:value-type="float" office:value="0.26501566664137766" table:formula="of:=[.F140]-([.$J$3]*[.C140]/1000)" table:style-name="ce1">
            <text:p>0,265015667</text:p>
          </table:table-cell>
          <table:table-cell table:number-columns-repeated="16375"/>
        </table:table-row>
        <table:table-row table:style-name="ro1">
          <table:table-cell office:value-type="time" office:time-value="PT19H30M36S" table:style-name="ce7">
            <text:p>19:30:36</text:p>
          </table:table-cell>
          <table:table-cell office:value-type="time" office:time-value="PT19H30M38S" table:style-name="ce7">
            <text:p>19:30:3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6.34" table:style-name="ce1">
            <text:p>546,34</text:p>
          </table:table-cell>
          <table:table-cell office:value-type="float" office:value="3.0053507792000005" table:formula="of:=[.C141]/1000 * [.D141]*[.E141]/1000" table:style-name="ce3">
            <text:p>3,005350779</text:p>
          </table:table-cell>
          <table:table-cell table:number-columns-repeated="2" table:style-name="ce1"/>
          <table:table-cell office:value-type="float" office:value="0.30077397458584487" table:formula="of:=[.F141]-([.$J$3]*[.C141]/1000)" table:style-name="ce1">
            <text:p>0,300773975</text:p>
          </table:table-cell>
          <table:table-cell table:number-columns-repeated="16375"/>
        </table:table-row>
        <table:table-row table:style-name="ro1">
          <table:table-cell office:value-type="time" office:time-value="PT19H30M38S" table:style-name="ce7">
            <text:p>19:30:38</text:p>
          </table:table-cell>
          <table:table-cell office:value-type="time" office:time-value="PT19H30M39S" table:style-name="ce7">
            <text:p>19:30:3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9.41" table:style-name="ce1">
            <text:p>549,41</text:p>
          </table:table-cell>
          <table:table-cell office:value-type="float" office:value="3.0192277139999995" table:formula="of:=[.C142]/1000 * [.D142]*[.E142]/1000" table:style-name="ce3">
            <text:p>3,019227714</text:p>
          </table:table-cell>
          <table:table-cell table:number-columns-repeated="2" table:style-name="ce1"/>
          <table:table-cell office:value-type="float" office:value="0.31210901389278556" table:formula="of:=[.F142]-([.$J$3]*[.C142]/1000)" table:style-name="ce1">
            <text:p>0,312109014</text:p>
          </table:table-cell>
          <table:table-cell table:number-columns-repeated="16375"/>
        </table:table-row>
        <table:table-row table:style-name="ro1">
          <table:table-cell office:value-type="time" office:time-value="PT19H30M39S" table:style-name="ce7">
            <text:p>19:30:39</text:p>
          </table:table-cell>
          <table:table-cell office:value-type="time" office:time-value="PT19H30M40S" table:style-name="ce7">
            <text:p>19:30:40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38.41999999999996" table:style-name="ce1">
            <text:p>538,42</text:p>
          </table:table-cell>
          <table:table-cell office:value-type="float" office:value="2.9810592455999996" table:formula="of:=[.C143]/1000 * [.D143]*[.E143]/1000" table:style-name="ce3">
            <text:p>2,981059246</text:p>
          </table:table-cell>
          <table:table-cell table:number-columns-repeated="2" table:style-name="ce1"/>
          <table:table-cell office:value-type="float" office:value="0.25360538154831813" table:formula="of:=[.F143]-([.$J$3]*[.C143]/1000)" table:style-name="ce1">
            <text:p>0,253605382</text:p>
          </table:table-cell>
          <table:table-cell table:number-columns-repeated="16375"/>
        </table:table-row>
        <table:table-row table:style-name="ro1">
          <table:table-cell office:value-type="time" office:time-value="PT19H30M40S" table:style-name="ce7">
            <text:p>19:30:40</text:p>
          </table:table-cell>
          <table:table-cell office:value-type="time" office:time-value="PT19H30M41S" table:style-name="ce7">
            <text:p>19:30:41</text:p>
          </table:table-cell>
          <table:table-cell office:value-type="float" office:value="1052" table:style-name="ce1">
            <text:p>1052</text:p>
          </table:table-cell>
          <table:table-cell office:value-type="float" office:value="5.16" table:style-name="ce1">
            <text:p>5,16</text:p>
          </table:table-cell>
          <table:table-cell office:value-type="float" office:value="569.79999999999995" table:style-name="ce1">
            <text:p>569,8</text:p>
          </table:table-cell>
          <table:table-cell office:value-type="float" office:value="3.0930567359999999" table:formula="of:=[.C144]/1000 * [.D144]*[.E144]/1000" table:style-name="ce3">
            <text:p>3,093056736</text:p>
          </table:table-cell>
          <table:table-cell table:number-columns-repeated="2" table:style-name="ce1"/>
          <table:table-cell office:value-type="float" office:value="0.4189826773025449" table:formula="of:=[.F144]-([.$J$3]*[.C144]/1000)" table:style-name="ce1">
            <text:p>0,418982677</text:p>
          </table:table-cell>
          <table:table-cell table:number-columns-repeated="16375"/>
        </table:table-row>
        <table:table-row table:style-name="ro1">
          <table:table-cell office:value-type="time" office:time-value="PT19H30M41S" table:style-name="ce7">
            <text:p>19:30:41</text:p>
          </table:table-cell>
          <table:table-cell office:value-type="time" office:time-value="PT19H30M42S" table:style-name="ce7">
            <text:p>19:30:42</text:p>
          </table:table-cell>
          <table:table-cell office:value-type="float" office:value="1057" table:style-name="ce1">
            <text:p>1057</text:p>
          </table:table-cell>
          <table:table-cell office:value-type="float" office:value="5.17" table:style-name="ce1">
            <text:p>5,17</text:p>
          </table:table-cell>
          <table:table-cell office:value-type="float" office:value="541.72" table:style-name="ce1">
            <text:p>541,72</text:p>
          </table:table-cell>
          <table:table-cell office:value-type="float" office:value="2.9603318668000003" table:formula="of:=[.C145]/1000 * [.D145]*[.E145]/1000" table:style-name="ce3">
            <text:p>2,960331867</text:p>
          </table:table-cell>
          <table:table-cell table:number-columns-repeated="2" table:style-name="ce1"/>
          <table:table-cell office:value-type="float" office:value="0.27354833063725348" table:formula="of:=[.F145]-([.$J$3]*[.C145]/1000)" table:style-name="ce1">
            <text:p>0,273548331</text:p>
          </table:table-cell>
          <table:table-cell table:number-columns-repeated="16375"/>
        </table:table-row>
        <table:table-row table:style-name="ro1">
          <table:table-cell office:value-type="time" office:time-value="PT19H30M42S" table:style-name="ce7">
            <text:p>19:30:42</text:p>
          </table:table-cell>
          <table:table-cell office:value-type="time" office:time-value="PT19H30M43S" table:style-name="ce7">
            <text:p>19:30:4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8.45000000000005" table:style-name="ce1">
            <text:p>548,45</text:p>
          </table:table-cell>
          <table:table-cell office:value-type="float" office:value="3.0309321420000002" table:formula="of:=[.C146]/1000 * [.D146]*[.E146]/1000" table:style-name="ce3">
            <text:p>3,030932142</text:p>
          </table:table-cell>
          <table:table-cell table:number-columns-repeated="2" table:style-name="ce1"/>
          <table:table-cell office:value-type="float" office:value="0.30856206893443572" table:formula="of:=[.F146]-([.$J$3]*[.C146]/1000)" table:style-name="ce1">
            <text:p>0,308562069</text:p>
          </table:table-cell>
          <table:table-cell table:number-columns-repeated="16375"/>
        </table:table-row>
        <table:table-row table:style-name="ro1">
          <table:table-cell office:value-type="time" office:time-value="PT19H30M43S" table:style-name="ce7">
            <text:p>19:30:43</text:p>
          </table:table-cell>
          <table:table-cell office:value-type="time" office:time-value="PT19H30M44S" table:style-name="ce7">
            <text:p>19:30:4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1.79999999999995" table:style-name="ce1">
            <text:p>551,8</text:p>
          </table:table-cell>
          <table:table-cell office:value-type="float" office:value="3.0238198560000003" table:formula="of:=[.C147]/1000 * [.D147]*[.E147]/1000" table:style-name="ce3">
            <text:p>3,023819856</text:p>
          </table:table-cell>
          <table:table-cell table:number-columns-repeated="2" table:style-name="ce1"/>
          <table:table-cell office:value-type="float" office:value="0.32432684237196119" table:formula="of:=[.F147]-([.$J$3]*[.C147]/1000)" table:style-name="ce1">
            <text:p>0,324326842</text:p>
          </table:table-cell>
          <table:table-cell table:number-columns-repeated="16375"/>
        </table:table-row>
        <table:table-row table:style-name="ro1">
          <table:table-cell office:value-type="time" office:time-value="PT19H30M44S" table:style-name="ce7">
            <text:p>19:30:44</text:p>
          </table:table-cell>
          <table:table-cell office:value-type="time" office:time-value="PT19H30M45S" table:style-name="ce7">
            <text:p>19:30:45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8.05999999999995" table:style-name="ce1">
            <text:p>548,06</text:p>
          </table:table-cell>
          <table:table-cell office:value-type="float" office:value="3.0233127033999994" table:formula="of:=[.C148]/1000 * [.D148]*[.E148]/1000" table:style-name="ce3">
            <text:p>3,023312703</text:p>
          </table:table-cell>
          <table:table-cell table:number-columns-repeated="2" table:style-name="ce1"/>
          <table:table-cell office:value-type="float" office:value="0.31111021230666847" table:formula="of:=[.F148]-([.$J$3]*[.C148]/1000)" table:style-name="ce1">
            <text:p>0,311110212</text:p>
          </table:table-cell>
          <table:table-cell table:number-columns-repeated="16375"/>
        </table:table-row>
        <table:table-row table:style-name="ro1">
          <table:table-cell office:value-type="time" office:time-value="PT19H30M45S" table:style-name="ce7">
            <text:p>19:30:45</text:p>
          </table:table-cell>
          <table:table-cell office:value-type="time" office:time-value="PT19H30M46S" table:style-name="ce7">
            <text:p>19:30:4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5.6" table:style-name="ce1">
            <text:p>565,6</text:p>
          </table:table-cell>
          <table:table-cell office:value-type="float" office:value="3.1227907200000002" table:formula="of:=[.C149]/1000 * [.D149]*[.E149]/1000" table:style-name="ce3">
            <text:p>3,12279072</text:p>
          </table:table-cell>
          <table:table-cell table:number-columns-repeated="2" table:style-name="ce1"/>
          <table:table-cell office:value-type="float" office:value="0.40296254242749407" table:formula="of:=[.F149]-([.$J$3]*[.C149]/1000)" table:style-name="ce1">
            <text:p>0,402962542</text:p>
          </table:table-cell>
          <table:table-cell table:number-columns-repeated="16375"/>
        </table:table-row>
        <table:table-row table:style-name="ro1">
          <table:table-cell office:value-type="time" office:time-value="PT19H30M46S" table:style-name="ce7">
            <text:p>19:30:46</text:p>
          </table:table-cell>
          <table:table-cell office:value-type="time" office:time-value="PT19H30M47S" table:style-name="ce7">
            <text:p>19:30:4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5.96" table:style-name="ce1">
            <text:p>555,96</text:p>
          </table:table-cell>
          <table:table-cell office:value-type="float" office:value="3.0494850767999999" table:formula="of:=[.C150]/1000 * [.D150]*[.E150]/1000" table:style-name="ce3">
            <text:p>3,049485077</text:p>
          </table:table-cell>
          <table:table-cell table:number-columns-repeated="2" table:style-name="ce1"/>
          <table:table-cell office:value-type="float" office:value="0.34745016767890258" table:formula="of:=[.F150]-([.$J$3]*[.C150]/1000)" table:style-name="ce1">
            <text:p>0,347450168</text:p>
          </table:table-cell>
          <table:table-cell table:number-columns-repeated="16375"/>
        </table:table-row>
        <table:table-row table:style-name="ro1">
          <table:table-cell office:value-type="time" office:time-value="PT19H30M47S" table:style-name="ce7">
            <text:p>19:30:47</text:p>
          </table:table-cell>
          <table:table-cell office:value-type="time" office:time-value="PT19H30M48S" table:style-name="ce7">
            <text:p>19:30:4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5.88" table:style-name="ce1">
            <text:p>515,88</text:p>
          </table:table-cell>
          <table:table-cell office:value-type="float" office:value="2.8323050111999999" table:formula="of:=[.C151]/1000 * [.D151]*[.E151]/1000" table:style-name="ce3">
            <text:p>2,832305011</text:p>
          </table:table-cell>
          <table:table-cell table:number-columns-repeated="2" table:style-name="ce1"/>
          <table:table-cell office:value-type="float" office:value="0.12772820658584427" table:formula="of:=[.F151]-([.$J$3]*[.C151]/1000)" table:style-name="ce1">
            <text:p>0,127728207</text:p>
          </table:table-cell>
          <table:table-cell table:number-columns-repeated="16375"/>
        </table:table-row>
        <table:table-row table:style-name="ro1">
          <table:table-cell office:value-type="time" office:time-value="PT19H30M48S" table:style-name="ce7">
            <text:p>19:30:48</text:p>
          </table:table-cell>
          <table:table-cell office:value-type="time" office:time-value="PT19H30M49S" table:style-name="ce7">
            <text:p>19:30:4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9.86" table:style-name="ce1">
            <text:p>549,86</text:p>
          </table:table-cell>
          <table:table-cell office:value-type="float" office:value="3.0131888112000005" table:formula="of:=[.C152]/1000 * [.D152]*[.E152]/1000" table:style-name="ce3">
            <text:p>3,013188811</text:p>
          </table:table-cell>
          <table:table-cell table:number-columns-repeated="2" table:style-name="ce1"/>
          <table:table-cell office:value-type="float" office:value="0.31369579757196142" table:formula="of:=[.F152]-([.$J$3]*[.C152]/1000)" table:style-name="ce1">
            <text:p>0,313695798</text:p>
          </table:table-cell>
          <table:table-cell table:number-columns-repeated="16375"/>
        </table:table-row>
        <table:table-row table:style-name="ro1">
          <table:table-cell office:value-type="time" office:time-value="PT19H30M49S" table:style-name="ce7">
            <text:p>19:30:49</text:p>
          </table:table-cell>
          <table:table-cell office:value-type="time" office:time-value="PT19H30M51S" table:style-name="ce7">
            <text:p>19:30:5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7.37" table:style-name="ce1">
            <text:p>547,37</text:p>
          </table:table-cell>
          <table:table-cell office:value-type="float" office:value="3.0053568798000003" table:formula="of:=[.C153]/1000 * [.D153]*[.E153]/1000" table:style-name="ce3">
            <text:p>3,00535688</text:p>
          </table:table-cell>
          <table:table-cell table:number-columns-repeated="2" table:style-name="ce1"/>
          <table:table-cell office:value-type="float" office:value="0.30586386617196126" table:formula="of:=[.F153]-([.$J$3]*[.C153]/1000)" table:style-name="ce1">
            <text:p>0,305863866</text:p>
          </table:table-cell>
          <table:table-cell table:number-columns-repeated="16375"/>
        </table:table-row>
        <table:table-row table:style-name="ro1">
          <table:table-cell office:value-type="time" office:time-value="PT19H30M51S" table:style-name="ce7">
            <text:p>19:30:51</text:p>
          </table:table-cell>
          <table:table-cell office:value-type="time" office:time-value="PT19H30M52S" table:style-name="ce7">
            <text:p>19:30:5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1.96" table:style-name="ce1">
            <text:p>521,96</text:p>
          </table:table-cell>
          <table:table-cell office:value-type="float" office:value="2.8658422584000003" table:formula="of:=[.C154]/1000 * [.D154]*[.E154]/1000" table:style-name="ce3">
            <text:p>2,865842258</text:p>
          </table:table-cell>
          <table:table-cell table:number-columns-repeated="2" table:style-name="ce1"/>
          <table:table-cell office:value-type="float" office:value="0.16634924477196122" table:formula="of:=[.F154]-([.$J$3]*[.C154]/1000)" table:style-name="ce1">
            <text:p>0,166349245</text:p>
          </table:table-cell>
          <table:table-cell table:number-columns-repeated="16375"/>
        </table:table-row>
        <table:table-row table:style-name="ro1">
          <table:table-cell office:value-type="time" office:time-value="PT19H30M52S" table:style-name="ce7">
            <text:p>19:30:52</text:p>
          </table:table-cell>
          <table:table-cell office:value-type="time" office:time-value="PT19H30M53S" table:style-name="ce7">
            <text:p>19:30:53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7.5" table:style-name="ce1">
            <text:p>557,5</text:p>
          </table:table-cell>
          <table:table-cell office:value-type="float" office:value="3.0696228749999994" table:formula="of:=[.C155]/1000 * [.D155]*[.E155]/1000" table:style-name="ce3">
            <text:p>3,069622875</text:p>
          </table:table-cell>
          <table:table-cell table:number-columns-repeated="2" table:style-name="ce1"/>
          <table:table-cell office:value-type="float" office:value="0.36250417489278552" table:formula="of:=[.F155]-([.$J$3]*[.C155]/1000)" table:style-name="ce1">
            <text:p>0,362504175</text:p>
          </table:table-cell>
          <table:table-cell table:number-columns-repeated="16375"/>
        </table:table-row>
        <table:table-row table:style-name="ro1">
          <table:table-cell office:value-type="time" office:time-value="PT19H30M53S" table:style-name="ce7">
            <text:p>19:30:53</text:p>
          </table:table-cell>
          <table:table-cell office:value-type="time" office:time-value="PT19H30M54S" table:style-name="ce7">
            <text:p>19:30:5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9.55999999999995" table:style-name="ce1">
            <text:p>559,56</text:p>
          </table:table-cell>
          <table:table-cell office:value-type="float" office:value="3.0867511883999996" table:formula="of:=[.C156]/1000 * [.D156]*[.E156]/1000" table:style-name="ce3">
            <text:p>3,086751188</text:p>
          </table:table-cell>
          <table:table-cell table:number-columns-repeated="2" table:style-name="ce1"/>
          <table:table-cell office:value-type="float" office:value="0.37454869730666873" table:formula="of:=[.F156]-([.$J$3]*[.C156]/1000)" table:style-name="ce1">
            <text:p>0,374548697</text:p>
          </table:table-cell>
          <table:table-cell table:number-columns-repeated="16375"/>
        </table:table-row>
        <table:table-row table:style-name="ro1">
          <table:table-cell office:value-type="time" office:time-value="PT19H30M54S" table:style-name="ce7">
            <text:p>19:30:54</text:p>
          </table:table-cell>
          <table:table-cell office:value-type="time" office:time-value="PT19H30M55S" table:style-name="ce7">
            <text:p>19:30:55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7.70000000000005" table:style-name="ce1">
            <text:p>557,7</text:p>
          </table:table-cell>
          <table:table-cell office:value-type="float" office:value="3.0764907030000002" table:formula="of:=[.C157]/1000 * [.D157]*[.E157]/1000" table:style-name="ce3">
            <text:p>3,076490703</text:p>
          </table:table-cell>
          <table:table-cell table:number-columns-repeated="2" table:style-name="ce1"/>
          <table:table-cell office:value-type="float" office:value="0.36428821190666927" table:formula="of:=[.F157]-([.$J$3]*[.C157]/1000)" table:style-name="ce1">
            <text:p>0,364288212</text:p>
          </table:table-cell>
          <table:table-cell table:number-columns-repeated="16375"/>
        </table:table-row>
        <table:table-row table:style-name="ro1">
          <table:table-cell office:value-type="time" office:time-value="PT19H30M55S" table:style-name="ce7">
            <text:p>19:30:55</text:p>
          </table:table-cell>
          <table:table-cell office:value-type="time" office:time-value="PT19H30M56S" table:style-name="ce7">
            <text:p>19:30:5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7.5" table:style-name="ce1">
            <text:p>567,5</text:p>
          </table:table-cell>
          <table:table-cell office:value-type="float" office:value="3.1303527000000004" table:formula="of:=[.C158]/1000 * [.D158]*[.E158]/1000" table:style-name="ce3">
            <text:p>3,1303527</text:p>
          </table:table-cell>
          <table:table-cell table:number-columns-repeated="2" table:style-name="ce1"/>
          <table:table-cell office:value-type="float" office:value="0.41306641792055299" table:formula="of:=[.F158]-([.$J$3]*[.C158]/1000)" table:style-name="ce1">
            <text:p>0,413066418</text:p>
          </table:table-cell>
          <table:table-cell table:number-columns-repeated="16375"/>
        </table:table-row>
        <table:table-row table:style-name="ro1">
          <table:table-cell office:value-type="time" office:time-value="PT19H30M56S" table:style-name="ce7">
            <text:p>19:30:56</text:p>
          </table:table-cell>
          <table:table-cell office:value-type="time" office:time-value="PT19H30M57S" table:style-name="ce7">
            <text:p>19:30:5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8.21" table:style-name="ce1">
            <text:p>548,21</text:p>
          </table:table-cell>
          <table:table-cell office:value-type="float" office:value="3.0324345792000003" table:formula="of:=[.C159]/1000 * [.D159]*[.E159]/1000" table:style-name="ce3">
            <text:p>3,032434579</text:p>
          </table:table-cell>
          <table:table-cell table:number-columns-repeated="2" table:style-name="ce1"/>
          <table:table-cell office:value-type="float" office:value="0.30752261064137754" table:formula="of:=[.F159]-([.$J$3]*[.C159]/1000)" table:style-name="ce1">
            <text:p>0,307522611</text:p>
          </table:table-cell>
          <table:table-cell table:number-columns-repeated="16375"/>
        </table:table-row>
        <table:table-row table:style-name="ro1">
          <table:table-cell office:value-type="time" office:time-value="PT19H30M57S" table:style-name="ce7">
            <text:p>19:30:57</text:p>
          </table:table-cell>
          <table:table-cell office:value-type="time" office:time-value="PT19H30M58S" table:style-name="ce7">
            <text:p>19:30:58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8.13" table:style-name="ce1">
            <text:p>538,13</text:p>
          </table:table-cell>
          <table:table-cell office:value-type="float" office:value="2.9544628511999997" table:formula="of:=[.C160]/1000 * [.D160]*[.E160]/1000" table:style-name="ce3">
            <text:p>2,954462851</text:p>
          </table:table-cell>
          <table:table-cell table:number-columns-repeated="2" table:style-name="ce1"/>
          <table:table-cell office:value-type="float" office:value="0.24988604658584412" table:formula="of:=[.F160]-([.$J$3]*[.C160]/1000)" table:style-name="ce1">
            <text:p>0,249886047</text:p>
          </table:table-cell>
          <table:table-cell table:number-columns-repeated="16375"/>
        </table:table-row>
        <table:table-row table:style-name="ro1">
          <table:table-cell office:value-type="time" office:time-value="PT19H30M58S" table:style-name="ce7">
            <text:p>19:30:58</text:p>
          </table:table-cell>
          <table:table-cell office:value-type="time" office:time-value="PT19H30M59S" table:style-name="ce7">
            <text:p>19:30:5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3.57000000000005" table:style-name="ce1">
            <text:p>563,57</text:p>
          </table:table-cell>
          <table:table-cell office:value-type="float" office:value="3.0970425780000004" table:formula="of:=[.C161]/1000 * [.D161]*[.E161]/1000" table:style-name="ce3">
            <text:p>3,097042578</text:p>
          </table:table-cell>
          <table:table-cell table:number-columns-repeated="2" table:style-name="ce1"/>
          <table:table-cell office:value-type="float" office:value="0.38992387789278649" table:formula="of:=[.F161]-([.$J$3]*[.C161]/1000)" table:style-name="ce1">
            <text:p>0,389923878</text:p>
          </table:table-cell>
          <table:table-cell table:number-columns-repeated="16375"/>
        </table:table-row>
        <table:table-row table:style-name="ro1">
          <table:table-cell office:value-type="time" office:time-value="PT19H30M59S" table:style-name="ce7">
            <text:p>19:30:59</text:p>
          </table:table-cell>
          <table:table-cell office:value-type="time" office:time-value="PT19H31M0S" table:style-name="ce7">
            <text:p>19:31:00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5.67999999999995" table:style-name="ce1">
            <text:p>555,68</text:p>
          </table:table-cell>
          <table:table-cell office:value-type="float" office:value="3.0622857983999996" table:formula="of:=[.C162]/1000 * [.D162]*[.E162]/1000" table:style-name="ce3">
            <text:p>3,062285798</text:p>
          </table:table-cell>
          <table:table-cell table:number-columns-repeated="2" table:style-name="ce1"/>
          <table:table-cell office:value-type="float" office:value="0.34754141181361042" table:formula="of:=[.F162]-([.$J$3]*[.C162]/1000)" table:style-name="ce1">
            <text:p>0,347541412</text:p>
          </table:table-cell>
          <table:table-cell table:number-columns-repeated="16375"/>
        </table:table-row>
        <table:table-row table:style-name="ro1">
          <table:table-cell office:value-type="time" office:time-value="PT19H31M0S" table:style-name="ce7">
            <text:p>19:31:00</text:p>
          </table:table-cell>
          <table:table-cell office:value-type="time" office:time-value="PT19H31M1S" table:style-name="ce7">
            <text:p>19:31:01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4.82000000000005" table:style-name="ce1">
            <text:p>554,82</text:p>
          </table:table-cell>
          <table:table-cell office:value-type="float" office:value="3.0577350804000001" table:formula="of:=[.C163]/1000 * [.D163]*[.E163]/1000" table:style-name="ce3">
            <text:p>3,05773508</text:p>
          </table:table-cell>
          <table:table-cell table:number-columns-repeated="2" table:style-name="ce1"/>
          <table:table-cell office:value-type="float" office:value="0.34807448479972747" table:formula="of:=[.F163]-([.$J$3]*[.C163]/1000)" table:style-name="ce1">
            <text:p>0,348074485</text:p>
          </table:table-cell>
          <table:table-cell table:number-columns-repeated="16375"/>
        </table:table-row>
        <table:table-row table:style-name="ro1">
          <table:table-cell office:value-type="time" office:time-value="PT19H31M1S" table:style-name="ce7">
            <text:p>19:31:01</text:p>
          </table:table-cell>
          <table:table-cell office:value-type="time" office:time-value="PT19H31M3S" table:style-name="ce7">
            <text:p>19:31:0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3.34" table:style-name="ce1">
            <text:p>513,34</text:p>
          </table:table-cell>
          <table:table-cell office:value-type="float" office:value="2.8130621328000007" table:formula="of:=[.C164]/1000 * [.D164]*[.E164]/1000" table:style-name="ce3">
            <text:p>2,813062133</text:p>
          </table:table-cell>
          <table:table-cell table:number-columns-repeated="2" table:style-name="ce1"/>
          <table:table-cell office:value-type="float" office:value="0.11356911917196166" table:formula="of:=[.F164]-([.$J$3]*[.C164]/1000)" table:style-name="ce1">
            <text:p>0,113569119</text:p>
          </table:table-cell>
          <table:table-cell table:number-columns-repeated="16375"/>
        </table:table-row>
        <table:table-row table:style-name="ro1">
          <table:table-cell office:value-type="time" office:time-value="PT19H31M3S" table:style-name="ce7">
            <text:p>19:31:03</text:p>
          </table:table-cell>
          <table:table-cell office:value-type="time" office:time-value="PT19H31M4S" table:style-name="ce7">
            <text:p>19:31:04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1.95000000000005" table:style-name="ce1">
            <text:p>541,95</text:p>
          </table:table-cell>
          <table:table-cell office:value-type="float" office:value="3.0036169680000007" table:formula="of:=[.C165]/1000 * [.D165]*[.E165]/1000" table:style-name="ce3">
            <text:p>3,003616968</text:p>
          </table:table-cell>
          <table:table-cell table:number-columns-repeated="2" table:style-name="ce1"/>
          <table:table-cell office:value-type="float" office:value="0.27870499944137794" table:formula="of:=[.F165]-([.$J$3]*[.C165]/1000)" table:style-name="ce1">
            <text:p>0,278704999</text:p>
          </table:table-cell>
          <table:table-cell table:number-columns-repeated="16375"/>
        </table:table-row>
        <table:table-row table:style-name="ro1">
          <table:table-cell office:value-type="time" office:time-value="PT19H31M4S" table:style-name="ce7">
            <text:p>19:31:04</text:p>
          </table:table-cell>
          <table:table-cell office:value-type="time" office:time-value="PT19H31M5S" table:style-name="ce7">
            <text:p>19:31:0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6.64" table:style-name="ce1">
            <text:p>546,64</text:p>
          </table:table-cell>
          <table:table-cell office:value-type="float" office:value="3.0070010432000003" table:formula="of:=[.C166]/1000 * [.D166]*[.E166]/1000" table:style-name="ce3">
            <text:p>3,007001043</text:p>
          </table:table-cell>
          <table:table-cell table:number-columns-repeated="2" table:style-name="ce1"/>
          <table:table-cell office:value-type="float" office:value="0.30242423858584466" table:formula="of:=[.F166]-([.$J$3]*[.C166]/1000)" table:style-name="ce1">
            <text:p>0,302424239</text:p>
          </table:table-cell>
          <table:table-cell table:number-columns-repeated="16375"/>
        </table:table-row>
        <table:table-row table:style-name="ro1">
          <table:table-cell office:value-type="time" office:time-value="PT19H31M5S" table:style-name="ce7">
            <text:p>19:31:05</text:p>
          </table:table-cell>
          <table:table-cell office:value-type="time" office:time-value="PT19H31M6S" table:style-name="ce7">
            <text:p>19:31:0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0.20000000000005" table:style-name="ce1">
            <text:p>550,2</text:p>
          </table:table-cell>
          <table:table-cell office:value-type="float" office:value="3.0265841760000005" table:formula="of:=[.C167]/1000 * [.D167]*[.E167]/1000" table:style-name="ce3">
            <text:p>3,026584176</text:p>
          </table:table-cell>
          <table:table-cell table:number-columns-repeated="2" table:style-name="ce1"/>
          <table:table-cell office:value-type="float" office:value="0.3220073713858449" table:formula="of:=[.F167]-([.$J$3]*[.C167]/1000)" table:style-name="ce1">
            <text:p>0,322007371</text:p>
          </table:table-cell>
          <table:table-cell table:number-columns-repeated="16375"/>
        </table:table-row>
        <table:table-row table:style-name="ro1">
          <table:table-cell office:value-type="time" office:time-value="PT19H31M6S" table:style-name="ce7">
            <text:p>19:31:06</text:p>
          </table:table-cell>
          <table:table-cell office:value-type="time" office:time-value="PT19H31M7S" table:style-name="ce7">
            <text:p>19:31:0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5.38" table:style-name="ce1">
            <text:p>525,38</text:p>
          </table:table-cell>
          <table:table-cell office:value-type="float" office:value="2.8844622912000002" table:formula="of:=[.C168]/1000 * [.D168]*[.E168]/1000" table:style-name="ce3">
            <text:p>2,884462291</text:p>
          </table:table-cell>
          <table:table-cell table:number-columns-repeated="2" table:style-name="ce1"/>
          <table:table-cell office:value-type="float" office:value="0.17988548658584458" table:formula="of:=[.F168]-([.$J$3]*[.C168]/1000)" table:style-name="ce1">
            <text:p>0,179885487</text:p>
          </table:table-cell>
          <table:table-cell table:number-columns-repeated="16375"/>
        </table:table-row>
        <table:table-row table:style-name="ro1">
          <table:table-cell office:value-type="time" office:time-value="PT19H31M7S" table:style-name="ce7">
            <text:p>19:31:07</text:p>
          </table:table-cell>
          <table:table-cell office:value-type="time" office:time-value="PT19H31M8S" table:style-name="ce7">
            <text:p>19:31:0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6.41999999999996" table:style-name="ce1">
            <text:p>556,42</text:p>
          </table:table-cell>
          <table:table-cell office:value-type="float" office:value="3.0636763409999994" table:formula="of:=[.C169]/1000 * [.D169]*[.E169]/1000" table:style-name="ce3">
            <text:p>3,063676341</text:p>
          </table:table-cell>
          <table:table-cell table:number-columns-repeated="2" table:style-name="ce1"/>
          <table:table-cell office:value-type="float" office:value="0.35655764089278552" table:formula="of:=[.F169]-([.$J$3]*[.C169]/1000)" table:style-name="ce1">
            <text:p>0,356557641</text:p>
          </table:table-cell>
          <table:table-cell table:number-columns-repeated="16375"/>
        </table:table-row>
        <table:table-row table:style-name="ro1">
          <table:table-cell office:value-type="time" office:time-value="PT19H31M8S" table:style-name="ce7">
            <text:p>19:31:08</text:p>
          </table:table-cell>
          <table:table-cell office:value-type="time" office:time-value="PT19H31M9S" table:style-name="ce7">
            <text:p>19:31:0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4.08000000000004" table:style-name="ce1">
            <text:p>564,08</text:p>
          </table:table-cell>
          <table:table-cell office:value-type="float" office:value="3.1027558848000005" table:formula="of:=[.C170]/1000 * [.D170]*[.E170]/1000" table:style-name="ce3">
            <text:p>3,102755885</text:p>
          </table:table-cell>
          <table:table-cell table:number-columns-repeated="2" table:style-name="ce1"/>
          <table:table-cell office:value-type="float" office:value="0.39309528919972792" table:formula="of:=[.F170]-([.$J$3]*[.C170]/1000)" table:style-name="ce1">
            <text:p>0,393095289</text:p>
          </table:table-cell>
          <table:table-cell table:number-columns-repeated="16375"/>
        </table:table-row>
        <table:table-row table:style-name="ro1">
          <table:table-cell office:value-type="time" office:time-value="PT19H31M9S" table:style-name="ce7">
            <text:p>19:31:09</text:p>
          </table:table-cell>
          <table:table-cell office:value-type="time" office:time-value="PT19H31M10S" table:style-name="ce7">
            <text:p>19:31:10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2.07000000000005" table:style-name="ce1">
            <text:p>552,07</text:p>
          </table:table-cell>
          <table:table-cell office:value-type="float" office:value="3.0397250234999995" table:formula="of:=[.C171]/1000 * [.D171]*[.E171]/1000" table:style-name="ce3">
            <text:p>3,039725024</text:p>
          </table:table-cell>
          <table:table-cell table:number-columns-repeated="2" table:style-name="ce1"/>
          <table:table-cell office:value-type="float" office:value="0.33260632339278562" table:formula="of:=[.F171]-([.$J$3]*[.C171]/1000)" table:style-name="ce1">
            <text:p>0,332606323</text:p>
          </table:table-cell>
          <table:table-cell table:number-columns-repeated="16375"/>
        </table:table-row>
        <table:table-row table:style-name="ro1">
          <table:table-cell office:value-type="time" office:time-value="PT19H31M10S" table:style-name="ce7">
            <text:p>19:31:10</text:p>
          </table:table-cell>
          <table:table-cell office:value-type="time" office:time-value="PT19H31M11S" table:style-name="ce7">
            <text:p>19:31:1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3.77" table:style-name="ce1">
            <text:p>543,77</text:p>
          </table:table-cell>
          <table:table-cell office:value-type="float" office:value="2.9912135176000003" table:formula="of:=[.C172]/1000 * [.D172]*[.E172]/1000" table:style-name="ce3">
            <text:p>2,991213518</text:p>
          </table:table-cell>
          <table:table-cell table:number-columns-repeated="2" table:style-name="ce1"/>
          <table:table-cell office:value-type="float" office:value="0.2866367129858447" table:formula="of:=[.F172]-([.$J$3]*[.C172]/1000)" table:style-name="ce1">
            <text:p>0,286636713</text:p>
          </table:table-cell>
          <table:table-cell table:number-columns-repeated="16375"/>
        </table:table-row>
        <table:table-row table:style-name="ro1">
          <table:table-cell office:value-type="time" office:time-value="PT19H31M11S" table:style-name="ce7">
            <text:p>19:31:11</text:p>
          </table:table-cell>
          <table:table-cell office:value-type="time" office:time-value="PT19H31M12S" table:style-name="ce7">
            <text:p>19:31:1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3.99" table:style-name="ce1">
            <text:p>533,99</text:p>
          </table:table-cell>
          <table:table-cell office:value-type="float" office:value="2.9289778692000001" table:formula="of:=[.C173]/1000 * [.D173]*[.E173]/1000" table:style-name="ce3">
            <text:p>2,928977869</text:p>
          </table:table-cell>
          <table:table-cell table:number-columns-repeated="2" table:style-name="ce1"/>
          <table:table-cell office:value-type="float" office:value="0.2269429600789028" table:formula="of:=[.F173]-([.$J$3]*[.C173]/1000)" table:style-name="ce1">
            <text:p>0,22694296</text:p>
          </table:table-cell>
          <table:table-cell table:number-columns-repeated="16375"/>
        </table:table-row>
        <table:table-row table:style-name="ro1">
          <table:table-cell office:value-type="time" office:time-value="PT19H31M12S" table:style-name="ce7">
            <text:p>19:31:12</text:p>
          </table:table-cell>
          <table:table-cell office:value-type="time" office:time-value="PT19H31M13S" table:style-name="ce7">
            <text:p>19:31:1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0.54" table:style-name="ce1">
            <text:p>530,54</text:p>
          </table:table-cell>
          <table:table-cell office:value-type="float" office:value="2.9127919296" table:formula="of:=[.C174]/1000 * [.D174]*[.E174]/1000" table:style-name="ce3">
            <text:p>2,91279193</text:p>
          </table:table-cell>
          <table:table-cell table:number-columns-repeated="2" table:style-name="ce1"/>
          <table:table-cell office:value-type="float" office:value="0.20821512498584438" table:formula="of:=[.F174]-([.$J$3]*[.C174]/1000)" table:style-name="ce1">
            <text:p>0,208215125</text:p>
          </table:table-cell>
          <table:table-cell table:number-columns-repeated="16375"/>
        </table:table-row>
        <table:table-row table:style-name="ro1">
          <table:table-cell office:value-type="time" office:time-value="PT19H31M13S" table:style-name="ce7">
            <text:p>19:31:13</text:p>
          </table:table-cell>
          <table:table-cell office:value-type="time" office:time-value="PT19H31M15S" table:style-name="ce7">
            <text:p>19:31:15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5.67999999999995" table:style-name="ce1">
            <text:p>545,68</text:p>
          </table:table-cell>
          <table:table-cell office:value-type="float" office:value="3.0184398336" table:formula="of:=[.C175]/1000 * [.D175]*[.E175]/1000" table:style-name="ce3">
            <text:p>3,018439834</text:p>
          </table:table-cell>
          <table:table-cell table:number-columns-repeated="2" table:style-name="ce1"/>
          <table:table-cell office:value-type="float" office:value="0.29352786504137729" table:formula="of:=[.F175]-([.$J$3]*[.C175]/1000)" table:style-name="ce1">
            <text:p>0,293527865</text:p>
          </table:table-cell>
          <table:table-cell table:number-columns-repeated="16375"/>
        </table:table-row>
        <table:table-row table:style-name="ro1">
          <table:table-cell office:value-type="time" office:time-value="PT19H31M15S" table:style-name="ce7">
            <text:p>19:31:15</text:p>
          </table:table-cell>
          <table:table-cell office:value-type="time" office:time-value="PT19H31M16S" table:style-name="ce7">
            <text:p>19:31:1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2.05999999999995" table:style-name="ce1">
            <text:p>532,06</text:p>
          </table:table-cell>
          <table:table-cell office:value-type="float" office:value="2.9211370943999997" table:formula="of:=[.C176]/1000 * [.D176]*[.E176]/1000" table:style-name="ce3">
            <text:p>2,921137094</text:p>
          </table:table-cell>
          <table:table-cell table:number-columns-repeated="2" table:style-name="ce1"/>
          <table:table-cell office:value-type="float" office:value="0.21656028978584407" table:formula="of:=[.F176]-([.$J$3]*[.C176]/1000)" table:style-name="ce1">
            <text:p>0,21656029</text:p>
          </table:table-cell>
          <table:table-cell table:number-columns-repeated="16375"/>
        </table:table-row>
        <table:table-row table:style-name="ro1">
          <table:table-cell office:value-type="time" office:time-value="PT19H31M16S" table:style-name="ce7">
            <text:p>19:31:16</text:p>
          </table:table-cell>
          <table:table-cell office:value-type="time" office:time-value="PT19H31M17S" table:style-name="ce7">
            <text:p>19:31:1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9.01" table:style-name="ce1">
            <text:p>529,01</text:p>
          </table:table-cell>
          <table:table-cell office:value-type="float" office:value="2.9071215539999997" table:formula="of:=[.C177]/1000 * [.D177]*[.E177]/1000" table:style-name="ce3">
            <text:p>2,907121554</text:p>
          </table:table-cell>
          <table:table-cell table:number-columns-repeated="2" table:style-name="ce1"/>
          <table:table-cell office:value-type="float" office:value="0.20000285389278583" table:formula="of:=[.F177]-([.$J$3]*[.C177]/1000)" table:style-name="ce1">
            <text:p>0,200002854</text:p>
          </table:table-cell>
          <table:table-cell table:number-columns-repeated="16375"/>
        </table:table-row>
        <table:table-row table:style-name="ro1">
          <table:table-cell office:value-type="time" office:time-value="PT19H31M17S" table:style-name="ce7">
            <text:p>19:31:17</text:p>
          </table:table-cell>
          <table:table-cell office:value-type="time" office:time-value="PT19H31M18S" table:style-name="ce7">
            <text:p>19:31:18</text:p>
          </table:table-cell>
          <table:table-cell office:value-type="float" office:value="1077" table:style-name="ce1">
            <text:p>1077</text:p>
          </table:table-cell>
          <table:table-cell office:value-type="float" office:value="5.17" table:style-name="ce1">
            <text:p>5,17</text:p>
          </table:table-cell>
          <table:table-cell office:value-type="float" office:value="541.16999999999996" table:style-name="ce1">
            <text:p>541,17</text:p>
          </table:table-cell>
          <table:table-cell office:value-type="float" office:value="3.0132832652999997" table:formula="of:=[.C178]/1000 * [.D178]*[.E178]/1000" table:style-name="ce3">
            <text:p>3,013283265</text:p>
          </table:table-cell>
          <table:table-cell table:number-columns-repeated="2" table:style-name="ce1"/>
          <table:table-cell office:value-type="float" office:value="0.27566181927608424" table:formula="of:=[.F178]-([.$J$3]*[.C178]/1000)" table:style-name="ce1">
            <text:p>0,275661819</text:p>
          </table:table-cell>
          <table:table-cell table:number-columns-repeated="16375"/>
        </table:table-row>
        <table:table-row table:style-name="ro1">
          <table:table-cell office:value-type="time" office:time-value="PT19H31M18S" table:style-name="ce7">
            <text:p>19:31:18</text:p>
          </table:table-cell>
          <table:table-cell office:value-type="time" office:time-value="PT19H31M19S" table:style-name="ce7">
            <text:p>19:31:1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47" table:style-name="ce1">
            <text:p>530,47</text:p>
          </table:table-cell>
          <table:table-cell office:value-type="float" office:value="2.9098242239000003" table:formula="of:=[.C179]/1000 * [.D179]*[.E179]/1000" table:style-name="ce3">
            <text:p>2,909824224</text:p>
          </table:table-cell>
          <table:table-cell table:number-columns-repeated="2" table:style-name="ce1"/>
          <table:table-cell office:value-type="float" office:value="0.21287310576501994" table:formula="of:=[.F179]-([.$J$3]*[.C179]/1000)" table:style-name="ce1">
            <text:p>0,212873106</text:p>
          </table:table-cell>
          <table:table-cell table:number-columns-repeated="16375"/>
        </table:table-row>
        <table:table-row table:style-name="ro1">
          <table:table-cell office:value-type="time" office:time-value="PT19H31M19S" table:style-name="ce7">
            <text:p>19:31:19</text:p>
          </table:table-cell>
          <table:table-cell office:value-type="time" office:time-value="PT19H31M20S" table:style-name="ce7">
            <text:p>19:31:2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9.62" table:style-name="ce1">
            <text:p>549,62</text:p>
          </table:table-cell>
          <table:table-cell office:value-type="float" office:value="3.0319182717999995" table:formula="of:=[.C180]/1000 * [.D180]*[.E180]/1000" table:style-name="ce3">
            <text:p>3,031918272</text:p>
          </table:table-cell>
          <table:table-cell table:number-columns-repeated="2" table:style-name="ce1"/>
          <table:table-cell office:value-type="float" office:value="0.31971578070666862" table:formula="of:=[.F180]-([.$J$3]*[.C180]/1000)" table:style-name="ce1">
            <text:p>0,319715781</text:p>
          </table:table-cell>
          <table:table-cell table:number-columns-repeated="16375"/>
        </table:table-row>
        <table:table-row table:style-name="ro1">
          <table:table-cell office:value-type="time" office:time-value="PT19H31M20S" table:style-name="ce7">
            <text:p>19:31:20</text:p>
          </table:table-cell>
          <table:table-cell office:value-type="time" office:time-value="PT19H31M21S" table:style-name="ce7">
            <text:p>19:31:21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29999999999995" table:style-name="ce1">
            <text:p>551,3</text:p>
          </table:table-cell>
          <table:table-cell office:value-type="float" office:value="3.0438375600000001" table:formula="of:=[.C181]/1000 * [.D181]*[.E181]/1000" table:style-name="ce3">
            <text:p>3,04383756</text:p>
          </table:table-cell>
          <table:table-cell table:number-columns-repeated="2" table:style-name="ce1"/>
          <table:table-cell office:value-type="float" office:value="0.32400938242749389" table:formula="of:=[.F181]-([.$J$3]*[.C181]/1000)" table:style-name="ce1">
            <text:p>0,324009382</text:p>
          </table:table-cell>
          <table:table-cell table:number-columns-repeated="16375"/>
        </table:table-row>
        <table:table-row table:style-name="ro1">
          <table:table-cell office:value-type="time" office:time-value="PT19H31M21S" table:style-name="ce7">
            <text:p>19:31:21</text:p>
          </table:table-cell>
          <table:table-cell office:value-type="time" office:time-value="PT19H31M22S" table:style-name="ce7">
            <text:p>19:31:22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2.16" table:style-name="ce1">
            <text:p>552,16</text:p>
          </table:table-cell>
          <table:table-cell office:value-type="float" office:value="3.0345112335999995" table:formula="of:=[.C182]/1000 * [.D182]*[.E182]/1000" table:style-name="ce3">
            <text:p>3,034511234</text:p>
          </table:table-cell>
          <table:table-cell table:number-columns-repeated="2" table:style-name="ce1"/>
          <table:table-cell office:value-type="float" office:value="0.33247632447890219" table:formula="of:=[.F182]-([.$J$3]*[.C182]/1000)" table:style-name="ce1">
            <text:p>0,332476324</text:p>
          </table:table-cell>
          <table:table-cell table:number-columns-repeated="16375"/>
        </table:table-row>
        <table:table-row table:style-name="ro1">
          <table:table-cell office:value-type="time" office:time-value="PT19H31M22S" table:style-name="ce7">
            <text:p>19:31:22</text:p>
          </table:table-cell>
          <table:table-cell office:value-type="time" office:time-value="PT19H31M23S" table:style-name="ce7">
            <text:p>19:31:2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4.57000000000005" table:style-name="ce1">
            <text:p>524,57</text:p>
          </table:table-cell>
          <table:table-cell office:value-type="float" office:value="2.8746016344000007" table:formula="of:=[.C183]/1000 * [.D183]*[.E183]/1000" table:style-name="ce3">
            <text:p>2,874601634</text:p>
          </table:table-cell>
          <table:table-cell table:number-columns-repeated="2" table:style-name="ce1"/>
          <table:table-cell office:value-type="float" office:value="0.17510862077196165" table:formula="of:=[.F183]-([.$J$3]*[.C183]/1000)" table:style-name="ce1">
            <text:p>0,175108621</text:p>
          </table:table-cell>
          <table:table-cell table:number-columns-repeated="16375"/>
        </table:table-row>
        <table:table-row table:style-name="ro1">
          <table:table-cell office:value-type="time" office:time-value="PT19H31M23S" table:style-name="ce7">
            <text:p>19:31:23</text:p>
          </table:table-cell>
          <table:table-cell office:value-type="time" office:time-value="PT19H31M24S" table:style-name="ce7">
            <text:p>19:31:24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9.72" table:style-name="ce1">
            <text:p>549,72</text:p>
          </table:table-cell>
          <table:table-cell office:value-type="float" office:value="3.0407871744000006" table:formula="of:=[.C184]/1000 * [.D184]*[.E184]/1000" table:style-name="ce3">
            <text:p>3,040787174</text:p>
          </table:table-cell>
          <table:table-cell table:number-columns-repeated="2" table:style-name="ce1"/>
          <table:table-cell office:value-type="float" office:value="0.31587520584137785" table:formula="of:=[.F184]-([.$J$3]*[.C184]/1000)" table:style-name="ce1">
            <text:p>0,315875206</text:p>
          </table:table-cell>
          <table:table-cell table:number-columns-repeated="16375"/>
        </table:table-row>
        <table:table-row table:style-name="ro1">
          <table:table-cell office:value-type="time" office:time-value="PT19H31M24S" table:style-name="ce7">
            <text:p>19:31:24</text:p>
          </table:table-cell>
          <table:table-cell office:value-type="time" office:time-value="PT19H31M25S" table:style-name="ce7">
            <text:p>19:31:25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1.21" table:style-name="ce1">
            <text:p>541,21</text:p>
          </table:table-cell>
          <table:table-cell office:value-type="float" office:value="2.9741654340000006" table:formula="of:=[.C185]/1000 * [.D185]*[.E185]/1000" table:style-name="ce3">
            <text:p>2,974165434</text:p>
          </table:table-cell>
          <table:table-cell table:number-columns-repeated="2" table:style-name="ce1"/>
          <table:table-cell office:value-type="float" office:value="0.26704673389278666" table:formula="of:=[.F185]-([.$J$3]*[.C185]/1000)" table:style-name="ce1">
            <text:p>0,267046734</text:p>
          </table:table-cell>
          <table:table-cell table:number-columns-repeated="16375"/>
        </table:table-row>
        <table:table-row table:style-name="ro1">
          <table:table-cell office:value-type="time" office:time-value="PT19H31M26S" table:style-name="ce7">
            <text:p>19:31:26</text:p>
          </table:table-cell>
          <table:table-cell office:value-type="time" office:time-value="PT19H31M27S" table:style-name="ce7">
            <text:p>19:31:2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6.30999999999995" table:style-name="ce1">
            <text:p>556,31</text:p>
          </table:table-cell>
          <table:table-cell office:value-type="float" office:value="3.0542754143999997" table:formula="of:=[.C186]/1000 * [.D186]*[.E186]/1000" table:style-name="ce3">
            <text:p>3,054275414</text:p>
          </table:table-cell>
          <table:table-cell table:number-columns-repeated="2" table:style-name="ce1"/>
          <table:table-cell office:value-type="float" office:value="0.34969860978584411" table:formula="of:=[.F186]-([.$J$3]*[.C186]/1000)" table:style-name="ce1">
            <text:p>0,34969861</text:p>
          </table:table-cell>
          <table:table-cell table:number-columns-repeated="16375"/>
        </table:table-row>
        <table:table-row table:style-name="ro1">
          <table:table-cell office:value-type="time" office:time-value="PT19H31M27S" table:style-name="ce7">
            <text:p>19:31:27</text:p>
          </table:table-cell>
          <table:table-cell office:value-type="time" office:time-value="PT19H31M28S" table:style-name="ce7">
            <text:p>19:31:2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1.94000000000005" table:style-name="ce1">
            <text:p>531,94</text:p>
          </table:table-cell>
          <table:table-cell office:value-type="float" office:value="2.9177334552" table:formula="of:=[.C187]/1000 * [.D187]*[.E187]/1000" table:style-name="ce3">
            <text:p>2,917733455</text:p>
          </table:table-cell>
          <table:table-cell table:number-columns-repeated="2" table:style-name="ce1"/>
          <table:table-cell office:value-type="float" office:value="0.21569854607890271" table:formula="of:=[.F187]-([.$J$3]*[.C187]/1000)" table:style-name="ce1">
            <text:p>0,215698546</text:p>
          </table:table-cell>
          <table:table-cell table:number-columns-repeated="16375"/>
        </table:table-row>
        <table:table-row table:style-name="ro1">
          <table:table-cell office:value-type="time" office:time-value="PT19H31M28S" table:style-name="ce7">
            <text:p>19:31:28</text:p>
          </table:table-cell>
          <table:table-cell office:value-type="time" office:time-value="PT19H31M29S" table:style-name="ce7">
            <text:p>19:31:2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7.22" table:style-name="ce1">
            <text:p>557,22</text:p>
          </table:table-cell>
          <table:table-cell office:value-type="float" office:value="3.0563962776000002" table:formula="of:=[.C188]/1000 * [.D188]*[.E188]/1000" table:style-name="ce3">
            <text:p>3,056396278</text:p>
          </table:table-cell>
          <table:table-cell table:number-columns-repeated="2" table:style-name="ce1"/>
          <table:table-cell office:value-type="float" office:value="0.35436136847890287" table:formula="of:=[.F188]-([.$J$3]*[.C188]/1000)" table:style-name="ce1">
            <text:p>0,354361368</text:p>
          </table:table-cell>
          <table:table-cell table:number-columns-repeated="16375"/>
        </table:table-row>
        <table:table-row table:style-name="ro1">
          <table:table-cell office:value-type="time" office:time-value="PT19H31M29S" table:style-name="ce7">
            <text:p>19:31:29</text:p>
          </table:table-cell>
          <table:table-cell office:value-type="time" office:time-value="PT19H31M30S" table:style-name="ce7">
            <text:p>19:31:30</text:p>
          </table:table-cell>
          <table:table-cell office:value-type="float" office:value="1051" table:style-name="ce1">
            <text:p>1051</text:p>
          </table:table-cell>
          <table:table-cell office:value-type="float" office:value="5.15" table:style-name="ce1">
            <text:p>5,15</text:p>
          </table:table-cell>
          <table:table-cell office:value-type="float" office:value="563.08000000000004" table:style-name="ce1">
            <text:p>563,08</text:p>
          </table:table-cell>
          <table:table-cell office:value-type="float" office:value="3.0477549620000004" table:formula="of:=[.C189]/1000 * [.D189]*[.E189]/1000" table:style-name="ce3">
            <text:p>3,047754962</text:p>
          </table:table-cell>
          <table:table-cell table:number-columns-repeated="2" table:style-name="ce1"/>
          <table:table-cell office:value-type="float" office:value="0.37622279879560416" table:formula="of:=[.F189]-([.$J$3]*[.C189]/1000)" table:style-name="ce1">
            <text:p>0,376222799</text:p>
          </table:table-cell>
          <table:table-cell table:number-columns-repeated="16375"/>
        </table:table-row>
        <table:table-row table:style-name="ro1">
          <table:table-cell office:value-type="time" office:time-value="PT19H31M30S" table:style-name="ce7">
            <text:p>19:31:30</text:p>
          </table:table-cell>
          <table:table-cell office:value-type="time" office:time-value="PT19H31M31S" table:style-name="ce7">
            <text:p>19:31:3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2.05999999999995" table:style-name="ce1">
            <text:p>532,06</text:p>
          </table:table-cell>
          <table:table-cell office:value-type="float" office:value="2.9185459621999992" table:formula="of:=[.C190]/1000 * [.D190]*[.E190]/1000" table:style-name="ce3">
            <text:p>2,918545962</text:p>
          </table:table-cell>
          <table:table-cell table:number-columns-repeated="2" table:style-name="ce1"/>
          <table:table-cell office:value-type="float" office:value="0.22159484406501884" table:formula="of:=[.F190]-([.$J$3]*[.C190]/1000)" table:style-name="ce1">
            <text:p>0,221594844</text:p>
          </table:table-cell>
          <table:table-cell table:number-columns-repeated="16375"/>
        </table:table-row>
        <table:table-row table:style-name="ro1">
          <table:table-cell office:value-type="time" office:time-value="PT19H31M31S" table:style-name="ce7">
            <text:p>19:31:31</text:p>
          </table:table-cell>
          <table:table-cell office:value-type="time" office:time-value="PT19H31M32S" table:style-name="ce7">
            <text:p>19:31:3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26.47" table:style-name="ce1">
            <text:p>526,47</text:p>
          </table:table-cell>
          <table:table-cell office:value-type="float" office:value="2.9067461640000003" table:formula="of:=[.C191]/1000 * [.D191]*[.E191]/1000" table:style-name="ce3">
            <text:p>2,906746164</text:p>
          </table:table-cell>
          <table:table-cell table:number-columns-repeated="2" table:style-name="ce1"/>
          <table:table-cell office:value-type="float" office:value="0.18691798642749413" table:formula="of:=[.F191]-([.$J$3]*[.C191]/1000)" table:style-name="ce1">
            <text:p>0,186917986</text:p>
          </table:table-cell>
          <table:table-cell table:number-columns-repeated="16375"/>
        </table:table-row>
        <table:table-row table:style-name="ro1">
          <table:table-cell office:value-type="time" office:time-value="PT19H31M32S" table:style-name="ce7">
            <text:p>19:31:32</text:p>
          </table:table-cell>
          <table:table-cell office:value-type="time" office:time-value="PT19H31M33S" table:style-name="ce7">
            <text:p>19:31:3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7.70000000000005" table:style-name="ce1">
            <text:p>567,7</text:p>
          </table:table-cell>
          <table:table-cell office:value-type="float" office:value="3.1197385800000004" table:formula="of:=[.C192]/1000 * [.D192]*[.E192]/1000" table:style-name="ce3">
            <text:p>3,11973858</text:p>
          </table:table-cell>
          <table:table-cell table:number-columns-repeated="2" table:style-name="ce1"/>
          <table:table-cell office:value-type="float" office:value="0.41261987989278648" table:formula="of:=[.F192]-([.$J$3]*[.C192]/1000)" table:style-name="ce1">
            <text:p>0,41261988</text:p>
          </table:table-cell>
          <table:table-cell table:number-columns-repeated="16375"/>
        </table:table-row>
        <table:table-row table:style-name="ro1">
          <table:table-cell office:value-type="time" office:time-value="PT19H31M33S" table:style-name="ce7">
            <text:p>19:31:33</text:p>
          </table:table-cell>
          <table:table-cell office:value-type="time" office:time-value="PT19H31M34S" table:style-name="ce7">
            <text:p>19:31:3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1.53" table:style-name="ce1">
            <text:p>531,53</text:p>
          </table:table-cell>
          <table:table-cell office:value-type="float" office:value="2.9182272671999998" table:formula="of:=[.C193]/1000 * [.D193]*[.E193]/1000" table:style-name="ce3">
            <text:p>2,918227267</text:p>
          </table:table-cell>
          <table:table-cell table:number-columns-repeated="2" table:style-name="ce1"/>
          <table:table-cell office:value-type="float" office:value="0.21365046258584419" table:formula="of:=[.F193]-([.$J$3]*[.C193]/1000)" table:style-name="ce1">
            <text:p>0,213650463</text:p>
          </table:table-cell>
          <table:table-cell table:number-columns-repeated="16375"/>
        </table:table-row>
        <table:table-row table:style-name="ro1">
          <table:table-cell office:value-type="time" office:time-value="PT19H31M34S" table:style-name="ce7">
            <text:p>19:31:34</text:p>
          </table:table-cell>
          <table:table-cell office:value-type="time" office:time-value="PT19H31M35S" table:style-name="ce7">
            <text:p>19:31:35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6.48" table:style-name="ce1">
            <text:p>556,48</text:p>
          </table:table-cell>
          <table:table-cell office:value-type="float" office:value="3.0925374336" table:formula="of:=[.C194]/1000 * [.D194]*[.E194]/1000" table:style-name="ce3">
            <text:p>3,092537434</text:p>
          </table:table-cell>
          <table:table-cell table:number-columns-repeated="2" table:style-name="ce1"/>
          <table:table-cell office:value-type="float" office:value="0.35491598757608456" table:formula="of:=[.F194]-([.$J$3]*[.C194]/1000)" table:style-name="ce1">
            <text:p>0,354915988</text:p>
          </table:table-cell>
          <table:table-cell table:number-columns-repeated="16375"/>
        </table:table-row>
        <table:table-row table:style-name="ro1">
          <table:table-cell office:value-type="time" office:time-value="PT19H31M35S" table:style-name="ce7">
            <text:p>19:31:35</text:p>
          </table:table-cell>
          <table:table-cell office:value-type="time" office:time-value="PT19H31M36S" table:style-name="ce7">
            <text:p>19:31:3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70.51" table:style-name="ce1">
            <text:p>570,51</text:p>
          </table:table-cell>
          <table:table-cell office:value-type="float" office:value="3.1351806539999996" table:formula="of:=[.C195]/1000 * [.D195]*[.E195]/1000" table:style-name="ce3">
            <text:p>3,135180654</text:p>
          </table:table-cell>
          <table:table-cell table:number-columns-repeated="2" table:style-name="ce1"/>
          <table:table-cell office:value-type="float" office:value="0.42806195389278567" table:formula="of:=[.F195]-([.$J$3]*[.C195]/1000)" table:style-name="ce1">
            <text:p>0,428061954</text:p>
          </table:table-cell>
          <table:table-cell table:number-columns-repeated="16375"/>
        </table:table-row>
        <table:table-row table:style-name="ro1">
          <table:table-cell office:value-type="time" office:time-value="PT19H31M36S" table:style-name="ce7">
            <text:p>19:31:36</text:p>
          </table:table-cell>
          <table:table-cell office:value-type="time" office:time-value="PT19H31M37S" table:style-name="ce7">
            <text:p>19:31:3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5.63" table:style-name="ce1">
            <text:p>545,63</text:p>
          </table:table-cell>
          <table:table-cell office:value-type="float" office:value="2.9958033402000002" table:formula="of:=[.C196]/1000 * [.D196]*[.E196]/1000" table:style-name="ce3">
            <text:p>2,99580334</text:p>
          </table:table-cell>
          <table:table-cell table:number-columns-repeated="2" table:style-name="ce1"/>
          <table:table-cell office:value-type="float" office:value="0.2963103265719611" table:formula="of:=[.F196]-([.$J$3]*[.C196]/1000)" table:style-name="ce1">
            <text:p>0,296310327</text:p>
          </table:table-cell>
          <table:table-cell table:number-columns-repeated="16375"/>
        </table:table-row>
        <table:table-row table:style-name="ro1">
          <table:table-cell office:value-type="time" office:time-value="PT19H31M37S" table:style-name="ce7">
            <text:p>19:31:37</text:p>
          </table:table-cell>
          <table:table-cell office:value-type="time" office:time-value="PT19H31M39S" table:style-name="ce7">
            <text:p>19:31:39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9.28" table:style-name="ce1">
            <text:p>539,28</text:p>
          </table:table-cell>
          <table:table-cell office:value-type="float" office:value="2.9720907215999994" table:formula="of:=[.C197]/1000 * [.D197]*[.E197]/1000" table:style-name="ce3">
            <text:p>2,972090722</text:p>
          </table:table-cell>
          <table:table-cell table:number-columns-repeated="2" table:style-name="ce1"/>
          <table:table-cell office:value-type="float" office:value="0.26243012599972682" table:formula="of:=[.F197]-([.$J$3]*[.C197]/1000)" table:style-name="ce1">
            <text:p>0,262430126</text:p>
          </table:table-cell>
          <table:table-cell table:number-columns-repeated="16375"/>
        </table:table-row>
        <table:table-row table:style-name="ro1">
          <table:table-cell office:value-type="time" office:time-value="PT19H31M39S" table:style-name="ce7">
            <text:p>19:31:39</text:p>
          </table:table-cell>
          <table:table-cell office:value-type="time" office:time-value="PT19H31M40S" table:style-name="ce7">
            <text:p>19:31:4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1.59" table:style-name="ce1">
            <text:p>541,59</text:p>
          </table:table-cell>
          <table:table-cell office:value-type="float" office:value="2.9764215789000001" table:formula="of:=[.C198]/1000 * [.D198]*[.E198]/1000" table:style-name="ce3">
            <text:p>2,976421579</text:p>
          </table:table-cell>
          <table:table-cell table:number-columns-repeated="2" table:style-name="ce1"/>
          <table:table-cell office:value-type="float" office:value="0.2743866697789028" table:formula="of:=[.F198]-([.$J$3]*[.C198]/1000)" table:style-name="ce1">
            <text:p>0,27438667</text:p>
          </table:table-cell>
          <table:table-cell table:number-columns-repeated="16375"/>
        </table:table-row>
        <table:table-row table:style-name="ro1">
          <table:table-cell office:value-type="time" office:time-value="PT19H31M40S" table:style-name="ce7">
            <text:p>19:31:40</text:p>
          </table:table-cell>
          <table:table-cell office:value-type="time" office:time-value="PT19H31M41S" table:style-name="ce7">
            <text:p>19:31:4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2.97" table:style-name="ce1">
            <text:p>542,97</text:p>
          </table:table-cell>
          <table:table-cell office:value-type="float" office:value="2.9868128136000003" table:formula="of:=[.C199]/1000 * [.D199]*[.E199]/1000" table:style-name="ce3">
            <text:p>2,986812814</text:p>
          </table:table-cell>
          <table:table-cell table:number-columns-repeated="2" table:style-name="ce1"/>
          <table:table-cell office:value-type="float" office:value="0.28223600898584467" table:formula="of:=[.F199]-([.$J$3]*[.C199]/1000)" table:style-name="ce1">
            <text:p>0,282236009</text:p>
          </table:table-cell>
          <table:table-cell table:number-columns-repeated="16375"/>
        </table:table-row>
        <table:table-row table:style-name="ro1">
          <table:table-cell office:value-type="time" office:time-value="PT19H31M41S" table:style-name="ce7">
            <text:p>19:31:41</text:p>
          </table:table-cell>
          <table:table-cell office:value-type="time" office:time-value="PT19H31M42S" table:style-name="ce7">
            <text:p>19:31:42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48.46" table:style-name="ce1">
            <text:p>548,46</text:p>
          </table:table-cell>
          <table:table-cell office:value-type="float" office:value="3.0423076199999999" table:formula="of:=[.C200]/1000 * [.D200]*[.E200]/1000" table:style-name="ce3">
            <text:p>3,04230762</text:p>
          </table:table-cell>
          <table:table-cell table:number-columns-repeated="2" table:style-name="ce1"/>
          <table:table-cell office:value-type="float" office:value="0.30976996496220144" table:formula="of:=[.F200]-([.$J$3]*[.C200]/1000)" table:style-name="ce1">
            <text:p>0,309769965</text:p>
          </table:table-cell>
          <table:table-cell table:number-columns-repeated="16375"/>
        </table:table-row>
        <table:table-row table:style-name="ro1">
          <table:table-cell office:value-type="time" office:time-value="PT19H31M42S" table:style-name="ce7">
            <text:p>19:31:42</text:p>
          </table:table-cell>
          <table:table-cell office:value-type="time" office:time-value="PT19H31M43S" table:style-name="ce7">
            <text:p>19:31:4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17999999999995" table:style-name="ce1">
            <text:p>541,18</text:p>
          </table:table-cell>
          <table:table-cell office:value-type="float" office:value="2.9713704371999996" table:formula="of:=[.C201]/1000 * [.D201]*[.E201]/1000" table:style-name="ce3">
            <text:p>2,971370437</text:p>
          </table:table-cell>
          <table:table-cell table:number-columns-repeated="2" table:style-name="ce1"/>
          <table:table-cell office:value-type="float" office:value="0.27187742357196054" table:formula="of:=[.F201]-([.$J$3]*[.C201]/1000)" table:style-name="ce1">
            <text:p>0,271877424</text:p>
          </table:table-cell>
          <table:table-cell table:number-columns-repeated="16375"/>
        </table:table-row>
        <table:table-row table:style-name="ro1">
          <table:table-cell office:value-type="time" office:time-value="PT19H31M43S" table:style-name="ce7">
            <text:p>19:31:43</text:p>
          </table:table-cell>
          <table:table-cell office:value-type="time" office:time-value="PT19H31M44S" table:style-name="ce7">
            <text:p>19:31:4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6.72" table:style-name="ce1">
            <text:p>526,72</text:p>
          </table:table-cell>
          <table:table-cell office:value-type="float" office:value="2.8863834624000004" table:formula="of:=[.C202]/1000 * [.D202]*[.E202]/1000" table:style-name="ce3">
            <text:p>2,886383462</text:p>
          </table:table-cell>
          <table:table-cell table:number-columns-repeated="2" table:style-name="ce1"/>
          <table:table-cell office:value-type="float" office:value="0.18689044877196137" table:formula="of:=[.F202]-([.$J$3]*[.C202]/1000)" table:style-name="ce1">
            <text:p>0,186890449</text:p>
          </table:table-cell>
          <table:table-cell table:number-columns-repeated="16375"/>
        </table:table-row>
        <table:table-row table:style-name="ro1">
          <table:table-cell office:value-type="time" office:time-value="PT19H31M44S" table:style-name="ce7">
            <text:p>19:31:44</text:p>
          </table:table-cell>
          <table:table-cell office:value-type="time" office:time-value="PT19H31M45S" table:style-name="ce7">
            <text:p>19:31:4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0.66" table:style-name="ce1">
            <text:p>530,66</text:p>
          </table:table-cell>
          <table:table-cell office:value-type="float" office:value="2.9079743472000006" table:formula="of:=[.C203]/1000 * [.D203]*[.E203]/1000" table:style-name="ce3">
            <text:p>2,907974347</text:p>
          </table:table-cell>
          <table:table-cell table:number-columns-repeated="2" table:style-name="ce1"/>
          <table:table-cell office:value-type="float" office:value="0.20848133357196152" table:formula="of:=[.F203]-([.$J$3]*[.C203]/1000)" table:style-name="ce1">
            <text:p>0,208481334</text:p>
          </table:table-cell>
          <table:table-cell table:number-columns-repeated="16375"/>
        </table:table-row>
        <table:table-row table:style-name="ro1">
          <table:table-cell office:value-type="time" office:time-value="PT19H31M45S" table:style-name="ce7">
            <text:p>19:31:45</text:p>
          </table:table-cell>
          <table:table-cell office:value-type="time" office:time-value="PT19H31M46S" table:style-name="ce7">
            <text:p>19:31:4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0.75" table:style-name="ce1">
            <text:p>520,75</text:p>
          </table:table-cell>
          <table:table-cell office:value-type="float" office:value="2.8565064274999998" table:formula="of:=[.C204]/1000 * [.D204]*[.E204]/1000" table:style-name="ce3">
            <text:p>2,856506428</text:p>
          </table:table-cell>
          <table:table-cell table:number-columns-repeated="2" table:style-name="ce1"/>
          <table:table-cell office:value-type="float" office:value="0.15955530936501949" table:formula="of:=[.F204]-([.$J$3]*[.C204]/1000)" table:style-name="ce1">
            <text:p>0,159555309</text:p>
          </table:table-cell>
          <table:table-cell table:number-columns-repeated="16375"/>
        </table:table-row>
        <table:table-row table:style-name="ro1">
          <table:table-cell office:value-type="time" office:time-value="PT19H31M46S" table:style-name="ce7">
            <text:p>19:31:46</text:p>
          </table:table-cell>
          <table:table-cell office:value-type="time" office:time-value="PT19H31M47S" table:style-name="ce7">
            <text:p>19:31:4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4.35" table:style-name="ce1">
            <text:p>514,35</text:p>
          </table:table-cell>
          <table:table-cell office:value-type="float" office:value="2.8185968520000007" table:formula="of:=[.C205]/1000 * [.D205]*[.E205]/1000" table:style-name="ce3">
            <text:p>2,818596852</text:p>
          </table:table-cell>
          <table:table-cell table:number-columns-repeated="2" table:style-name="ce1"/>
          <table:table-cell office:value-type="float" office:value="0.11910383837196159" table:formula="of:=[.F205]-([.$J$3]*[.C205]/1000)" table:style-name="ce1">
            <text:p>0,119103838</text:p>
          </table:table-cell>
          <table:table-cell table:number-columns-repeated="16375"/>
        </table:table-row>
        <table:table-row table:style-name="ro1">
          <table:table-cell office:value-type="time" office:time-value="PT19H31M47S" table:style-name="ce7">
            <text:p>19:31:47</text:p>
          </table:table-cell>
          <table:table-cell office:value-type="time" office:time-value="PT19H31M48S" table:style-name="ce7">
            <text:p>19:31:4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9.41" table:style-name="ce1">
            <text:p>539,41</text:p>
          </table:table-cell>
          <table:table-cell office:value-type="float" office:value="2.9588634316999998" table:formula="of:=[.C206]/1000 * [.D206]*[.E206]/1000" table:style-name="ce3">
            <text:p>2,958863432</text:p>
          </table:table-cell>
          <table:table-cell table:number-columns-repeated="2" table:style-name="ce1"/>
          <table:table-cell office:value-type="float" office:value="0.26191231356501943" table:formula="of:=[.F206]-([.$J$3]*[.C206]/1000)" table:style-name="ce1">
            <text:p>0,261912314</text:p>
          </table:table-cell>
          <table:table-cell table:number-columns-repeated="16375"/>
        </table:table-row>
        <table:table-row table:style-name="ro1">
          <table:table-cell office:value-type="time" office:time-value="PT19H31M48S" table:style-name="ce7">
            <text:p>19:31:48</text:p>
          </table:table-cell>
          <table:table-cell office:value-type="time" office:time-value="PT19H31M49S" table:style-name="ce7">
            <text:p>19:31:4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9.28" table:style-name="ce1">
            <text:p>529,28</text:p>
          </table:table-cell>
          <table:table-cell office:value-type="float" office:value="2.9113363967999999" table:formula="of:=[.C207]/1000 * [.D207]*[.E207]/1000" table:style-name="ce3">
            <text:p>2,911336397</text:p>
          </table:table-cell>
          <table:table-cell table:number-columns-repeated="2" table:style-name="ce1"/>
          <table:table-cell office:value-type="float" office:value="0.20167580119972728" table:formula="of:=[.F207]-([.$J$3]*[.C207]/1000)" table:style-name="ce1">
            <text:p>0,201675801</text:p>
          </table:table-cell>
          <table:table-cell table:number-columns-repeated="16375"/>
        </table:table-row>
        <table:table-row table:style-name="ro1">
          <table:table-cell office:value-type="time" office:time-value="PT19H31M49S" table:style-name="ce7">
            <text:p>19:31:49</text:p>
          </table:table-cell>
          <table:table-cell office:value-type="time" office:time-value="PT19H31M50S" table:style-name="ce7">
            <text:p>19:31:5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0.38" table:style-name="ce1">
            <text:p>530,38</text:p>
          </table:table-cell>
          <table:table-cell office:value-type="float" office:value="2.9119134912" table:formula="of:=[.C208]/1000 * [.D208]*[.E208]/1000" table:style-name="ce3">
            <text:p>2,911913491</text:p>
          </table:table-cell>
          <table:table-cell table:number-columns-repeated="2" table:style-name="ce1"/>
          <table:table-cell office:value-type="float" office:value="0.20733668658584437" table:formula="of:=[.F208]-([.$J$3]*[.C208]/1000)" table:style-name="ce1">
            <text:p>0,207336687</text:p>
          </table:table-cell>
          <table:table-cell table:number-columns-repeated="16375"/>
        </table:table-row>
        <table:table-row table:style-name="ro1">
          <table:table-cell office:value-type="time" office:time-value="PT19H31M51S" table:style-name="ce7">
            <text:p>19:31:51</text:p>
          </table:table-cell>
          <table:table-cell office:value-type="time" office:time-value="PT19H31M52S" table:style-name="ce7">
            <text:p>19:31:52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3.74" table:style-name="ce1">
            <text:p>553,74</text:p>
          </table:table-cell>
          <table:table-cell office:value-type="float" office:value="3.0489201269999993" table:formula="of:=[.C209]/1000 * [.D209]*[.E209]/1000" table:style-name="ce3">
            <text:p>3,048920127</text:p>
          </table:table-cell>
          <table:table-cell table:number-columns-repeated="2" table:style-name="ce1"/>
          <table:table-cell office:value-type="float" office:value="0.34180142689278536" table:formula="of:=[.F209]-([.$J$3]*[.C209]/1000)" table:style-name="ce1">
            <text:p>0,341801427</text:p>
          </table:table-cell>
          <table:table-cell table:number-columns-repeated="16375"/>
        </table:table-row>
        <table:table-row table:style-name="ro1">
          <table:table-cell office:value-type="time" office:time-value="PT19H31M52S" table:style-name="ce7">
            <text:p>19:31:52</text:p>
          </table:table-cell>
          <table:table-cell office:value-type="time" office:time-value="PT19H31M53S" table:style-name="ce7">
            <text:p>19:31:5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35.82000000000005" table:style-name="ce1">
            <text:p>535,82</text:p>
          </table:table-cell>
          <table:table-cell office:value-type="float" office:value="2.9611342152000004" table:formula="of:=[.C210]/1000 * [.D210]*[.E210]/1000" table:style-name="ce3">
            <text:p>2,961134215</text:p>
          </table:table-cell>
          <table:table-cell table:number-columns-repeated="2" table:style-name="ce1"/>
          <table:table-cell office:value-type="float" office:value="0.23876414213443597" table:formula="of:=[.F210]-([.$J$3]*[.C210]/1000)" table:style-name="ce1">
            <text:p>0,238764142</text:p>
          </table:table-cell>
          <table:table-cell table:number-columns-repeated="16375"/>
        </table:table-row>
        <table:table-row table:style-name="ro1">
          <table:table-cell office:value-type="time" office:time-value="PT19H31M53S" table:style-name="ce7">
            <text:p>19:31:53</text:p>
          </table:table-cell>
          <table:table-cell office:value-type="time" office:time-value="PT19H31M54S" table:style-name="ce7">
            <text:p>19:31:5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5.65" table:style-name="ce1">
            <text:p>565,65</text:p>
          </table:table-cell>
          <table:table-cell office:value-type="float" office:value="3.105554256" table:formula="of:=[.C211]/1000 * [.D211]*[.E211]/1000" table:style-name="ce3">
            <text:p>3,105554256</text:p>
          </table:table-cell>
          <table:table-cell table:number-columns-repeated="2" table:style-name="ce1"/>
          <table:table-cell office:value-type="float" office:value="0.4009774513858444" table:formula="of:=[.F211]-([.$J$3]*[.C211]/1000)" table:style-name="ce1">
            <text:p>0,400977451</text:p>
          </table:table-cell>
          <table:table-cell table:number-columns-repeated="16375"/>
        </table:table-row>
        <table:table-row table:style-name="ro1">
          <table:table-cell office:value-type="time" office:time-value="PT19H31M54S" table:style-name="ce7">
            <text:p>19:31:54</text:p>
          </table:table-cell>
          <table:table-cell office:value-type="time" office:time-value="PT19H31M55S" table:style-name="ce7">
            <text:p>19:31:55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1.1" table:style-name="ce1">
            <text:p>531,1</text:p>
          </table:table-cell>
          <table:table-cell office:value-type="float" office:value="2.9242631549999998" table:formula="of:=[.C212]/1000 * [.D212]*[.E212]/1000" table:style-name="ce3">
            <text:p>2,924263155</text:p>
          </table:table-cell>
          <table:table-cell table:number-columns-repeated="2" table:style-name="ce1"/>
          <table:table-cell office:value-type="float" office:value="0.21714445489278589" table:formula="of:=[.F212]-([.$J$3]*[.C212]/1000)" table:style-name="ce1">
            <text:p>0,217144455</text:p>
          </table:table-cell>
          <table:table-cell table:number-columns-repeated="16375"/>
        </table:table-row>
        <table:table-row table:style-name="ro1">
          <table:table-cell office:value-type="time" office:time-value="PT19H31M55S" table:style-name="ce7">
            <text:p>19:31:55</text:p>
          </table:table-cell>
          <table:table-cell office:value-type="time" office:time-value="PT19H31M56S" table:style-name="ce7">
            <text:p>19:31:56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2.79999999999995" table:style-name="ce1">
            <text:p>552,8</text:p>
          </table:table-cell>
          <table:table-cell office:value-type="float" office:value="3.0663815999999997" table:formula="of:=[.C213]/1000 * [.D213]*[.E213]/1000" table:style-name="ce3">
            <text:p>3,0663816</text:p>
          </table:table-cell>
          <table:table-cell table:number-columns-repeated="2" table:style-name="ce1"/>
          <table:table-cell office:value-type="float" office:value="0.33384394496220127" table:formula="of:=[.F213]-([.$J$3]*[.C213]/1000)" table:style-name="ce1">
            <text:p>0,333843945</text:p>
          </table:table-cell>
          <table:table-cell table:number-columns-repeated="16375"/>
        </table:table-row>
        <table:table-row table:style-name="ro1">
          <table:table-cell office:value-type="time" office:time-value="PT19H31M56S" table:style-name="ce7">
            <text:p>19:31:56</text:p>
          </table:table-cell>
          <table:table-cell office:value-type="time" office:time-value="PT19H31M57S" table:style-name="ce7">
            <text:p>19:31:5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3.98" table:style-name="ce1">
            <text:p>533,98</text:p>
          </table:table-cell>
          <table:table-cell office:value-type="float" office:value="2.9234123448" table:formula="of:=[.C214]/1000 * [.D214]*[.E214]/1000" table:style-name="ce3">
            <text:p>2,923412345</text:p>
          </table:table-cell>
          <table:table-cell table:number-columns-repeated="2" table:style-name="ce1"/>
          <table:table-cell office:value-type="float" office:value="0.22646122666501967" table:formula="of:=[.F214]-([.$J$3]*[.C214]/1000)" table:style-name="ce1">
            <text:p>0,226461227</text:p>
          </table:table-cell>
          <table:table-cell table:number-columns-repeated="16375"/>
        </table:table-row>
        <table:table-row table:style-name="ro1">
          <table:table-cell office:value-type="time" office:time-value="PT19H31M57S" table:style-name="ce7">
            <text:p>19:31:57</text:p>
          </table:table-cell>
          <table:table-cell office:value-type="time" office:time-value="PT19H31M58S" table:style-name="ce7">
            <text:p>19:31:5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82000000000005" table:style-name="ce1">
            <text:p>533,82</text:p>
          </table:table-cell>
          <table:table-cell office:value-type="float" office:value="2.9282002133999998" table:formula="of:=[.C215]/1000 * [.D215]*[.E215]/1000" table:style-name="ce3">
            <text:p>2,928200213</text:p>
          </table:table-cell>
          <table:table-cell table:number-columns-repeated="2" table:style-name="ce1"/>
          <table:table-cell office:value-type="float" office:value="0.23124909526501947" table:formula="of:=[.F215]-([.$J$3]*[.C215]/1000)" table:style-name="ce1">
            <text:p>0,231249095</text:p>
          </table:table-cell>
          <table:table-cell table:number-columns-repeated="16375"/>
        </table:table-row>
        <table:table-row table:style-name="ro1">
          <table:table-cell office:value-type="time" office:time-value="PT19H31M58S" table:style-name="ce7">
            <text:p>19:31:58</text:p>
          </table:table-cell>
          <table:table-cell office:value-type="time" office:time-value="PT19H31M59S" table:style-name="ce7">
            <text:p>19:31:59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8.02" table:style-name="ce1">
            <text:p>538,02</text:p>
          </table:table-cell>
          <table:table-cell office:value-type="float" office:value="2.9677398407999998" table:formula="of:=[.C216]/1000 * [.D216]*[.E216]/1000" table:style-name="ce3">
            <text:p>2,967739841</text:p>
          </table:table-cell>
          <table:table-cell table:number-columns-repeated="2" table:style-name="ce1"/>
          <table:table-cell office:value-type="float" office:value="0.25045355872055231" table:formula="of:=[.F216]-([.$J$3]*[.C216]/1000)" table:style-name="ce1">
            <text:p>0,250453559</text:p>
          </table:table-cell>
          <table:table-cell table:number-columns-repeated="16375"/>
        </table:table-row>
        <table:table-row table:style-name="ro1">
          <table:table-cell office:value-type="time" office:time-value="PT19H31M59S" table:style-name="ce7">
            <text:p>19:31:59</text:p>
          </table:table-cell>
          <table:table-cell office:value-type="time" office:time-value="PT19H32M0S" table:style-name="ce7">
            <text:p>19:32:0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0.46" table:style-name="ce1">
            <text:p>530,46</text:p>
          </table:table-cell>
          <table:table-cell office:value-type="float" office:value="2.9068783632000006" table:formula="of:=[.C217]/1000 * [.D217]*[.E217]/1000" table:style-name="ce3">
            <text:p>2,906878363</text:p>
          </table:table-cell>
          <table:table-cell table:number-columns-repeated="2" table:style-name="ce1"/>
          <table:table-cell office:value-type="float" office:value="0.20738534957196153" table:formula="of:=[.F217]-([.$J$3]*[.C217]/1000)" table:style-name="ce1">
            <text:p>0,20738535</text:p>
          </table:table-cell>
          <table:table-cell table:number-columns-repeated="16375"/>
        </table:table-row>
        <table:table-row table:style-name="ro1">
          <table:table-cell office:value-type="time" office:time-value="PT19H32M0S" table:style-name="ce7">
            <text:p>19:32:00</text:p>
          </table:table-cell>
          <table:table-cell office:value-type="time" office:time-value="PT19H32M1S" table:style-name="ce7">
            <text:p>19:32:0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9.79999999999995" table:style-name="ce1">
            <text:p>569,8</text:p>
          </table:table-cell>
          <table:table-cell office:value-type="float" office:value="3.134219088" table:formula="of:=[.C218]/1000 * [.D218]*[.E218]/1000" table:style-name="ce3">
            <text:p>3,134219088</text:p>
          </table:table-cell>
          <table:table-cell table:number-columns-repeated="2" table:style-name="ce1"/>
          <table:table-cell office:value-type="float" office:value="0.42455849239972743" table:formula="of:=[.F218]-([.$J$3]*[.C218]/1000)" table:style-name="ce1">
            <text:p>0,424558492</text:p>
          </table:table-cell>
          <table:table-cell table:number-columns-repeated="16375"/>
        </table:table-row>
        <table:table-row table:style-name="ro1">
          <table:table-cell office:value-type="time" office:time-value="PT19H32M1S" table:style-name="ce7">
            <text:p>19:32:01</text:p>
          </table:table-cell>
          <table:table-cell office:value-type="time" office:time-value="PT19H32M2S" table:style-name="ce7">
            <text:p>19:32:0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6.12" table:style-name="ce1">
            <text:p>536,12</text:p>
          </table:table-cell>
          <table:table-cell office:value-type="float" office:value="2.9600257440000002" table:formula="of:=[.C219]/1000 * [.D219]*[.E219]/1000" table:style-name="ce3">
            <text:p>2,960025744</text:p>
          </table:table-cell>
          <table:table-cell table:number-columns-repeated="2" table:style-name="ce1"/>
          <table:table-cell office:value-type="float" office:value="0.24019756642749401" table:formula="of:=[.F219]-([.$J$3]*[.C219]/1000)" table:style-name="ce1">
            <text:p>0,240197566</text:p>
          </table:table-cell>
          <table:table-cell table:number-columns-repeated="16375"/>
        </table:table-row>
        <table:table-row table:style-name="ro1">
          <table:table-cell office:value-type="time" office:time-value="PT19H32M2S" table:style-name="ce7">
            <text:p>19:32:02</text:p>
          </table:table-cell>
          <table:table-cell office:value-type="time" office:time-value="PT19H32M4S" table:style-name="ce7">
            <text:p>19:32:04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5.91999999999996" table:style-name="ce1">
            <text:p>565,92</text:p>
          </table:table-cell>
          <table:table-cell office:value-type="float" office:value="3.1159838159999995" table:formula="of:=[.C220]/1000 * [.D220]*[.E220]/1000" table:style-name="ce3">
            <text:p>3,115983816</text:p>
          </table:table-cell>
          <table:table-cell table:number-columns-repeated="2" table:style-name="ce1"/>
          <table:table-cell office:value-type="float" office:value="0.40886511589278562" table:formula="of:=[.F220]-([.$J$3]*[.C220]/1000)" table:style-name="ce1">
            <text:p>0,408865116</text:p>
          </table:table-cell>
          <table:table-cell table:number-columns-repeated="16375"/>
        </table:table-row>
        <table:table-row table:style-name="ro1">
          <table:table-cell office:value-type="time" office:time-value="PT19H32M4S" table:style-name="ce7">
            <text:p>19:32:04</text:p>
          </table:table-cell>
          <table:table-cell office:value-type="time" office:time-value="PT19H32M5S" table:style-name="ce7">
            <text:p>19:32:0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8.07000000000005" table:style-name="ce1">
            <text:p>548,07</text:p>
          </table:table-cell>
          <table:table-cell office:value-type="float" office:value="3.0033797544000009" table:formula="of:=[.C221]/1000 * [.D221]*[.E221]/1000" table:style-name="ce3">
            <text:p>3,003379754</text:p>
          </table:table-cell>
          <table:table-cell table:number-columns-repeated="2" table:style-name="ce1"/>
          <table:table-cell office:value-type="float" office:value="0.30388674077196187" table:formula="of:=[.F221]-([.$J$3]*[.C221]/1000)" table:style-name="ce1">
            <text:p>0,303886741</text:p>
          </table:table-cell>
          <table:table-cell table:number-columns-repeated="16375"/>
        </table:table-row>
        <table:table-row table:style-name="ro1">
          <table:table-cell office:value-type="time" office:time-value="PT19H32M5S" table:style-name="ce7">
            <text:p>19:32:05</text:p>
          </table:table-cell>
          <table:table-cell office:value-type="time" office:time-value="PT19H32M6S" table:style-name="ce7">
            <text:p>19:32:0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6.83000000000004" table:style-name="ce1">
            <text:p>526,83</text:p>
          </table:table-cell>
          <table:table-cell office:value-type="float" office:value="2.8869862536000004" table:formula="of:=[.C222]/1000 * [.D222]*[.E222]/1000" table:style-name="ce3">
            <text:p>2,886986254</text:p>
          </table:table-cell>
          <table:table-cell table:number-columns-repeated="2" table:style-name="ce1"/>
          <table:table-cell office:value-type="float" office:value="0.18749323997196132" table:formula="of:=[.F222]-([.$J$3]*[.C222]/1000)" table:style-name="ce1">
            <text:p>0,18749324</text:p>
          </table:table-cell>
          <table:table-cell table:number-columns-repeated="16375"/>
        </table:table-row>
        <table:table-row table:style-name="ro1">
          <table:table-cell office:value-type="time" office:time-value="PT19H32M6S" table:style-name="ce7">
            <text:p>19:32:06</text:p>
          </table:table-cell>
          <table:table-cell office:value-type="time" office:time-value="PT19H32M7S" table:style-name="ce7">
            <text:p>19:32:0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1.80999999999995" table:style-name="ce1">
            <text:p>531,81</text:p>
          </table:table-cell>
          <table:table-cell office:value-type="float" office:value="2.9199240774000002" table:formula="of:=[.C223]/1000 * [.D223]*[.E223]/1000" table:style-name="ce3">
            <text:p>2,919924077</text:p>
          </table:table-cell>
          <table:table-cell table:number-columns-repeated="2" table:style-name="ce1"/>
          <table:table-cell office:value-type="float" office:value="0.22043106377196109" table:formula="of:=[.F223]-([.$J$3]*[.C223]/1000)" table:style-name="ce1">
            <text:p>0,220431064</text:p>
          </table:table-cell>
          <table:table-cell table:number-columns-repeated="16375"/>
        </table:table-row>
        <table:table-row table:style-name="ro1">
          <table:table-cell office:value-type="time" office:time-value="PT19H32M7S" table:style-name="ce7">
            <text:p>19:32:07</text:p>
          </table:table-cell>
          <table:table-cell office:value-type="time" office:time-value="PT19H32M8S" table:style-name="ce7">
            <text:p>19:32:0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3.36" table:style-name="ce1">
            <text:p>553,36</text:p>
          </table:table-cell>
          <table:table-cell office:value-type="float" office:value="3.0409345440000002" table:formula="of:=[.C224]/1000 * [.D224]*[.E224]/1000" table:style-name="ce3">
            <text:p>3,040934544</text:p>
          </table:table-cell>
          <table:table-cell table:number-columns-repeated="2" table:style-name="ce1"/>
          <table:table-cell office:value-type="float" office:value="0.33381584389278629" table:formula="of:=[.F224]-([.$J$3]*[.C224]/1000)" table:style-name="ce1">
            <text:p>0,333815844</text:p>
          </table:table-cell>
          <table:table-cell table:number-columns-repeated="16375"/>
        </table:table-row>
        <table:table-row table:style-name="ro1">
          <table:table-cell office:value-type="time" office:time-value="PT19H32M8S" table:style-name="ce7">
            <text:p>19:32:08</text:p>
          </table:table-cell>
          <table:table-cell office:value-type="time" office:time-value="PT19H32M9S" table:style-name="ce7">
            <text:p>19:32:0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1.78" table:style-name="ce1">
            <text:p>541,78</text:p>
          </table:table-cell>
          <table:table-cell office:value-type="float" office:value="2.9689110576000002" table:formula="of:=[.C225]/1000 * [.D225]*[.E225]/1000" table:style-name="ce3">
            <text:p>2,968911058</text:p>
          </table:table-cell>
          <table:table-cell table:number-columns-repeated="2" table:style-name="ce1"/>
          <table:table-cell office:value-type="float" office:value="0.26941804397196112" table:formula="of:=[.F225]-([.$J$3]*[.C225]/1000)" table:style-name="ce1">
            <text:p>0,269418044</text:p>
          </table:table-cell>
          <table:table-cell table:number-columns-repeated="16375"/>
        </table:table-row>
        <table:table-row table:style-name="ro1">
          <table:table-cell office:value-type="time" office:time-value="PT19H32M9S" table:style-name="ce7">
            <text:p>19:32:09</text:p>
          </table:table-cell>
          <table:table-cell office:value-type="time" office:time-value="PT19H32M10S" table:style-name="ce7">
            <text:p>19:32:10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9.41" table:style-name="ce1">
            <text:p>539,41</text:p>
          </table:table-cell>
          <table:table-cell office:value-type="float" office:value="2.9670570696" table:formula="of:=[.C226]/1000 * [.D226]*[.E226]/1000" table:style-name="ce3">
            <text:p>2,96705707</text:p>
          </table:table-cell>
          <table:table-cell table:number-columns-repeated="2" table:style-name="ce1"/>
          <table:table-cell office:value-type="float" office:value="0.25739647399972743" table:formula="of:=[.F226]-([.$J$3]*[.C226]/1000)" table:style-name="ce1">
            <text:p>0,257396474</text:p>
          </table:table-cell>
          <table:table-cell table:number-columns-repeated="16375"/>
        </table:table-row>
        <table:table-row table:style-name="ro1">
          <table:table-cell office:value-type="time" office:time-value="PT19H32M10S" table:style-name="ce7">
            <text:p>19:32:10</text:p>
          </table:table-cell>
          <table:table-cell office:value-type="time" office:time-value="PT19H32M11S" table:style-name="ce7">
            <text:p>19:32:1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79.57000000000005" table:style-name="ce1">
            <text:p>579,57</text:p>
          </table:table-cell>
          <table:table-cell office:value-type="float" office:value="3.1789878156000002" table:formula="of:=[.C227]/1000 * [.D227]*[.E227]/1000" table:style-name="ce3">
            <text:p>3,178987816</text:p>
          </table:table-cell>
          <table:table-cell table:number-columns-repeated="2" table:style-name="ce1"/>
          <table:table-cell office:value-type="float" office:value="0.47695290647890287" table:formula="of:=[.F227]-([.$J$3]*[.C227]/1000)" table:style-name="ce1">
            <text:p>0,476952906</text:p>
          </table:table-cell>
          <table:table-cell table:number-columns-repeated="16375"/>
        </table:table-row>
        <table:table-row table:style-name="ro1">
          <table:table-cell office:value-type="time" office:time-value="PT19H32M11S" table:style-name="ce7">
            <text:p>19:32:11</text:p>
          </table:table-cell>
          <table:table-cell office:value-type="time" office:time-value="PT19H32M12S" table:style-name="ce7">
            <text:p>19:32:1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9.17999999999995" table:style-name="ce1">
            <text:p>549,18</text:p>
          </table:table-cell>
          <table:table-cell office:value-type="float" office:value="3.0094624656" table:formula="of:=[.C228]/1000 * [.D228]*[.E228]/1000" table:style-name="ce3">
            <text:p>3,009462466</text:p>
          </table:table-cell>
          <table:table-cell table:number-columns-repeated="2" table:style-name="ce1"/>
          <table:table-cell office:value-type="float" office:value="0.30996945197196091" table:formula="of:=[.F228]-([.$J$3]*[.C228]/1000)" table:style-name="ce1">
            <text:p>0,309969452</text:p>
          </table:table-cell>
          <table:table-cell table:number-columns-repeated="16375"/>
        </table:table-row>
        <table:table-row table:style-name="ro1">
          <table:table-cell office:value-type="time" office:time-value="PT19H32M12S" table:style-name="ce7">
            <text:p>19:32:12</text:p>
          </table:table-cell>
          <table:table-cell office:value-type="time" office:time-value="PT19H32M13S" table:style-name="ce7">
            <text:p>19:32:13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36.4" table:style-name="ce1">
            <text:p>536,4</text:p>
          </table:table-cell>
          <table:table-cell office:value-type="float" office:value="2.9698751519999997" table:formula="of:=[.C229]/1000 * [.D229]*[.E229]/1000" table:style-name="ce3">
            <text:p>2,969875152</text:p>
          </table:table-cell>
          <table:table-cell table:number-columns-repeated="2" table:style-name="ce1"/>
          <table:table-cell office:value-type="float" office:value="0.2424212879483183" table:formula="of:=[.F229]-([.$J$3]*[.C229]/1000)" table:style-name="ce1">
            <text:p>0,242421288</text:p>
          </table:table-cell>
          <table:table-cell table:number-columns-repeated="16375"/>
        </table:table-row>
        <table:table-row table:style-name="ro1">
          <table:table-cell office:value-type="time" office:time-value="PT19H32M13S" table:style-name="ce7">
            <text:p>19:32:13</text:p>
          </table:table-cell>
          <table:table-cell office:value-type="time" office:time-value="PT19H32M14S" table:style-name="ce7">
            <text:p>19:32:1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5.66" table:style-name="ce1">
            <text:p>555,66</text:p>
          </table:table-cell>
          <table:table-cell office:value-type="float" office:value="3.0508734564000002" table:formula="of:=[.C230]/1000 * [.D230]*[.E230]/1000" table:style-name="ce3">
            <text:p>3,050873456</text:p>
          </table:table-cell>
          <table:table-cell table:number-columns-repeated="2" table:style-name="ce1"/>
          <table:table-cell office:value-type="float" office:value="0.35138044277196112" table:formula="of:=[.F230]-([.$J$3]*[.C230]/1000)" table:style-name="ce1">
            <text:p>0,351380443</text:p>
          </table:table-cell>
          <table:table-cell table:number-columns-repeated="16375"/>
        </table:table-row>
        <table:table-row table:style-name="ro1">
          <table:table-cell office:value-type="time" office:time-value="PT19H32M14S" table:style-name="ce7">
            <text:p>19:32:14</text:p>
          </table:table-cell>
          <table:table-cell office:value-type="time" office:time-value="PT19H32M16S" table:style-name="ce7">
            <text:p>19:32:1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9.29" table:style-name="ce1">
            <text:p>529,29</text:p>
          </table:table-cell>
          <table:table-cell office:value-type="float" office:value="2.9060879165999998" table:formula="of:=[.C231]/1000 * [.D231]*[.E231]/1000" table:style-name="ce3">
            <text:p>2,906087917</text:p>
          </table:table-cell>
          <table:table-cell table:number-columns-repeated="2" table:style-name="ce1"/>
          <table:table-cell office:value-type="float" office:value="0.2065949029719607" table:formula="of:=[.F231]-([.$J$3]*[.C231]/1000)" table:style-name="ce1">
            <text:p>0,206594903</text:p>
          </table:table-cell>
          <table:table-cell table:number-columns-repeated="16375"/>
        </table:table-row>
        <table:table-row table:style-name="ro1">
          <table:table-cell office:value-type="time" office:time-value="PT19H32M16S" table:style-name="ce7">
            <text:p>19:32:16</text:p>
          </table:table-cell>
          <table:table-cell office:value-type="time" office:time-value="PT19H32M17S" table:style-name="ce7">
            <text:p>19:32:1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4.70000000000005" table:style-name="ce1">
            <text:p>554,7</text:p>
          </table:table-cell>
          <table:table-cell office:value-type="float" office:value="3.0511606320000006" table:formula="of:=[.C232]/1000 * [.D232]*[.E232]/1000" table:style-name="ce3">
            <text:p>3,051160632</text:p>
          </table:table-cell>
          <table:table-cell table:number-columns-repeated="2" table:style-name="ce1"/>
          <table:table-cell office:value-type="float" office:value="0.34150003639972804" table:formula="of:=[.F232]-([.$J$3]*[.C232]/1000)" table:style-name="ce1">
            <text:p>0,341500036</text:p>
          </table:table-cell>
          <table:table-cell table:number-columns-repeated="16375"/>
        </table:table-row>
        <table:table-row table:style-name="ro1">
          <table:table-cell office:value-type="time" office:time-value="PT19H32M17S" table:style-name="ce7">
            <text:p>19:32:17</text:p>
          </table:table-cell>
          <table:table-cell office:value-type="time" office:time-value="PT19H32M18S" table:style-name="ce7">
            <text:p>19:32:18</text:p>
          </table:table-cell>
          <table:table-cell office:value-type="float" office:value="1049" table:style-name="ce1">
            <text:p>1049</text:p>
          </table:table-cell>
          <table:table-cell office:value-type="float" office:value="5.16" table:style-name="ce1">
            <text:p>5,16</text:p>
          </table:table-cell>
          <table:table-cell office:value-type="float" office:value="549.46" table:style-name="ce1">
            <text:p>549,46</text:p>
          </table:table-cell>
          <table:table-cell office:value-type="float" office:value="2.9741390664000003" table:formula="of:=[.C233]/1000 * [.D233]*[.E233]/1000" table:style-name="ce3">
            <text:p>2,974139066</text:p>
          </table:table-cell>
          <table:table-cell table:number-columns-repeated="2" table:style-name="ce1"/>
          <table:table-cell office:value-type="float" office:value="0.30769069418172057" table:formula="of:=[.F233]-([.$J$3]*[.C233]/1000)" table:style-name="ce1">
            <text:p>0,307690694</text:p>
          </table:table-cell>
          <table:table-cell table:number-columns-repeated="16375"/>
        </table:table-row>
        <table:table-row table:style-name="ro1">
          <table:table-cell office:value-type="time" office:time-value="PT19H32M18S" table:style-name="ce7">
            <text:p>19:32:18</text:p>
          </table:table-cell>
          <table:table-cell office:value-type="time" office:time-value="PT19H32M19S" table:style-name="ce7">
            <text:p>19:32:19</text:p>
          </table:table-cell>
          <table:table-cell office:value-type="float" office:value="1057" table:style-name="ce1">
            <text:p>1057</text:p>
          </table:table-cell>
          <table:table-cell office:value-type="float" office:value="5.17" table:style-name="ce1">
            <text:p>5,17</text:p>
          </table:table-cell>
          <table:table-cell office:value-type="float" office:value="537.41" table:style-name="ce1">
            <text:p>537,41</text:p>
          </table:table-cell>
          <table:table-cell office:value-type="float" office:value="2.9367790529" table:formula="of:=[.C234]/1000 * [.D234]*[.E234]/1000" table:style-name="ce3">
            <text:p>2,936779053</text:p>
          </table:table-cell>
          <table:table-cell table:number-columns-repeated="2" table:style-name="ce1"/>
          <table:table-cell office:value-type="float" office:value="0.24999551673725318" table:formula="of:=[.F234]-([.$J$3]*[.C234]/1000)" table:style-name="ce1">
            <text:p>0,249995517</text:p>
          </table:table-cell>
          <table:table-cell table:number-columns-repeated="16375"/>
        </table:table-row>
        <table:table-row table:style-name="ro1">
          <table:table-cell office:value-type="time" office:time-value="PT19H32M19S" table:style-name="ce7">
            <text:p>19:32:19</text:p>
          </table:table-cell>
          <table:table-cell office:value-type="time" office:time-value="PT19H32M20S" table:style-name="ce7">
            <text:p>19:32:2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1.01" table:style-name="ce1">
            <text:p>541,01</text:p>
          </table:table-cell>
          <table:table-cell office:value-type="float" office:value="2.9928132190000003" table:formula="of:=[.C235]/1000 * [.D235]*[.E235]/1000" table:style-name="ce3">
            <text:p>2,992813219</text:p>
          </table:table-cell>
          <table:table-cell table:number-columns-repeated="2" table:style-name="ce1"/>
          <table:table-cell office:value-type="float" office:value="0.27298504142749414" table:formula="of:=[.F235]-([.$J$3]*[.C235]/1000)" table:style-name="ce1">
            <text:p>0,272985041</text:p>
          </table:table-cell>
          <table:table-cell table:number-columns-repeated="16375"/>
        </table:table-row>
        <table:table-row table:style-name="ro1">
          <table:table-cell office:value-type="time" office:time-value="PT19H32M20S" table:style-name="ce7">
            <text:p>19:32:20</text:p>
          </table:table-cell>
          <table:table-cell office:value-type="time" office:time-value="PT19H32M21S" table:style-name="ce7">
            <text:p>19:32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0.1" table:style-name="ce1">
            <text:p>550,1</text:p>
          </table:table-cell>
          <table:table-cell office:value-type="float" office:value="3.0175020369999999" table:formula="of:=[.C236]/1000 * [.D236]*[.E236]/1000" table:style-name="ce3">
            <text:p>3,017502037</text:p>
          </table:table-cell>
          <table:table-cell table:number-columns-repeated="2" table:style-name="ce1"/>
          <table:table-cell office:value-type="float" office:value="0.32055091886501952" table:formula="of:=[.F236]-([.$J$3]*[.C236]/1000)" table:style-name="ce1">
            <text:p>0,320550919</text:p>
          </table:table-cell>
          <table:table-cell table:number-columns-repeated="16375"/>
        </table:table-row>
        <table:table-row table:style-name="ro1">
          <table:table-cell office:value-type="time" office:time-value="PT19H32M21S" table:style-name="ce7">
            <text:p>19:32:21</text:p>
          </table:table-cell>
          <table:table-cell office:value-type="time" office:time-value="PT19H32M22S" table:style-name="ce7">
            <text:p>19:32:2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7.21" table:style-name="ce1">
            <text:p>557,21</text:p>
          </table:table-cell>
          <table:table-cell office:value-type="float" office:value="3.0534662232000005" table:formula="of:=[.C237]/1000 * [.D237]*[.E237]/1000" table:style-name="ce3">
            <text:p>3,053466223</text:p>
          </table:table-cell>
          <table:table-cell table:number-columns-repeated="2" table:style-name="ce1"/>
          <table:table-cell office:value-type="float" office:value="0.35397320957196143" table:formula="of:=[.F237]-([.$J$3]*[.C237]/1000)" table:style-name="ce1">
            <text:p>0,35397321</text:p>
          </table:table-cell>
          <table:table-cell table:number-columns-repeated="16375"/>
        </table:table-row>
        <table:table-row table:style-name="ro1">
          <table:table-cell office:value-type="time" office:time-value="PT19H32M22S" table:style-name="ce7">
            <text:p>19:32:22</text:p>
          </table:table-cell>
          <table:table-cell office:value-type="time" office:time-value="PT19H32M23S" table:style-name="ce7">
            <text:p>19:32:2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6.42999999999995" table:style-name="ce1">
            <text:p>556,43</text:p>
          </table:table-cell>
          <table:table-cell office:value-type="float" office:value="3.0578054219999999" table:formula="of:=[.C238]/1000 * [.D238]*[.E238]/1000" table:style-name="ce3">
            <text:p>3,057805422</text:p>
          </table:table-cell>
          <table:table-cell table:number-columns-repeated="2" table:style-name="ce1"/>
          <table:table-cell office:value-type="float" office:value="0.35068672189278605" table:formula="of:=[.F238]-([.$J$3]*[.C238]/1000)" table:style-name="ce1">
            <text:p>0,350686722</text:p>
          </table:table-cell>
          <table:table-cell table:number-columns-repeated="16375"/>
        </table:table-row>
        <table:table-row table:style-name="ro1">
          <table:table-cell office:value-type="time" office:time-value="PT19H32M23S" table:style-name="ce7">
            <text:p>19:32:23</text:p>
          </table:table-cell>
          <table:table-cell office:value-type="time" office:time-value="PT19H32M24S" table:style-name="ce7">
            <text:p>19:32:2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62.74" table:style-name="ce1">
            <text:p>562,74</text:p>
          </table:table-cell>
          <table:table-cell office:value-type="float" office:value="3.0895776576" table:formula="of:=[.C239]/1000 * [.D239]*[.E239]/1000" table:style-name="ce3">
            <text:p>3,089577658</text:p>
          </table:table-cell>
          <table:table-cell table:number-columns-repeated="2" table:style-name="ce1"/>
          <table:table-cell office:value-type="float" office:value="0.38500085298584441" table:formula="of:=[.F239]-([.$J$3]*[.C239]/1000)" table:style-name="ce1">
            <text:p>0,385000853</text:p>
          </table:table-cell>
          <table:table-cell table:number-columns-repeated="16375"/>
        </table:table-row>
        <table:table-row table:style-name="ro1">
          <table:table-cell office:value-type="time" office:time-value="PT19H32M24S" table:style-name="ce7">
            <text:p>19:32:24</text:p>
          </table:table-cell>
          <table:table-cell office:value-type="time" office:time-value="PT19H32M25S" table:style-name="ce7">
            <text:p>19:32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17999999999995" table:style-name="ce1">
            <text:p>533,18</text:p>
          </table:table-cell>
          <table:table-cell office:value-type="float" office:value="2.9246895765999992" table:formula="of:=[.C240]/1000 * [.D240]*[.E240]/1000" table:style-name="ce3">
            <text:p>2,924689577</text:p>
          </table:table-cell>
          <table:table-cell table:number-columns-repeated="2" table:style-name="ce1"/>
          <table:table-cell office:value-type="float" office:value="0.22773845846501883" table:formula="of:=[.F240]-([.$J$3]*[.C240]/1000)" table:style-name="ce1">
            <text:p>0,227738458</text:p>
          </table:table-cell>
          <table:table-cell table:number-columns-repeated="16375"/>
        </table:table-row>
        <table:table-row table:style-name="ro1">
          <table:table-cell office:value-type="time" office:time-value="PT19H32M25S" table:style-name="ce7">
            <text:p>19:32:25</text:p>
          </table:table-cell>
          <table:table-cell office:value-type="time" office:time-value="PT19H32M26S" table:style-name="ce7">
            <text:p>19:32:2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2.45000000000005" table:style-name="ce1">
            <text:p>542,45</text:p>
          </table:table-cell>
          <table:table-cell office:value-type="float" office:value="2.9811478894999999" table:formula="of:=[.C241]/1000 * [.D241]*[.E241]/1000" table:style-name="ce3">
            <text:p>2,98114789</text:p>
          </table:table-cell>
          <table:table-cell table:number-columns-repeated="2" table:style-name="ce1"/>
          <table:table-cell office:value-type="float" office:value="0.27911298037890253" table:formula="of:=[.F241]-([.$J$3]*[.C241]/1000)" table:style-name="ce1">
            <text:p>0,27911298</text:p>
          </table:table-cell>
          <table:table-cell table:number-columns-repeated="16375"/>
        </table:table-row>
        <table:table-row table:style-name="ro1">
          <table:table-cell office:value-type="time" office:time-value="PT19H32M26S" table:style-name="ce7">
            <text:p>19:32:26</text:p>
          </table:table-cell>
          <table:table-cell office:value-type="time" office:time-value="PT19H32M27S" table:style-name="ce7">
            <text:p>19:32:2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9.29999999999995" table:style-name="ce1">
            <text:p>529,3</text:p>
          </table:table-cell>
          <table:table-cell office:value-type="float" office:value="2.9032528439999998" table:formula="of:=[.C242]/1000 * [.D242]*[.E242]/1000" table:style-name="ce3">
            <text:p>2,903252844</text:p>
          </table:table-cell>
          <table:table-cell table:number-columns-repeated="2" table:style-name="ce1"/>
          <table:table-cell office:value-type="float" office:value="0.20121793487890249" table:formula="of:=[.F242]-([.$J$3]*[.C242]/1000)" table:style-name="ce1">
            <text:p>0,201217935</text:p>
          </table:table-cell>
          <table:table-cell table:number-columns-repeated="16375"/>
        </table:table-row>
        <table:table-row table:style-name="ro1">
          <table:table-cell office:value-type="time" office:time-value="PT19H32M27S" table:style-name="ce7">
            <text:p>19:32:27</text:p>
          </table:table-cell>
          <table:table-cell office:value-type="time" office:time-value="PT19H32M29S" table:style-name="ce7">
            <text:p>19:32:29</text:p>
          </table:table-cell>
          <table:table-cell office:value-type="float" office:value="1053" table:style-name="ce1">
            <text:p>1053</text:p>
          </table:table-cell>
          <table:table-cell office:value-type="float" office:value="5.16" table:style-name="ce1">
            <text:p>5,16</text:p>
          </table:table-cell>
          <table:table-cell office:value-type="float" office:value="552.48" table:style-name="ce1">
            <text:p>552,48</text:p>
          </table:table-cell>
          <table:table-cell office:value-type="float" office:value="3.0018890303999997" table:formula="of:=[.C243]/1000 * [.D243]*[.E243]/1000" table:style-name="ce3">
            <text:p>3,00188903</text:p>
          </table:table-cell>
          <table:table-cell table:number-columns-repeated="2" table:style-name="ce1"/>
          <table:table-cell office:value-type="float" office:value="0.32527307620948642" table:formula="of:=[.F243]-([.$J$3]*[.C243]/1000)" table:style-name="ce1">
            <text:p>0,325273076</text:p>
          </table:table-cell>
          <table:table-cell table:number-columns-repeated="16375"/>
        </table:table-row>
        <table:table-row table:style-name="ro1">
          <table:table-cell office:value-type="time" office:time-value="PT19H32M29S" table:style-name="ce7">
            <text:p>19:32:29</text:p>
          </table:table-cell>
          <table:table-cell office:value-type="time" office:time-value="PT19H32M30S" table:style-name="ce7">
            <text:p>19:32:30</text:p>
          </table:table-cell>
          <table:table-cell office:value-type="float" office:value="1053" table:style-name="ce1">
            <text:p>1053</text:p>
          </table:table-cell>
          <table:table-cell office:value-type="float" office:value="5.17" table:style-name="ce1">
            <text:p>5,17</text:p>
          </table:table-cell>
          <table:table-cell office:value-type="float" office:value="526.08000000000004" table:style-name="ce1">
            <text:p>526,08</text:p>
          </table:table-cell>
          <table:table-cell office:value-type="float" office:value="2.8639847808000001" table:formula="of:=[.C244]/1000 * [.D244]*[.E244]/1000" table:style-name="ce3">
            <text:p>2,863984781</text:p>
          </table:table-cell>
          <table:table-cell table:number-columns-repeated="2" table:style-name="ce1"/>
          <table:table-cell office:value-type="float" office:value="0.18736882660948684" table:formula="of:=[.F244]-([.$J$3]*[.C244]/1000)" table:style-name="ce1">
            <text:p>0,187368827</text:p>
          </table:table-cell>
          <table:table-cell table:number-columns-repeated="16375"/>
        </table:table-row>
        <table:table-row table:style-name="ro1">
          <table:table-cell office:value-type="time" office:time-value="PT19H32M30S" table:style-name="ce7">
            <text:p>19:32:30</text:p>
          </table:table-cell>
          <table:table-cell office:value-type="time" office:time-value="PT19H32M31S" table:style-name="ce7">
            <text:p>19:32:31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27.55999999999995" table:style-name="ce1">
            <text:p>527,56</text:p>
          </table:table-cell>
          <table:table-cell office:value-type="float" office:value="2.9100420623999996" table:formula="of:=[.C245]/1000 * [.D245]*[.E245]/1000" table:style-name="ce3">
            <text:p>2,910042062</text:p>
          </table:table-cell>
          <table:table-cell table:number-columns-repeated="2" table:style-name="ce1"/>
          <table:table-cell office:value-type="float" office:value="0.19275578032055218" table:formula="of:=[.F245]-([.$J$3]*[.C245]/1000)" table:style-name="ce1">
            <text:p>0,19275578</text:p>
          </table:table-cell>
          <table:table-cell table:number-columns-repeated="16375"/>
        </table:table-row>
        <table:table-row table:style-name="ro1">
          <table:table-cell office:value-type="time" office:time-value="PT19H32M31S" table:style-name="ce7">
            <text:p>19:32:31</text:p>
          </table:table-cell>
          <table:table-cell office:value-type="time" office:time-value="PT19H32M32S" table:style-name="ce7">
            <text:p>19:32:32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62.44000000000005" table:style-name="ce1">
            <text:p>562,44</text:p>
          </table:table-cell>
          <table:table-cell office:value-type="float" office:value="3.1343656320000011" table:formula="of:=[.C246]/1000 * [.D246]*[.E246]/1000" table:style-name="ce3">
            <text:p>3,134365632</text:p>
          </table:table-cell>
          <table:table-cell table:number-columns-repeated="2" table:style-name="ce1"/>
          <table:table-cell office:value-type="float" office:value="0.3891184994969108" table:formula="of:=[.F246]-([.$J$3]*[.C246]/1000)" table:style-name="ce1">
            <text:p>0,389118499</text:p>
          </table:table-cell>
          <table:table-cell table:number-columns-repeated="16375"/>
        </table:table-row>
        <table:table-row table:style-name="ro1">
          <table:table-cell office:value-type="time" office:time-value="PT19H32M32S" table:style-name="ce7">
            <text:p>19:32:32</text:p>
          </table:table-cell>
          <table:table-cell office:value-type="time" office:time-value="PT19H32M33S" table:style-name="ce7">
            <text:p>19:32:3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14" table:style-name="ce1">
            <text:p>514,14</text:p>
          </table:table-cell>
          <table:table-cell office:value-type="float" office:value="2.8202481317999997" table:formula="of:=[.C247]/1000 * [.D247]*[.E247]/1000" table:style-name="ce3">
            <text:p>2,820248132</text:p>
          </table:table-cell>
          <table:table-cell table:number-columns-repeated="2" table:style-name="ce1"/>
          <table:table-cell office:value-type="float" office:value="0.12329701366501933" table:formula="of:=[.F247]-([.$J$3]*[.C247]/1000)" table:style-name="ce1">
            <text:p>0,123297014</text:p>
          </table:table-cell>
          <table:table-cell table:number-columns-repeated="16375"/>
        </table:table-row>
        <table:table-row table:style-name="ro1">
          <table:table-cell office:value-type="time" office:time-value="PT19H32M33S" table:style-name="ce7">
            <text:p>19:32:33</text:p>
          </table:table-cell>
          <table:table-cell office:value-type="time" office:time-value="PT19H32M34S" table:style-name="ce7">
            <text:p>19:32:3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8.55999999999995" table:style-name="ce1">
            <text:p>528,56</text:p>
          </table:table-cell>
          <table:table-cell office:value-type="float" office:value="2.9157430983999992" table:formula="of:=[.C248]/1000 * [.D248]*[.E248]/1000" table:style-name="ce3">
            <text:p>2,915743098</text:p>
          </table:table-cell>
          <table:table-cell table:number-columns-repeated="2" table:style-name="ce1"/>
          <table:table-cell office:value-type="float" office:value="0.20354060730666834" table:formula="of:=[.F248]-([.$J$3]*[.C248]/1000)" table:style-name="ce1">
            <text:p>0,203540607</text:p>
          </table:table-cell>
          <table:table-cell table:number-columns-repeated="16375"/>
        </table:table-row>
        <table:table-row table:style-name="ro1">
          <table:table-cell office:value-type="time" office:time-value="PT19H32M34S" table:style-name="ce7">
            <text:p>19:32:34</text:p>
          </table:table-cell>
          <table:table-cell office:value-type="time" office:time-value="PT19H32M35S" table:style-name="ce7">
            <text:p>19:32:3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5.99" table:style-name="ce1">
            <text:p>545,99</text:p>
          </table:table-cell>
          <table:table-cell office:value-type="float" office:value="2.9977799346" table:formula="of:=[.C249]/1000 * [.D249]*[.E249]/1000" table:style-name="ce3">
            <text:p>2,997779935</text:p>
          </table:table-cell>
          <table:table-cell table:number-columns-repeated="2" table:style-name="ce1"/>
          <table:table-cell office:value-type="float" office:value="0.29828692097196097" table:formula="of:=[.F249]-([.$J$3]*[.C249]/1000)" table:style-name="ce1">
            <text:p>0,298286921</text:p>
          </table:table-cell>
          <table:table-cell table:number-columns-repeated="16375"/>
        </table:table-row>
        <table:table-row table:style-name="ro1">
          <table:table-cell office:value-type="time" office:time-value="PT19H32M35S" table:style-name="ce7">
            <text:p>19:32:35</text:p>
          </table:table-cell>
          <table:table-cell office:value-type="time" office:time-value="PT19H32M36S" table:style-name="ce7">
            <text:p>19:32:3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3.88" table:style-name="ce1">
            <text:p>553,88</text:p>
          </table:table-cell>
          <table:table-cell office:value-type="float" office:value="3.0380761104" table:formula="of:=[.C250]/1000 * [.D250]*[.E250]/1000" table:style-name="ce3">
            <text:p>3,03807611</text:p>
          </table:table-cell>
          <table:table-cell table:number-columns-repeated="2" table:style-name="ce1"/>
          <table:table-cell office:value-type="float" office:value="0.33604120127890269" table:formula="of:=[.F250]-([.$J$3]*[.C250]/1000)" table:style-name="ce1">
            <text:p>0,336041201</text:p>
          </table:table-cell>
          <table:table-cell table:number-columns-repeated="16375"/>
        </table:table-row>
        <table:table-row table:style-name="ro1">
          <table:table-cell table:number-columns-repeated="2" table:style-name="ce7"/>
          <table:table-cell table:number-columns-repeated="2" table:style-name="ce1"/>
          <table:table-cell office:value-type="string" table:style-name="ce2">
            <text:p>Total energy</text:p>
          </table:table-cell>
          <table:table-cell office:value-type="float" office:value="427.96856367109984" table:formula="of:=SUM([.F108:.F250])" table:style-name="ce6">
            <text:p>427,9685637</text:p>
          </table:table-cell>
          <table:table-cell table:style-name="ce1"/>
          <table:table-cell office:value-type="string" table:style-name="ce2">
            <text:p>Total energy without SO</text:p>
          </table:table-cell>
          <table:table-cell office:value-type="float" office:value="40.942097793518506" table:formula="of:=SUM([.I108:.I250])" table:style-name="ce2">
            <text:p>40,9420977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xperiment 3</text:p>
          </table:table-cell>
          <table:table-cell table:style-name="ce4"/>
          <table:table-cell table:number-columns-repeated="3" table:style-name="ce2"/>
          <table:table-cell table:style-name="ce6"/>
          <table:table-cell table:number-columns-repeated="2" table:style-name="ce2"/>
          <table:table-cell table:style-name="ce1"/>
          <table:table-cell table:number-columns-repeated="16375" table:style-name="ce2"/>
        </table:table-row>
        <table:table-row table:style-name="ro1">
          <table:table-cell office:value-type="time" office:time-value="PT19H34M0S" table:style-name="ce7">
            <text:p>19:34:00</text:p>
          </table:table-cell>
          <table:table-cell office:value-type="time" office:time-value="PT19H34M1S" table:style-name="ce7">
            <text:p>19:34:0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2.41999999999996" table:style-name="ce1">
            <text:p>542,42</text:p>
          </table:table-cell>
          <table:table-cell office:value-type="float" office:value="2.9696193191999996" table:formula="of:=[.C253]/1000 * [.D253]*[.E253]/1000" table:style-name="ce3">
            <text:p>2,969619319</text:p>
          </table:table-cell>
          <table:table-cell table:number-columns-repeated="2" table:style-name="ce1"/>
          <table:table-cell office:value-type="float" office:value="0.27266820106501921" table:formula="of:=[.F253]-([.$J$3]*[.C253]/1000)" table:style-name="ce1">
            <text:p>0,272668201</text:p>
          </table:table-cell>
          <table:table-cell table:number-columns-repeated="16375"/>
        </table:table-row>
        <table:table-row table:style-name="ro1">
          <table:table-cell office:value-type="time" office:time-value="PT19H34M1S" table:style-name="ce7">
            <text:p>19:34:01</text:p>
          </table:table-cell>
          <table:table-cell office:value-type="time" office:time-value="PT19H34M2S" table:style-name="ce7">
            <text:p>19:34:0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20000000000005" table:style-name="ce1">
            <text:p>537,2</text:p>
          </table:table-cell>
          <table:table-cell office:value-type="float" office:value="2.9467407640000003" table:formula="of:=[.C254]/1000 * [.D254]*[.E254]/1000" table:style-name="ce3">
            <text:p>2,946740764</text:p>
          </table:table-cell>
          <table:table-cell table:number-columns-repeated="2" table:style-name="ce1"/>
          <table:table-cell office:value-type="float" office:value="0.24978964586501995" table:formula="of:=[.F254]-([.$J$3]*[.C254]/1000)" table:style-name="ce1">
            <text:p>0,249789646</text:p>
          </table:table-cell>
          <table:table-cell table:number-columns-repeated="16375"/>
        </table:table-row>
        <table:table-row table:style-name="ro1">
          <table:table-cell office:value-type="time" office:time-value="PT19H34M2S" table:style-name="ce7">
            <text:p>19:34:02</text:p>
          </table:table-cell>
          <table:table-cell office:value-type="time" office:time-value="PT19H34M3S" table:style-name="ce7">
            <text:p>19:34:0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8.5" table:style-name="ce1">
            <text:p>538,5</text:p>
          </table:table-cell>
          <table:table-cell office:value-type="float" office:value="2.9538717449999998" table:formula="of:=[.C255]/1000 * [.D255]*[.E255]/1000" table:style-name="ce3">
            <text:p>2,953871745</text:p>
          </table:table-cell>
          <table:table-cell table:number-columns-repeated="2" table:style-name="ce1"/>
          <table:table-cell office:value-type="float" office:value="0.25692062686501949" table:formula="of:=[.F255]-([.$J$3]*[.C255]/1000)" table:style-name="ce1">
            <text:p>0,256920627</text:p>
          </table:table-cell>
          <table:table-cell table:number-columns-repeated="16375"/>
        </table:table-row>
        <table:table-row table:style-name="ro1">
          <table:table-cell office:value-type="time" office:time-value="PT19H34M3S" table:style-name="ce7">
            <text:p>19:34:03</text:p>
          </table:table-cell>
          <table:table-cell office:value-type="time" office:time-value="PT19H34M4S" table:style-name="ce7">
            <text:p>19:34:0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0.34" table:style-name="ce1">
            <text:p>560,34</text:p>
          </table:table-cell>
          <table:table-cell office:value-type="float" office:value="3.0735097272000003" table:formula="of:=[.C256]/1000 * [.D256]*[.E256]/1000" table:style-name="ce3">
            <text:p>3,073509727</text:p>
          </table:table-cell>
          <table:table-cell table:number-columns-repeated="2" table:style-name="ce1"/>
          <table:table-cell office:value-type="float" office:value="0.37147481807890292" table:formula="of:=[.F256]-([.$J$3]*[.C256]/1000)" table:style-name="ce1">
            <text:p>0,371474818</text:p>
          </table:table-cell>
          <table:table-cell table:number-columns-repeated="16375"/>
        </table:table-row>
        <table:table-row table:style-name="ro1">
          <table:table-cell office:value-type="time" office:time-value="PT19H34M4S" table:style-name="ce7">
            <text:p>19:34:04</text:p>
          </table:table-cell>
          <table:table-cell office:value-type="time" office:time-value="PT19H34M5S" table:style-name="ce7">
            <text:p>19:34:0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20000000000005" table:style-name="ce1">
            <text:p>533,2</text:p>
          </table:table-cell>
          <table:table-cell office:value-type="float" office:value="2.9247992840000001" table:formula="of:=[.C257]/1000 * [.D257]*[.E257]/1000" table:style-name="ce3">
            <text:p>2,924799284</text:p>
          </table:table-cell>
          <table:table-cell table:number-columns-repeated="2" table:style-name="ce1"/>
          <table:table-cell office:value-type="float" office:value="0.22784816586501977" table:formula="of:=[.F257]-([.$J$3]*[.C257]/1000)" table:style-name="ce1">
            <text:p>0,227848166</text:p>
          </table:table-cell>
          <table:table-cell table:number-columns-repeated="16375"/>
        </table:table-row>
        <table:table-row table:style-name="ro1">
          <table:table-cell office:value-type="time" office:time-value="PT19H34M5S" table:style-name="ce7">
            <text:p>19:34:05</text:p>
          </table:table-cell>
          <table:table-cell office:value-type="time" office:time-value="PT19H34M6S" table:style-name="ce7">
            <text:p>19:34:0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7.26" table:style-name="ce1">
            <text:p>527,26</text:p>
          </table:table-cell>
          <table:table-cell office:value-type="float" office:value="2.8922161861999998" table:formula="of:=[.C258]/1000 * [.D258]*[.E258]/1000" table:style-name="ce3">
            <text:p>2,892216186</text:p>
          </table:table-cell>
          <table:table-cell table:number-columns-repeated="2" table:style-name="ce1"/>
          <table:table-cell office:value-type="float" office:value="0.19526506806501942" table:formula="of:=[.F258]-([.$J$3]*[.C258]/1000)" table:style-name="ce1">
            <text:p>0,195265068</text:p>
          </table:table-cell>
          <table:table-cell table:number-columns-repeated="16375"/>
        </table:table-row>
        <table:table-row table:style-name="ro1">
          <table:table-cell office:value-type="time" office:time-value="PT19H34M6S" table:style-name="ce7">
            <text:p>19:34:06</text:p>
          </table:table-cell>
          <table:table-cell office:value-type="time" office:time-value="PT19H34M7S" table:style-name="ce7">
            <text:p>19:34:0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5.16999999999996" table:style-name="ce1">
            <text:p>535,17</text:p>
          </table:table-cell>
          <table:table-cell office:value-type="float" office:value="2.9549732651999996" table:formula="of:=[.C259]/1000 * [.D259]*[.E259]/1000" table:style-name="ce3">
            <text:p>2,954973265</text:p>
          </table:table-cell>
          <table:table-cell table:number-columns-repeated="2" table:style-name="ce1"/>
          <table:table-cell office:value-type="float" office:value="0.24022887861361042" table:formula="of:=[.F259]-([.$J$3]*[.C259]/1000)" table:style-name="ce1">
            <text:p>0,240228879</text:p>
          </table:table-cell>
          <table:table-cell table:number-columns-repeated="16375"/>
        </table:table-row>
        <table:table-row table:style-name="ro1">
          <table:table-cell office:value-type="time" office:time-value="PT19H34M7S" table:style-name="ce7">
            <text:p>19:34:07</text:p>
          </table:table-cell>
          <table:table-cell office:value-type="time" office:time-value="PT19H34M8S" table:style-name="ce7">
            <text:p>19:34:0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5.88" table:style-name="ce1">
            <text:p>555,88</text:p>
          </table:table-cell>
          <table:table-cell office:value-type="float" office:value="3.0490462704000003" table:formula="of:=[.C260]/1000 * [.D260]*[.E260]/1000" table:style-name="ce3">
            <text:p>3,04904627</text:p>
          </table:table-cell>
          <table:table-cell table:number-columns-repeated="2" table:style-name="ce1"/>
          <table:table-cell office:value-type="float" office:value="0.34701136127890297" table:formula="of:=[.F260]-([.$J$3]*[.C260]/1000)" table:style-name="ce1">
            <text:p>0,347011361</text:p>
          </table:table-cell>
          <table:table-cell table:number-columns-repeated="16375"/>
        </table:table-row>
        <table:table-row table:style-name="ro1">
          <table:table-cell office:value-type="time" office:time-value="PT19H34M8S" table:style-name="ce7">
            <text:p>19:34:08</text:p>
          </table:table-cell>
          <table:table-cell office:value-type="time" office:time-value="PT19H34M9S" table:style-name="ce7">
            <text:p>19:34:0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4.71" table:style-name="ce1">
            <text:p>524,71</text:p>
          </table:table-cell>
          <table:table-cell office:value-type="float" office:value="2.8726613196000002" table:formula="of:=[.C261]/1000 * [.D261]*[.E261]/1000" table:style-name="ce3">
            <text:p>2,87266132</text:p>
          </table:table-cell>
          <table:table-cell table:number-columns-repeated="2" table:style-name="ce1"/>
          <table:table-cell office:value-type="float" office:value="0.17571020146501981" table:formula="of:=[.F261]-([.$J$3]*[.C261]/1000)" table:style-name="ce1">
            <text:p>0,175710201</text:p>
          </table:table-cell>
          <table:table-cell table:number-columns-repeated="16375"/>
        </table:table-row>
        <table:table-row table:style-name="ro1">
          <table:table-cell office:value-type="time" office:time-value="PT19H34M9S" table:style-name="ce7">
            <text:p>19:34:09</text:p>
          </table:table-cell>
          <table:table-cell office:value-type="time" office:time-value="PT19H34M10S" table:style-name="ce7">
            <text:p>19:34:1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19.63" table:style-name="ce1">
            <text:p>519,63</text:p>
          </table:table-cell>
          <table:table-cell office:value-type="float" office:value="2.8718547098999996" table:formula="of:=[.C262]/1000 * [.D262]*[.E262]/1000" table:style-name="ce3">
            <text:p>2,87185471</text:p>
          </table:table-cell>
          <table:table-cell table:number-columns-repeated="2" table:style-name="ce1"/>
          <table:table-cell office:value-type="float" office:value="0.15456842782055213" table:formula="of:=[.F262]-([.$J$3]*[.C262]/1000)" table:style-name="ce1">
            <text:p>0,154568428</text:p>
          </table:table-cell>
          <table:table-cell table:number-columns-repeated="16375"/>
        </table:table-row>
        <table:table-row table:style-name="ro1">
          <table:table-cell office:value-type="time" office:time-value="PT19H34M10S" table:style-name="ce7">
            <text:p>19:34:10</text:p>
          </table:table-cell>
          <table:table-cell office:value-type="time" office:time-value="PT19H34M12S" table:style-name="ce7">
            <text:p>19:34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77" table:style-name="ce1">
            <text:p>541,77</text:p>
          </table:table-cell>
          <table:table-cell office:value-type="float" office:value="2.9690079539999998" table:formula="of:=[.C263]/1000 * [.D263]*[.E263]/1000" table:style-name="ce3">
            <text:p>2,969007954</text:p>
          </table:table-cell>
          <table:table-cell table:number-columns-repeated="2" table:style-name="ce1"/>
          <table:table-cell office:value-type="float" office:value="0.27459873135807777" table:formula="of:=[.F263]-([.$J$3]*[.C263]/1000)" table:style-name="ce1">
            <text:p>0,274598731</text:p>
          </table:table-cell>
          <table:table-cell table:number-columns-repeated="16375"/>
        </table:table-row>
        <table:table-row table:style-name="ro1">
          <table:table-cell office:value-type="time" office:time-value="PT19H34M12S" table:style-name="ce7">
            <text:p>19:34:12</text:p>
          </table:table-cell>
          <table:table-cell office:value-type="time" office:time-value="PT19H34M13S" table:style-name="ce7">
            <text:p>19:34:13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2.04" table:style-name="ce1">
            <text:p>552,04</text:p>
          </table:table-cell>
          <table:table-cell office:value-type="float" office:value="3.0422261952" table:formula="of:=[.C264]/1000 * [.D264]*[.E264]/1000" table:style-name="ce3">
            <text:p>3,042226195</text:p>
          </table:table-cell>
          <table:table-cell table:number-columns-repeated="2" table:style-name="ce1"/>
          <table:table-cell office:value-type="float" office:value="0.32748180861361087" table:formula="of:=[.F264]-([.$J$3]*[.C264]/1000)" table:style-name="ce1">
            <text:p>0,327481809</text:p>
          </table:table-cell>
          <table:table-cell table:number-columns-repeated="16375"/>
        </table:table-row>
        <table:table-row table:style-name="ro1">
          <table:table-cell office:value-type="time" office:time-value="PT19H34M13S" table:style-name="ce7">
            <text:p>19:34:13</text:p>
          </table:table-cell>
          <table:table-cell office:value-type="time" office:time-value="PT19H34M14S" table:style-name="ce7">
            <text:p>19:34:14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3.52" table:style-name="ce1">
            <text:p>543,52</text:p>
          </table:table-cell>
          <table:table-cell office:value-type="float" office:value="3.0038882895999994" table:formula="of:=[.C265]/1000 * [.D265]*[.E265]/1000" table:style-name="ce3">
            <text:p>3,00388829</text:p>
          </table:table-cell>
          <table:table-cell table:number-columns-repeated="2" table:style-name="ce1"/>
          <table:table-cell office:value-type="float" office:value="0.28660200752055198" table:formula="of:=[.F265]-([.$J$3]*[.C265]/1000)" table:style-name="ce1">
            <text:p>0,286602008</text:p>
          </table:table-cell>
          <table:table-cell table:number-columns-repeated="16375"/>
        </table:table-row>
        <table:table-row table:style-name="ro1">
          <table:table-cell office:value-type="time" office:time-value="PT19H34M14S" table:style-name="ce7">
            <text:p>19:34:14</text:p>
          </table:table-cell>
          <table:table-cell office:value-type="time" office:time-value="PT19H34M15S" table:style-name="ce7">
            <text:p>19:34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4.82000000000005" table:style-name="ce1">
            <text:p>534,82</text:p>
          </table:table-cell>
          <table:table-cell office:value-type="float" office:value="2.9336855834000004" table:formula="of:=[.C266]/1000 * [.D266]*[.E266]/1000" table:style-name="ce3">
            <text:p>2,933685583</text:p>
          </table:table-cell>
          <table:table-cell table:number-columns-repeated="2" table:style-name="ce1"/>
          <table:table-cell office:value-type="float" office:value="0.23673446526502007" table:formula="of:=[.F266]-([.$J$3]*[.C266]/1000)" table:style-name="ce1">
            <text:p>0,236734465</text:p>
          </table:table-cell>
          <table:table-cell table:number-columns-repeated="16375"/>
        </table:table-row>
        <table:table-row table:style-name="ro1">
          <table:table-cell office:value-type="time" office:time-value="PT19H34M15S" table:style-name="ce7">
            <text:p>19:34:15</text:p>
          </table:table-cell>
          <table:table-cell office:value-type="time" office:time-value="PT19H34M16S" table:style-name="ce7">
            <text:p>19:34:1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19.28" table:style-name="ce1">
            <text:p>519,28</text:p>
          </table:table-cell>
          <table:table-cell office:value-type="float" office:value="2.8456128575999999" table:formula="of:=[.C267]/1000 * [.D267]*[.E267]/1000" table:style-name="ce3">
            <text:p>2,845612858</text:p>
          </table:table-cell>
          <table:table-cell table:number-columns-repeated="2" table:style-name="ce1"/>
          <table:table-cell office:value-type="float" office:value="0.14611984397196087" table:formula="of:=[.F267]-([.$J$3]*[.C267]/1000)" table:style-name="ce1">
            <text:p>0,146119844</text:p>
          </table:table-cell>
          <table:table-cell table:number-columns-repeated="16375"/>
        </table:table-row>
        <table:table-row table:style-name="ro1">
          <table:table-cell office:value-type="time" office:time-value="PT19H34M16S" table:style-name="ce7">
            <text:p>19:34:16</text:p>
          </table:table-cell>
          <table:table-cell office:value-type="time" office:time-value="PT19H34M17S" table:style-name="ce7">
            <text:p>19:34:17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5" table:style-name="ce1">
            <text:p>555</text:p>
          </table:table-cell>
          <table:table-cell office:value-type="float" office:value="3.0614021999999999" table:formula="of:=[.C268]/1000 * [.D268]*[.E268]/1000" table:style-name="ce3">
            <text:p>3,0614022</text:p>
          </table:table-cell>
          <table:table-cell table:number-columns-repeated="2" table:style-name="ce1"/>
          <table:table-cell office:value-type="float" office:value="0.34411591792055241" table:formula="of:=[.F268]-([.$J$3]*[.C268]/1000)" table:style-name="ce1">
            <text:p>0,344115918</text:p>
          </table:table-cell>
          <table:table-cell table:number-columns-repeated="16375"/>
        </table:table-row>
        <table:table-row table:style-name="ro1">
          <table:table-cell office:value-type="time" office:time-value="PT19H34M17S" table:style-name="ce7">
            <text:p>19:34:17</text:p>
          </table:table-cell>
          <table:table-cell office:value-type="time" office:time-value="PT19H34M18S" table:style-name="ce7">
            <text:p>19:34:1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5.51" table:style-name="ce1">
            <text:p>515,51</text:p>
          </table:table-cell>
          <table:table-cell office:value-type="float" office:value="2.8224327152999993" table:formula="of:=[.C269]/1000 * [.D269]*[.E269]/1000" table:style-name="ce3">
            <text:p>2,822432715</text:p>
          </table:table-cell>
          <table:table-cell table:number-columns-repeated="2" table:style-name="ce1"/>
          <table:table-cell office:value-type="float" office:value="0.1305653881511355" table:formula="of:=[.F269]-([.$J$3]*[.C269]/1000)" table:style-name="ce1">
            <text:p>0,130565388</text:p>
          </table:table-cell>
          <table:table-cell table:number-columns-repeated="16375"/>
        </table:table-row>
        <table:table-row table:style-name="ro1">
          <table:table-cell office:value-type="time" office:time-value="PT19H34M18S" table:style-name="ce7">
            <text:p>19:34:18</text:p>
          </table:table-cell>
          <table:table-cell office:value-type="time" office:time-value="PT19H34M19S" table:style-name="ce7">
            <text:p>19:34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89" table:style-name="ce1">
            <text:p>530,89</text:p>
          </table:table-cell>
          <table:table-cell office:value-type="float" office:value="2.9093833779999998" table:formula="of:=[.C270]/1000 * [.D270]*[.E270]/1000" table:style-name="ce3">
            <text:p>2,909383378</text:p>
          </table:table-cell>
          <table:table-cell table:number-columns-repeated="2" table:style-name="ce1"/>
          <table:table-cell office:value-type="float" office:value="0.21497415535807773" table:formula="of:=[.F270]-([.$J$3]*[.C270]/1000)" table:style-name="ce1">
            <text:p>0,214974155</text:p>
          </table:table-cell>
          <table:table-cell table:number-columns-repeated="16375"/>
        </table:table-row>
        <table:table-row table:style-name="ro1">
          <table:table-cell office:value-type="time" office:time-value="PT19H34M19S" table:style-name="ce7">
            <text:p>19:34:19</text:p>
          </table:table-cell>
          <table:table-cell office:value-type="time" office:time-value="PT19H34M20S" table:style-name="ce7">
            <text:p>19:34:20</text:p>
          </table:table-cell>
          <table:table-cell office:value-type="float" office:value="1047" table:style-name="ce1">
            <text:p>1047</text:p>
          </table:table-cell>
          <table:table-cell office:value-type="float" office:value="5.16" table:style-name="ce1">
            <text:p>5,16</text:p>
          </table:table-cell>
          <table:table-cell office:value-type="float" office:value="541.69000000000005" table:style-name="ce1">
            <text:p>541,69</text:p>
          </table:table-cell>
          <table:table-cell office:value-type="float" office:value="2.9264910588000004" table:formula="of:=[.C271]/1000 * [.D271]*[.E271]/1000" table:style-name="ce3">
            <text:p>2,926491059</text:p>
          </table:table-cell>
          <table:table-cell table:number-columns-repeated="2" table:style-name="ce1"/>
          <table:table-cell office:value-type="float" office:value="0.26512647756783814" table:formula="of:=[.F271]-([.$J$3]*[.C271]/1000)" table:style-name="ce1">
            <text:p>0,265126478</text:p>
          </table:table-cell>
          <table:table-cell table:number-columns-repeated="16375"/>
        </table:table-row>
        <table:table-row table:style-name="ro1">
          <table:table-cell office:value-type="time" office:time-value="PT19H34M20S" table:style-name="ce7">
            <text:p>19:34:20</text:p>
          </table:table-cell>
          <table:table-cell office:value-type="time" office:time-value="PT19H34M21S" table:style-name="ce7">
            <text:p>19:34:2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61.54" table:style-name="ce1">
            <text:p>561,54</text:p>
          </table:table-cell>
          <table:table-cell office:value-type="float" office:value="3.0860609933999998" table:formula="of:=[.C272]/1000 * [.D272]*[.E272]/1000" table:style-name="ce3">
            <text:p>3,086060993</text:p>
          </table:table-cell>
          <table:table-cell table:number-columns-repeated="2" table:style-name="ce1"/>
          <table:table-cell office:value-type="float" office:value="0.3840260842789025" table:formula="of:=[.F272]-([.$J$3]*[.C272]/1000)" table:style-name="ce1">
            <text:p>0,384026084</text:p>
          </table:table-cell>
          <table:table-cell table:number-columns-repeated="16375"/>
        </table:table-row>
        <table:table-row table:style-name="ro1">
          <table:table-cell office:value-type="time" office:time-value="PT19H34M21S" table:style-name="ce7">
            <text:p>19:34:21</text:p>
          </table:table-cell>
          <table:table-cell office:value-type="time" office:time-value="PT19H34M22S" table:style-name="ce7">
            <text:p>19:34:2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20000000000005" table:style-name="ce1">
            <text:p>542,2</text:p>
          </table:table-cell>
          <table:table-cell office:value-type="float" office:value="2.9713644400000003" table:formula="of:=[.C273]/1000 * [.D273]*[.E273]/1000" table:style-name="ce3">
            <text:p>2,97136444</text:p>
          </table:table-cell>
          <table:table-cell table:number-columns-repeated="2" table:style-name="ce1"/>
          <table:table-cell office:value-type="float" office:value="0.27695521735807827" table:formula="of:=[.F273]-([.$J$3]*[.C273]/1000)" table:style-name="ce1">
            <text:p>0,276955217</text:p>
          </table:table-cell>
          <table:table-cell table:number-columns-repeated="16375"/>
        </table:table-row>
        <table:table-row table:style-name="ro1">
          <table:table-cell office:value-type="time" office:time-value="PT19H34M22S" table:style-name="ce7">
            <text:p>19:34:22</text:p>
          </table:table-cell>
          <table:table-cell office:value-type="time" office:time-value="PT19H34M23S" table:style-name="ce7">
            <text:p>19:34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5.64" table:style-name="ce1">
            <text:p>545,64</text:p>
          </table:table-cell>
          <table:table-cell office:value-type="float" office:value="2.9902163279999998" table:formula="of:=[.C274]/1000 * [.D274]*[.E274]/1000" table:style-name="ce3">
            <text:p>2,990216328</text:p>
          </table:table-cell>
          <table:table-cell table:number-columns-repeated="2" table:style-name="ce1"/>
          <table:table-cell office:value-type="float" office:value="0.29580710535807775" table:formula="of:=[.F274]-([.$J$3]*[.C274]/1000)" table:style-name="ce1">
            <text:p>0,295807105</text:p>
          </table:table-cell>
          <table:table-cell table:number-columns-repeated="16375"/>
        </table:table-row>
        <table:table-row table:style-name="ro1">
          <table:table-cell office:value-type="time" office:time-value="PT19H34M23S" table:style-name="ce7">
            <text:p>19:34:23</text:p>
          </table:table-cell>
          <table:table-cell office:value-type="time" office:time-value="PT19H34M25S" table:style-name="ce7">
            <text:p>19:34:2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7.20000000000005" table:style-name="ce1">
            <text:p>547,2</text:p>
          </table:table-cell>
          <table:table-cell office:value-type="float" office:value="3.0044234880000005" table:formula="of:=[.C275]/1000 * [.D275]*[.E275]/1000" table:style-name="ce3">
            <text:p>3,004423488</text:p>
          </table:table-cell>
          <table:table-cell table:number-columns-repeated="2" table:style-name="ce1"/>
          <table:table-cell office:value-type="float" office:value="0.30493047437196141" table:formula="of:=[.F275]-([.$J$3]*[.C275]/1000)" table:style-name="ce1">
            <text:p>0,304930474</text:p>
          </table:table-cell>
          <table:table-cell table:number-columns-repeated="16375"/>
        </table:table-row>
        <table:table-row table:style-name="ro1">
          <table:table-cell office:value-type="time" office:time-value="PT19H34M25S" table:style-name="ce7">
            <text:p>19:34:25</text:p>
          </table:table-cell>
          <table:table-cell office:value-type="time" office:time-value="PT19H34M26S" table:style-name="ce7">
            <text:p>19:34:2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4.20000000000005" table:style-name="ce1">
            <text:p>544,2</text:p>
          </table:table-cell>
          <table:table-cell office:value-type="float" office:value="2.9821724640000005" table:formula="of:=[.C276]/1000 * [.D276]*[.E276]/1000" table:style-name="ce3">
            <text:p>2,982172464</text:p>
          </table:table-cell>
          <table:table-cell table:number-columns-repeated="2" table:style-name="ce1"/>
          <table:table-cell office:value-type="float" office:value="0.2826794503719614" table:formula="of:=[.F276]-([.$J$3]*[.C276]/1000)" table:style-name="ce1">
            <text:p>0,28267945</text:p>
          </table:table-cell>
          <table:table-cell table:number-columns-repeated="16375"/>
        </table:table-row>
        <table:table-row table:style-name="ro1">
          <table:table-cell office:value-type="time" office:time-value="PT19H34M26S" table:style-name="ce7">
            <text:p>19:34:26</text:p>
          </table:table-cell>
          <table:table-cell office:value-type="time" office:time-value="PT19H34M27S" table:style-name="ce7">
            <text:p>19:34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79" table:style-name="ce1">
            <text:p>527,79</text:p>
          </table:table-cell>
          <table:table-cell office:value-type="float" office:value="2.892394758" table:formula="of:=[.C277]/1000 * [.D277]*[.E277]/1000" table:style-name="ce3">
            <text:p>2,892394758</text:p>
          </table:table-cell>
          <table:table-cell table:number-columns-repeated="2" table:style-name="ce1"/>
          <table:table-cell office:value-type="float" office:value="0.19798553535807795" table:formula="of:=[.F277]-([.$J$3]*[.C277]/1000)" table:style-name="ce1">
            <text:p>0,197985535</text:p>
          </table:table-cell>
          <table:table-cell table:number-columns-repeated="16375"/>
        </table:table-row>
        <table:table-row table:style-name="ro1">
          <table:table-cell office:value-type="time" office:time-value="PT19H34M27S" table:style-name="ce7">
            <text:p>19:34:27</text:p>
          </table:table-cell>
          <table:table-cell office:value-type="time" office:time-value="PT19H34M28S" table:style-name="ce7">
            <text:p>19:34:2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5.03" table:style-name="ce1">
            <text:p>535,03</text:p>
          </table:table-cell>
          <table:table-cell office:value-type="float" office:value="2.9429646167999999" table:formula="of:=[.C278]/1000 * [.D278]*[.E278]/1000" table:style-name="ce3">
            <text:p>2,942964617</text:p>
          </table:table-cell>
          <table:table-cell table:number-columns-repeated="2" table:style-name="ce1"/>
          <table:table-cell office:value-type="float" office:value="0.23330402119972726" table:formula="of:=[.F278]-([.$J$3]*[.C278]/1000)" table:style-name="ce1">
            <text:p>0,233304021</text:p>
          </table:table-cell>
          <table:table-cell table:number-columns-repeated="16375"/>
        </table:table-row>
        <table:table-row table:style-name="ro1">
          <table:table-cell office:value-type="time" office:time-value="PT19H34M28S" table:style-name="ce7">
            <text:p>19:34:28</text:p>
          </table:table-cell>
          <table:table-cell office:value-type="time" office:time-value="PT19H34M29S" table:style-name="ce7">
            <text:p>19:34:2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6.08000000000004" table:style-name="ce1">
            <text:p>546,08</text:p>
          </table:table-cell>
          <table:table-cell office:value-type="float" office:value="3.0010973168000001" table:formula="of:=[.C279]/1000 * [.D279]*[.E279]/1000" table:style-name="ce3">
            <text:p>3,001097317</text:p>
          </table:table-cell>
          <table:table-cell table:number-columns-repeated="2" table:style-name="ce1"/>
          <table:table-cell office:value-type="float" office:value="0.2990624076789028" table:formula="of:=[.F279]-([.$J$3]*[.C279]/1000)" table:style-name="ce1">
            <text:p>0,299062408</text:p>
          </table:table-cell>
          <table:table-cell table:number-columns-repeated="16375"/>
        </table:table-row>
        <table:table-row table:style-name="ro1">
          <table:table-cell office:value-type="time" office:time-value="PT19H34M29S" table:style-name="ce7">
            <text:p>19:34:29</text:p>
          </table:table-cell>
          <table:table-cell office:value-type="time" office:time-value="PT19H34M30S" table:style-name="ce7">
            <text:p>19:34:3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08000000000004" table:style-name="ce1">
            <text:p>545,08</text:p>
          </table:table-cell>
          <table:table-cell office:value-type="float" office:value="2.9899654795999999" table:formula="of:=[.C280]/1000 * [.D280]*[.E280]/1000" table:style-name="ce3">
            <text:p>2,98996548</text:p>
          </table:table-cell>
          <table:table-cell table:number-columns-repeated="2" table:style-name="ce1"/>
          <table:table-cell office:value-type="float" office:value="0.29301436146501958" table:formula="of:=[.F280]-([.$J$3]*[.C280]/1000)" table:style-name="ce1">
            <text:p>0,293014361</text:p>
          </table:table-cell>
          <table:table-cell table:number-columns-repeated="16375"/>
        </table:table-row>
        <table:table-row table:style-name="ro1">
          <table:table-cell office:value-type="time" office:time-value="PT19H34M30S" table:style-name="ce7">
            <text:p>19:34:30</text:p>
          </table:table-cell>
          <table:table-cell office:value-type="time" office:time-value="PT19H34M31S" table:style-name="ce7">
            <text:p>19:34:3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9.47" table:style-name="ce1">
            <text:p>549,47</text:p>
          </table:table-cell>
          <table:table-cell office:value-type="float" office:value="3.0367723331000001" table:formula="of:=[.C281]/1000 * [.D281]*[.E281]/1000" table:style-name="ce3">
            <text:p>3,036772333</text:p>
          </table:table-cell>
          <table:table-cell table:number-columns-repeated="2" table:style-name="ce1"/>
          <table:table-cell office:value-type="float" office:value="0.31948605102055261" table:formula="of:=[.F281]-([.$J$3]*[.C281]/1000)" table:style-name="ce1">
            <text:p>0,319486051</text:p>
          </table:table-cell>
          <table:table-cell table:number-columns-repeated="16375"/>
        </table:table-row>
        <table:table-row table:style-name="ro1">
          <table:table-cell office:value-type="time" office:time-value="PT19H34M31S" table:style-name="ce7">
            <text:p>19:34:31</text:p>
          </table:table-cell>
          <table:table-cell office:value-type="time" office:time-value="PT19H34M32S" table:style-name="ce7">
            <text:p>19:34:3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0.72" table:style-name="ce1">
            <text:p>550,72</text:p>
          </table:table-cell>
          <table:table-cell office:value-type="float" office:value="3.0209029664" table:formula="of:=[.C282]/1000 * [.D282]*[.E282]/1000" table:style-name="ce3">
            <text:p>3,020902966</text:p>
          </table:table-cell>
          <table:table-cell table:number-columns-repeated="2" table:style-name="ce1"/>
          <table:table-cell office:value-type="float" office:value="0.32395184826501966" table:formula="of:=[.F282]-([.$J$3]*[.C282]/1000)" table:style-name="ce1">
            <text:p>0,323951848</text:p>
          </table:table-cell>
          <table:table-cell table:number-columns-repeated="16375"/>
        </table:table-row>
        <table:table-row table:style-name="ro1">
          <table:table-cell office:value-type="time" office:time-value="PT19H34M32S" table:style-name="ce7">
            <text:p>19:34:32</text:p>
          </table:table-cell>
          <table:table-cell office:value-type="time" office:time-value="PT19H34M33S" table:style-name="ce7">
            <text:p>19:34:3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2.16" table:style-name="ce1">
            <text:p>542,16</text:p>
          </table:table-cell>
          <table:table-cell office:value-type="float" office:value="2.9737909727999998" table:formula="of:=[.C283]/1000 * [.D283]*[.E283]/1000" table:style-name="ce3">
            <text:p>2,973790973</text:p>
          </table:table-cell>
          <table:table-cell table:number-columns-repeated="2" table:style-name="ce1"/>
          <table:table-cell office:value-type="float" office:value="0.27175606367890248" table:formula="of:=[.F283]-([.$J$3]*[.C283]/1000)" table:style-name="ce1">
            <text:p>0,271756064</text:p>
          </table:table-cell>
          <table:table-cell table:number-columns-repeated="16375"/>
        </table:table-row>
        <table:table-row table:style-name="ro1">
          <table:table-cell office:value-type="time" office:time-value="PT19H34M33S" table:style-name="ce7">
            <text:p>19:34:33</text:p>
          </table:table-cell>
          <table:table-cell office:value-type="time" office:time-value="PT19H34M34S" table:style-name="ce7">
            <text:p>19:34:34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0.83000000000004" table:style-name="ce1">
            <text:p>550,83</text:p>
          </table:table-cell>
          <table:table-cell office:value-type="float" office:value="3.0526117272000004" table:formula="of:=[.C284]/1000 * [.D284]*[.E284]/1000" table:style-name="ce3">
            <text:p>3,052611727</text:p>
          </table:table-cell>
          <table:table-cell table:number-columns-repeated="2" table:style-name="ce1"/>
          <table:table-cell office:value-type="float" office:value="0.32261596765526068" table:formula="of:=[.F284]-([.$J$3]*[.C284]/1000)" table:style-name="ce1">
            <text:p>0,322615968</text:p>
          </table:table-cell>
          <table:table-cell table:number-columns-repeated="16375"/>
        </table:table-row>
        <table:table-row table:style-name="ro1">
          <table:table-cell office:value-type="time" office:time-value="PT19H34M34S" table:style-name="ce7">
            <text:p>19:34:34</text:p>
          </table:table-cell>
          <table:table-cell office:value-type="time" office:time-value="PT19H34M35S" table:style-name="ce7">
            <text:p>19:34:3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5.95000000000005" table:style-name="ce1">
            <text:p>535,95</text:p>
          </table:table-cell>
          <table:table-cell office:value-type="float" office:value="2.9343423285000001" table:formula="of:=[.C285]/1000 * [.D285]*[.E285]/1000" table:style-name="ce3">
            <text:p>2,934342329</text:p>
          </table:table-cell>
          <table:table-cell table:number-columns-repeated="2" table:style-name="ce1"/>
          <table:table-cell office:value-type="float" office:value="0.24247500135113631" table:formula="of:=[.F285]-([.$J$3]*[.C285]/1000)" table:style-name="ce1">
            <text:p>0,242475001</text:p>
          </table:table-cell>
          <table:table-cell table:number-columns-repeated="16375"/>
        </table:table-row>
        <table:table-row table:style-name="ro1">
          <table:table-cell office:value-type="time" office:time-value="PT19H34M35S" table:style-name="ce7">
            <text:p>19:34:35</text:p>
          </table:table-cell>
          <table:table-cell office:value-type="time" office:time-value="PT19H34M36S" table:style-name="ce7">
            <text:p>19:34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4.41999999999996" table:style-name="ce1">
            <text:p>544,42</text:p>
          </table:table-cell>
          <table:table-cell office:value-type="float" office:value="2.9835304840000001" table:formula="of:=[.C286]/1000 * [.D286]*[.E286]/1000" table:style-name="ce3">
            <text:p>2,983530484</text:p>
          </table:table-cell>
          <table:table-cell table:number-columns-repeated="2" table:style-name="ce1"/>
          <table:table-cell office:value-type="float" office:value="0.28912126135807803" table:formula="of:=[.F286]-([.$J$3]*[.C286]/1000)" table:style-name="ce1">
            <text:p>0,289121261</text:p>
          </table:table-cell>
          <table:table-cell table:number-columns-repeated="16375"/>
        </table:table-row>
        <table:table-row table:style-name="ro1">
          <table:table-cell office:value-type="time" office:time-value="PT19H34M36S" table:style-name="ce7">
            <text:p>19:34:36</text:p>
          </table:table-cell>
          <table:table-cell office:value-type="time" office:time-value="PT19H34M38S" table:style-name="ce7">
            <text:p>19:34:38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55.85" table:style-name="ce1">
            <text:p>555,85</text:p>
          </table:table-cell>
          <table:table-cell office:value-type="float" office:value="3.0861681360000008" table:formula="of:=[.C287]/1000 * [.D287]*[.E287]/1000" table:style-name="ce3">
            <text:p>3,086168136</text:p>
          </table:table-cell>
          <table:table-cell table:number-columns-repeated="2" table:style-name="ce1"/>
          <table:table-cell office:value-type="float" office:value="0.35108858546914412" table:formula="of:=[.F287]-([.$J$3]*[.C287]/1000)" table:style-name="ce1">
            <text:p>0,351088585</text:p>
          </table:table-cell>
          <table:table-cell table:number-columns-repeated="16375"/>
        </table:table-row>
        <table:table-row table:style-name="ro1">
          <table:table-cell office:value-type="time" office:time-value="PT19H34M38S" table:style-name="ce7">
            <text:p>19:34:38</text:p>
          </table:table-cell>
          <table:table-cell office:value-type="time" office:time-value="PT19H34M39S" table:style-name="ce7">
            <text:p>19:34:3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6.52" table:style-name="ce1">
            <text:p>536,52</text:p>
          </table:table-cell>
          <table:table-cell office:value-type="float" office:value="2.9430107123999996" table:formula="of:=[.C288]/1000 * [.D288]*[.E288]/1000" table:style-name="ce3">
            <text:p>2,943010712</text:p>
          </table:table-cell>
          <table:table-cell table:number-columns-repeated="2" table:style-name="ce1"/>
          <table:table-cell office:value-type="float" office:value="0.24605959426501922" table:formula="of:=[.F288]-([.$J$3]*[.C288]/1000)" table:style-name="ce1">
            <text:p>0,246059594</text:p>
          </table:table-cell>
          <table:table-cell table:number-columns-repeated="16375"/>
        </table:table-row>
        <table:table-row table:style-name="ro1">
          <table:table-cell office:value-type="time" office:time-value="PT19H34M39S" table:style-name="ce7">
            <text:p>19:34:39</text:p>
          </table:table-cell>
          <table:table-cell office:value-type="time" office:time-value="PT19H34M40S" table:style-name="ce7">
            <text:p>19:34:4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6.58000000000004" table:style-name="ce1">
            <text:p>526,58</text:p>
          </table:table-cell>
          <table:table-cell office:value-type="float" office:value="2.8857637160000005" table:formula="of:=[.C289]/1000 * [.D289]*[.E289]/1000" table:style-name="ce3">
            <text:p>2,885763716</text:p>
          </table:table-cell>
          <table:table-cell table:number-columns-repeated="2" table:style-name="ce1"/>
          <table:table-cell office:value-type="float" office:value="0.19135449335807841" table:formula="of:=[.F289]-([.$J$3]*[.C289]/1000)" table:style-name="ce1">
            <text:p>0,191354493</text:p>
          </table:table-cell>
          <table:table-cell table:number-columns-repeated="16375"/>
        </table:table-row>
        <table:table-row table:style-name="ro1">
          <table:table-cell office:value-type="time" office:time-value="PT19H34M40S" table:style-name="ce7">
            <text:p>19:34:40</text:p>
          </table:table-cell>
          <table:table-cell office:value-type="time" office:time-value="PT19H34M41S" table:style-name="ce7">
            <text:p>19:34:4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99" table:style-name="ce1">
            <text:p>522,99</text:p>
          </table:table-cell>
          <table:table-cell office:value-type="float" office:value="2.866089798" table:formula="of:=[.C290]/1000 * [.D290]*[.E290]/1000" table:style-name="ce3">
            <text:p>2,866089798</text:p>
          </table:table-cell>
          <table:table-cell table:number-columns-repeated="2" table:style-name="ce1"/>
          <table:table-cell office:value-type="float" office:value="0.1716805753580779" table:formula="of:=[.F290]-([.$J$3]*[.C290]/1000)" table:style-name="ce1">
            <text:p>0,171680575</text:p>
          </table:table-cell>
          <table:table-cell table:number-columns-repeated="16375"/>
        </table:table-row>
        <table:table-row table:style-name="ro1">
          <table:table-cell office:value-type="time" office:time-value="PT19H34M41S" table:style-name="ce7">
            <text:p>19:34:41</text:p>
          </table:table-cell>
          <table:table-cell office:value-type="time" office:time-value="PT19H34M42S" table:style-name="ce7">
            <text:p>19:34:42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35.54" table:style-name="ce1">
            <text:p>535,54</text:p>
          </table:table-cell>
          <table:table-cell office:value-type="float" office:value="2.9291895840000004" table:formula="of:=[.C291]/1000 * [.D291]*[.E291]/1000" table:style-name="ce3">
            <text:p>2,929189584</text:p>
          </table:table-cell>
          <table:table-cell table:number-columns-repeated="2" table:style-name="ce1"/>
          <table:table-cell office:value-type="float" office:value="0.23478036135807834" table:formula="of:=[.F291]-([.$J$3]*[.C291]/1000)" table:style-name="ce1">
            <text:p>0,234780361</text:p>
          </table:table-cell>
          <table:table-cell table:number-columns-repeated="16375"/>
        </table:table-row>
        <table:table-row table:style-name="ro1">
          <table:table-cell office:value-type="time" office:time-value="PT19H34M42S" table:style-name="ce7">
            <text:p>19:34:42</text:p>
          </table:table-cell>
          <table:table-cell office:value-type="time" office:time-value="PT19H34M43S" table:style-name="ce7">
            <text:p>19:34:4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61" table:style-name="ce1">
            <text:p>538,61</text:p>
          </table:table-cell>
          <table:table-cell office:value-type="float" office:value="2.9516905219999998" table:formula="of:=[.C292]/1000 * [.D292]*[.E292]/1000" table:style-name="ce3">
            <text:p>2,951690522</text:p>
          </table:table-cell>
          <table:table-cell table:number-columns-repeated="2" table:style-name="ce1"/>
          <table:table-cell office:value-type="float" office:value="0.25728129935807775" table:formula="of:=[.F292]-([.$J$3]*[.C292]/1000)" table:style-name="ce1">
            <text:p>0,257281299</text:p>
          </table:table-cell>
          <table:table-cell table:number-columns-repeated="16375"/>
        </table:table-row>
        <table:table-row table:style-name="ro1">
          <table:table-cell office:value-type="time" office:time-value="PT19H34M43S" table:style-name="ce7">
            <text:p>19:34:43</text:p>
          </table:table-cell>
          <table:table-cell office:value-type="time" office:time-value="PT19H34M44S" table:style-name="ce7">
            <text:p>19:34:4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49" table:style-name="ce1">
            <text:p>542,49</text:p>
          </table:table-cell>
          <table:table-cell office:value-type="float" office:value="2.972953698" table:formula="of:=[.C293]/1000 * [.D293]*[.E293]/1000" table:style-name="ce3">
            <text:p>2,972953698</text:p>
          </table:table-cell>
          <table:table-cell table:number-columns-repeated="2" table:style-name="ce1"/>
          <table:table-cell office:value-type="float" office:value="0.27854447535807791" table:formula="of:=[.F293]-([.$J$3]*[.C293]/1000)" table:style-name="ce1">
            <text:p>0,278544475</text:p>
          </table:table-cell>
          <table:table-cell table:number-columns-repeated="16375"/>
        </table:table-row>
        <table:table-row table:style-name="ro1">
          <table:table-cell office:value-type="time" office:time-value="PT19H34M44S" table:style-name="ce7">
            <text:p>19:34:44</text:p>
          </table:table-cell>
          <table:table-cell office:value-type="time" office:time-value="PT19H34M45S" table:style-name="ce7">
            <text:p>19:34:4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41" table:style-name="ce1">
            <text:p>539,41</text:p>
          </table:table-cell>
          <table:table-cell office:value-type="float" office:value="2.9560746820000001" table:formula="of:=[.C294]/1000 * [.D294]*[.E294]/1000" table:style-name="ce3">
            <text:p>2,956074682</text:p>
          </table:table-cell>
          <table:table-cell table:number-columns-repeated="2" table:style-name="ce1"/>
          <table:table-cell office:value-type="float" office:value="0.26166545935807806" table:formula="of:=[.F294]-([.$J$3]*[.C294]/1000)" table:style-name="ce1">
            <text:p>0,261665459</text:p>
          </table:table-cell>
          <table:table-cell table:number-columns-repeated="16375"/>
        </table:table-row>
        <table:table-row table:style-name="ro1">
          <table:table-cell office:value-type="time" office:time-value="PT19H34M45S" table:style-name="ce7">
            <text:p>19:34:45</text:p>
          </table:table-cell>
          <table:table-cell office:value-type="time" office:time-value="PT19H34M46S" table:style-name="ce7">
            <text:p>19:34:4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82000000000005" table:style-name="ce1">
            <text:p>541,82</text:p>
          </table:table-cell>
          <table:table-cell office:value-type="float" office:value="2.9692819640000003" table:formula="of:=[.C295]/1000 * [.D295]*[.E295]/1000" table:style-name="ce3">
            <text:p>2,969281964</text:p>
          </table:table-cell>
          <table:table-cell table:number-columns-repeated="2" table:style-name="ce1"/>
          <table:table-cell office:value-type="float" office:value="0.27487274135807827" table:formula="of:=[.F295]-([.$J$3]*[.C295]/1000)" table:style-name="ce1">
            <text:p>0,274872741</text:p>
          </table:table-cell>
          <table:table-cell table:number-columns-repeated="16375"/>
        </table:table-row>
        <table:table-row table:style-name="ro1">
          <table:table-cell office:value-type="time" office:time-value="PT19H34M46S" table:style-name="ce7">
            <text:p>19:34:46</text:p>
          </table:table-cell>
          <table:table-cell office:value-type="time" office:time-value="PT19H34M47S" table:style-name="ce7">
            <text:p>19:34:4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7.04999999999995" table:style-name="ce1">
            <text:p>547,05</text:p>
          </table:table-cell>
          <table:table-cell office:value-type="float" office:value="3.0007716584999993" table:formula="of:=[.C296]/1000 * [.D296]*[.E296]/1000" table:style-name="ce3">
            <text:p>3,000771659</text:p>
          </table:table-cell>
          <table:table-cell table:number-columns-repeated="2" table:style-name="ce1"/>
          <table:table-cell office:value-type="float" office:value="0.30382054036501893" table:formula="of:=[.F296]-([.$J$3]*[.C296]/1000)" table:style-name="ce1">
            <text:p>0,30382054</text:p>
          </table:table-cell>
          <table:table-cell table:number-columns-repeated="16375"/>
        </table:table-row>
        <table:table-row table:style-name="ro1">
          <table:table-cell office:value-type="time" office:time-value="PT19H34M47S" table:style-name="ce7">
            <text:p>19:34:47</text:p>
          </table:table-cell>
          <table:table-cell office:value-type="time" office:time-value="PT19H34M48S" table:style-name="ce7">
            <text:p>19:34:4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5.49" table:style-name="ce1">
            <text:p>535,49</text:p>
          </table:table-cell>
          <table:table-cell office:value-type="float" office:value="2.9510211312000001" table:formula="of:=[.C297]/1000 * [.D297]*[.E297]/1000" table:style-name="ce3">
            <text:p>2,951021131</text:p>
          </table:table-cell>
          <table:table-cell table:number-columns-repeated="2" table:style-name="ce1"/>
          <table:table-cell office:value-type="float" office:value="0.23627674461361092" table:formula="of:=[.F297]-([.$J$3]*[.C297]/1000)" table:style-name="ce1">
            <text:p>0,236276745</text:p>
          </table:table-cell>
          <table:table-cell table:number-columns-repeated="16375"/>
        </table:table-row>
        <table:table-row table:style-name="ro1">
          <table:table-cell office:value-type="time" office:time-value="PT19H34M48S" table:style-name="ce7">
            <text:p>19:34:48</text:p>
          </table:table-cell>
          <table:table-cell office:value-type="time" office:time-value="PT19H34M50S" table:style-name="ce7">
            <text:p>19:34:5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9.6" table:style-name="ce1">
            <text:p>559,6</text:p>
          </table:table-cell>
          <table:table-cell office:value-type="float" office:value="3.0753993159999999" table:formula="of:=[.C298]/1000 * [.D298]*[.E298]/1000" table:style-name="ce3">
            <text:p>3,075399316</text:p>
          </table:table-cell>
          <table:table-cell table:number-columns-repeated="2" table:style-name="ce1"/>
          <table:table-cell office:value-type="float" office:value="0.3733644068789026" table:formula="of:=[.F298]-([.$J$3]*[.C298]/1000)" table:style-name="ce1">
            <text:p>0,373364407</text:p>
          </table:table-cell>
          <table:table-cell table:number-columns-repeated="16375"/>
        </table:table-row>
        <table:table-row table:style-name="ro1">
          <table:table-cell office:value-type="time" office:time-value="PT19H34M50S" table:style-name="ce7">
            <text:p>19:34:50</text:p>
          </table:table-cell>
          <table:table-cell office:value-type="time" office:time-value="PT19H34M51S" table:style-name="ce7">
            <text:p>19:34:5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5.05999999999995" table:style-name="ce1">
            <text:p>535,06</text:p>
          </table:table-cell>
          <table:table-cell office:value-type="float" office:value="2.9350020721999996" table:formula="of:=[.C299]/1000 * [.D299]*[.E299]/1000" table:style-name="ce3">
            <text:p>2,935002072</text:p>
          </table:table-cell>
          <table:table-cell table:number-columns-repeated="2" table:style-name="ce1"/>
          <table:table-cell office:value-type="float" office:value="0.2380509540650193" table:formula="of:=[.F299]-([.$J$3]*[.C299]/1000)" table:style-name="ce1">
            <text:p>0,238050954</text:p>
          </table:table-cell>
          <table:table-cell table:number-columns-repeated="16375"/>
        </table:table-row>
        <table:table-row table:style-name="ro1">
          <table:table-cell office:value-type="time" office:time-value="PT19H34M51S" table:style-name="ce7">
            <text:p>19:34:51</text:p>
          </table:table-cell>
          <table:table-cell office:value-type="time" office:time-value="PT19H34M52S" table:style-name="ce7">
            <text:p>19:34:5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7.76" table:style-name="ce1">
            <text:p>547,76</text:p>
          </table:table-cell>
          <table:table-cell office:value-type="float" office:value="3.0244897056000002" table:formula="of:=[.C300]/1000 * [.D300]*[.E300]/1000" table:style-name="ce3">
            <text:p>3,024489706</text:p>
          </table:table-cell>
          <table:table-cell table:number-columns-repeated="2" table:style-name="ce1"/>
          <table:table-cell office:value-type="float" office:value="0.30974531901361102" table:formula="of:=[.F300]-([.$J$3]*[.C300]/1000)" table:style-name="ce1">
            <text:p>0,309745319</text:p>
          </table:table-cell>
          <table:table-cell table:number-columns-repeated="16375"/>
        </table:table-row>
        <table:table-row table:style-name="ro1">
          <table:table-cell office:value-type="time" office:time-value="PT19H34M52S" table:style-name="ce7">
            <text:p>19:34:52</text:p>
          </table:table-cell>
          <table:table-cell office:value-type="time" office:time-value="PT19H34M53S" table:style-name="ce7">
            <text:p>19:34:5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0.02" table:style-name="ce1">
            <text:p>550,02</text:p>
          </table:table-cell>
          <table:table-cell office:value-type="float" office:value="3.0170632073999997" table:formula="of:=[.C301]/1000 * [.D301]*[.E301]/1000" table:style-name="ce3">
            <text:p>3,017063207</text:p>
          </table:table-cell>
          <table:table-cell table:number-columns-repeated="2" table:style-name="ce1"/>
          <table:table-cell office:value-type="float" office:value="0.32011208926501933" table:formula="of:=[.F301]-([.$J$3]*[.C301]/1000)" table:style-name="ce1">
            <text:p>0,320112089</text:p>
          </table:table-cell>
          <table:table-cell table:number-columns-repeated="16375"/>
        </table:table-row>
        <table:table-row table:style-name="ro1">
          <table:table-cell office:value-type="time" office:time-value="PT19H34M53S" table:style-name="ce7">
            <text:p>19:34:53</text:p>
          </table:table-cell>
          <table:table-cell office:value-type="time" office:time-value="PT19H34M54S" table:style-name="ce7">
            <text:p>19:34:54</text:p>
          </table:table-cell>
          <table:table-cell office:value-type="float" office:value="1082" table:style-name="ce1">
            <text:p>1082</text:p>
          </table:table-cell>
          <table:table-cell office:value-type="float" office:value="5.16" table:style-name="ce1">
            <text:p>5,16</text:p>
          </table:table-cell>
          <table:table-cell office:value-type="float" office:value="555.44000000000005" table:style-name="ce1">
            <text:p>555,44</text:p>
          </table:table-cell>
          <table:table-cell office:value-type="float" office:value="3.1010881728000008" table:formula="of:=[.C302]/1000 * [.D302]*[.E302]/1000" table:style-name="ce3">
            <text:p>3,101088173</text:p>
          </table:table-cell>
          <table:table-cell table:number-columns-repeated="2" table:style-name="ce1"/>
          <table:table-cell office:value-type="float" office:value="0.35075724931079355" table:formula="of:=[.F302]-([.$J$3]*[.C302]/1000)" table:style-name="ce1">
            <text:p>0,350757249</text:p>
          </table:table-cell>
          <table:table-cell table:number-columns-repeated="16375"/>
        </table:table-row>
        <table:table-row table:style-name="ro1">
          <table:table-cell office:value-type="time" office:time-value="PT19H34M54S" table:style-name="ce7">
            <text:p>19:34:54</text:p>
          </table:table-cell>
          <table:table-cell office:value-type="time" office:time-value="PT19H34M55S" table:style-name="ce7">
            <text:p>19:34:55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9.79999999999995" table:style-name="ce1">
            <text:p>539,8</text:p>
          </table:table-cell>
          <table:table-cell office:value-type="float" office:value="2.9747730240000001" table:formula="of:=[.C303]/1000 * [.D303]*[.E303]/1000" table:style-name="ce3">
            <text:p>2,974773024</text:p>
          </table:table-cell>
          <table:table-cell table:number-columns-repeated="2" table:style-name="ce1"/>
          <table:table-cell office:value-type="float" office:value="0.26002863741361093" table:formula="of:=[.F303]-([.$J$3]*[.C303]/1000)" table:style-name="ce1">
            <text:p>0,260028637</text:p>
          </table:table-cell>
          <table:table-cell table:number-columns-repeated="16375"/>
        </table:table-row>
        <table:table-row table:style-name="ro1">
          <table:table-cell office:value-type="time" office:time-value="PT19H34M55S" table:style-name="ce7">
            <text:p>19:34:55</text:p>
          </table:table-cell>
          <table:table-cell office:value-type="time" office:time-value="PT19H34M56S" table:style-name="ce7">
            <text:p>19:34:5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61" table:style-name="ce1">
            <text:p>534,61</text:p>
          </table:table-cell>
          <table:table-cell office:value-type="float" office:value="2.9297697220000001" table:formula="of:=[.C304]/1000 * [.D304]*[.E304]/1000" table:style-name="ce3">
            <text:p>2,929769722</text:p>
          </table:table-cell>
          <table:table-cell table:number-columns-repeated="2" table:style-name="ce1"/>
          <table:table-cell office:value-type="float" office:value="0.23536049935807801" table:formula="of:=[.F304]-([.$J$3]*[.C304]/1000)" table:style-name="ce1">
            <text:p>0,235360499</text:p>
          </table:table-cell>
          <table:table-cell table:number-columns-repeated="16375"/>
        </table:table-row>
        <table:table-row table:style-name="ro1">
          <table:table-cell office:value-type="time" office:time-value="PT19H34M56S" table:style-name="ce7">
            <text:p>19:34:56</text:p>
          </table:table-cell>
          <table:table-cell office:value-type="time" office:time-value="PT19H34M57S" table:style-name="ce7">
            <text:p>19:34:5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46" table:style-name="ce1">
            <text:p>541,46</text:p>
          </table:table-cell>
          <table:table-cell office:value-type="float" office:value="2.9673090919999998" table:formula="of:=[.C305]/1000 * [.D305]*[.E305]/1000" table:style-name="ce3">
            <text:p>2,967309092</text:p>
          </table:table-cell>
          <table:table-cell table:number-columns-repeated="2" table:style-name="ce1"/>
          <table:table-cell office:value-type="float" office:value="0.27289986935807775" table:formula="of:=[.F305]-([.$J$3]*[.C305]/1000)" table:style-name="ce1">
            <text:p>0,272899869</text:p>
          </table:table-cell>
          <table:table-cell table:number-columns-repeated="16375"/>
        </table:table-row>
        <table:table-row table:style-name="ro1">
          <table:table-cell office:value-type="time" office:time-value="PT19H34M57S" table:style-name="ce7">
            <text:p>19:34:57</text:p>
          </table:table-cell>
          <table:table-cell office:value-type="time" office:time-value="PT19H34M58S" table:style-name="ce7">
            <text:p>19:34:58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4.79" table:style-name="ce1">
            <text:p>564,79</text:p>
          </table:table-cell>
          <table:table-cell office:value-type="float" office:value="3.1241471808000001" table:formula="of:=[.C306]/1000 * [.D306]*[.E306]/1000" table:style-name="ce3">
            <text:p>3,124147181</text:p>
          </table:table-cell>
          <table:table-cell table:number-columns-repeated="2" table:style-name="ce1"/>
          <table:table-cell office:value-type="float" office:value="0.39923521224137737" table:formula="of:=[.F306]-([.$J$3]*[.C306]/1000)" table:style-name="ce1">
            <text:p>0,399235212</text:p>
          </table:table-cell>
          <table:table-cell table:number-columns-repeated="16375"/>
        </table:table-row>
        <table:table-row table:style-name="ro1">
          <table:table-cell office:value-type="time" office:time-value="PT19H34M58S" table:style-name="ce7">
            <text:p>19:34:58</text:p>
          </table:table-cell>
          <table:table-cell office:value-type="time" office:time-value="PT19H34M59S" table:style-name="ce7">
            <text:p>19:34:5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23" table:style-name="ce1">
            <text:p>528,23</text:p>
          </table:table-cell>
          <table:table-cell office:value-type="float" office:value="2.8975369950999998" table:formula="of:=[.C307]/1000 * [.D307]*[.E307]/1000" table:style-name="ce3">
            <text:p>2,897536995</text:p>
          </table:table-cell>
          <table:table-cell table:number-columns-repeated="2" table:style-name="ce1"/>
          <table:table-cell office:value-type="float" office:value="0.20058587696501951" table:formula="of:=[.F307]-([.$J$3]*[.C307]/1000)" table:style-name="ce1">
            <text:p>0,200585877</text:p>
          </table:table-cell>
          <table:table-cell table:number-columns-repeated="16375"/>
        </table:table-row>
        <table:table-row table:style-name="ro1">
          <table:table-cell office:value-type="time" office:time-value="PT19H34M59S" table:style-name="ce7">
            <text:p>19:34:59</text:p>
          </table:table-cell>
          <table:table-cell office:value-type="time" office:time-value="PT19H35M0S" table:style-name="ce7">
            <text:p>19:35:0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62" table:style-name="ce1">
            <text:p>528,62</text:p>
          </table:table-cell>
          <table:table-cell office:value-type="float" office:value="2.896943324" table:formula="of:=[.C308]/1000 * [.D308]*[.E308]/1000" table:style-name="ce3">
            <text:p>2,896943324</text:p>
          </table:table-cell>
          <table:table-cell table:number-columns-repeated="2" table:style-name="ce1"/>
          <table:table-cell office:value-type="float" office:value="0.20253410135807792" table:formula="of:=[.F308]-([.$J$3]*[.C308]/1000)" table:style-name="ce1">
            <text:p>0,202534101</text:p>
          </table:table-cell>
          <table:table-cell table:number-columns-repeated="16375"/>
        </table:table-row>
        <table:table-row table:style-name="ro1">
          <table:table-cell office:value-type="time" office:time-value="PT19H35M0S" table:style-name="ce7">
            <text:p>19:35:00</text:p>
          </table:table-cell>
          <table:table-cell office:value-type="time" office:time-value="PT19H35M1S" table:style-name="ce7">
            <text:p>19:35:0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78" table:style-name="ce1">
            <text:p>531,78</text:p>
          </table:table-cell>
          <table:table-cell office:value-type="float" office:value="2.9142607559999996" table:formula="of:=[.C309]/1000 * [.D309]*[.E309]/1000" table:style-name="ce3">
            <text:p>2,914260756</text:p>
          </table:table-cell>
          <table:table-cell table:number-columns-repeated="2" table:style-name="ce1"/>
          <table:table-cell office:value-type="float" office:value="0.2198515333580775" table:formula="of:=[.F309]-([.$J$3]*[.C309]/1000)" table:style-name="ce1">
            <text:p>0,219851533</text:p>
          </table:table-cell>
          <table:table-cell table:number-columns-repeated="16375"/>
        </table:table-row>
        <table:table-row table:style-name="ro1">
          <table:table-cell office:value-type="time" office:time-value="PT19H35M1S" table:style-name="ce7">
            <text:p>19:35:01</text:p>
          </table:table-cell>
          <table:table-cell office:value-type="time" office:time-value="PT19H35M3S" table:style-name="ce7">
            <text:p>19:35:0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3.30999999999995" table:style-name="ce1">
            <text:p>533,31</text:p>
          </table:table-cell>
          <table:table-cell office:value-type="float" office:value="2.9336743128" table:formula="of:=[.C310]/1000 * [.D310]*[.E310]/1000" table:style-name="ce3">
            <text:p>2,933674313</text:p>
          </table:table-cell>
          <table:table-cell table:number-columns-repeated="2" table:style-name="ce1"/>
          <table:table-cell office:value-type="float" office:value="0.2290975081858444" table:formula="of:=[.F310]-([.$J$3]*[.C310]/1000)" table:style-name="ce1">
            <text:p>0,229097508</text:p>
          </table:table-cell>
          <table:table-cell table:number-columns-repeated="16375"/>
        </table:table-row>
        <table:table-row table:style-name="ro1">
          <table:table-cell office:value-type="time" office:time-value="PT19H35M3S" table:style-name="ce7">
            <text:p>19:35:03</text:p>
          </table:table-cell>
          <table:table-cell office:value-type="time" office:time-value="PT19H35M4S" table:style-name="ce7">
            <text:p>19:35:04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3.26" table:style-name="ce1">
            <text:p>523,26</text:p>
          </table:table-cell>
          <table:table-cell office:value-type="float" office:value="2.8620228960000005" table:formula="of:=[.C311]/1000 * [.D311]*[.E311]/1000" table:style-name="ce3">
            <text:p>2,862022896</text:p>
          </table:table-cell>
          <table:table-cell table:number-columns-repeated="2" table:style-name="ce1"/>
          <table:table-cell office:value-type="float" office:value="0.16761367335807842" table:formula="of:=[.F311]-([.$J$3]*[.C311]/1000)" table:style-name="ce1">
            <text:p>0,167613673</text:p>
          </table:table-cell>
          <table:table-cell table:number-columns-repeated="16375"/>
        </table:table-row>
        <table:table-row table:style-name="ro1">
          <table:table-cell office:value-type="time" office:time-value="PT19H35M4S" table:style-name="ce7">
            <text:p>19:35:04</text:p>
          </table:table-cell>
          <table:table-cell office:value-type="time" office:time-value="PT19H35M5S" table:style-name="ce7">
            <text:p>19:35:0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5.05999999999995" table:style-name="ce1">
            <text:p>515,06</text:p>
          </table:table-cell>
          <table:table-cell office:value-type="float" office:value="2.8252946721999996" table:formula="of:=[.C312]/1000 * [.D312]*[.E312]/1000" table:style-name="ce3">
            <text:p>2,825294672</text:p>
          </table:table-cell>
          <table:table-cell table:number-columns-repeated="2" table:style-name="ce1"/>
          <table:table-cell office:value-type="float" office:value="0.12834355406501929" table:formula="of:=[.F312]-([.$J$3]*[.C312]/1000)" table:style-name="ce1">
            <text:p>0,128343554</text:p>
          </table:table-cell>
          <table:table-cell table:number-columns-repeated="16375"/>
        </table:table-row>
        <table:table-row table:style-name="ro1">
          <table:table-cell office:value-type="time" office:time-value="PT19H35M5S" table:style-name="ce7">
            <text:p>19:35:05</text:p>
          </table:table-cell>
          <table:table-cell office:value-type="time" office:time-value="PT19H35M6S" table:style-name="ce7">
            <text:p>19:35:06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35.72" table:style-name="ce1">
            <text:p>535,72</text:p>
          </table:table-cell>
          <table:table-cell office:value-type="float" office:value="2.9744031552000005" table:formula="of:=[.C313]/1000 * [.D313]*[.E313]/1000" table:style-name="ce3">
            <text:p>2,974403155</text:p>
          </table:table-cell>
          <table:table-cell table:number-columns-repeated="2" table:style-name="ce1"/>
          <table:table-cell office:value-type="float" office:value="0.23932360466914382" table:formula="of:=[.F313]-([.$J$3]*[.C313]/1000)" table:style-name="ce1">
            <text:p>0,239323605</text:p>
          </table:table-cell>
          <table:table-cell table:number-columns-repeated="16375"/>
        </table:table-row>
        <table:table-row table:style-name="ro1">
          <table:table-cell office:value-type="time" office:time-value="PT19H35M6S" table:style-name="ce7">
            <text:p>19:35:06</text:p>
          </table:table-cell>
          <table:table-cell office:value-type="time" office:time-value="PT19H35M7S" table:style-name="ce7">
            <text:p>19:35:0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7.73" table:style-name="ce1">
            <text:p>547,73</text:p>
          </table:table-cell>
          <table:table-cell office:value-type="float" office:value="3.0045017101" table:formula="of:=[.C314]/1000 * [.D314]*[.E314]/1000" table:style-name="ce3">
            <text:p>3,00450171</text:p>
          </table:table-cell>
          <table:table-cell table:number-columns-repeated="2" table:style-name="ce1"/>
          <table:table-cell office:value-type="float" office:value="0.30755059196501966" table:formula="of:=[.F314]-([.$J$3]*[.C314]/1000)" table:style-name="ce1">
            <text:p>0,307550592</text:p>
          </table:table-cell>
          <table:table-cell table:number-columns-repeated="16375"/>
        </table:table-row>
        <table:table-row table:style-name="ro1">
          <table:table-cell office:value-type="time" office:time-value="PT19H35M7S" table:style-name="ce7">
            <text:p>19:35:07</text:p>
          </table:table-cell>
          <table:table-cell office:value-type="time" office:time-value="PT19H35M8S" table:style-name="ce7">
            <text:p>19:35:0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0.47" table:style-name="ce1">
            <text:p>540,47</text:p>
          </table:table-cell>
          <table:table-cell office:value-type="float" office:value="2.9645211876000004" table:formula="of:=[.C315]/1000 * [.D315]*[.E315]/1000" table:style-name="ce3">
            <text:p>2,964521188</text:p>
          </table:table-cell>
          <table:table-cell table:number-columns-repeated="2" table:style-name="ce1"/>
          <table:table-cell office:value-type="float" office:value="0.26248627847890305" table:formula="of:=[.F315]-([.$J$3]*[.C315]/1000)" table:style-name="ce1">
            <text:p>0,262486278</text:p>
          </table:table-cell>
          <table:table-cell table:number-columns-repeated="16375"/>
        </table:table-row>
        <table:table-row table:style-name="ro1">
          <table:table-cell office:value-type="time" office:time-value="PT19H35M8S" table:style-name="ce7">
            <text:p>19:35:08</text:p>
          </table:table-cell>
          <table:table-cell office:value-type="time" office:time-value="PT19H35M9S" table:style-name="ce7">
            <text:p>19:35:09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3.91" table:style-name="ce1">
            <text:p>533,91</text:p>
          </table:table-cell>
          <table:table-cell office:value-type="float" office:value="2.9480160995999998" table:formula="of:=[.C316]/1000 * [.D316]*[.E316]/1000" table:style-name="ce3">
            <text:p>2,9480161</text:p>
          </table:table-cell>
          <table:table-cell table:number-columns-repeated="2" table:style-name="ce1"/>
          <table:table-cell office:value-type="float" office:value="0.2332717130136106" table:formula="of:=[.F316]-([.$J$3]*[.C316]/1000)" table:style-name="ce1">
            <text:p>0,233271713</text:p>
          </table:table-cell>
          <table:table-cell table:number-columns-repeated="16375"/>
        </table:table-row>
        <table:table-row table:style-name="ro1">
          <table:table-cell office:value-type="time" office:time-value="PT19H35M9S" table:style-name="ce7">
            <text:p>19:35:09</text:p>
          </table:table-cell>
          <table:table-cell office:value-type="time" office:time-value="PT19H35M10S" table:style-name="ce7">
            <text:p>19:35:1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78.66" table:style-name="ce1">
            <text:p>578,66</text:p>
          </table:table-cell>
          <table:table-cell office:value-type="float" office:value="3.1859399352" table:formula="of:=[.C317]/1000 * [.D317]*[.E317]/1000" table:style-name="ce3">
            <text:p>3,185939935</text:p>
          </table:table-cell>
          <table:table-cell table:number-columns-repeated="2" table:style-name="ce1"/>
          <table:table-cell office:value-type="float" office:value="0.47373744410666907" table:formula="of:=[.F317]-([.$J$3]*[.C317]/1000)" table:style-name="ce1">
            <text:p>0,473737444</text:p>
          </table:table-cell>
          <table:table-cell table:number-columns-repeated="16375"/>
        </table:table-row>
        <table:table-row table:style-name="ro1">
          <table:table-cell office:value-type="time" office:time-value="PT19H35M10S" table:style-name="ce7">
            <text:p>19:35:10</text:p>
          </table:table-cell>
          <table:table-cell office:value-type="time" office:time-value="PT19H35M11S" table:style-name="ce7">
            <text:p>19:35:1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7.04" table:style-name="ce1">
            <text:p>527,04</text:p>
          </table:table-cell>
          <table:table-cell office:value-type="float" office:value="2.8881370368000003" table:formula="of:=[.C318]/1000 * [.D318]*[.E318]/1000" table:style-name="ce3">
            <text:p>2,888137037</text:p>
          </table:table-cell>
          <table:table-cell table:number-columns-repeated="2" table:style-name="ce1"/>
          <table:table-cell office:value-type="float" office:value="0.18864402317196127" table:formula="of:=[.F318]-([.$J$3]*[.C318]/1000)" table:style-name="ce1">
            <text:p>0,188644023</text:p>
          </table:table-cell>
          <table:table-cell table:number-columns-repeated="16375"/>
        </table:table-row>
        <table:table-row table:style-name="ro1">
          <table:table-cell office:value-type="time" office:time-value="PT19H35M11S" table:style-name="ce7">
            <text:p>19:35:11</text:p>
          </table:table-cell>
          <table:table-cell office:value-type="time" office:time-value="PT19H35M12S" table:style-name="ce7">
            <text:p>19:35:1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5.95000000000005" table:style-name="ce1">
            <text:p>545,95</text:p>
          </table:table-cell>
          <table:table-cell office:value-type="float" office:value="3.0173182434999997" table:formula="of:=[.C319]/1000 * [.D319]*[.E319]/1000" table:style-name="ce3">
            <text:p>3,017318244</text:p>
          </table:table-cell>
          <table:table-cell table:number-columns-repeated="2" table:style-name="ce1"/>
          <table:table-cell office:value-type="float" office:value="0.30003196142055222" table:formula="of:=[.F319]-([.$J$3]*[.C319]/1000)" table:style-name="ce1">
            <text:p>0,300031961</text:p>
          </table:table-cell>
          <table:table-cell table:number-columns-repeated="16375"/>
        </table:table-row>
        <table:table-row table:style-name="ro1">
          <table:table-cell office:value-type="time" office:time-value="PT19H35M12S" table:style-name="ce7">
            <text:p>19:35:12</text:p>
          </table:table-cell>
          <table:table-cell office:value-type="time" office:time-value="PT19H35M13S" table:style-name="ce7">
            <text:p>19:35:1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41999999999996" table:style-name="ce1">
            <text:p>523,42</text:p>
          </table:table-cell>
          <table:table-cell office:value-type="float" office:value="2.8711523654" table:formula="of:=[.C320]/1000 * [.D320]*[.E320]/1000" table:style-name="ce3">
            <text:p>2,871152365</text:p>
          </table:table-cell>
          <table:table-cell table:number-columns-repeated="2" table:style-name="ce1"/>
          <table:table-cell office:value-type="float" office:value="0.17420124726501962" table:formula="of:=[.F320]-([.$J$3]*[.C320]/1000)" table:style-name="ce1">
            <text:p>0,174201247</text:p>
          </table:table-cell>
          <table:table-cell table:number-columns-repeated="16375"/>
        </table:table-row>
        <table:table-row table:style-name="ro1">
          <table:table-cell office:value-type="time" office:time-value="PT19H35M13S" table:style-name="ce7">
            <text:p>19:35:13</text:p>
          </table:table-cell>
          <table:table-cell office:value-type="time" office:time-value="PT19H35M15S" table:style-name="ce7">
            <text:p>19:35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4.74" table:style-name="ce1">
            <text:p>544,74</text:p>
          </table:table-cell>
          <table:table-cell office:value-type="float" office:value="2.9852841480000003" table:formula="of:=[.C321]/1000 * [.D321]*[.E321]/1000" table:style-name="ce3">
            <text:p>2,985284148</text:p>
          </table:table-cell>
          <table:table-cell table:number-columns-repeated="2" table:style-name="ce1"/>
          <table:table-cell office:value-type="float" office:value="0.29087492535807824" table:formula="of:=[.F321]-([.$J$3]*[.C321]/1000)" table:style-name="ce1">
            <text:p>0,290874925</text:p>
          </table:table-cell>
          <table:table-cell table:number-columns-repeated="16375"/>
        </table:table-row>
        <table:table-row table:style-name="ro1">
          <table:table-cell office:value-type="time" office:time-value="PT19H35M15S" table:style-name="ce7">
            <text:p>19:35:15</text:p>
          </table:table-cell>
          <table:table-cell office:value-type="time" office:time-value="PT19H35M16S" table:style-name="ce7">
            <text:p>19:35:16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6" table:style-name="ce1">
            <text:p>536</text:p>
          </table:table-cell>
          <table:table-cell office:value-type="float" office:value="2.9538316800000004" table:formula="of:=[.C322]/1000 * [.D322]*[.E322]/1000" table:style-name="ce3">
            <text:p>2,95383168</text:p>
          </table:table-cell>
          <table:table-cell table:number-columns-repeated="2" table:style-name="ce1"/>
          <table:table-cell office:value-type="float" office:value="0.23908729341361123" table:formula="of:=[.F322]-([.$J$3]*[.C322]/1000)" table:style-name="ce1">
            <text:p>0,239087293</text:p>
          </table:table-cell>
          <table:table-cell table:number-columns-repeated="16375"/>
        </table:table-row>
        <table:table-row table:style-name="ro1">
          <table:table-cell office:value-type="time" office:time-value="PT19H35M16S" table:style-name="ce7">
            <text:p>19:35:16</text:p>
          </table:table-cell>
          <table:table-cell office:value-type="time" office:time-value="PT19H35M17S" table:style-name="ce7">
            <text:p>19:35:1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76" table:style-name="ce1">
            <text:p>533,76</text:p>
          </table:table-cell>
          <table:table-cell office:value-type="float" office:value="2.9251115519999997" table:formula="of:=[.C323]/1000 * [.D323]*[.E323]/1000" table:style-name="ce3">
            <text:p>2,925111552</text:p>
          </table:table-cell>
          <table:table-cell table:number-columns-repeated="2" table:style-name="ce1"/>
          <table:table-cell office:value-type="float" office:value="0.23070232935807766" table:formula="of:=[.F323]-([.$J$3]*[.C323]/1000)" table:style-name="ce1">
            <text:p>0,230702329</text:p>
          </table:table-cell>
          <table:table-cell table:number-columns-repeated="16375"/>
        </table:table-row>
        <table:table-row table:style-name="ro1">
          <table:table-cell office:value-type="time" office:time-value="PT19H35M17S" table:style-name="ce7">
            <text:p>19:35:17</text:p>
          </table:table-cell>
          <table:table-cell office:value-type="time" office:time-value="PT19H35M18S" table:style-name="ce7">
            <text:p>19:35:18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20.75" table:style-name="ce1">
            <text:p>520,75</text:p>
          </table:table-cell>
          <table:table-cell office:value-type="float" office:value="2.8482942000000002" table:formula="of:=[.C324]/1000 * [.D324]*[.E324]/1000" table:style-name="ce3">
            <text:p>2,8482942</text:p>
          </table:table-cell>
          <table:table-cell table:number-columns-repeated="2" table:style-name="ce1"/>
          <table:table-cell office:value-type="float" office:value="0.15388497735807816" table:formula="of:=[.F324]-([.$J$3]*[.C324]/1000)" table:style-name="ce1">
            <text:p>0,153884977</text:p>
          </table:table-cell>
          <table:table-cell table:number-columns-repeated="16375"/>
        </table:table-row>
        <table:table-row table:style-name="ro1">
          <table:table-cell office:value-type="time" office:time-value="PT19H35M18S" table:style-name="ce7">
            <text:p>19:35:18</text:p>
          </table:table-cell>
          <table:table-cell office:value-type="time" office:time-value="PT19H35M19S" table:style-name="ce7">
            <text:p>19:35:1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8.99" table:style-name="ce1">
            <text:p>548,99</text:p>
          </table:table-cell>
          <table:table-cell office:value-type="float" office:value="3.0140868576000002" table:formula="of:=[.C325]/1000 * [.D325]*[.E325]/1000" table:style-name="ce3">
            <text:p>3,014086858</text:p>
          </table:table-cell>
          <table:table-cell table:number-columns-repeated="2" table:style-name="ce1"/>
          <table:table-cell office:value-type="float" office:value="0.30951005298584455" table:formula="of:=[.F325]-([.$J$3]*[.C325]/1000)" table:style-name="ce1">
            <text:p>0,309510053</text:p>
          </table:table-cell>
          <table:table-cell table:number-columns-repeated="16375"/>
        </table:table-row>
        <table:table-row table:style-name="ro1">
          <table:table-cell office:value-type="time" office:time-value="PT19H35M19S" table:style-name="ce7">
            <text:p>19:35:19</text:p>
          </table:table-cell>
          <table:table-cell office:value-type="time" office:time-value="PT19H35M20S" table:style-name="ce7">
            <text:p>19:35:2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54" table:style-name="ce1">
            <text:p>521,54</text:p>
          </table:table-cell>
          <table:table-cell office:value-type="float" office:value="2.8581435079999995" table:formula="of:=[.C326]/1000 * [.D326]*[.E326]/1000" table:style-name="ce3">
            <text:p>2,858143508</text:p>
          </table:table-cell>
          <table:table-cell table:number-columns-repeated="2" table:style-name="ce1"/>
          <table:table-cell office:value-type="float" office:value="0.16373428535807744" table:formula="of:=[.F326]-([.$J$3]*[.C326]/1000)" table:style-name="ce1">
            <text:p>0,163734285</text:p>
          </table:table-cell>
          <table:table-cell table:number-columns-repeated="16375"/>
        </table:table-row>
        <table:table-row table:style-name="ro1">
          <table:table-cell office:value-type="time" office:time-value="PT19H35M20S" table:style-name="ce7">
            <text:p>19:35:20</text:p>
          </table:table-cell>
          <table:table-cell office:value-type="time" office:time-value="PT19H35M21S" table:style-name="ce7">
            <text:p>19:35:2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4.99" table:style-name="ce1">
            <text:p>534,99</text:p>
          </table:table-cell>
          <table:table-cell office:value-type="float" office:value="2.9289418523999999" table:formula="of:=[.C327]/1000 * [.D327]*[.E327]/1000" table:style-name="ce3">
            <text:p>2,928941852</text:p>
          </table:table-cell>
          <table:table-cell table:number-columns-repeated="2" table:style-name="ce1"/>
          <table:table-cell office:value-type="float" office:value="0.23199073426501959" table:formula="of:=[.F327]-([.$J$3]*[.C327]/1000)" table:style-name="ce1">
            <text:p>0,231990734</text:p>
          </table:table-cell>
          <table:table-cell table:number-columns-repeated="16375"/>
        </table:table-row>
        <table:table-row table:style-name="ro1">
          <table:table-cell office:value-type="time" office:time-value="PT19H35M21S" table:style-name="ce7">
            <text:p>19:35:21</text:p>
          </table:table-cell>
          <table:table-cell office:value-type="time" office:time-value="PT19H35M22S" table:style-name="ce7">
            <text:p>19:35:22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78.9" table:style-name="ce1">
            <text:p>578,9</text:p>
          </table:table-cell>
          <table:table-cell office:value-type="float" office:value="3.2021969280000002" table:formula="of:=[.C328]/1000 * [.D328]*[.E328]/1000" table:style-name="ce3">
            <text:p>3,202196928</text:p>
          </table:table-cell>
          <table:table-cell table:number-columns-repeated="2" table:style-name="ce1"/>
          <table:table-cell office:value-type="float" office:value="0.4772849594413775" table:formula="of:=[.F328]-([.$J$3]*[.C328]/1000)" table:style-name="ce1">
            <text:p>0,477284959</text:p>
          </table:table-cell>
          <table:table-cell table:number-columns-repeated="16375"/>
        </table:table-row>
        <table:table-row table:style-name="ro1">
          <table:table-cell office:value-type="time" office:time-value="PT19H35M22S" table:style-name="ce7">
            <text:p>19:35:22</text:p>
          </table:table-cell>
          <table:table-cell office:value-type="time" office:time-value="PT19H35M23S" table:style-name="ce7">
            <text:p>19:35:2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59.45000000000005" table:style-name="ce1">
            <text:p>559,45</text:p>
          </table:table-cell>
          <table:table-cell office:value-type="float" office:value="3.0628544820000001" table:formula="of:=[.C329]/1000 * [.D329]*[.E329]/1000" table:style-name="ce3">
            <text:p>3,062854482</text:p>
          </table:table-cell>
          <table:table-cell table:number-columns-repeated="2" table:style-name="ce1"/>
          <table:table-cell office:value-type="float" office:value="0.36590336386501976" table:formula="of:=[.F329]-([.$J$3]*[.C329]/1000)" table:style-name="ce1">
            <text:p>0,365903364</text:p>
          </table:table-cell>
          <table:table-cell table:number-columns-repeated="16375"/>
        </table:table-row>
        <table:table-row table:style-name="ro1">
          <table:table-cell office:value-type="time" office:time-value="PT19H35M23S" table:style-name="ce7">
            <text:p>19:35:23</text:p>
          </table:table-cell>
          <table:table-cell office:value-type="time" office:time-value="PT19H35M24S" table:style-name="ce7">
            <text:p>19:35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6.04999999999995" table:style-name="ce1">
            <text:p>546,05</text:p>
          </table:table-cell>
          <table:table-cell office:value-type="float" office:value="2.9924632099999999" table:formula="of:=[.C330]/1000 * [.D330]*[.E330]/1000" table:style-name="ce3">
            <text:p>2,99246321</text:p>
          </table:table-cell>
          <table:table-cell table:number-columns-repeated="2" table:style-name="ce1"/>
          <table:table-cell office:value-type="float" office:value="0.29805398735807787" table:formula="of:=[.F330]-([.$J$3]*[.C330]/1000)" table:style-name="ce1">
            <text:p>0,298053987</text:p>
          </table:table-cell>
          <table:table-cell table:number-columns-repeated="16375"/>
        </table:table-row>
        <table:table-row table:style-name="ro1">
          <table:table-cell office:value-type="time" office:time-value="PT19H35M24S" table:style-name="ce7">
            <text:p>19:35:24</text:p>
          </table:table-cell>
          <table:table-cell office:value-type="time" office:time-value="PT19H35M25S" table:style-name="ce7">
            <text:p>19:35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09" table:style-name="ce1">
            <text:p>545,09</text:p>
          </table:table-cell>
          <table:table-cell office:value-type="float" office:value="2.9900203332999999" table:formula="of:=[.C331]/1000 * [.D331]*[.E331]/1000" table:style-name="ce3">
            <text:p>2,990020333</text:p>
          </table:table-cell>
          <table:table-cell table:number-columns-repeated="2" table:style-name="ce1"/>
          <table:table-cell office:value-type="float" office:value="0.2930692151650196" table:formula="of:=[.F331]-([.$J$3]*[.C331]/1000)" table:style-name="ce1">
            <text:p>0,293069215</text:p>
          </table:table-cell>
          <table:table-cell table:number-columns-repeated="16375"/>
        </table:table-row>
        <table:table-row table:style-name="ro1">
          <table:table-cell office:value-type="time" office:time-value="PT19H35M25S" table:style-name="ce7">
            <text:p>19:35:25</text:p>
          </table:table-cell>
          <table:table-cell office:value-type="time" office:time-value="PT19H35M26S" table:style-name="ce7">
            <text:p>19:35:26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38.91999999999996" table:style-name="ce1">
            <text:p>538,92</text:p>
          </table:table-cell>
          <table:table-cell office:value-type="float" office:value="2.9893892399999995" table:formula="of:=[.C332]/1000 * [.D332]*[.E332]/1000" table:style-name="ce3">
            <text:p>2,98938924</text:p>
          </table:table-cell>
          <table:table-cell table:number-columns-repeated="2" table:style-name="ce1"/>
          <table:table-cell office:value-type="float" office:value="0.25685158496220106" table:formula="of:=[.F332]-([.$J$3]*[.C332]/1000)" table:style-name="ce1">
            <text:p>0,256851585</text:p>
          </table:table-cell>
          <table:table-cell table:number-columns-repeated="16375"/>
        </table:table-row>
        <table:table-row table:style-name="ro1">
          <table:table-cell office:value-type="time" office:time-value="PT19H35M26S" table:style-name="ce7">
            <text:p>19:35:26</text:p>
          </table:table-cell>
          <table:table-cell office:value-type="time" office:time-value="PT19H35M28S" table:style-name="ce7">
            <text:p>19:35:2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71" table:style-name="ce1">
            <text:p>545,71</text:p>
          </table:table-cell>
          <table:table-cell office:value-type="float" office:value="2.9934212627000001" table:formula="of:=[.C333]/1000 * [.D333]*[.E333]/1000" table:style-name="ce3">
            <text:p>2,993421263</text:p>
          </table:table-cell>
          <table:table-cell table:number-columns-repeated="2" table:style-name="ce1"/>
          <table:table-cell office:value-type="float" office:value="0.29647014456501974" table:formula="of:=[.F333]-([.$J$3]*[.C333]/1000)" table:style-name="ce1">
            <text:p>0,296470145</text:p>
          </table:table-cell>
          <table:table-cell table:number-columns-repeated="16375"/>
        </table:table-row>
        <table:table-row table:style-name="ro1">
          <table:table-cell office:value-type="time" office:time-value="PT19H35M28S" table:style-name="ce7">
            <text:p>19:35:28</text:p>
          </table:table-cell>
          <table:table-cell office:value-type="time" office:time-value="PT19H35M29S" table:style-name="ce7">
            <text:p>19:35:2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4.32000000000005" table:style-name="ce1">
            <text:p>534,32</text:p>
          </table:table-cell>
          <table:table-cell office:value-type="float" office:value="2.9337053328000002" table:formula="of:=[.C334]/1000 * [.D334]*[.E334]/1000" table:style-name="ce3">
            <text:p>2,933705333</text:p>
          </table:table-cell>
          <table:table-cell table:number-columns-repeated="2" table:style-name="ce1"/>
          <table:table-cell office:value-type="float" office:value="0.23421231917196117" table:formula="of:=[.F334]-([.$J$3]*[.C334]/1000)" table:style-name="ce1">
            <text:p>0,234212319</text:p>
          </table:table-cell>
          <table:table-cell table:number-columns-repeated="16375"/>
        </table:table-row>
        <table:table-row table:style-name="ro1">
          <table:table-cell office:value-type="time" office:time-value="PT19H35M29S" table:style-name="ce7">
            <text:p>19:35:29</text:p>
          </table:table-cell>
          <table:table-cell office:value-type="time" office:time-value="PT19H35M30S" table:style-name="ce7">
            <text:p>19:35:3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9.32000000000005" table:style-name="ce1">
            <text:p>539,32</text:p>
          </table:table-cell>
          <table:table-cell office:value-type="float" office:value="2.9834643080000007" table:formula="of:=[.C335]/1000 * [.D335]*[.E335]/1000" table:style-name="ce3">
            <text:p>2,983464308</text:p>
          </table:table-cell>
          <table:table-cell table:number-columns-repeated="2" table:style-name="ce1"/>
          <table:table-cell office:value-type="float" office:value="0.26363613042749456" table:formula="of:=[.F335]-([.$J$3]*[.C335]/1000)" table:style-name="ce1">
            <text:p>0,26363613</text:p>
          </table:table-cell>
          <table:table-cell table:number-columns-repeated="16375"/>
        </table:table-row>
        <table:table-row table:style-name="ro1">
          <table:table-cell office:value-type="time" office:time-value="PT19H35M30S" table:style-name="ce7">
            <text:p>19:35:30</text:p>
          </table:table-cell>
          <table:table-cell office:value-type="time" office:time-value="PT19H35M31S" table:style-name="ce7">
            <text:p>19:35:3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73" table:style-name="ce1">
            <text:p>521,73</text:p>
          </table:table-cell>
          <table:table-cell office:value-type="float" office:value="2.8618820900999999" table:formula="of:=[.C336]/1000 * [.D336]*[.E336]/1000" table:style-name="ce3">
            <text:p>2,86188209</text:p>
          </table:table-cell>
          <table:table-cell table:number-columns-repeated="2" table:style-name="ce1"/>
          <table:table-cell office:value-type="float" office:value="0.1649309719650196" table:formula="of:=[.F336]-([.$J$3]*[.C336]/1000)" table:style-name="ce1">
            <text:p>0,164930972</text:p>
          </table:table-cell>
          <table:table-cell table:number-columns-repeated="16375"/>
        </table:table-row>
        <table:table-row table:style-name="ro1">
          <table:table-cell office:value-type="time" office:time-value="PT19H35M31S" table:style-name="ce7">
            <text:p>19:35:31</text:p>
          </table:table-cell>
          <table:table-cell office:value-type="time" office:time-value="PT19H35M32S" table:style-name="ce7">
            <text:p>19:35:32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31.44000000000005" table:style-name="ce1">
            <text:p>531,44</text:p>
          </table:table-cell>
          <table:table-cell office:value-type="float" office:value="2.9563582048000003" table:formula="of:=[.C337]/1000 * [.D337]*[.E337]/1000" table:style-name="ce3">
            <text:p>2,956358205</text:p>
          </table:table-cell>
          <table:table-cell table:number-columns-repeated="2" table:style-name="ce1"/>
          <table:table-cell office:value-type="float" office:value="0.22127865426914362" table:formula="of:=[.F337]-([.$J$3]*[.C337]/1000)" table:style-name="ce1">
            <text:p>0,221278654</text:p>
          </table:table-cell>
          <table:table-cell table:number-columns-repeated="16375"/>
        </table:table-row>
        <table:table-row table:style-name="ro1">
          <table:table-cell office:value-type="time" office:time-value="PT19H35M32S" table:style-name="ce7">
            <text:p>19:35:32</text:p>
          </table:table-cell>
          <table:table-cell office:value-type="time" office:time-value="PT19H35M33S" table:style-name="ce7">
            <text:p>19:35:33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9.05999999999995" table:style-name="ce1">
            <text:p>529,06</text:p>
          </table:table-cell>
          <table:table-cell office:value-type="float" office:value="2.9267070139999998" table:formula="of:=[.C338]/1000 * [.D338]*[.E338]/1000" table:style-name="ce3">
            <text:p>2,926707014</text:p>
          </table:table-cell>
          <table:table-cell table:number-columns-repeated="2" table:style-name="ce1"/>
          <table:table-cell office:value-type="float" office:value="0.20687883642749361" table:formula="of:=[.F338]-([.$J$3]*[.C338]/1000)" table:style-name="ce1">
            <text:p>0,206878836</text:p>
          </table:table-cell>
          <table:table-cell table:number-columns-repeated="16375"/>
        </table:table-row>
        <table:table-row table:style-name="ro1">
          <table:table-cell office:value-type="time" office:time-value="PT19H35M33S" table:style-name="ce7">
            <text:p>19:35:33</text:p>
          </table:table-cell>
          <table:table-cell office:value-type="time" office:time-value="PT19H35M34S" table:style-name="ce7">
            <text:p>19:35:3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9.44000000000005" table:style-name="ce1">
            <text:p>549,44</text:p>
          </table:table-cell>
          <table:table-cell office:value-type="float" office:value="3.019392576" table:formula="of:=[.C339]/1000 * [.D339]*[.E339]/1000" table:style-name="ce3">
            <text:p>3,019392576</text:p>
          </table:table-cell>
          <table:table-cell table:number-columns-repeated="2" table:style-name="ce1"/>
          <table:table-cell office:value-type="float" office:value="0.3122738758927861" table:formula="of:=[.F339]-([.$J$3]*[.C339]/1000)" table:style-name="ce1">
            <text:p>0,312273876</text:p>
          </table:table-cell>
          <table:table-cell table:number-columns-repeated="16375"/>
        </table:table-row>
        <table:table-row table:style-name="ro1">
          <table:table-cell office:value-type="time" office:time-value="PT19H35M34S" table:style-name="ce7">
            <text:p>19:35:34</text:p>
          </table:table-cell>
          <table:table-cell office:value-type="time" office:time-value="PT19H35M35S" table:style-name="ce7">
            <text:p>19:35:3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2.66" table:style-name="ce1">
            <text:p>532,66</text:p>
          </table:table-cell>
          <table:table-cell office:value-type="float" office:value="2.9299282895999998" table:formula="of:=[.C340]/1000 * [.D340]*[.E340]/1000" table:style-name="ce3">
            <text:p>2,92992829</text:p>
          </table:table-cell>
          <table:table-cell table:number-columns-repeated="2" table:style-name="ce1"/>
          <table:table-cell office:value-type="float" office:value="0.22026769399972723" table:formula="of:=[.F340]-([.$J$3]*[.C340]/1000)" table:style-name="ce1">
            <text:p>0,220267694</text:p>
          </table:table-cell>
          <table:table-cell table:number-columns-repeated="16375"/>
        </table:table-row>
        <table:table-row table:style-name="ro1">
          <table:table-cell office:value-type="time" office:time-value="PT19H35M35S" table:style-name="ce7">
            <text:p>19:35:35</text:p>
          </table:table-cell>
          <table:table-cell office:value-type="time" office:time-value="PT19H35M36S" table:style-name="ce7">
            <text:p>19:35:3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2.1" table:style-name="ce1">
            <text:p>532,1</text:p>
          </table:table-cell>
          <table:table-cell office:value-type="float" office:value="2.9407730330000001" table:formula="of:=[.C341]/1000 * [.D341]*[.E341]/1000" table:style-name="ce3">
            <text:p>2,940773033</text:p>
          </table:table-cell>
          <table:table-cell table:number-columns-repeated="2" table:style-name="ce1"/>
          <table:table-cell office:value-type="float" office:value="0.2234867509205527" table:formula="of:=[.F341]-([.$J$3]*[.C341]/1000)" table:style-name="ce1">
            <text:p>0,223486751</text:p>
          </table:table-cell>
          <table:table-cell table:number-columns-repeated="16375"/>
        </table:table-row>
        <table:table-row table:style-name="ro1">
          <table:table-cell office:value-type="time" office:time-value="PT19H35M36S" table:style-name="ce7">
            <text:p>19:35:36</text:p>
          </table:table-cell>
          <table:table-cell office:value-type="time" office:time-value="PT19H35M37S" table:style-name="ce7">
            <text:p>19:35:3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7.63" table:style-name="ce1">
            <text:p>547,63</text:p>
          </table:table-cell>
          <table:table-cell office:value-type="float" office:value="3.0209406556999996" table:formula="of:=[.C342]/1000 * [.D342]*[.E342]/1000" table:style-name="ce3">
            <text:p>3,020940656</text:p>
          </table:table-cell>
          <table:table-cell table:number-columns-repeated="2" table:style-name="ce1"/>
          <table:table-cell office:value-type="float" office:value="0.3087381646066687" table:formula="of:=[.F342]-([.$J$3]*[.C342]/1000)" table:style-name="ce1">
            <text:p>0,308738165</text:p>
          </table:table-cell>
          <table:table-cell table:number-columns-repeated="16375"/>
        </table:table-row>
        <table:table-row table:style-name="ro1">
          <table:table-cell office:value-type="time" office:time-value="PT19H35M37S" table:style-name="ce7">
            <text:p>19:35:37</text:p>
          </table:table-cell>
          <table:table-cell office:value-type="time" office:time-value="PT19H35M38S" table:style-name="ce7">
            <text:p>19:35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2.26" table:style-name="ce1">
            <text:p>532,26</text:p>
          </table:table-cell>
          <table:table-cell office:value-type="float" office:value="2.9168912520000001" table:formula="of:=[.C343]/1000 * [.D343]*[.E343]/1000" table:style-name="ce3">
            <text:p>2,916891252</text:p>
          </table:table-cell>
          <table:table-cell table:number-columns-repeated="2" table:style-name="ce1"/>
          <table:table-cell office:value-type="float" office:value="0.22248202935807804" table:formula="of:=[.F343]-([.$J$3]*[.C343]/1000)" table:style-name="ce1">
            <text:p>0,222482029</text:p>
          </table:table-cell>
          <table:table-cell table:number-columns-repeated="16375"/>
        </table:table-row>
        <table:table-row table:style-name="ro1">
          <table:table-cell office:value-type="time" office:time-value="PT19H35M38S" table:style-name="ce7">
            <text:p>19:35:38</text:p>
          </table:table-cell>
          <table:table-cell office:value-type="time" office:time-value="PT19H35M40S" table:style-name="ce7">
            <text:p>19:35:4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2.75" table:style-name="ce1">
            <text:p>532,75</text:p>
          </table:table-cell>
          <table:table-cell office:value-type="float" office:value="2.9416110899999999" table:formula="of:=[.C344]/1000 * [.D344]*[.E344]/1000" table:style-name="ce3">
            <text:p>2,94161109</text:p>
          </table:table-cell>
          <table:table-cell table:number-columns-repeated="2" table:style-name="ce1"/>
          <table:table-cell office:value-type="float" office:value="0.2268667034136107" table:formula="of:=[.F344]-([.$J$3]*[.C344]/1000)" table:style-name="ce1">
            <text:p>0,226866703</text:p>
          </table:table-cell>
          <table:table-cell table:number-columns-repeated="16375"/>
        </table:table-row>
        <table:table-row table:style-name="ro1">
          <table:table-cell office:value-type="time" office:time-value="PT19H35M40S" table:style-name="ce7">
            <text:p>19:35:40</text:p>
          </table:table-cell>
          <table:table-cell office:value-type="time" office:time-value="PT19H35M41S" table:style-name="ce7">
            <text:p>19:35:4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4.57000000000005" table:style-name="ce1">
            <text:p>544,57</text:p>
          </table:table-cell>
          <table:table-cell office:value-type="float" office:value="2.9813900532000002" table:formula="of:=[.C345]/1000 * [.D345]*[.E345]/1000" table:style-name="ce3">
            <text:p>2,981390053</text:p>
          </table:table-cell>
          <table:table-cell table:number-columns-repeated="2" table:style-name="ce1"/>
          <table:table-cell office:value-type="float" office:value="0.28443893506501983" table:formula="of:=[.F345]-([.$J$3]*[.C345]/1000)" table:style-name="ce1">
            <text:p>0,284438935</text:p>
          </table:table-cell>
          <table:table-cell table:number-columns-repeated="16375"/>
        </table:table-row>
        <table:table-row table:style-name="ro1">
          <table:table-cell office:value-type="time" office:time-value="PT19H35M41S" table:style-name="ce7">
            <text:p>19:35:41</text:p>
          </table:table-cell>
          <table:table-cell office:value-type="time" office:time-value="PT19H35M42S" table:style-name="ce7">
            <text:p>19:35:4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1.20000000000005" table:style-name="ce1">
            <text:p>551,2</text:p>
          </table:table-cell>
          <table:table-cell office:value-type="float" office:value="3.0233760960000002" table:formula="of:=[.C346]/1000 * [.D346]*[.E346]/1000" table:style-name="ce3">
            <text:p>3,023376096</text:p>
          </table:table-cell>
          <table:table-cell table:number-columns-repeated="2" table:style-name="ce1"/>
          <table:table-cell office:value-type="float" office:value="0.3213411868789029" table:formula="of:=[.F346]-([.$J$3]*[.C346]/1000)" table:style-name="ce1">
            <text:p>0,321341187</text:p>
          </table:table-cell>
          <table:table-cell table:number-columns-repeated="16375"/>
        </table:table-row>
        <table:table-row table:style-name="ro1">
          <table:table-cell office:value-type="time" office:time-value="PT19H35M42S" table:style-name="ce7">
            <text:p>19:35:42</text:p>
          </table:table-cell>
          <table:table-cell office:value-type="time" office:time-value="PT19H35M43S" table:style-name="ce7">
            <text:p>19:35:4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3.72" table:style-name="ce1">
            <text:p>513,72</text:p>
          </table:table-cell>
          <table:table-cell office:value-type="float" office:value="2.8206002088000006" table:formula="of:=[.C347]/1000 * [.D347]*[.E347]/1000" table:style-name="ce3">
            <text:p>2,820600209</text:p>
          </table:table-cell>
          <table:table-cell table:number-columns-repeated="2" table:style-name="ce1"/>
          <table:table-cell office:value-type="float" office:value="0.12110719517196156" table:formula="of:=[.F347]-([.$J$3]*[.C347]/1000)" table:style-name="ce1">
            <text:p>0,121107195</text:p>
          </table:table-cell>
          <table:table-cell table:number-columns-repeated="16375"/>
        </table:table-row>
        <table:table-row table:style-name="ro1">
          <table:table-cell office:value-type="time" office:time-value="PT19H35M43S" table:style-name="ce7">
            <text:p>19:35:43</text:p>
          </table:table-cell>
          <table:table-cell office:value-type="time" office:time-value="PT19H35M44S" table:style-name="ce7">
            <text:p>19:35:4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1.56" table:style-name="ce1">
            <text:p>511,56</text:p>
          </table:table-cell>
          <table:table-cell office:value-type="float" office:value="2.8059475248000001" table:formula="of:=[.C348]/1000 * [.D348]*[.E348]/1000" table:style-name="ce3">
            <text:p>2,805947525</text:p>
          </table:table-cell>
          <table:table-cell table:number-columns-repeated="2" table:style-name="ce1"/>
          <table:table-cell office:value-type="float" office:value="0.10391261567890275" table:formula="of:=[.F348]-([.$J$3]*[.C348]/1000)" table:style-name="ce1">
            <text:p>0,103912616</text:p>
          </table:table-cell>
          <table:table-cell table:number-columns-repeated="16375"/>
        </table:table-row>
        <table:table-row table:style-name="ro1">
          <table:table-cell office:value-type="time" office:time-value="PT19H35M44S" table:style-name="ce7">
            <text:p>19:35:44</text:p>
          </table:table-cell>
          <table:table-cell office:value-type="time" office:time-value="PT19H35M45S" table:style-name="ce7">
            <text:p>19:35:4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1.79999999999995" table:style-name="ce1">
            <text:p>551,8</text:p>
          </table:table-cell>
          <table:table-cell office:value-type="float" office:value="3.0325327779999998" table:formula="of:=[.C349]/1000 * [.D349]*[.E349]/1000" table:style-name="ce3">
            <text:p>3,032532778</text:p>
          </table:table-cell>
          <table:table-cell table:number-columns-repeated="2" table:style-name="ce1"/>
          <table:table-cell office:value-type="float" office:value="0.33049786887890242" table:formula="of:=[.F349]-([.$J$3]*[.C349]/1000)" table:style-name="ce1">
            <text:p>0,330497869</text:p>
          </table:table-cell>
          <table:table-cell table:number-columns-repeated="16375"/>
        </table:table-row>
        <table:table-row table:style-name="ro1">
          <table:table-cell office:value-type="time" office:time-value="PT19H35M45S" table:style-name="ce7">
            <text:p>19:35:45</text:p>
          </table:table-cell>
          <table:table-cell office:value-type="time" office:time-value="PT19H35M46S" table:style-name="ce7">
            <text:p>19:35:4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2.29" table:style-name="ce1">
            <text:p>562,29</text:p>
          </table:table-cell>
          <table:table-cell office:value-type="float" office:value="3.1016141315999999" table:formula="of:=[.C350]/1000 * [.D350]*[.E350]/1000" table:style-name="ce3">
            <text:p>3,101614132</text:p>
          </table:table-cell>
          <table:table-cell table:number-columns-repeated="2" table:style-name="ce1"/>
          <table:table-cell office:value-type="float" office:value="0.38432784952055243" table:formula="of:=[.F350]-([.$J$3]*[.C350]/1000)" table:style-name="ce1">
            <text:p>0,38432785</text:p>
          </table:table-cell>
          <table:table-cell table:number-columns-repeated="16375"/>
        </table:table-row>
        <table:table-row table:style-name="ro1">
          <table:table-cell office:value-type="time" office:time-value="PT19H35M46S" table:style-name="ce7">
            <text:p>19:35:46</text:p>
          </table:table-cell>
          <table:table-cell office:value-type="time" office:time-value="PT19H35M47S" table:style-name="ce7">
            <text:p>19:35:4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6.25" table:style-name="ce1">
            <text:p>546,25</text:p>
          </table:table-cell>
          <table:table-cell office:value-type="float" office:value="3.0048557000000002" table:formula="of:=[.C351]/1000 * [.D351]*[.E351]/1000" table:style-name="ce3">
            <text:p>3,0048557</text:p>
          </table:table-cell>
          <table:table-cell table:number-columns-repeated="2" table:style-name="ce1"/>
          <table:table-cell office:value-type="float" office:value="0.30027889538584462" table:formula="of:=[.F351]-([.$J$3]*[.C351]/1000)" table:style-name="ce1">
            <text:p>0,300278895</text:p>
          </table:table-cell>
          <table:table-cell table:number-columns-repeated="16375"/>
        </table:table-row>
        <table:table-row table:style-name="ro1">
          <table:table-cell office:value-type="time" office:time-value="PT19H35M47S" table:style-name="ce7">
            <text:p>19:35:47</text:p>
          </table:table-cell>
          <table:table-cell office:value-type="time" office:time-value="PT19H35M48S" table:style-name="ce7">
            <text:p>19:35:4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63" table:style-name="ce1">
            <text:p>538,63</text:p>
          </table:table-cell>
          <table:table-cell office:value-type="float" office:value="2.9518001260000002" table:formula="of:=[.C352]/1000 * [.D352]*[.E352]/1000" table:style-name="ce3">
            <text:p>2,951800126</text:p>
          </table:table-cell>
          <table:table-cell table:number-columns-repeated="2" table:style-name="ce1"/>
          <table:table-cell office:value-type="float" office:value="0.25739090335807813" table:formula="of:=[.F352]-([.$J$3]*[.C352]/1000)" table:style-name="ce1">
            <text:p>0,257390903</text:p>
          </table:table-cell>
          <table:table-cell table:number-columns-repeated="16375"/>
        </table:table-row>
        <table:table-row table:style-name="ro1">
          <table:table-cell office:value-type="time" office:time-value="PT19H35M48S" table:style-name="ce7">
            <text:p>19:35:48</text:p>
          </table:table-cell>
          <table:table-cell office:value-type="time" office:time-value="PT19H35M49S" table:style-name="ce7">
            <text:p>19:35:4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9.80999999999995" table:style-name="ce1">
            <text:p>539,81</text:p>
          </table:table-cell>
          <table:table-cell office:value-type="float" office:value="2.9581156152000001" table:formula="of:=[.C353]/1000 * [.D353]*[.E353]/1000" table:style-name="ce3">
            <text:p>2,958115615</text:p>
          </table:table-cell>
          <table:table-cell table:number-columns-repeated="2" table:style-name="ce1"/>
          <table:table-cell office:value-type="float" office:value="0.25862260157196104" table:formula="of:=[.F353]-([.$J$3]*[.C353]/1000)" table:style-name="ce1">
            <text:p>0,258622602</text:p>
          </table:table-cell>
          <table:table-cell table:number-columns-repeated="16375"/>
        </table:table-row>
        <table:table-row table:style-name="ro1">
          <table:table-cell office:value-type="time" office:time-value="PT19H35M49S" table:style-name="ce7">
            <text:p>19:35:49</text:p>
          </table:table-cell>
          <table:table-cell office:value-type="time" office:time-value="PT19H35M50S" table:style-name="ce7">
            <text:p>19:35:50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2.84" table:style-name="ce1">
            <text:p>552,84</text:p>
          </table:table-cell>
          <table:table-cell office:value-type="float" office:value="3.0608981711999999" table:formula="of:=[.C354]/1000 * [.D354]*[.E354]/1000" table:style-name="ce3">
            <text:p>3,060898171</text:p>
          </table:table-cell>
          <table:table-cell table:number-columns-repeated="2" table:style-name="ce1"/>
          <table:table-cell office:value-type="float" office:value="0.33344430714831841" table:formula="of:=[.F354]-([.$J$3]*[.C354]/1000)" table:style-name="ce1">
            <text:p>0,333444307</text:p>
          </table:table-cell>
          <table:table-cell table:number-columns-repeated="16375"/>
        </table:table-row>
        <table:table-row table:style-name="ro1">
          <table:table-cell office:value-type="time" office:time-value="PT19H35M50S" table:style-name="ce7">
            <text:p>19:35:50</text:p>
          </table:table-cell>
          <table:table-cell office:value-type="time" office:time-value="PT19H35M51S" table:style-name="ce7">
            <text:p>19:35:5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1.54999999999995" table:style-name="ce1">
            <text:p>521,55</text:p>
          </table:table-cell>
          <table:table-cell office:value-type="float" office:value="2.8580522760000004" table:formula="of:=[.C355]/1000 * [.D355]*[.E355]/1000" table:style-name="ce3">
            <text:p>2,858052276</text:p>
          </table:table-cell>
          <table:table-cell table:number-columns-repeated="2" table:style-name="ce1"/>
          <table:table-cell office:value-type="float" office:value="0.15855926237196138" table:formula="of:=[.F355]-([.$J$3]*[.C355]/1000)" table:style-name="ce1">
            <text:p>0,158559262</text:p>
          </table:table-cell>
          <table:table-cell table:number-columns-repeated="16375"/>
        </table:table-row>
        <table:table-row table:style-name="ro1">
          <table:table-cell office:value-type="time" office:time-value="PT19H35M51S" table:style-name="ce7">
            <text:p>19:35:51</text:p>
          </table:table-cell>
          <table:table-cell office:value-type="time" office:time-value="PT19H35M53S" table:style-name="ce7">
            <text:p>19:35:5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7.38" table:style-name="ce1">
            <text:p>527,38</text:p>
          </table:table-cell>
          <table:table-cell office:value-type="float" office:value="2.8872789287999998" table:formula="of:=[.C356]/1000 * [.D356]*[.E356]/1000" table:style-name="ce3">
            <text:p>2,887278929</text:p>
          </table:table-cell>
          <table:table-cell table:number-columns-repeated="2" table:style-name="ce1"/>
          <table:table-cell office:value-type="float" office:value="0.19032781066501947" table:formula="of:=[.F356]-([.$J$3]*[.C356]/1000)" table:style-name="ce1">
            <text:p>0,190327811</text:p>
          </table:table-cell>
          <table:table-cell table:number-columns-repeated="16375"/>
        </table:table-row>
        <table:table-row table:style-name="ro1">
          <table:table-cell office:value-type="time" office:time-value="PT19H35M53S" table:style-name="ce7">
            <text:p>19:35:53</text:p>
          </table:table-cell>
          <table:table-cell office:value-type="time" office:time-value="PT19H35M54S" table:style-name="ce7">
            <text:p>19:35:54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36.79999999999995" table:style-name="ce1">
            <text:p>536,8</text:p>
          </table:table-cell>
          <table:table-cell office:value-type="float" office:value="2.9665500479999998" table:formula="of:=[.C357]/1000 * [.D357]*[.E357]/1000" table:style-name="ce3">
            <text:p>2,966550048</text:p>
          </table:table-cell>
          <table:table-cell table:number-columns-repeated="2" table:style-name="ce1"/>
          <table:table-cell office:value-type="float" office:value="0.24417997493443533" table:formula="of:=[.F357]-([.$J$3]*[.C357]/1000)" table:style-name="ce1">
            <text:p>0,244179975</text:p>
          </table:table-cell>
          <table:table-cell table:number-columns-repeated="16375"/>
        </table:table-row>
        <table:table-row table:style-name="ro1">
          <table:table-cell office:value-type="time" office:time-value="PT19H35M54S" table:style-name="ce7">
            <text:p>19:35:54</text:p>
          </table:table-cell>
          <table:table-cell office:value-type="time" office:time-value="PT19H35M55S" table:style-name="ce7">
            <text:p>19:35:5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9.99" table:style-name="ce1">
            <text:p>559,99</text:p>
          </table:table-cell>
          <table:table-cell office:value-type="float" office:value="3.0687004008000005" table:formula="of:=[.C358]/1000 * [.D358]*[.E358]/1000" table:style-name="ce3">
            <text:p>3,068700401</text:p>
          </table:table-cell>
          <table:table-cell table:number-columns-repeated="2" table:style-name="ce1"/>
          <table:table-cell office:value-type="float" office:value="0.36920738717196144" table:formula="of:=[.F358]-([.$J$3]*[.C358]/1000)" table:style-name="ce1">
            <text:p>0,369207387</text:p>
          </table:table-cell>
          <table:table-cell table:number-columns-repeated="16375"/>
        </table:table-row>
        <table:table-row table:style-name="ro1">
          <table:table-cell office:value-type="time" office:time-value="PT19H35M55S" table:style-name="ce7">
            <text:p>19:35:55</text:p>
          </table:table-cell>
          <table:table-cell office:value-type="time" office:time-value="PT19H35M56S" table:style-name="ce7">
            <text:p>19:35:56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2.20000000000005" table:style-name="ce1">
            <text:p>542,2</text:p>
          </table:table-cell>
          <table:table-cell office:value-type="float" office:value="2.965617120000001" table:formula="of:=[.C359]/1000 * [.D359]*[.E359]/1000" table:style-name="ce3">
            <text:p>2,96561712</text:p>
          </table:table-cell>
          <table:table-cell table:number-columns-repeated="2" table:style-name="ce1"/>
          <table:table-cell office:value-type="float" office:value="0.27120789735807893" table:formula="of:=[.F359]-([.$J$3]*[.C359]/1000)" table:style-name="ce1">
            <text:p>0,271207897</text:p>
          </table:table-cell>
          <table:table-cell table:number-columns-repeated="16375"/>
        </table:table-row>
        <table:table-row table:style-name="ro1">
          <table:table-cell office:value-type="time" office:time-value="PT19H35M56S" table:style-name="ce7">
            <text:p>19:35:56</text:p>
          </table:table-cell>
          <table:table-cell office:value-type="time" office:time-value="PT19H35M57S" table:style-name="ce7">
            <text:p>19:35:5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47.38" table:style-name="ce1">
            <text:p>547,38</text:p>
          </table:table-cell>
          <table:table-cell office:value-type="float" office:value="3.0165454944000003" table:formula="of:=[.C360]/1000 * [.D360]*[.E360]/1000" table:style-name="ce3">
            <text:p>3,016545494</text:p>
          </table:table-cell>
          <table:table-cell table:number-columns-repeated="2" table:style-name="ce1"/>
          <table:table-cell office:value-type="float" office:value="0.30180110781361114" table:formula="of:=[.F360]-([.$J$3]*[.C360]/1000)" table:style-name="ce1">
            <text:p>0,301801108</text:p>
          </table:table-cell>
          <table:table-cell table:number-columns-repeated="16375"/>
        </table:table-row>
        <table:table-row table:style-name="ro1">
          <table:table-cell office:value-type="time" office:time-value="PT19H35M57S" table:style-name="ce7">
            <text:p>19:35:57</text:p>
          </table:table-cell>
          <table:table-cell office:value-type="time" office:time-value="PT19H35M58S" table:style-name="ce7">
            <text:p>19:35:5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61" table:style-name="ce1">
            <text:p>519,61</text:p>
          </table:table-cell>
          <table:table-cell office:value-type="float" office:value="2.8475667219999998" table:formula="of:=[.C361]/1000 * [.D361]*[.E361]/1000" table:style-name="ce3">
            <text:p>2,847566722</text:p>
          </table:table-cell>
          <table:table-cell table:number-columns-repeated="2" table:style-name="ce1"/>
          <table:table-cell office:value-type="float" office:value="0.15315749935807776" table:formula="of:=[.F361]-([.$J$3]*[.C361]/1000)" table:style-name="ce1">
            <text:p>0,153157499</text:p>
          </table:table-cell>
          <table:table-cell table:number-columns-repeated="16375"/>
        </table:table-row>
        <table:table-row table:style-name="ro1">
          <table:table-cell office:value-type="time" office:time-value="PT19H35M58S" table:style-name="ce7">
            <text:p>19:35:58</text:p>
          </table:table-cell>
          <table:table-cell office:value-type="time" office:time-value="PT19H35M59S" table:style-name="ce7">
            <text:p>19:35:59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1.29" table:style-name="ce1">
            <text:p>531,29</text:p>
          </table:table-cell>
          <table:table-cell office:value-type="float" office:value="2.9114266968" table:formula="of:=[.C362]/1000 * [.D362]*[.E362]/1000" table:style-name="ce3">
            <text:p>2,911426697</text:p>
          </table:table-cell>
          <table:table-cell table:number-columns-repeated="2" table:style-name="ce1"/>
          <table:table-cell office:value-type="float" office:value="0.21193368317196093" table:formula="of:=[.F362]-([.$J$3]*[.C362]/1000)" table:style-name="ce1">
            <text:p>0,211933683</text:p>
          </table:table-cell>
          <table:table-cell table:number-columns-repeated="16375"/>
        </table:table-row>
        <table:table-row table:style-name="ro1">
          <table:table-cell office:value-type="time" office:time-value="PT19H35M59S" table:style-name="ce7">
            <text:p>19:35:59</text:p>
          </table:table-cell>
          <table:table-cell office:value-type="time" office:time-value="PT19H36M0S" table:style-name="ce7">
            <text:p>19:36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9.13" table:style-name="ce1">
            <text:p>549,13</text:p>
          </table:table-cell>
          <table:table-cell office:value-type="float" office:value="3.0121812280999998" table:formula="of:=[.C363]/1000 * [.D363]*[.E363]/1000" table:style-name="ce3">
            <text:p>3,012181228</text:p>
          </table:table-cell>
          <table:table-cell table:number-columns-repeated="2" table:style-name="ce1"/>
          <table:table-cell office:value-type="float" office:value="0.31523010996501943" table:formula="of:=[.F363]-([.$J$3]*[.C363]/1000)" table:style-name="ce1">
            <text:p>0,31523011</text:p>
          </table:table-cell>
          <table:table-cell table:number-columns-repeated="16375"/>
        </table:table-row>
        <table:table-row table:style-name="ro1">
          <table:table-cell office:value-type="time" office:time-value="PT19H36M0S" table:style-name="ce7">
            <text:p>19:36:00</text:p>
          </table:table-cell>
          <table:table-cell office:value-type="time" office:time-value="PT19H36M1S" table:style-name="ce7">
            <text:p>19:36:0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0.55999999999995" table:style-name="ce1">
            <text:p>530,56</text:p>
          </table:table-cell>
          <table:table-cell office:value-type="float" office:value="2.9046886655999997" table:formula="of:=[.C364]/1000 * [.D364]*[.E364]/1000" table:style-name="ce3">
            <text:p>2,904688666</text:p>
          </table:table-cell>
          <table:table-cell table:number-columns-repeated="2" table:style-name="ce1"/>
          <table:table-cell office:value-type="float" office:value="0.20773754746501938" table:formula="of:=[.F364]-([.$J$3]*[.C364]/1000)" table:style-name="ce1">
            <text:p>0,207737547</text:p>
          </table:table-cell>
          <table:table-cell table:number-columns-repeated="16375"/>
        </table:table-row>
        <table:table-row table:style-name="ro1">
          <table:table-cell office:value-type="time" office:time-value="PT19H36M1S" table:style-name="ce7">
            <text:p>19:36:01</text:p>
          </table:table-cell>
          <table:table-cell office:value-type="time" office:time-value="PT19H36M2S" table:style-name="ce7">
            <text:p>19:36:0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5.07000000000005" table:style-name="ce1">
            <text:p>535,07</text:p>
          </table:table-cell>
          <table:table-cell office:value-type="float" office:value="2.9293798332000001" table:formula="of:=[.C365]/1000 * [.D365]*[.E365]/1000" table:style-name="ce3">
            <text:p>2,929379833</text:p>
          </table:table-cell>
          <table:table-cell table:number-columns-repeated="2" table:style-name="ce1"/>
          <table:table-cell office:value-type="float" office:value="0.23242871506501972" table:formula="of:=[.F365]-([.$J$3]*[.C365]/1000)" table:style-name="ce1">
            <text:p>0,232428715</text:p>
          </table:table-cell>
          <table:table-cell table:number-columns-repeated="16375"/>
        </table:table-row>
        <table:table-row table:style-name="ro1">
          <table:table-cell office:value-type="time" office:time-value="PT19H36M2S" table:style-name="ce7">
            <text:p>19:36:02</text:p>
          </table:table-cell>
          <table:table-cell office:value-type="time" office:time-value="PT19H36M3S" table:style-name="ce7">
            <text:p>19:36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7.76" table:style-name="ce1">
            <text:p>547,76</text:p>
          </table:table-cell>
          <table:table-cell office:value-type="float" office:value="3.0018343519999999" table:formula="of:=[.C366]/1000 * [.D366]*[.E366]/1000" table:style-name="ce3">
            <text:p>3,001834352</text:p>
          </table:table-cell>
          <table:table-cell table:number-columns-repeated="2" table:style-name="ce1"/>
          <table:table-cell office:value-type="float" office:value="0.30742512935807786" table:formula="of:=[.F366]-([.$J$3]*[.C366]/1000)" table:style-name="ce1">
            <text:p>0,307425129</text:p>
          </table:table-cell>
          <table:table-cell table:number-columns-repeated="16375"/>
        </table:table-row>
        <table:table-row table:style-name="ro1">
          <table:table-cell office:value-type="time" office:time-value="PT19H36M3S" table:style-name="ce7">
            <text:p>19:36:03</text:p>
          </table:table-cell>
          <table:table-cell office:value-type="time" office:time-value="PT19H36M5S" table:style-name="ce7">
            <text:p>19:36:0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49" table:style-name="ce1">
            <text:p>538,49</text:p>
          </table:table-cell>
          <table:table-cell office:value-type="float" office:value="2.9510328979999998" table:formula="of:=[.C367]/1000 * [.D367]*[.E367]/1000" table:style-name="ce3">
            <text:p>2,951032898</text:p>
          </table:table-cell>
          <table:table-cell table:number-columns-repeated="2" table:style-name="ce1"/>
          <table:table-cell office:value-type="float" office:value="0.25662367535807773" table:formula="of:=[.F367]-([.$J$3]*[.C367]/1000)" table:style-name="ce1">
            <text:p>0,256623675</text:p>
          </table:table-cell>
          <table:table-cell table:number-columns-repeated="16375"/>
        </table:table-row>
        <table:table-row table:style-name="ro1">
          <table:table-cell office:value-type="time" office:time-value="PT19H36M5S" table:style-name="ce7">
            <text:p>19:36:05</text:p>
          </table:table-cell>
          <table:table-cell office:value-type="time" office:time-value="PT19H36M6S" table:style-name="ce7">
            <text:p>19:36:06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24.53" table:style-name="ce1">
            <text:p>524,53</text:p>
          </table:table-cell>
          <table:table-cell office:value-type="float" office:value="2.8662627131999998" table:formula="of:=[.C368]/1000 * [.D368]*[.E368]/1000" table:style-name="ce3">
            <text:p>2,866262713</text:p>
          </table:table-cell>
          <table:table-cell table:number-columns-repeated="2" table:style-name="ce1"/>
          <table:table-cell office:value-type="float" office:value="0.17439538605113603" table:formula="of:=[.F368]-([.$J$3]*[.C368]/1000)" table:style-name="ce1">
            <text:p>0,174395386</text:p>
          </table:table-cell>
          <table:table-cell table:number-columns-repeated="16375"/>
        </table:table-row>
        <table:table-row table:style-name="ro1">
          <table:table-cell office:value-type="time" office:time-value="PT19H36M6S" table:style-name="ce7">
            <text:p>19:36:06</text:p>
          </table:table-cell>
          <table:table-cell office:value-type="time" office:time-value="PT19H36M7S" table:style-name="ce7">
            <text:p>19:36:07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5.5" table:style-name="ce1">
            <text:p>545,5</text:p>
          </table:table-cell>
          <table:table-cell office:value-type="float" office:value="2.99492592" table:formula="of:=[.C369]/1000 * [.D369]*[.E369]/1000" table:style-name="ce3">
            <text:p>2,99492592</text:p>
          </table:table-cell>
          <table:table-cell table:number-columns-repeated="2" table:style-name="ce1"/>
          <table:table-cell office:value-type="float" office:value="0.2903491153858444" table:formula="of:=[.F369]-([.$J$3]*[.C369]/1000)" table:style-name="ce1">
            <text:p>0,290349115</text:p>
          </table:table-cell>
          <table:table-cell table:number-columns-repeated="16375"/>
        </table:table-row>
        <table:table-row table:style-name="ro1">
          <table:table-cell office:value-type="time" office:time-value="PT19H36M7S" table:style-name="ce7">
            <text:p>19:36:07</text:p>
          </table:table-cell>
          <table:table-cell office:value-type="time" office:time-value="PT19H36M8S" table:style-name="ce7">
            <text:p>19:36:08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1.83000000000004" table:style-name="ce1">
            <text:p>521,83</text:p>
          </table:table-cell>
          <table:table-cell office:value-type="float" office:value="2.8757425104000003" table:formula="of:=[.C370]/1000 * [.D370]*[.E370]/1000" table:style-name="ce3">
            <text:p>2,87574251</text:p>
          </table:table-cell>
          <table:table-cell table:number-columns-repeated="2" table:style-name="ce1"/>
          <table:table-cell office:value-type="float" office:value="0.16099812381361112" table:formula="of:=[.F370]-([.$J$3]*[.C370]/1000)" table:style-name="ce1">
            <text:p>0,160998124</text:p>
          </table:table-cell>
          <table:table-cell table:number-columns-repeated="16375"/>
        </table:table-row>
        <table:table-row table:style-name="ro1">
          <table:table-cell office:value-type="time" office:time-value="PT19H36M8S" table:style-name="ce7">
            <text:p>19:36:08</text:p>
          </table:table-cell>
          <table:table-cell office:value-type="time" office:time-value="PT19H36M9S" table:style-name="ce7">
            <text:p>19:36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1.82000000000005" table:style-name="ce1">
            <text:p>541,82</text:p>
          </table:table-cell>
          <table:table-cell office:value-type="float" office:value="2.9720831733999997" table:formula="of:=[.C371]/1000 * [.D371]*[.E371]/1000" table:style-name="ce3">
            <text:p>2,972083173</text:p>
          </table:table-cell>
          <table:table-cell table:number-columns-repeated="2" table:style-name="ce1"/>
          <table:table-cell office:value-type="float" office:value="0.27513205526501938" table:formula="of:=[.F371]-([.$J$3]*[.C371]/1000)" table:style-name="ce1">
            <text:p>0,275132055</text:p>
          </table:table-cell>
          <table:table-cell table:number-columns-repeated="16375"/>
        </table:table-row>
        <table:table-row table:style-name="ro1">
          <table:table-cell office:value-type="time" office:time-value="PT19H36M9S" table:style-name="ce7">
            <text:p>19:36:09</text:p>
          </table:table-cell>
          <table:table-cell office:value-type="time" office:time-value="PT19H36M10S" table:style-name="ce7">
            <text:p>19:36:10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8.39" table:style-name="ce1">
            <text:p>528,39</text:p>
          </table:table-cell>
          <table:table-cell office:value-type="float" office:value="2.8928084363999997" table:formula="of:=[.C372]/1000 * [.D372]*[.E372]/1000" table:style-name="ce3">
            <text:p>2,892808436</text:p>
          </table:table-cell>
          <table:table-cell table:number-columns-repeated="2" table:style-name="ce1"/>
          <table:table-cell office:value-type="float" office:value="0.1958573182650194" table:formula="of:=[.F372]-([.$J$3]*[.C372]/1000)" table:style-name="ce1">
            <text:p>0,195857318</text:p>
          </table:table-cell>
          <table:table-cell table:number-columns-repeated="16375"/>
        </table:table-row>
        <table:table-row table:style-name="ro1">
          <table:table-cell office:value-type="time" office:time-value="PT19H36M10S" table:style-name="ce7">
            <text:p>19:36:10</text:p>
          </table:table-cell>
          <table:table-cell office:value-type="time" office:time-value="PT19H36M11S" table:style-name="ce7">
            <text:p>19:36:11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45.09" table:style-name="ce1">
            <text:p>545,09</text:p>
          </table:table-cell>
          <table:table-cell office:value-type="float" office:value="3.0123635724" table:formula="of:=[.C373]/1000 * [.D373]*[.E373]/1000" table:style-name="ce3">
            <text:p>3,012363572</text:p>
          </table:table-cell>
          <table:table-cell table:number-columns-repeated="2" table:style-name="ce1"/>
          <table:table-cell office:value-type="float" office:value="0.28999349933443552" table:formula="of:=[.F373]-([.$J$3]*[.C373]/1000)" table:style-name="ce1">
            <text:p>0,289993499</text:p>
          </table:table-cell>
          <table:table-cell table:number-columns-repeated="16375"/>
        </table:table-row>
        <table:table-row table:style-name="ro1">
          <table:table-cell office:value-type="time" office:time-value="PT19H36M11S" table:style-name="ce7">
            <text:p>19:36:11</text:p>
          </table:table-cell>
          <table:table-cell office:value-type="time" office:time-value="PT19H36M12S" table:style-name="ce7">
            <text:p>19:36:12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0.77" table:style-name="ce1">
            <text:p>530,77</text:p>
          </table:table-cell>
          <table:table-cell office:value-type="float" office:value="2.9058383651999997" table:formula="of:=[.C374]/1000 * [.D374]*[.E374]/1000" table:style-name="ce3">
            <text:p>2,905838365</text:p>
          </table:table-cell>
          <table:table-cell table:number-columns-repeated="2" table:style-name="ce1"/>
          <table:table-cell office:value-type="float" office:value="0.20888724706501938" table:formula="of:=[.F374]-([.$J$3]*[.C374]/1000)" table:style-name="ce1">
            <text:p>0,208887247</text:p>
          </table:table-cell>
          <table:table-cell table:number-columns-repeated="16375"/>
        </table:table-row>
        <table:table-row table:style-name="ro1">
          <table:table-cell office:value-type="time" office:time-value="PT19H36M12S" table:style-name="ce7">
            <text:p>19:36:12</text:p>
          </table:table-cell>
          <table:table-cell office:value-type="time" office:time-value="PT19H36M13S" table:style-name="ce7">
            <text:p>19:36:1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0.46" table:style-name="ce1">
            <text:p>540,46</text:p>
          </table:table-cell>
          <table:table-cell office:value-type="float" office:value="2.9646230701999996" table:formula="of:=[.C375]/1000 * [.D375]*[.E375]/1000" table:style-name="ce3">
            <text:p>2,96462307</text:p>
          </table:table-cell>
          <table:table-cell table:number-columns-repeated="2" table:style-name="ce1"/>
          <table:table-cell office:value-type="float" office:value="0.26767195206501926" table:formula="of:=[.F375]-([.$J$3]*[.C375]/1000)" table:style-name="ce1">
            <text:p>0,267671952</text:p>
          </table:table-cell>
          <table:table-cell table:number-columns-repeated="16375"/>
        </table:table-row>
        <table:table-row table:style-name="ro1">
          <table:table-cell office:value-type="time" office:time-value="PT19H36M13S" table:style-name="ce7">
            <text:p>19:36:13</text:p>
          </table:table-cell>
          <table:table-cell office:value-type="time" office:time-value="PT19H36M14S" table:style-name="ce7">
            <text:p>19:36:14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25.15" table:style-name="ce1">
            <text:p>525,15</text:p>
          </table:table-cell>
          <table:table-cell office:value-type="float" office:value="2.9021679539999994" table:formula="of:=[.C376]/1000 * [.D376]*[.E376]/1000" table:style-name="ce3">
            <text:p>2,902167954</text:p>
          </table:table-cell>
          <table:table-cell table:number-columns-repeated="2" table:style-name="ce1"/>
          <table:table-cell office:value-type="float" office:value="0.17979788093443494" table:formula="of:=[.F376]-([.$J$3]*[.C376]/1000)" table:style-name="ce1">
            <text:p>0,179797881</text:p>
          </table:table-cell>
          <table:table-cell table:number-columns-repeated="16375"/>
        </table:table-row>
        <table:table-row table:style-name="ro1">
          <table:table-cell office:value-type="time" office:time-value="PT19H36M14S" table:style-name="ce7">
            <text:p>19:36:14</text:p>
          </table:table-cell>
          <table:table-cell office:value-type="time" office:time-value="PT19H36M15S" table:style-name="ce7">
            <text:p>19:36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83000000000004" table:style-name="ce1">
            <text:p>544,83</text:p>
          </table:table-cell>
          <table:table-cell office:value-type="float" office:value="2.9885941370999998" table:formula="of:=[.C377]/1000 * [.D377]*[.E377]/1000" table:style-name="ce3">
            <text:p>2,988594137</text:p>
          </table:table-cell>
          <table:table-cell table:number-columns-repeated="2" table:style-name="ce1"/>
          <table:table-cell office:value-type="float" office:value="0.29164301896501943" table:formula="of:=[.F377]-([.$J$3]*[.C377]/1000)" table:style-name="ce1">
            <text:p>0,291643019</text:p>
          </table:table-cell>
          <table:table-cell table:number-columns-repeated="16375"/>
        </table:table-row>
        <table:table-row table:style-name="ro1">
          <table:table-cell office:value-type="time" office:time-value="PT19H36M15S" table:style-name="ce7">
            <text:p>19:36:15</text:p>
          </table:table-cell>
          <table:table-cell office:value-type="time" office:time-value="PT19H36M16S" table:style-name="ce7">
            <text:p>19:36:1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9.12" table:style-name="ce1">
            <text:p>519,12</text:p>
          </table:table-cell>
          <table:table-cell office:value-type="float" office:value="2.8475652744" table:formula="of:=[.C378]/1000 * [.D378]*[.E378]/1000" table:style-name="ce3">
            <text:p>2,847565274</text:p>
          </table:table-cell>
          <table:table-cell table:number-columns-repeated="2" table:style-name="ce1"/>
          <table:table-cell office:value-type="float" office:value="0.15061415626501962" table:formula="of:=[.F378]-([.$J$3]*[.C378]/1000)" table:style-name="ce1">
            <text:p>0,150614156</text:p>
          </table:table-cell>
          <table:table-cell table:number-columns-repeated="16375"/>
        </table:table-row>
        <table:table-row table:style-name="ro1">
          <table:table-cell office:value-type="time" office:time-value="PT19H36M17S" table:style-name="ce7">
            <text:p>19:36:17</text:p>
          </table:table-cell>
          <table:table-cell office:value-type="time" office:time-value="PT19H36M18S" table:style-name="ce7">
            <text:p>19:36:1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2.79" table:style-name="ce1">
            <text:p>532,79</text:p>
          </table:table-cell>
          <table:table-cell office:value-type="float" office:value="2.9445864766999996" table:formula="of:=[.C379]/1000 * [.D379]*[.E379]/1000" table:style-name="ce3">
            <text:p>2,944586477</text:p>
          </table:table-cell>
          <table:table-cell table:number-columns-repeated="2" table:style-name="ce1"/>
          <table:table-cell office:value-type="float" office:value="0.22730019462055218" table:formula="of:=[.F379]-([.$J$3]*[.C379]/1000)" table:style-name="ce1">
            <text:p>0,227300195</text:p>
          </table:table-cell>
          <table:table-cell table:number-columns-repeated="16375"/>
        </table:table-row>
        <table:table-row table:style-name="ro1">
          <table:table-cell office:value-type="time" office:time-value="PT19H36M18S" table:style-name="ce7">
            <text:p>19:36:18</text:p>
          </table:table-cell>
          <table:table-cell office:value-type="time" office:time-value="PT19H36M19S" table:style-name="ce7">
            <text:p>19:36:1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1.85" table:style-name="ce1">
            <text:p>551,85</text:p>
          </table:table-cell>
          <table:table-cell office:value-type="float" office:value="3.0299544990000005" table:formula="of:=[.C380]/1000 * [.D380]*[.E380]/1000" table:style-name="ce3">
            <text:p>3,029954499</text:p>
          </table:table-cell>
          <table:table-cell table:number-columns-repeated="2" table:style-name="ce1"/>
          <table:table-cell office:value-type="float" office:value="0.33046148537196141" table:formula="of:=[.F380]-([.$J$3]*[.C380]/1000)" table:style-name="ce1">
            <text:p>0,330461485</text:p>
          </table:table-cell>
          <table:table-cell table:number-columns-repeated="16375"/>
        </table:table-row>
        <table:table-row table:style-name="ro1">
          <table:table-cell office:value-type="time" office:time-value="PT19H36M19S" table:style-name="ce7">
            <text:p>19:36:19</text:p>
          </table:table-cell>
          <table:table-cell office:value-type="time" office:time-value="PT19H36M20S" table:style-name="ce7">
            <text:p>19:36:20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3.59" table:style-name="ce1">
            <text:p>533,59</text:p>
          </table:table-cell>
          <table:table-cell office:value-type="float" office:value="2.9212771883999999" table:formula="of:=[.C381]/1000 * [.D381]*[.E381]/1000" table:style-name="ce3">
            <text:p>2,921277188</text:p>
          </table:table-cell>
          <table:table-cell table:number-columns-repeated="2" table:style-name="ce1"/>
          <table:table-cell office:value-type="float" office:value="0.22432607026501961" table:formula="of:=[.F381]-([.$J$3]*[.C381]/1000)" table:style-name="ce1">
            <text:p>0,22432607</text:p>
          </table:table-cell>
          <table:table-cell table:number-columns-repeated="16375"/>
        </table:table-row>
        <table:table-row table:style-name="ro1">
          <table:table-cell office:value-type="time" office:time-value="PT19H36M20S" table:style-name="ce7">
            <text:p>19:36:20</text:p>
          </table:table-cell>
          <table:table-cell office:value-type="time" office:time-value="PT19H36M21S" table:style-name="ce7">
            <text:p>19:36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99" table:style-name="ce1">
            <text:p>533,99</text:p>
          </table:table-cell>
          <table:table-cell office:value-type="float" office:value="2.9291327262999998" table:formula="of:=[.C382]/1000 * [.D382]*[.E382]/1000" table:style-name="ce3">
            <text:p>2,929132726</text:p>
          </table:table-cell>
          <table:table-cell table:number-columns-repeated="2" table:style-name="ce1"/>
          <table:table-cell office:value-type="float" office:value="0.23218160816501943" table:formula="of:=[.F382]-([.$J$3]*[.C382]/1000)" table:style-name="ce1">
            <text:p>0,232181608</text:p>
          </table:table-cell>
          <table:table-cell table:number-columns-repeated="16375"/>
        </table:table-row>
        <table:table-row table:style-name="ro1">
          <table:table-cell office:value-type="time" office:time-value="PT19H36M21S" table:style-name="ce7">
            <text:p>19:36:21</text:p>
          </table:table-cell>
          <table:table-cell office:value-type="time" office:time-value="PT19H36M22S" table:style-name="ce7">
            <text:p>19:36:22</text:p>
          </table:table-cell>
          <table:table-cell office:value-type="float" office:value="1058" table:style-name="ce1">
            <text:p>1058</text:p>
          </table:table-cell>
          <table:table-cell office:value-type="float" office:value="5.14" table:style-name="ce1">
            <text:p>5,14</text:p>
          </table:table-cell>
          <table:table-cell office:value-type="float" office:value="590.37" table:style-name="ce1">
            <text:p>590,37</text:p>
          </table:table-cell>
          <table:table-cell office:value-type="float" office:value="3.2105029043999997" table:formula="of:=[.C383]/1000 * [.D383]*[.E383]/1000" table:style-name="ce3">
            <text:p>3,210502904</text:p>
          </table:table-cell>
          <table:table-cell table:number-columns-repeated="2" table:style-name="ce1"/>
          <table:table-cell office:value-type="float" office:value="0.52117747274419468" table:formula="of:=[.F383]-([.$J$3]*[.C383]/1000)" table:style-name="ce1">
            <text:p>0,521177473</text:p>
          </table:table-cell>
          <table:table-cell table:number-columns-repeated="16375"/>
        </table:table-row>
        <table:table-row table:style-name="ro1">
          <table:table-cell office:value-type="time" office:time-value="PT19H36M22S" table:style-name="ce7">
            <text:p>19:36:22</text:p>
          </table:table-cell>
          <table:table-cell office:value-type="time" office:time-value="PT19H36M23S" table:style-name="ce7">
            <text:p>19:36:23</text:p>
          </table:table-cell>
          <table:table-cell office:value-type="float" office:value="1053" table:style-name="ce1">
            <text:p>1053</text:p>
          </table:table-cell>
          <table:table-cell office:value-type="float" office:value="5.17" table:style-name="ce1">
            <text:p>5,17</text:p>
          </table:table-cell>
          <table:table-cell office:value-type="float" office:value="524.05999999999995" table:style-name="ce1">
            <text:p>524,06</text:p>
          </table:table-cell>
          <table:table-cell office:value-type="float" office:value="2.8529878805999997" table:formula="of:=[.C384]/1000 * [.D384]*[.E384]/1000" table:style-name="ce3">
            <text:p>2,852987881</text:p>
          </table:table-cell>
          <table:table-cell table:number-columns-repeated="2" table:style-name="ce1"/>
          <table:table-cell office:value-type="float" office:value="0.17637192640948651" table:formula="of:=[.F384]-([.$J$3]*[.C384]/1000)" table:style-name="ce1">
            <text:p>0,176371926</text:p>
          </table:table-cell>
          <table:table-cell table:number-columns-repeated="16375"/>
        </table:table-row>
        <table:table-row table:style-name="ro1">
          <table:table-cell office:value-type="time" office:time-value="PT19H36M23S" table:style-name="ce7">
            <text:p>19:36:23</text:p>
          </table:table-cell>
          <table:table-cell office:value-type="time" office:time-value="PT19H36M24S" table:style-name="ce7">
            <text:p>19:36:2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8.76" table:style-name="ce1">
            <text:p>548,76</text:p>
          </table:table-cell>
          <table:table-cell office:value-type="float" office:value="3.0043292976" table:formula="of:=[.C385]/1000 * [.D385]*[.E385]/1000" table:style-name="ce3">
            <text:p>3,004329298</text:p>
          </table:table-cell>
          <table:table-cell table:number-columns-repeated="2" table:style-name="ce1"/>
          <table:table-cell office:value-type="float" office:value="0.30737817946501966" table:formula="of:=[.F385]-([.$J$3]*[.C385]/1000)" table:style-name="ce1">
            <text:p>0,307378179</text:p>
          </table:table-cell>
          <table:table-cell table:number-columns-repeated="16375"/>
        </table:table-row>
        <table:table-row table:style-name="ro1">
          <table:table-cell office:value-type="time" office:time-value="PT19H36M24S" table:style-name="ce7">
            <text:p>19:36:24</text:p>
          </table:table-cell>
          <table:table-cell office:value-type="time" office:time-value="PT19H36M25S" table:style-name="ce7">
            <text:p>19:36:25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8.29999999999995" table:style-name="ce1">
            <text:p>538,3</text:p>
          </table:table-cell>
          <table:table-cell office:value-type="float" office:value="2.9750387589999994" table:formula="of:=[.C386]/1000 * [.D386]*[.E386]/1000" table:style-name="ce3">
            <text:p>2,975038759</text:p>
          </table:table-cell>
          <table:table-cell table:number-columns-repeated="2" table:style-name="ce1"/>
          <table:table-cell office:value-type="float" office:value="0.25775247692055192" table:formula="of:=[.F386]-([.$J$3]*[.C386]/1000)" table:style-name="ce1">
            <text:p>0,257752477</text:p>
          </table:table-cell>
          <table:table-cell table:number-columns-repeated="16375"/>
        </table:table-row>
        <table:table-row table:style-name="ro1">
          <table:table-cell office:value-type="time" office:time-value="PT19H36M25S" table:style-name="ce7">
            <text:p>19:36:25</text:p>
          </table:table-cell>
          <table:table-cell office:value-type="time" office:time-value="PT19H36M26S" table:style-name="ce7">
            <text:p>19:36:26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6.83000000000004" table:style-name="ce1">
            <text:p>546,83</text:p>
          </table:table-cell>
          <table:table-cell office:value-type="float" office:value="2.9937630108000004" table:formula="of:=[.C387]/1000 * [.D387]*[.E387]/1000" table:style-name="ce3">
            <text:p>2,993763011</text:p>
          </table:table-cell>
          <table:table-cell table:number-columns-repeated="2" table:style-name="ce1"/>
          <table:table-cell office:value-type="float" office:value="0.29681189266502006" table:formula="of:=[.F387]-([.$J$3]*[.C387]/1000)" table:style-name="ce1">
            <text:p>0,296811893</text:p>
          </table:table-cell>
          <table:table-cell table:number-columns-repeated="16375"/>
        </table:table-row>
        <table:table-row table:style-name="ro1">
          <table:table-cell office:value-type="time" office:time-value="PT19H36M26S" table:style-name="ce7">
            <text:p>19:36:26</text:p>
          </table:table-cell>
          <table:table-cell office:value-type="time" office:time-value="PT19H36M27S" table:style-name="ce7">
            <text:p>19:36:2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4.34" table:style-name="ce1">
            <text:p>514,34</text:p>
          </table:table-cell>
          <table:table-cell office:value-type="float" office:value="2.8158880584000001" table:formula="of:=[.C388]/1000 * [.D388]*[.E388]/1000" table:style-name="ce3">
            <text:p>2,815888058</text:p>
          </table:table-cell>
          <table:table-cell table:number-columns-repeated="2" table:style-name="ce1"/>
          <table:table-cell office:value-type="float" office:value="0.11893694026501977" table:formula="of:=[.F388]-([.$J$3]*[.C388]/1000)" table:style-name="ce1">
            <text:p>0,11893694</text:p>
          </table:table-cell>
          <table:table-cell table:number-columns-repeated="16375"/>
        </table:table-row>
        <table:table-row table:style-name="ro1">
          <table:table-cell office:value-type="time" office:time-value="PT19H36M27S" table:style-name="ce7">
            <text:p>19:36:27</text:p>
          </table:table-cell>
          <table:table-cell office:value-type="time" office:time-value="PT19H36M28S" table:style-name="ce7">
            <text:p>19:36:2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7.51" table:style-name="ce1">
            <text:p>527,51</text:p>
          </table:table-cell>
          <table:table-cell office:value-type="float" office:value="2.9154053422999997" table:formula="of:=[.C389]/1000 * [.D389]*[.E389]/1000" table:style-name="ce3">
            <text:p>2,915405342</text:p>
          </table:table-cell>
          <table:table-cell table:number-columns-repeated="2" table:style-name="ce1"/>
          <table:table-cell office:value-type="float" office:value="0.19811906022055226" table:formula="of:=[.F389]-([.$J$3]*[.C389]/1000)" table:style-name="ce1">
            <text:p>0,19811906</text:p>
          </table:table-cell>
          <table:table-cell table:number-columns-repeated="16375"/>
        </table:table-row>
        <table:table-row table:style-name="ro1">
          <table:table-cell office:value-type="time" office:time-value="PT19H36M28S" table:style-name="ce7">
            <text:p>19:36:28</text:p>
          </table:table-cell>
          <table:table-cell office:value-type="time" office:time-value="PT19H36M30S" table:style-name="ce7">
            <text:p>19:36:30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0.36" table:style-name="ce1">
            <text:p>520,36</text:p>
          </table:table-cell>
          <table:table-cell office:value-type="float" office:value="2.8488461136000001" table:formula="of:=[.C390]/1000 * [.D390]*[.E390]/1000" table:style-name="ce3">
            <text:p>2,848846114</text:p>
          </table:table-cell>
          <table:table-cell table:number-columns-repeated="2" table:style-name="ce1"/>
          <table:table-cell office:value-type="float" office:value="0.15189499546501972" table:formula="of:=[.F390]-([.$J$3]*[.C390]/1000)" table:style-name="ce1">
            <text:p>0,151894995</text:p>
          </table:table-cell>
          <table:table-cell table:number-columns-repeated="16375"/>
        </table:table-row>
        <table:table-row table:style-name="ro1">
          <table:table-cell office:value-type="time" office:time-value="PT19H36M30S" table:style-name="ce7">
            <text:p>19:36:30</text:p>
          </table:table-cell>
          <table:table-cell office:value-type="time" office:time-value="PT19H36M31S" table:style-name="ce7">
            <text:p>19:36:3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81.05999999999995" table:style-name="ce1">
            <text:p>581,06</text:p>
          </table:table-cell>
          <table:table-cell office:value-type="float" office:value="3.1961553935999998" table:formula="of:=[.C391]/1000 * [.D391]*[.E391]/1000" table:style-name="ce3">
            <text:p>3,196155394</text:p>
          </table:table-cell>
          <table:table-cell table:number-columns-repeated="2" table:style-name="ce1"/>
          <table:table-cell office:value-type="float" office:value="0.48649479799972717" table:formula="of:=[.F391]-([.$J$3]*[.C391]/1000)" table:style-name="ce1">
            <text:p>0,486494798</text:p>
          </table:table-cell>
          <table:table-cell table:number-columns-repeated="16375"/>
        </table:table-row>
        <table:table-row table:style-name="ro1">
          <table:table-cell office:value-type="time" office:time-value="PT19H36M31S" table:style-name="ce7">
            <text:p>19:36:31</text:p>
          </table:table-cell>
          <table:table-cell office:value-type="time" office:time-value="PT19H36M32S" table:style-name="ce7">
            <text:p>19:36:3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3.79" table:style-name="ce1">
            <text:p>523,79</text:p>
          </table:table-cell>
          <table:table-cell office:value-type="float" office:value="2.8757328095999997" table:formula="of:=[.C392]/1000 * [.D392]*[.E392]/1000" table:style-name="ce3">
            <text:p>2,87573281</text:p>
          </table:table-cell>
          <table:table-cell table:number-columns-repeated="2" table:style-name="ce1"/>
          <table:table-cell office:value-type="float" office:value="0.17115600498584405" table:formula="of:=[.F392]-([.$J$3]*[.C392]/1000)" table:style-name="ce1">
            <text:p>0,171156005</text:p>
          </table:table-cell>
          <table:table-cell table:number-columns-repeated="16375"/>
        </table:table-row>
        <table:table-row table:style-name="ro1">
          <table:table-cell office:value-type="time" office:time-value="PT19H36M32S" table:style-name="ce7">
            <text:p>19:36:32</text:p>
          </table:table-cell>
          <table:table-cell office:value-type="time" office:time-value="PT19H36M33S" table:style-name="ce7">
            <text:p>19:36:3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6.41999999999996" table:style-name="ce1">
            <text:p>546,42</text:p>
          </table:table-cell>
          <table:table-cell office:value-type="float" office:value="2.9973158753999996" table:formula="of:=[.C393]/1000 * [.D393]*[.E393]/1000" table:style-name="ce3">
            <text:p>2,997315875</text:p>
          </table:table-cell>
          <table:table-cell table:number-columns-repeated="2" table:style-name="ce1"/>
          <table:table-cell office:value-type="float" office:value="0.30036475726501921" table:formula="of:=[.F393]-([.$J$3]*[.C393]/1000)" table:style-name="ce1">
            <text:p>0,300364757</text:p>
          </table:table-cell>
          <table:table-cell table:number-columns-repeated="16375"/>
        </table:table-row>
        <table:table-row table:style-name="ro1">
          <table:table-cell office:value-type="time" office:time-value="PT19H36M33S" table:style-name="ce7">
            <text:p>19:36:33</text:p>
          </table:table-cell>
          <table:table-cell office:value-type="time" office:time-value="PT19H36M34S" table:style-name="ce7">
            <text:p>19:36:3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38" table:style-name="ce1">
            <text:p>539,38</text:p>
          </table:table-cell>
          <table:table-cell office:value-type="float" office:value="2.9614874651999998" table:formula="of:=[.C394]/1000 * [.D394]*[.E394]/1000" table:style-name="ce3">
            <text:p>2,961487465</text:p>
          </table:table-cell>
          <table:table-cell table:number-columns-repeated="2" table:style-name="ce1"/>
          <table:table-cell office:value-type="float" office:value="0.26199445157196077" table:formula="of:=[.F394]-([.$J$3]*[.C394]/1000)" table:style-name="ce1">
            <text:p>0,261994452</text:p>
          </table:table-cell>
          <table:table-cell table:number-columns-repeated="16375"/>
        </table:table-row>
        <table:table-row table:style-name="ro1">
          <table:table-cell office:value-type="time" office:time-value="PT19H36M34S" table:style-name="ce7">
            <text:p>19:36:34</text:p>
          </table:table-cell>
          <table:table-cell office:value-type="time" office:time-value="PT19H36M35S" table:style-name="ce7">
            <text:p>19:36:35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73.79" table:style-name="ce1">
            <text:p>573,79</text:p>
          </table:table-cell>
          <table:table-cell office:value-type="float" office:value="3.1768916171999995" table:formula="of:=[.C395]/1000 * [.D395]*[.E395]/1000" table:style-name="ce3">
            <text:p>3,176891617</text:p>
          </table:table-cell>
          <table:table-cell table:number-columns-repeated="2" table:style-name="ce1"/>
          <table:table-cell office:value-type="float" office:value="0.44943775314831802" table:formula="of:=[.F395]-([.$J$3]*[.C395]/1000)" table:style-name="ce1">
            <text:p>0,449437753</text:p>
          </table:table-cell>
          <table:table-cell table:number-columns-repeated="16375"/>
        </table:table-row>
        <table:table-row table:style-name="ro1">
          <table:table-cell office:value-type="time" office:time-value="PT19H36M35S" table:style-name="ce7">
            <text:p>19:36:35</text:p>
          </table:table-cell>
          <table:table-cell office:value-type="time" office:time-value="PT19H36M36S" table:style-name="ce7">
            <text:p>19:36:3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7.45000000000005" table:style-name="ce1">
            <text:p>537,45</text:p>
          </table:table-cell>
          <table:table-cell office:value-type="float" office:value="2.9592265724999995" table:formula="of:=[.C396]/1000 * [.D396]*[.E396]/1000" table:style-name="ce3">
            <text:p>2,959226573</text:p>
          </table:table-cell>
          <table:table-cell table:number-columns-repeated="2" table:style-name="ce1"/>
          <table:table-cell office:value-type="float" office:value="0.25210787239278565" table:formula="of:=[.F396]-([.$J$3]*[.C396]/1000)" table:style-name="ce1">
            <text:p>0,252107872</text:p>
          </table:table-cell>
          <table:table-cell table:number-columns-repeated="16375"/>
        </table:table-row>
        <table:table-row table:style-name="ro1">
          <table:table-cell office:value-type="time" office:time-value="PT19H36M36S" table:style-name="ce7">
            <text:p>19:36:36</text:p>
          </table:table-cell>
          <table:table-cell office:value-type="time" office:time-value="PT19H36M37S" table:style-name="ce7">
            <text:p>19:36:3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0.19000000000005" table:style-name="ce1">
            <text:p>520,19</text:p>
          </table:table-cell>
          <table:table-cell office:value-type="float" office:value="2.8534346202999998" table:formula="of:=[.C397]/1000 * [.D397]*[.E397]/1000" table:style-name="ce3">
            <text:p>2,85343462</text:p>
          </table:table-cell>
          <table:table-cell table:number-columns-repeated="2" table:style-name="ce1"/>
          <table:table-cell office:value-type="float" office:value="0.15648350216501949" table:formula="of:=[.F397]-([.$J$3]*[.C397]/1000)" table:style-name="ce1">
            <text:p>0,156483502</text:p>
          </table:table-cell>
          <table:table-cell table:number-columns-repeated="16375"/>
        </table:table-row>
        <table:table-row table:style-name="ro1">
          <table:table-cell office:value-type="time" office:time-value="PT19H36M37S" table:style-name="ce7">
            <text:p>19:36:37</text:p>
          </table:table-cell>
          <table:table-cell office:value-type="time" office:time-value="PT19H36M38S" table:style-name="ce7">
            <text:p>19:36:3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4.99" table:style-name="ce1">
            <text:p>524,99</text:p>
          </table:table-cell>
          <table:table-cell office:value-type="float" office:value="2.8741942524000001" table:formula="of:=[.C398]/1000 * [.D398]*[.E398]/1000" table:style-name="ce3">
            <text:p>2,874194252</text:p>
          </table:table-cell>
          <table:table-cell table:number-columns-repeated="2" table:style-name="ce1"/>
          <table:table-cell office:value-type="float" office:value="0.17724313426501981" table:formula="of:=[.F398]-([.$J$3]*[.C398]/1000)" table:style-name="ce1">
            <text:p>0,177243134</text:p>
          </table:table-cell>
          <table:table-cell table:number-columns-repeated="16375"/>
        </table:table-row>
        <table:table-row table:style-name="ro1">
          <table:table-cell office:value-type="time" office:time-value="PT19H36M38S" table:style-name="ce7">
            <text:p>19:36:38</text:p>
          </table:table-cell>
          <table:table-cell office:value-type="time" office:time-value="PT19H36M39S" table:style-name="ce7">
            <text:p>19:36:3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19.30999999999995" table:style-name="ce1">
            <text:p>519,31</text:p>
          </table:table-cell>
          <table:table-cell office:value-type="float" office:value="2.8430976155999996" table:formula="of:=[.C399]/1000 * [.D399]*[.E399]/1000" table:style-name="ce3">
            <text:p>2,843097616</text:p>
          </table:table-cell>
          <table:table-cell table:number-columns-repeated="2" table:style-name="ce1"/>
          <table:table-cell office:value-type="float" office:value="0.14614649746501929" table:formula="of:=[.F399]-([.$J$3]*[.C399]/1000)" table:style-name="ce1">
            <text:p>0,146146497</text:p>
          </table:table-cell>
          <table:table-cell table:number-columns-repeated="16375"/>
        </table:table-row>
        <table:table-row table:style-name="ro1">
          <table:table-cell office:value-type="time" office:time-value="PT19H36M39S" table:style-name="ce7">
            <text:p>19:36:39</text:p>
          </table:table-cell>
          <table:table-cell office:value-type="time" office:time-value="PT19H36M40S" table:style-name="ce7">
            <text:p>19:36:40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5.48" table:style-name="ce1">
            <text:p>525,48</text:p>
          </table:table-cell>
          <table:table-cell office:value-type="float" office:value="2.8850113151999999" table:formula="of:=[.C400]/1000 * [.D400]*[.E400]/1000" table:style-name="ce3">
            <text:p>2,885011315</text:p>
          </table:table-cell>
          <table:table-cell table:number-columns-repeated="2" table:style-name="ce1"/>
          <table:table-cell office:value-type="float" office:value="0.18043451058584425" table:formula="of:=[.F400]-([.$J$3]*[.C400]/1000)" table:style-name="ce1">
            <text:p>0,180434511</text:p>
          </table:table-cell>
          <table:table-cell table:number-columns-repeated="16375"/>
        </table:table-row>
        <table:table-row table:style-name="ro1">
          <table:table-cell office:value-type="time" office:time-value="PT19H36M40S" table:style-name="ce7">
            <text:p>19:36:40</text:p>
          </table:table-cell>
          <table:table-cell office:value-type="time" office:time-value="PT19H36M41S" table:style-name="ce7">
            <text:p>19:36:41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5.19000000000005" table:style-name="ce1">
            <text:p>525,19</text:p>
          </table:table-cell>
          <table:table-cell office:value-type="float" office:value="2.8752892044" table:formula="of:=[.C401]/1000 * [.D401]*[.E401]/1000" table:style-name="ce3">
            <text:p>2,875289204</text:p>
          </table:table-cell>
          <table:table-cell table:number-columns-repeated="2" table:style-name="ce1"/>
          <table:table-cell office:value-type="float" office:value="0.17833808626501968" table:formula="of:=[.F401]-([.$J$3]*[.C401]/1000)" table:style-name="ce1">
            <text:p>0,178338086</text:p>
          </table:table-cell>
          <table:table-cell table:number-columns-repeated="16375"/>
        </table:table-row>
        <table:table-row table:style-name="ro1">
          <table:table-cell office:value-type="time" office:time-value="PT19H36M41S" table:style-name="ce7">
            <text:p>19:36:41</text:p>
          </table:table-cell>
          <table:table-cell office:value-type="time" office:time-value="PT19H36M43S" table:style-name="ce7">
            <text:p>19:36:4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84.46" table:style-name="ce1">
            <text:p>584,46</text:p>
          </table:table-cell>
          <table:table-cell office:value-type="float" office:value="3.2269205520000006" table:formula="of:=[.C402]/1000 * [.D402]*[.E402]/1000" table:style-name="ce3">
            <text:p>3,226920552</text:p>
          </table:table-cell>
          <table:table-cell table:number-columns-repeated="2" table:style-name="ce1"/>
          <table:table-cell office:value-type="float" office:value="0.50709237442749444" table:formula="of:=[.F402]-([.$J$3]*[.C402]/1000)" table:style-name="ce1">
            <text:p>0,507092374</text:p>
          </table:table-cell>
          <table:table-cell table:number-columns-repeated="16375"/>
        </table:table-row>
        <table:table-row table:style-name="ro1">
          <table:table-cell office:value-type="time" office:time-value="PT19H36M43S" table:style-name="ce7">
            <text:p>19:36:43</text:p>
          </table:table-cell>
          <table:table-cell office:value-type="time" office:time-value="PT19H36M44S" table:style-name="ce7">
            <text:p>19:36:4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6.91999999999996" table:style-name="ce1">
            <text:p>546,92</text:p>
          </table:table-cell>
          <table:table-cell office:value-type="float" office:value="3.0000585603999994" table:formula="of:=[.C403]/1000 * [.D403]*[.E403]/1000" table:style-name="ce3">
            <text:p>3,00005856</text:p>
          </table:table-cell>
          <table:table-cell table:number-columns-repeated="2" table:style-name="ce1"/>
          <table:table-cell office:value-type="float" office:value="0.30310744226501907" table:formula="of:=[.F403]-([.$J$3]*[.C403]/1000)" table:style-name="ce1">
            <text:p>0,303107442</text:p>
          </table:table-cell>
          <table:table-cell table:number-columns-repeated="16375"/>
        </table:table-row>
        <table:table-row table:style-name="ro1">
          <table:table-cell office:value-type="time" office:time-value="PT19H36M44S" table:style-name="ce7">
            <text:p>19:36:44</text:p>
          </table:table-cell>
          <table:table-cell office:value-type="time" office:time-value="PT19H36M45S" table:style-name="ce7">
            <text:p>19:36:4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49" table:style-name="ce1">
            <text:p>516,49</text:p>
          </table:table-cell>
          <table:table-cell office:value-type="float" office:value="2.8304684980000001" table:formula="of:=[.C404]/1000 * [.D404]*[.E404]/1000" table:style-name="ce3">
            <text:p>2,830468498</text:p>
          </table:table-cell>
          <table:table-cell table:number-columns-repeated="2" table:style-name="ce1"/>
          <table:table-cell office:value-type="float" office:value="0.13605927535807805" table:formula="of:=[.F404]-([.$J$3]*[.C404]/1000)" table:style-name="ce1">
            <text:p>0,136059275</text:p>
          </table:table-cell>
          <table:table-cell table:number-columns-repeated="16375"/>
        </table:table-row>
        <table:table-row table:style-name="ro1">
          <table:table-cell office:value-type="time" office:time-value="PT19H36M45S" table:style-name="ce7">
            <text:p>19:36:45</text:p>
          </table:table-cell>
          <table:table-cell office:value-type="time" office:time-value="PT19H36M46S" table:style-name="ce7">
            <text:p>19:36:4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7.82000000000005" table:style-name="ce1">
            <text:p>547,82</text:p>
          </table:table-cell>
          <table:table-cell office:value-type="float" office:value="3.0248209992000001" table:formula="of:=[.C405]/1000 * [.D405]*[.E405]/1000" table:style-name="ce3">
            <text:p>3,024820999</text:p>
          </table:table-cell>
          <table:table-cell table:number-columns-repeated="2" table:style-name="ce1"/>
          <table:table-cell office:value-type="float" office:value="0.31007661261361097" table:formula="of:=[.F405]-([.$J$3]*[.C405]/1000)" table:style-name="ce1">
            <text:p>0,310076613</text:p>
          </table:table-cell>
          <table:table-cell table:number-columns-repeated="16375"/>
        </table:table-row>
        <table:table-row table:style-name="ro1">
          <table:table-cell office:value-type="time" office:time-value="PT19H36M46S" table:style-name="ce7">
            <text:p>19:36:46</text:p>
          </table:table-cell>
          <table:table-cell office:value-type="time" office:time-value="PT19H36M47S" table:style-name="ce7">
            <text:p>19:36:4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6.65" table:style-name="ce1">
            <text:p>516,65</text:p>
          </table:table-cell>
          <table:table-cell office:value-type="float" office:value="2.8338665819999997" table:formula="of:=[.C406]/1000 * [.D406]*[.E406]/1000" table:style-name="ce3">
            <text:p>2,833866582</text:p>
          </table:table-cell>
          <table:table-cell table:number-columns-repeated="2" table:style-name="ce1"/>
          <table:table-cell office:value-type="float" office:value="0.13183167287890241" table:formula="of:=[.F406]-([.$J$3]*[.C406]/1000)" table:style-name="ce1">
            <text:p>0,131831673</text:p>
          </table:table-cell>
          <table:table-cell table:number-columns-repeated="16375"/>
        </table:table-row>
        <table:table-row table:style-name="ro1">
          <table:table-cell office:value-type="time" office:time-value="PT19H36M47S" table:style-name="ce7">
            <text:p>19:36:47</text:p>
          </table:table-cell>
          <table:table-cell office:value-type="time" office:time-value="PT19H36M48S" table:style-name="ce7">
            <text:p>19:36:4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6.39" table:style-name="ce1">
            <text:p>556,39</text:p>
          </table:table-cell>
          <table:table-cell office:value-type="float" office:value="3.0606346231999999" table:formula="of:=[.C407]/1000 * [.D407]*[.E407]/1000" table:style-name="ce3">
            <text:p>3,060634623</text:p>
          </table:table-cell>
          <table:table-cell table:number-columns-repeated="2" table:style-name="ce1"/>
          <table:table-cell office:value-type="float" office:value="0.35605781858584429" table:formula="of:=[.F407]-([.$J$3]*[.C407]/1000)" table:style-name="ce1">
            <text:p>0,356057819</text:p>
          </table:table-cell>
          <table:table-cell table:number-columns-repeated="16375"/>
        </table:table-row>
        <table:table-row table:style-name="ro1">
          <table:table-cell office:value-type="time" office:time-value="PT19H36M48S" table:style-name="ce7">
            <text:p>19:36:48</text:p>
          </table:table-cell>
          <table:table-cell office:value-type="time" office:time-value="PT19H36M49S" table:style-name="ce7">
            <text:p>19:36:49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3.14" table:style-name="ce1">
            <text:p>543,14</text:p>
          </table:table-cell>
          <table:table-cell office:value-type="float" office:value="2.9791663512" table:formula="of:=[.C408]/1000 * [.D408]*[.E408]/1000" table:style-name="ce3">
            <text:p>2,979166351</text:p>
          </table:table-cell>
          <table:table-cell table:number-columns-repeated="2" table:style-name="ce1"/>
          <table:table-cell office:value-type="float" office:value="0.27713144207890261" table:formula="of:=[.F408]-([.$J$3]*[.C408]/1000)" table:style-name="ce1">
            <text:p>0,277131442</text:p>
          </table:table-cell>
          <table:table-cell table:number-columns-repeated="16375"/>
        </table:table-row>
        <table:table-row table:style-name="ro1">
          <table:table-cell office:value-type="time" office:time-value="PT19H36M49S" table:style-name="ce7">
            <text:p>19:36:49</text:p>
          </table:table-cell>
          <table:table-cell office:value-type="time" office:time-value="PT19H36M50S" table:style-name="ce7">
            <text:p>19:36:50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0.79" table:style-name="ce1">
            <text:p>540,79</text:p>
          </table:table-cell>
          <table:table-cell office:value-type="float" office:value="2.9579049840000002" table:formula="of:=[.C409]/1000 * [.D409]*[.E409]/1000" table:style-name="ce3">
            <text:p>2,957904984</text:p>
          </table:table-cell>
          <table:table-cell table:number-columns-repeated="2" table:style-name="ce1"/>
          <table:table-cell office:value-type="float" office:value="0.26349576135807817" table:formula="of:=[.F409]-([.$J$3]*[.C409]/1000)" table:style-name="ce1">
            <text:p>0,263495761</text:p>
          </table:table-cell>
          <table:table-cell table:number-columns-repeated="16375"/>
        </table:table-row>
        <table:table-row table:style-name="ro1">
          <table:table-cell office:value-type="time" office:time-value="PT19H36M50S" table:style-name="ce7">
            <text:p>19:36:50</text:p>
          </table:table-cell>
          <table:table-cell office:value-type="time" office:time-value="PT19H36M51S" table:style-name="ce7">
            <text:p>19:36:5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8.74" table:style-name="ce1">
            <text:p>528,74</text:p>
          </table:table-cell>
          <table:table-cell office:value-type="float" office:value="2.8976009480000005" table:formula="of:=[.C410]/1000 * [.D410]*[.E410]/1000" table:style-name="ce3">
            <text:p>2,897600948</text:p>
          </table:table-cell>
          <table:table-cell table:number-columns-repeated="2" table:style-name="ce1"/>
          <table:table-cell office:value-type="float" office:value="0.20319172535807839" table:formula="of:=[.F410]-([.$J$3]*[.C410]/1000)" table:style-name="ce1">
            <text:p>0,203191725</text:p>
          </table:table-cell>
          <table:table-cell table:number-columns-repeated="16375"/>
        </table:table-row>
        <table:table-row table:style-name="ro1">
          <table:table-cell office:value-type="time" office:time-value="PT19H36M51S" table:style-name="ce7">
            <text:p>19:36:51</text:p>
          </table:table-cell>
          <table:table-cell office:value-type="time" office:time-value="PT19H36M52S" table:style-name="ce7">
            <text:p>19:36:5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5.9" table:style-name="ce1">
            <text:p>545,9</text:p>
          </table:table-cell>
          <table:table-cell office:value-type="float" office:value="3.011206236" table:formula="of:=[.C411]/1000 * [.D411]*[.E411]/1000" table:style-name="ce3">
            <text:p>3,011206236</text:p>
          </table:table-cell>
          <table:table-cell table:number-columns-repeated="2" table:style-name="ce1"/>
          <table:table-cell office:value-type="float" office:value="0.29391995392055259" table:formula="of:=[.F411]-([.$J$3]*[.C411]/1000)" table:style-name="ce1">
            <text:p>0,293919954</text:p>
          </table:table-cell>
          <table:table-cell table:number-columns-repeated="16375"/>
        </table:table-row>
        <table:table-row table:style-name="ro1">
          <table:table-cell office:value-type="time" office:time-value="PT19H36M52S" table:style-name="ce7">
            <text:p>19:36:52</text:p>
          </table:table-cell>
          <table:table-cell office:value-type="time" office:time-value="PT19H36M53S" table:style-name="ce7">
            <text:p>19:36:5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5.49" table:style-name="ce1">
            <text:p>535,49</text:p>
          </table:table-cell>
          <table:table-cell office:value-type="float" office:value="2.9373607812999998" table:formula="of:=[.C412]/1000 * [.D412]*[.E412]/1000" table:style-name="ce3">
            <text:p>2,937360781</text:p>
          </table:table-cell>
          <table:table-cell table:number-columns-repeated="2" table:style-name="ce1"/>
          <table:table-cell office:value-type="float" office:value="0.24040966316501944" table:formula="of:=[.F412]-([.$J$3]*[.C412]/1000)" table:style-name="ce1">
            <text:p>0,240409663</text:p>
          </table:table-cell>
          <table:table-cell table:number-columns-repeated="16375"/>
        </table:table-row>
        <table:table-row table:style-name="ro1">
          <table:table-cell office:value-type="time" office:time-value="PT19H36M53S" table:style-name="ce7">
            <text:p>19:36:53</text:p>
          </table:table-cell>
          <table:table-cell office:value-type="time" office:time-value="PT19H36M55S" table:style-name="ce7">
            <text:p>19:36:5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1.62" table:style-name="ce1">
            <text:p>571,62</text:p>
          </table:table-cell>
          <table:table-cell office:value-type="float" office:value="3.1383309887999999" table:formula="of:=[.C413]/1000 * [.D413]*[.E413]/1000" table:style-name="ce3">
            <text:p>3,138330989</text:p>
          </table:table-cell>
          <table:table-cell table:number-columns-repeated="2" table:style-name="ce1"/>
          <table:table-cell office:value-type="float" office:value="0.43375418418584433" table:formula="of:=[.F413]-([.$J$3]*[.C413]/1000)" table:style-name="ce1">
            <text:p>0,433754184</text:p>
          </table:table-cell>
          <table:table-cell table:number-columns-repeated="16375"/>
        </table:table-row>
        <table:table-row table:style-name="ro1">
          <table:table-cell office:value-type="time" office:time-value="PT19H36M55S" table:style-name="ce7">
            <text:p>19:36:55</text:p>
          </table:table-cell>
          <table:table-cell office:value-type="time" office:time-value="PT19H36M56S" table:style-name="ce7">
            <text:p>19:36:56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0.66999999999996" table:style-name="ce1">
            <text:p>540,67</text:p>
          </table:table-cell>
          <table:table-cell office:value-type="float" office:value="2.9881371090999997" table:formula="of:=[.C414]/1000 * [.D414]*[.E414]/1000" table:style-name="ce3">
            <text:p>2,988137109</text:p>
          </table:table-cell>
          <table:table-cell table:number-columns-repeated="2" table:style-name="ce1"/>
          <table:table-cell office:value-type="float" office:value="0.2708508270205523" table:formula="of:=[.F414]-([.$J$3]*[.C414]/1000)" table:style-name="ce1">
            <text:p>0,270850827</text:p>
          </table:table-cell>
          <table:table-cell table:number-columns-repeated="16375"/>
        </table:table-row>
        <table:table-row table:style-name="ro1">
          <table:table-cell office:value-type="time" office:time-value="PT19H36M56S" table:style-name="ce7">
            <text:p>19:36:56</text:p>
          </table:table-cell>
          <table:table-cell office:value-type="time" office:time-value="PT19H36M57S" table:style-name="ce7">
            <text:p>19:36:5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6.52" table:style-name="ce1">
            <text:p>526,52</text:p>
          </table:table-cell>
          <table:table-cell office:value-type="float" office:value="2.8827127955999994" table:formula="of:=[.C415]/1000 * [.D415]*[.E415]/1000" table:style-name="ce3">
            <text:p>2,882712796</text:p>
          </table:table-cell>
          <table:table-cell table:number-columns-repeated="2" table:style-name="ce1"/>
          <table:table-cell office:value-type="float" office:value="0.19084546845113559" table:formula="of:=[.F415]-([.$J$3]*[.C415]/1000)" table:style-name="ce1">
            <text:p>0,190845468</text:p>
          </table:table-cell>
          <table:table-cell table:number-columns-repeated="16375"/>
        </table:table-row>
        <table:table-row table:style-name="ro1">
          <table:table-cell office:value-type="time" office:time-value="PT19H36M57S" table:style-name="ce7">
            <text:p>19:36:57</text:p>
          </table:table-cell>
          <table:table-cell office:value-type="time" office:time-value="PT19H36M58S" table:style-name="ce7">
            <text:p>19:36:5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0.22" table:style-name="ce1">
            <text:p>550,22</text:p>
          </table:table-cell>
          <table:table-cell office:value-type="float" office:value="3.0210049188000001" table:formula="of:=[.C416]/1000 * [.D416]*[.E416]/1000" table:style-name="ce3">
            <text:p>3,021004919</text:p>
          </table:table-cell>
          <table:table-cell table:number-columns-repeated="2" table:style-name="ce1"/>
          <table:table-cell office:value-type="float" office:value="0.32151190517196104" table:formula="of:=[.F416]-([.$J$3]*[.C416]/1000)" table:style-name="ce1">
            <text:p>0,321511905</text:p>
          </table:table-cell>
          <table:table-cell table:number-columns-repeated="16375"/>
        </table:table-row>
        <table:table-row table:style-name="ro1">
          <table:table-cell office:value-type="time" office:time-value="PT19H36M58S" table:style-name="ce7">
            <text:p>19:36:58</text:p>
          </table:table-cell>
          <table:table-cell office:value-type="time" office:time-value="PT19H36M59S" table:style-name="ce7">
            <text:p>19:36:5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61.36" table:style-name="ce1">
            <text:p>561,36</text:p>
          </table:table-cell>
          <table:table-cell office:value-type="float" office:value="3.0821695344000002" table:formula="of:=[.C417]/1000 * [.D417]*[.E417]/1000" table:style-name="ce3">
            <text:p>3,082169534</text:p>
          </table:table-cell>
          <table:table-cell table:number-columns-repeated="2" table:style-name="ce1"/>
          <table:table-cell office:value-type="float" office:value="0.38267652077196113" table:formula="of:=[.F417]-([.$J$3]*[.C417]/1000)" table:style-name="ce1">
            <text:p>0,382676521</text:p>
          </table:table-cell>
          <table:table-cell table:number-columns-repeated="16375"/>
        </table:table-row>
        <table:table-row table:style-name="ro1">
          <table:table-cell office:value-type="time" office:time-value="PT19H36M59S" table:style-name="ce7">
            <text:p>19:36:59</text:p>
          </table:table-cell>
          <table:table-cell office:value-type="time" office:time-value="PT19H37M0S" table:style-name="ce7">
            <text:p>19:37:0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9.53" table:style-name="ce1">
            <text:p>529,53</text:p>
          </table:table-cell>
          <table:table-cell office:value-type="float" office:value="2.9074056462" table:formula="of:=[.C418]/1000 * [.D418]*[.E418]/1000" table:style-name="ce3">
            <text:p>2,907405646</text:p>
          </table:table-cell>
          <table:table-cell table:number-columns-repeated="2" table:style-name="ce1"/>
          <table:table-cell office:value-type="float" office:value="0.20791263257196091" table:formula="of:=[.F418]-([.$J$3]*[.C418]/1000)" table:style-name="ce1">
            <text:p>0,207912633</text:p>
          </table:table-cell>
          <table:table-cell table:number-columns-repeated="16375"/>
        </table:table-row>
        <table:table-row table:style-name="ro1">
          <table:table-cell office:value-type="time" office:time-value="PT19H37M0S" table:style-name="ce7">
            <text:p>19:37:00</text:p>
          </table:table-cell>
          <table:table-cell office:value-type="time" office:time-value="PT19H37M1S" table:style-name="ce7">
            <text:p>19:37:0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3.44000000000005" table:style-name="ce1">
            <text:p>543,44</text:p>
          </table:table-cell>
          <table:table-cell office:value-type="float" office:value="2.9809694728" table:formula="of:=[.C419]/1000 * [.D419]*[.E419]/1000" table:style-name="ce3">
            <text:p>2,980969473</text:p>
          </table:table-cell>
          <table:table-cell table:number-columns-repeated="2" table:style-name="ce1"/>
          <table:table-cell office:value-type="float" office:value="0.28401835466501968" table:formula="of:=[.F419]-([.$J$3]*[.C419]/1000)" table:style-name="ce1">
            <text:p>0,284018355</text:p>
          </table:table-cell>
          <table:table-cell table:number-columns-repeated="16375"/>
        </table:table-row>
        <table:table-row table:style-name="ro1">
          <table:table-cell office:value-type="time" office:time-value="PT19H37M1S" table:style-name="ce7">
            <text:p>19:37:01</text:p>
          </table:table-cell>
          <table:table-cell office:value-type="time" office:time-value="PT19H37M2S" table:style-name="ce7">
            <text:p>19:37:02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6.75" table:style-name="ce1">
            <text:p>576,75</text:p>
          </table:table-cell>
          <table:table-cell office:value-type="float" office:value="3.16649592" table:formula="of:=[.C420]/1000 * [.D420]*[.E420]/1000" table:style-name="ce3">
            <text:p>3,16649592</text:p>
          </table:table-cell>
          <table:table-cell table:number-columns-repeated="2" table:style-name="ce1"/>
          <table:table-cell office:value-type="float" office:value="0.4619191153858444" table:formula="of:=[.F420]-([.$J$3]*[.C420]/1000)" table:style-name="ce1">
            <text:p>0,461919115</text:p>
          </table:table-cell>
          <table:table-cell table:number-columns-repeated="16375"/>
        </table:table-row>
        <table:table-row table:style-name="ro1">
          <table:table-cell office:value-type="time" office:time-value="PT19H37M2S" table:style-name="ce7">
            <text:p>19:37:02</text:p>
          </table:table-cell>
          <table:table-cell office:value-type="time" office:time-value="PT19H37M3S" table:style-name="ce7">
            <text:p>19:37:03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8.21" table:style-name="ce1">
            <text:p>528,21</text:p>
          </table:table-cell>
          <table:table-cell office:value-type="float" office:value="2.9220048990000005" table:formula="of:=[.C421]/1000 * [.D421]*[.E421]/1000" table:style-name="ce3">
            <text:p>2,922004899</text:p>
          </table:table-cell>
          <table:table-cell table:number-columns-repeated="2" table:style-name="ce1"/>
          <table:table-cell office:value-type="float" office:value="0.20217672142749432" table:formula="of:=[.F421]-([.$J$3]*[.C421]/1000)" table:style-name="ce1">
            <text:p>0,202176721</text:p>
          </table:table-cell>
          <table:table-cell table:number-columns-repeated="16375"/>
        </table:table-row>
        <table:table-row table:style-name="ro1">
          <table:table-cell office:value-type="time" office:time-value="PT19H37M3S" table:style-name="ce7">
            <text:p>19:37:03</text:p>
          </table:table-cell>
          <table:table-cell office:value-type="time" office:time-value="PT19H37M4S" table:style-name="ce7">
            <text:p>19:37:0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0.57000000000005" table:style-name="ce1">
            <text:p>530,57</text:p>
          </table:table-cell>
          <table:table-cell office:value-type="float" office:value="2.915694378" table:formula="of:=[.C422]/1000 * [.D422]*[.E422]/1000" table:style-name="ce3">
            <text:p>2,915694378</text:p>
          </table:table-cell>
          <table:table-cell table:number-columns-repeated="2" table:style-name="ce1"/>
          <table:table-cell office:value-type="float" office:value="0.20857567789278608" table:formula="of:=[.F422]-([.$J$3]*[.C422]/1000)" table:style-name="ce1">
            <text:p>0,208575678</text:p>
          </table:table-cell>
          <table:table-cell table:number-columns-repeated="16375"/>
        </table:table-row>
        <table:table-row table:style-name="ro1">
          <table:table-cell office:value-type="time" office:time-value="PT19H37M4S" table:style-name="ce7">
            <text:p>19:37:04</text:p>
          </table:table-cell>
          <table:table-cell office:value-type="time" office:time-value="PT19H37M5S" table:style-name="ce7">
            <text:p>19:37:0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16999999999996" table:style-name="ce1">
            <text:p>542,17</text:p>
          </table:table-cell>
          <table:table-cell office:value-type="float" office:value="2.9768060717999996" table:formula="of:=[.C423]/1000 * [.D423]*[.E423]/1000" table:style-name="ce3">
            <text:p>2,976806072</text:p>
          </table:table-cell>
          <table:table-cell table:number-columns-repeated="2" table:style-name="ce1"/>
          <table:table-cell office:value-type="float" office:value="0.2773130581719605" table:formula="of:=[.F423]-([.$J$3]*[.C423]/1000)" table:style-name="ce1">
            <text:p>0,277313058</text:p>
          </table:table-cell>
          <table:table-cell table:number-columns-repeated="16375"/>
        </table:table-row>
        <table:table-row table:style-name="ro1">
          <table:table-cell office:value-type="time" office:time-value="PT19H37M5S" table:style-name="ce7">
            <text:p>19:37:05</text:p>
          </table:table-cell>
          <table:table-cell office:value-type="time" office:time-value="PT19H37M7S" table:style-name="ce7">
            <text:p>19:37:07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92.4" table:style-name="ce1">
            <text:p>592,4</text:p>
          </table:table-cell>
          <table:table-cell office:value-type="float" office:value="3.2829860160000002" table:formula="of:=[.C424]/1000 * [.D424]*[.E424]/1000" table:style-name="ce3">
            <text:p>3,282986016</text:p>
          </table:table-cell>
          <table:table-cell table:number-columns-repeated="2" table:style-name="ce1"/>
          <table:table-cell office:value-type="float" office:value="0.55299025645526045" table:formula="of:=[.F424]-([.$J$3]*[.C424]/1000)" table:style-name="ce1">
            <text:p>0,552990256</text:p>
          </table:table-cell>
          <table:table-cell table:number-columns-repeated="16375"/>
        </table:table-row>
        <table:table-row table:style-name="ro1">
          <table:table-cell office:value-type="time" office:time-value="PT19H37M7S" table:style-name="ce7">
            <text:p>19:37:07</text:p>
          </table:table-cell>
          <table:table-cell office:value-type="time" office:time-value="PT19H37M8S" table:style-name="ce7">
            <text:p>19:37:0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5.84" table:style-name="ce1">
            <text:p>525,84</text:p>
          </table:table-cell>
          <table:table-cell office:value-type="float" office:value="2.8844269607999999" table:formula="of:=[.C425]/1000 * [.D425]*[.E425]/1000" table:style-name="ce3">
            <text:p>2,884426961</text:p>
          </table:table-cell>
          <table:table-cell table:number-columns-repeated="2" table:style-name="ce1"/>
          <table:table-cell office:value-type="float" office:value="0.1874758426650196" table:formula="of:=[.F425]-([.$J$3]*[.C425]/1000)" table:style-name="ce1">
            <text:p>0,187475843</text:p>
          </table:table-cell>
          <table:table-cell table:number-columns-repeated="16375"/>
        </table:table-row>
        <table:table-row table:style-name="ro1">
          <table:table-cell office:value-type="time" office:time-value="PT19H37M8S" table:style-name="ce7">
            <text:p>19:37:08</text:p>
          </table:table-cell>
          <table:table-cell office:value-type="time" office:time-value="PT19H37M9S" table:style-name="ce7">
            <text:p>19:37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08000000000004" table:style-name="ce1">
            <text:p>530,08</text:p>
          </table:table-cell>
          <table:table-cell office:value-type="float" office:value="2.9049444160000002" table:formula="of:=[.C426]/1000 * [.D426]*[.E426]/1000" table:style-name="ce3">
            <text:p>2,904944416</text:p>
          </table:table-cell>
          <table:table-cell table:number-columns-repeated="2" table:style-name="ce1"/>
          <table:table-cell office:value-type="float" office:value="0.21053519335807813" table:formula="of:=[.F426]-([.$J$3]*[.C426]/1000)" table:style-name="ce1">
            <text:p>0,210535193</text:p>
          </table:table-cell>
          <table:table-cell table:number-columns-repeated="16375"/>
        </table:table-row>
        <table:table-row table:style-name="ro1">
          <table:table-cell office:value-type="time" office:time-value="PT19H37M9S" table:style-name="ce7">
            <text:p>19:37:09</text:p>
          </table:table-cell>
          <table:table-cell office:value-type="time" office:time-value="PT19H37M10S" table:style-name="ce7">
            <text:p>19:37:1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6.58000000000004" table:style-name="ce1">
            <text:p>546,58</text:p>
          </table:table-cell>
          <table:table-cell office:value-type="float" office:value="3.023625902" table:formula="of:=[.C427]/1000 * [.D427]*[.E427]/1000" table:style-name="ce3">
            <text:p>3,023625902</text:p>
          </table:table-cell>
          <table:table-cell table:number-columns-repeated="2" table:style-name="ce1"/>
          <table:table-cell office:value-type="float" office:value="0.30379772442749386" table:formula="of:=[.F427]-([.$J$3]*[.C427]/1000)" table:style-name="ce1">
            <text:p>0,303797724</text:p>
          </table:table-cell>
          <table:table-cell table:number-columns-repeated="16375"/>
        </table:table-row>
        <table:table-row table:style-name="ro1">
          <table:table-cell office:value-type="time" office:time-value="PT19H37M10S" table:style-name="ce7">
            <text:p>19:37:10</text:p>
          </table:table-cell>
          <table:table-cell office:value-type="time" office:time-value="PT19H37M11S" table:style-name="ce7">
            <text:p>19:37:1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0.04999999999995" table:style-name="ce1">
            <text:p>550,05</text:p>
          </table:table-cell>
          <table:table-cell office:value-type="float" office:value="3.0199065119999995" table:formula="of:=[.C428]/1000 * [.D428]*[.E428]/1000" table:style-name="ce3">
            <text:p>3,019906512</text:p>
          </table:table-cell>
          <table:table-cell table:number-columns-repeated="2" table:style-name="ce1"/>
          <table:table-cell office:value-type="float" office:value="0.31532970738584387" table:formula="of:=[.F428]-([.$J$3]*[.C428]/1000)" table:style-name="ce1">
            <text:p>0,315329707</text:p>
          </table:table-cell>
          <table:table-cell table:number-columns-repeated="16375"/>
        </table:table-row>
        <table:table-row table:style-name="ro1">
          <table:table-cell office:value-type="time" office:time-value="PT19H37M11S" table:style-name="ce7">
            <text:p>19:37:11</text:p>
          </table:table-cell>
          <table:table-cell office:value-type="time" office:time-value="PT19H37M12S" table:style-name="ce7">
            <text:p>19:37:12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7.79999999999995" table:style-name="ce1">
            <text:p>537,8</text:p>
          </table:table-cell>
          <table:table-cell office:value-type="float" office:value="2.9498760239999995" table:formula="of:=[.C429]/1000 * [.D429]*[.E429]/1000" table:style-name="ce3">
            <text:p>2,949876024</text:p>
          </table:table-cell>
          <table:table-cell table:number-columns-repeated="2" table:style-name="ce1"/>
          <table:table-cell office:value-type="float" office:value="0.24784111487890215" table:formula="of:=[.F429]-([.$J$3]*[.C429]/1000)" table:style-name="ce1">
            <text:p>0,247841115</text:p>
          </table:table-cell>
          <table:table-cell table:number-columns-repeated="16375"/>
        </table:table-row>
        <table:table-row table:style-name="ro1">
          <table:table-cell office:value-type="time" office:time-value="PT19H37M12S" table:style-name="ce7">
            <text:p>19:37:12</text:p>
          </table:table-cell>
          <table:table-cell office:value-type="time" office:time-value="PT19H37M13S" table:style-name="ce7">
            <text:p>19:37:1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0.87" table:style-name="ce1">
            <text:p>540,87</text:p>
          </table:table-cell>
          <table:table-cell office:value-type="float" office:value="2.9892424550999999" table:formula="of:=[.C430]/1000 * [.D430]*[.E430]/1000" table:style-name="ce3">
            <text:p>2,989242455</text:p>
          </table:table-cell>
          <table:table-cell table:number-columns-repeated="2" table:style-name="ce1"/>
          <table:table-cell office:value-type="float" office:value="0.27195617302055242" table:formula="of:=[.F430]-([.$J$3]*[.C430]/1000)" table:style-name="ce1">
            <text:p>0,271956173</text:p>
          </table:table-cell>
          <table:table-cell table:number-columns-repeated="16375"/>
        </table:table-row>
        <table:table-row table:style-name="ro1">
          <table:table-cell office:value-type="time" office:time-value="PT19H37M13S" table:style-name="ce7">
            <text:p>19:37:13</text:p>
          </table:table-cell>
          <table:table-cell office:value-type="time" office:time-value="PT19H37M14S" table:style-name="ce7">
            <text:p>19:37:1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2.6" table:style-name="ce1">
            <text:p>532,6</text:p>
          </table:table-cell>
          <table:table-cell office:value-type="float" office:value="2.921353608" table:formula="of:=[.C431]/1000 * [.D431]*[.E431]/1000" table:style-name="ce3">
            <text:p>2,921353608</text:p>
          </table:table-cell>
          <table:table-cell table:number-columns-repeated="2" table:style-name="ce1"/>
          <table:table-cell office:value-type="float" office:value="0.21931869887890265" table:formula="of:=[.F431]-([.$J$3]*[.C431]/1000)" table:style-name="ce1">
            <text:p>0,219318699</text:p>
          </table:table-cell>
          <table:table-cell table:number-columns-repeated="16375"/>
        </table:table-row>
        <table:table-row table:style-name="ro1">
          <table:table-cell office:value-type="time" office:time-value="PT19H37M14S" table:style-name="ce7">
            <text:p>19:37:14</text:p>
          </table:table-cell>
          <table:table-cell office:value-type="time" office:time-value="PT19H37M15S" table:style-name="ce7">
            <text:p>19:37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7.36" table:style-name="ce1">
            <text:p>527,36</text:p>
          </table:table-cell>
          <table:table-cell office:value-type="float" office:value="2.8927647232" table:formula="of:=[.C432]/1000 * [.D432]*[.E432]/1000" table:style-name="ce3">
            <text:p>2,892764723</text:p>
          </table:table-cell>
          <table:table-cell table:number-columns-repeated="2" table:style-name="ce1"/>
          <table:table-cell office:value-type="float" office:value="0.19581360506501966" table:formula="of:=[.F432]-([.$J$3]*[.C432]/1000)" table:style-name="ce1">
            <text:p>0,195813605</text:p>
          </table:table-cell>
          <table:table-cell table:number-columns-repeated="16375"/>
        </table:table-row>
        <table:table-row table:style-name="ro1">
          <table:table-cell office:value-type="time" office:time-value="PT19H37M15S" table:style-name="ce7">
            <text:p>19:37:15</text:p>
          </table:table-cell>
          <table:table-cell office:value-type="time" office:time-value="PT19H37M16S" table:style-name="ce7">
            <text:p>19:37:1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1.64" table:style-name="ce1">
            <text:p>561,64</text:p>
          </table:table-cell>
          <table:table-cell office:value-type="float" office:value="3.0777422688000002" table:formula="of:=[.C433]/1000 * [.D433]*[.E433]/1000" table:style-name="ce3">
            <text:p>3,077742269</text:p>
          </table:table-cell>
          <table:table-cell table:number-columns-repeated="2" table:style-name="ce1"/>
          <table:table-cell office:value-type="float" office:value="0.37824925517196117" table:formula="of:=[.F433]-([.$J$3]*[.C433]/1000)" table:style-name="ce1">
            <text:p>0,378249255</text:p>
          </table:table-cell>
          <table:table-cell table:number-columns-repeated="16375"/>
        </table:table-row>
        <table:table-row table:style-name="ro1">
          <table:table-cell office:value-type="time" office:time-value="PT19H37M16S" table:style-name="ce7">
            <text:p>19:37:16</text:p>
          </table:table-cell>
          <table:table-cell office:value-type="time" office:time-value="PT19H37M17S" table:style-name="ce7">
            <text:p>19:37:1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9.35" table:style-name="ce1">
            <text:p>539,35</text:p>
          </table:table-cell>
          <table:table-cell office:value-type="float" office:value="2.9613227490000003" table:formula="of:=[.C434]/1000 * [.D434]*[.E434]/1000" table:style-name="ce3">
            <text:p>2,961322749</text:p>
          </table:table-cell>
          <table:table-cell table:number-columns-repeated="2" table:style-name="ce1"/>
          <table:table-cell office:value-type="float" office:value="0.26182973537196119" table:formula="of:=[.F434]-([.$J$3]*[.C434]/1000)" table:style-name="ce1">
            <text:p>0,261829735</text:p>
          </table:table-cell>
          <table:table-cell table:number-columns-repeated="16375"/>
        </table:table-row>
        <table:table-row table:style-name="ro1">
          <table:table-cell office:value-type="time" office:time-value="PT19H37M18S" table:style-name="ce7">
            <text:p>19:37:18</text:p>
          </table:table-cell>
          <table:table-cell office:value-type="time" office:time-value="PT19H37M19S" table:style-name="ce7">
            <text:p>19:37:1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3.02" table:style-name="ce1">
            <text:p>543,02</text:p>
          </table:table-cell>
          <table:table-cell office:value-type="float" office:value="2.9729041751999996" table:formula="of:=[.C435]/1000 * [.D435]*[.E435]/1000" table:style-name="ce3">
            <text:p>2,972904175</text:p>
          </table:table-cell>
          <table:table-cell table:number-columns-repeated="2" table:style-name="ce1"/>
          <table:table-cell office:value-type="float" office:value="0.27595305706501927" table:formula="of:=[.F435]-([.$J$3]*[.C435]/1000)" table:style-name="ce1">
            <text:p>0,275953057</text:p>
          </table:table-cell>
          <table:table-cell table:number-columns-repeated="16375"/>
        </table:table-row>
        <table:table-row table:style-name="ro1">
          <table:table-cell office:value-type="time" office:time-value="PT19H37M19S" table:style-name="ce7">
            <text:p>19:37:19</text:p>
          </table:table-cell>
          <table:table-cell office:value-type="time" office:time-value="PT19H37M20S" table:style-name="ce7">
            <text:p>19:37:2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5.41" table:style-name="ce1">
            <text:p>525,41</text:p>
          </table:table-cell>
          <table:table-cell office:value-type="float" office:value="2.8847846214000001" table:formula="of:=[.C436]/1000 * [.D436]*[.E436]/1000" table:style-name="ce3">
            <text:p>2,884784621</text:p>
          </table:table-cell>
          <table:table-cell table:number-columns-repeated="2" table:style-name="ce1"/>
          <table:table-cell office:value-type="float" office:value="0.18529160777196108" table:formula="of:=[.F436]-([.$J$3]*[.C436]/1000)" table:style-name="ce1">
            <text:p>0,185291608</text:p>
          </table:table-cell>
          <table:table-cell table:number-columns-repeated="16375"/>
        </table:table-row>
        <table:table-row table:style-name="ro1">
          <table:table-cell office:value-type="time" office:time-value="PT19H37M20S" table:style-name="ce7">
            <text:p>19:37:20</text:p>
          </table:table-cell>
          <table:table-cell office:value-type="time" office:time-value="PT19H37M21S" table:style-name="ce7">
            <text:p>19:37:21</text:p>
          </table:table-cell>
          <table:table-cell office:value-type="float" office:value="1058" table:style-name="ce1">
            <text:p>1058</text:p>
          </table:table-cell>
          <table:table-cell office:value-type="float" office:value="5.16" table:style-name="ce1">
            <text:p>5,16</text:p>
          </table:table-cell>
          <table:table-cell office:value-type="float" office:value="556.49" table:style-name="ce1">
            <text:p>556,49</text:p>
          </table:table-cell>
          <table:table-cell office:value-type="float" office:value="3.0380347272000003" table:formula="of:=[.C437]/1000 * [.D437]*[.E437]/1000" table:style-name="ce3">
            <text:p>3,038034727</text:p>
          </table:table-cell>
          <table:table-cell table:number-columns-repeated="2" table:style-name="ce1"/>
          <table:table-cell office:value-type="float" office:value="0.34870929554419527" table:formula="of:=[.F437]-([.$J$3]*[.C437]/1000)" table:style-name="ce1">
            <text:p>0,348709296</text:p>
          </table:table-cell>
          <table:table-cell table:number-columns-repeated="16375"/>
        </table:table-row>
        <table:table-row table:style-name="ro1">
          <table:table-cell office:value-type="time" office:time-value="PT19H37M21S" table:style-name="ce7">
            <text:p>19:37:21</text:p>
          </table:table-cell>
          <table:table-cell office:value-type="time" office:time-value="PT19H37M22S" table:style-name="ce7">
            <text:p>19:37:22</text:p>
          </table:table-cell>
          <table:table-cell office:value-type="float" office:value="1048" table:style-name="ce1">
            <text:p>1048</text:p>
          </table:table-cell>
          <table:table-cell office:value-type="float" office:value="5.16" table:style-name="ce1">
            <text:p>5,16</text:p>
          </table:table-cell>
          <table:table-cell office:value-type="float" office:value="541.54" table:style-name="ce1">
            <text:p>541,54</text:p>
          </table:table-cell>
          <table:table-cell office:value-type="float" office:value="2.9284750271999997" table:formula="of:=[.C438]/1000 * [.D438]*[.E438]/1000" table:style-name="ce3">
            <text:p>2,928475027</text:p>
          </table:table-cell>
          <table:table-cell table:number-columns-repeated="2" table:style-name="ce1"/>
          <table:table-cell office:value-type="float" office:value="0.26456855047477879" table:formula="of:=[.F438]-([.$J$3]*[.C438]/1000)" table:style-name="ce1">
            <text:p>0,26456855</text:p>
          </table:table-cell>
          <table:table-cell table:number-columns-repeated="16375"/>
        </table:table-row>
        <table:table-row table:style-name="ro1">
          <table:table-cell office:value-type="time" office:time-value="PT19H37M22S" table:style-name="ce7">
            <text:p>19:37:22</text:p>
          </table:table-cell>
          <table:table-cell office:value-type="time" office:time-value="PT19H37M23S" table:style-name="ce7">
            <text:p>19:37:23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14.63" table:style-name="ce1">
            <text:p>514,63</text:p>
          </table:table-cell>
          <table:table-cell office:value-type="float" office:value="2.8307531928" table:formula="of:=[.C439]/1000 * [.D439]*[.E439]/1000" table:style-name="ce3">
            <text:p>2,830753193</text:p>
          </table:table-cell>
          <table:table-cell table:number-columns-repeated="2" table:style-name="ce1"/>
          <table:table-cell office:value-type="float" office:value="0.12109259719972743" table:formula="of:=[.F439]-([.$J$3]*[.C439]/1000)" table:style-name="ce1">
            <text:p>0,121092597</text:p>
          </table:table-cell>
          <table:table-cell table:number-columns-repeated="16375"/>
        </table:table-row>
        <table:table-row table:style-name="ro1">
          <table:table-cell office:value-type="time" office:time-value="PT19H37M23S" table:style-name="ce7">
            <text:p>19:37:23</text:p>
          </table:table-cell>
          <table:table-cell office:value-type="time" office:time-value="PT19H37M24S" table:style-name="ce7">
            <text:p>19:37:2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4.20000000000005" table:style-name="ce1">
            <text:p>544,2</text:p>
          </table:table-cell>
          <table:table-cell office:value-type="float" office:value="3.0048329520000001" table:formula="of:=[.C440]/1000 * [.D440]*[.E440]/1000" table:style-name="ce3">
            <text:p>3,004832952</text:p>
          </table:table-cell>
          <table:table-cell table:number-columns-repeated="2" table:style-name="ce1"/>
          <table:table-cell office:value-type="float" office:value="0.29008856541361094" table:formula="of:=[.F440]-([.$J$3]*[.C440]/1000)" table:style-name="ce1">
            <text:p>0,290088565</text:p>
          </table:table-cell>
          <table:table-cell table:number-columns-repeated="16375"/>
        </table:table-row>
        <table:table-row table:style-name="ro1">
          <table:table-cell office:value-type="time" office:time-value="PT19H37M24S" table:style-name="ce7">
            <text:p>19:37:24</text:p>
          </table:table-cell>
          <table:table-cell office:value-type="time" office:time-value="PT19H37M25S" table:style-name="ce7">
            <text:p>19:37:2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61.02" table:style-name="ce1">
            <text:p>561,02</text:p>
          </table:table-cell>
          <table:table-cell office:value-type="float" office:value="3.0803027508" table:formula="of:=[.C441]/1000 * [.D441]*[.E441]/1000" table:style-name="ce3">
            <text:p>3,080302751</text:p>
          </table:table-cell>
          <table:table-cell table:number-columns-repeated="2" table:style-name="ce1"/>
          <table:table-cell office:value-type="float" office:value="0.38080973717196098" table:formula="of:=[.F441]-([.$J$3]*[.C441]/1000)" table:style-name="ce1">
            <text:p>0,380809737</text:p>
          </table:table-cell>
          <table:table-cell table:number-columns-repeated="16375"/>
        </table:table-row>
        <table:table-row table:style-name="ro1">
          <table:table-cell office:value-type="time" office:time-value="PT19H37M25S" table:style-name="ce7">
            <text:p>19:37:25</text:p>
          </table:table-cell>
          <table:table-cell office:value-type="time" office:time-value="PT19H37M26S" table:style-name="ce7">
            <text:p>19:37:2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0.1" table:style-name="ce1">
            <text:p>550,1</text:p>
          </table:table-cell>
          <table:table-cell office:value-type="float" office:value="3.020346054" table:formula="of:=[.C442]/1000 * [.D442]*[.E442]/1000" table:style-name="ce3">
            <text:p>3,020346054</text:p>
          </table:table-cell>
          <table:table-cell table:number-columns-repeated="2" table:style-name="ce1"/>
          <table:table-cell office:value-type="float" office:value="0.32085304037196094" table:formula="of:=[.F442]-([.$J$3]*[.C442]/1000)" table:style-name="ce1">
            <text:p>0,32085304</text:p>
          </table:table-cell>
          <table:table-cell table:number-columns-repeated="16375"/>
        </table:table-row>
        <table:table-row table:style-name="ro1">
          <table:table-cell table:number-columns-repeated="2" table:style-name="ce7"/>
          <table:table-cell table:number-columns-repeated="2" table:style-name="ce1"/>
          <table:table-cell office:value-type="string" table:style-name="ce2">
            <text:p>Total energy</text:p>
          </table:table-cell>
          <table:table-cell office:value-type="float" office:value="563.54138158260037" table:formula="of:=SUM([.F253:.F442])" table:style-name="ce6">
            <text:p>563,5413816</text:p>
          </table:table-cell>
          <table:table-cell table:style-name="ce1"/>
          <table:table-cell office:value-type="string" table:style-name="ce2">
            <text:p>Total energy without SO</text:p>
          </table:table-cell>
          <table:table-cell office:value-type="float" office:value="49.96156479211907" table:formula="of:=SUM([.I253:.I442])" table:style-name="ce2">
            <text:p>49,96156479</text:p>
          </table:table-cell>
          <table:table-cell table:number-columns-repeated="16375"/>
        </table:table-row>
        <table:table-row table:number-rows-repeated="3" table:style-name="ro1">
          <table:table-cell table:number-columns-repeated="2" table:style-name="ce7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number-rows-repeated="10481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3T23:42:34Z</meta:creation-date>
    <dc:date>2024-04-30T11:38:53Z</dc:date>
    <meta:editing-cycles>6</meta:editing-cycles>
    <meta:editing-duration>PT2213S</meta:editing-duration>
  </office:meta>
</office:document-meta>
</file>